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54.11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36.54pt"/>
    </style:style>
    <style:style style:name="co6" style:family="table-column">
      <style:table-column-properties fo:break-before="auto" style:column-width="42.41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39.8pt"/>
    </style:style>
    <style:style style:name="co9" style:family="table-column">
      <style:table-column-properties fo:break-before="auto" style:column-width="47pt"/>
    </style:style>
    <style:style style:name="co10" style:family="table-column">
      <style:table-column-properties fo:break-before="auto" style:column-width="47.65pt"/>
    </style:style>
    <style:style style:name="co11" style:family="table-column">
      <style:table-column-properties fo:break-before="auto" style:column-width="38.49pt"/>
    </style:style>
    <style:style style:name="co12" style:family="table-column">
      <style:table-column-properties fo:break-before="auto" style:column-width="45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 style:data-style-name="N100">
      <style:table-cell-properties fo:background-color="#0000ff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#ff3300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00">
      <style:table-cell-properties fo:background-color="#ff00cc"/>
    </style:style>
    <style:style style:name="ce8" style:family="table-cell" style:parent-style-name="Default" style:data-style-name="N100">
      <style:table-cell-properties fo:background-color="#00cc33"/>
    </style:style>
    <style:style style:name="ce9" style:family="table-cell" style:parent-style-name="Default" style:data-style-name="N100">
      <style:table-cell-properties fo:background-color="#99ff99"/>
    </style:style>
    <style:style style:name="ce10" style:family="table-cell" style:parent-style-name="Default" style:data-style-name="N100">
      <style:table-cell-properties fo:background-color="#ff3300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99ff99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 style:data-style-name="N100">
      <style:table-cell-properties fo:background-color="#ff3300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9900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00">
      <style:table-cell-properties fo:background-color="#ff9900"/>
    </style:style>
    <style:style style:name="ce23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00cc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00">
      <style:table-cell-properties fo:background-color="#008000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 style:data-style-name="N100">
      <style:table-cell-properties fo:background-color="#008000" style:text-align-source="fix" style:repeat-content="false" fo:border="0.06pt solid #000000" style:vertical-align="middle"/>
      <style:paragraph-properties fo:text-align="center" fo:margin-left="0pt"/>
    </style:style>
    <style:style style:name="ce29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100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00">
      <style:table-cell-properties fo:background-color="#00dcff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00">
      <style:table-cell-properties fo:background-color="#aecf00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 style:data-style-name="N0">
      <style:table-cell-properties fo:background-color="#ff3300"/>
    </style:style>
    <style:style style:name="ce39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40" style:family="table-cell" style:parent-style-name="Default" style:data-style-name="N100">
      <style:table-cell-properties fo:background-color="#008000"/>
    </style:style>
    <style:style style:name="ce41" style:family="table-cell" style:parent-style-name="Default" style:data-style-name="N122"/>
    <style:style style:name="ce42" style:family="table-cell" style:parent-style-name="Default" style:data-style-name="N0"/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2" office:value-type="string" calcext:value-type="string">
            <text:p>RD+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13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11" office:value-type="string" calcext:value-type="string">
            <text:p>000000</text:p>
          </table:table-cell>
          <table:table-cell table:style-name="ce11" office:value-type="float" office:value="100111" calcext:value-type="float">
            <text:p>100111</text:p>
          </table:table-cell>
          <table:table-cell table:style-name="ce11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13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11" office:value-type="string" calcext:value-type="string">
            <text:p>000001</text:p>
          </table:table-cell>
          <table:table-cell table:style-name="ce11" office:value-type="float" office:value="11101" calcext:value-type="float">
            <text:p>11101</text:p>
          </table:table-cell>
          <table:table-cell table:style-name="ce11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13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 table:style-name="ce2" table:formula="of:=63-[.E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1" office:value-type="string" calcext:value-type="string">
            <text:p>001010</text:p>
          </table:table-cell>
          <table:table-cell table:style-name="ce11" office:value-type="float" office:value="10101" calcext:value-type="float">
            <text:p>10101</text:p>
          </table:table-cell>
          <table:table-cell table:style-name="ce11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9" office:value-type="string" calcext:value-type="string">
            <text:p>000011</text:p>
          </table:table-cell>
          <table:table-cell table:number-columns-repeated="2" table:style-name="ce14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 table:style-name="ce3" table:formula="of:=63-[.E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1" office:value-type="string" calcext:value-type="string">
            <text:p>001011</text:p>
          </table:table-cell>
          <table:table-cell table:style-name="ce11" office:value-type="float" office:value="110100" calcext:value-type="float">
            <text:p>110100</text:p>
          </table:table-cell>
          <table:table-cell table:style-name="ce11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13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 table:style-name="ce2" table:formula="of:=63-[.E6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11" office:value-type="string" calcext:value-type="string">
            <text:p>001100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9" office:value-type="string" calcext:value-type="string">
            <text:p>000101</text:p>
          </table:table-cell>
          <table:table-cell table:number-columns-repeated="2" table:style-name="ce14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 table:style-name="ce3" table:formula="of:=63-[.E7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1" office:value-type="string" calcext:value-type="string">
            <text:p>001101</text:p>
          </table:table-cell>
          <table:table-cell table:style-name="ce11" office:value-type="float" office:value="101100" calcext:value-type="float">
            <text:p>101100</text:p>
          </table:table-cell>
          <table:table-cell table:style-name="ce11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9" office:value-type="string" calcext:value-type="string">
            <text:p>000110</text:p>
          </table:table-cell>
          <table:table-cell table:number-columns-repeated="2" table:style-name="ce14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 table:style-name="ce3" table:formula="of:=63-[.E8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1" office:value-type="string" calcext:value-type="string">
            <text:p>001110</text:p>
          </table:table-cell>
          <table:table-cell table:style-name="ce11" office:value-type="float" office:value="11100" calcext:value-type="float">
            <text:p>11100</text:p>
          </table:table-cell>
          <table:table-cell table:style-name="ce11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13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 table:style-name="ce2" table:formula="of:=63-[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11" office:value-type="string" calcext:value-type="string">
            <text:p>001111</text:p>
          </table:table-cell>
          <table:table-cell table:style-name="ce11" office:value-type="float" office:value="10111" calcext:value-type="float">
            <text:p>10111</text:p>
          </table:table-cell>
          <table:table-cell table:style-name="ce11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13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 table:style-name="ce2" table:formula="of:=63-[.E1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1" office:value-type="string" calcext:value-type="string">
            <text:p>010000</text:p>
          </table:table-cell>
          <table:table-cell table:style-name="ce11" office:value-type="float" office:value="11011" calcext:value-type="float">
            <text:p>11011</text:p>
          </table:table-cell>
          <table:table-cell table:style-name="ce11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9" office:value-type="string" calcext:value-type="string">
            <text:p>001001</text:p>
          </table:table-cell>
          <table:table-cell table:number-columns-repeated="2" table:style-name="ce14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 table:style-name="ce3" table:formula="of:=63-[.E11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1" office:value-type="string" calcext:value-type="string">
            <text:p>010001</text:p>
          </table:table-cell>
          <table:table-cell table:style-name="ce11" office:value-type="float" office:value="100011" calcext:value-type="float">
            <text:p>100011</text:p>
          </table:table-cell>
          <table:table-cell table:style-name="ce11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9" office:value-type="string" calcext:value-type="string">
            <text:p>001010</text:p>
          </table:table-cell>
          <table:table-cell table:number-columns-repeated="2" table:style-name="ce14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 table:style-name="ce3" table:formula="of:=63-[.E12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11" office:value-type="string" calcext:value-type="string">
            <text:p>010010</text:p>
          </table:table-cell>
          <table:table-cell table:style-name="ce11" office:value-type="float" office:value="10011" calcext:value-type="float">
            <text:p>10011</text:p>
          </table:table-cell>
          <table:table-cell table:style-name="ce11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9" office:value-type="string" calcext:value-type="string">
            <text:p>001011</text:p>
          </table:table-cell>
          <table:table-cell table:number-columns-repeated="2" table:style-name="ce14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 table:style-name="ce3" table:formula="of:=63-[.E13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11" office:value-type="string" calcext:value-type="string">
            <text:p>010011</text:p>
          </table:table-cell>
          <table:table-cell table:style-name="ce11" office:value-type="float" office:value="110010" calcext:value-type="float">
            <text:p>110010</text:p>
          </table:table-cell>
          <table:table-cell table:style-name="ce11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9" office:value-type="string" calcext:value-type="string">
            <text:p>001100</text:p>
          </table:table-cell>
          <table:table-cell table:number-columns-repeated="2" table:style-name="ce14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 table:style-name="ce3" table:formula="of:=63-[.E1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11" office:value-type="string" calcext:value-type="string">
            <text:p>000010</text:p>
          </table:table-cell>
          <table:table-cell table:style-name="ce11" office:value-type="float" office:value="101101" calcext:value-type="float">
            <text:p>101101</text:p>
          </table:table-cell>
          <table:table-cell table:style-name="ce11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9" office:value-type="string" calcext:value-type="string">
            <text:p>001101</text:p>
          </table:table-cell>
          <table:table-cell table:number-columns-repeated="2" table:style-name="ce14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 table:style-name="ce3" table:formula="of:=63-[.E15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1" office:value-type="string" calcext:value-type="string">
            <text:p>010100</text:p>
          </table:table-cell>
          <table:table-cell table:style-name="ce11" office:value-type="float" office:value="1011" calcext:value-type="float">
            <text:p>1011</text:p>
          </table:table-cell>
          <table:table-cell table:style-name="ce11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9" office:value-type="string" calcext:value-type="string">
            <text:p>001110</text:p>
          </table:table-cell>
          <table:table-cell table:number-columns-repeated="2" table:style-name="ce14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 table:style-name="ce3" table:formula="of:=63-[.E16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11" office:value-type="string" calcext:value-type="string">
            <text:p>010101</text:p>
          </table:table-cell>
          <table:table-cell table:style-name="ce11" office:value-type="float" office:value="101010" calcext:value-type="float">
            <text:p>101010</text:p>
          </table:table-cell>
          <table:table-cell table:style-name="ce11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13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 table:style-name="ce2" table:formula="of:=63-[.E17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1" office:value-type="string" calcext:value-type="string">
            <text:p>010110</text:p>
          </table:table-cell>
          <table:table-cell table:style-name="ce11" office:value-type="float" office:value="11010" calcext:value-type="float">
            <text:p>11010</text:p>
          </table:table-cell>
          <table:table-cell table:style-name="ce11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13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 table:style-name="ce2" table:formula="of:=63-[.E18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11" office:value-type="string" calcext:value-type="string">
            <text:p>010111</text:p>
          </table:table-cell>
          <table:table-cell table:style-name="ce11" office:value-type="float" office:value="111010" calcext:value-type="float">
            <text:p>111010</text:p>
          </table:table-cell>
          <table:table-cell table:style-name="ce11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9" office:value-type="string" calcext:value-type="string">
            <text:p>010001</text:p>
          </table:table-cell>
          <table:table-cell table:number-columns-repeated="2" table:style-name="ce14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 table:style-name="ce3" table:formula="of:=63-[.E19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11" office:value-type="string" calcext:value-type="string">
            <text:p>011000</text:p>
          </table:table-cell>
          <table:table-cell table:style-name="ce11" office:value-type="float" office:value="110011" calcext:value-type="float">
            <text:p>110011</text:p>
          </table:table-cell>
          <table:table-cell table:style-name="ce11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9" office:value-type="string" calcext:value-type="string">
            <text:p>010010</text:p>
          </table:table-cell>
          <table:table-cell table:number-columns-repeated="2" table:style-name="ce14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 table:style-name="ce3" table:formula="of:=63-[.E20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1" office:value-type="string" calcext:value-type="string">
            <text:p>011001</text:p>
          </table:table-cell>
          <table:table-cell table:style-name="ce11" office:value-type="float" office:value="100110" calcext:value-type="float">
            <text:p>100110</text:p>
          </table:table-cell>
          <table:table-cell table:style-name="ce11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9" office:value-type="string" calcext:value-type="string">
            <text:p>010011</text:p>
          </table:table-cell>
          <table:table-cell table:number-columns-repeated="2" table:style-name="ce14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 table:style-name="ce3" table:formula="of:=63-[.E21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11" office:value-type="string" calcext:value-type="string">
            <text:p>011010</text:p>
          </table:table-cell>
          <table:table-cell table:style-name="ce11" office:value-type="float" office:value="10110" calcext:value-type="float">
            <text:p>10110</text:p>
          </table:table-cell>
          <table:table-cell table:style-name="ce11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9" office:value-type="string" calcext:value-type="string">
            <text:p>010100</text:p>
          </table:table-cell>
          <table:table-cell table:number-columns-repeated="2" table:style-name="ce14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 table:style-name="ce3" table:formula="of:=63-[.E22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11" office:value-type="string" calcext:value-type="string">
            <text:p>011011</text:p>
          </table:table-cell>
          <table:table-cell table:style-name="ce11" office:value-type="float" office:value="110110" calcext:value-type="float">
            <text:p>110110</text:p>
          </table:table-cell>
          <table:table-cell table:style-name="ce11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9" office:value-type="string" calcext:value-type="string">
            <text:p>010101</text:p>
          </table:table-cell>
          <table:table-cell table:number-columns-repeated="2" table:style-name="ce14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 table:style-name="ce3" table:formula="of:=63-[.E2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11" office:value-type="string" calcext:value-type="string">
            <text:p>011100</text:p>
          </table:table-cell>
          <table:table-cell table:style-name="ce11" office:value-type="float" office:value="1110" calcext:value-type="float">
            <text:p>1110</text:p>
          </table:table-cell>
          <table:table-cell table:style-name="ce11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9" office:value-type="string" calcext:value-type="string">
            <text:p>010110</text:p>
          </table:table-cell>
          <table:table-cell table:number-columns-repeated="2" table:style-name="ce14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 table:style-name="ce3" table:formula="of:=63-[.E24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11" office:value-type="string" calcext:value-type="string">
            <text:p>011101</text:p>
          </table:table-cell>
          <table:table-cell table:style-name="ce11" office:value-type="float" office:value="101110" calcext:value-type="float">
            <text:p>101110</text:p>
          </table:table-cell>
          <table:table-cell table:style-name="ce11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13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 table:style-name="ce2" table:formula="of:=63-[.E25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11" office:value-type="string" calcext:value-type="string">
            <text:p>000011</text:p>
          </table:table-cell>
          <table:table-cell table:style-name="ce11" office:value-type="float" office:value="110001" calcext:value-type="float">
            <text:p>110001</text:p>
          </table:table-cell>
          <table:table-cell table:style-name="ce11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13" office:value-type="string" calcext:value-type="string">
            <text:p>001100</text:p>
          </table:table-cell>
          <table:table-cell table:style-name="ce2" table:formula="of:=BIN2DEC([.C26])" office:value-type="float" office:value="51" calcext:value-type="float">
            <text:p>51</text:p>
          </table:table-cell>
          <table:table-cell table:style-name="ce2" table:formula="of:=63-[.E2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11" office:value-type="string" calcext:value-type="string">
            <text:p>011110</text:p>
          </table:table-cell>
          <table:table-cell table:style-name="ce11" office:value-type="float" office:value="11110" calcext:value-type="float">
            <text:p>11110</text:p>
          </table:table-cell>
          <table:table-cell table:style-name="ce11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9" office:value-type="string" calcext:value-type="string">
            <text:p>011001</text:p>
          </table:table-cell>
          <table:table-cell table:number-columns-repeated="2" table:style-name="ce14" office:value-type="float" office:value="100110" calcext:value-type="float">
            <text:p>100110</text:p>
          </table:table-cell>
          <table:table-cell table:style-name="ce3" table:formula="of:=BIN2DEC([.C27])" office:value-type="float" office:value="38" calcext:value-type="float">
            <text:p>38</text:p>
          </table:table-cell>
          <table:table-cell table:style-name="ce3" table:formula="of:=63-[.E2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11" office:value-type="string" calcext:value-type="string">
            <text:p>011111</text:p>
          </table:table-cell>
          <table:table-cell table:style-name="ce11" office:value-type="float" office:value="101011" calcext:value-type="float">
            <text:p>101011</text:p>
          </table:table-cell>
          <table:table-cell table:style-name="ce11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9" office:value-type="string" calcext:value-type="string">
            <text:p>011010</text:p>
          </table:table-cell>
          <table:table-cell table:number-columns-repeated="2" table:style-name="ce14" office:value-type="string" calcext:value-type="string">
            <text:p>010110</text:p>
          </table:table-cell>
          <table:table-cell table:style-name="ce3" table:formula="of:=BIN2DEC([.C28])" office:value-type="float" office:value="22" calcext:value-type="float">
            <text:p>22</text:p>
          </table:table-cell>
          <table:table-cell table:style-name="ce3" table:formula="of:=63-[.E28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11" office:value-type="string" calcext:value-type="string">
            <text:p>000100</text:p>
          </table:table-cell>
          <table:table-cell table:style-name="ce11" office:value-type="float" office:value="110101" calcext:value-type="float">
            <text:p>110101</text:p>
          </table:table-cell>
          <table:table-cell table:style-name="ce11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13" office:value-type="string" calcext:value-type="string">
            <text:p>001001</text:p>
          </table:table-cell>
          <table:table-cell table:style-name="ce2" table:formula="of:=BIN2DEC([.C29])" office:value-type="float" office:value="54" calcext:value-type="float">
            <text:p>54</text:p>
          </table:table-cell>
          <table:table-cell table:style-name="ce2" table:formula="of:=63-[.E2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1" office:value-type="string" calcext:value-type="string">
            <text:p>000101</text:p>
          </table:table-cell>
          <table:table-cell table:style-name="ce11" office:value-type="float" office:value="101001" calcext:value-type="float">
            <text:p>101001</text:p>
          </table:table-cell>
          <table:table-cell table:style-name="ce11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9" office:value-type="string" calcext:value-type="string">
            <text:p>011100</text:p>
          </table:table-cell>
          <table:table-cell table:number-columns-repeated="2" table:style-name="ce14" office:value-type="string" calcext:value-type="string">
            <text:p>001110</text:p>
          </table:table-cell>
          <table:table-cell table:style-name="ce3" table:formula="of:=BIN2DEC([.C30])" office:value-type="float" office:value="14" calcext:value-type="float">
            <text:p>14</text:p>
          </table:table-cell>
          <table:table-cell table:style-name="ce3" table:formula="of:=63-[.E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11" office:value-type="string" calcext:value-type="string">
            <text:p>000110</text:p>
          </table:table-cell>
          <table:table-cell table:style-name="ce11" office:value-type="float" office:value="11001" calcext:value-type="float">
            <text:p>11001</text:p>
          </table:table-cell>
          <table:table-cell table:style-name="ce11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13" office:value-type="string" calcext:value-type="string">
            <text:p>010001</text:p>
          </table:table-cell>
          <table:table-cell table:style-name="ce2" table:formula="of:=BIN2DEC([.C31])" office:value-type="float" office:value="46" calcext:value-type="float">
            <text:p>46</text:p>
          </table:table-cell>
          <table:table-cell table:style-name="ce2" table:formula="of:=63-[.E31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11" office:value-type="string" calcext:value-type="string">
            <text:p>000111</text:p>
          </table:table-cell>
          <table:table-cell table:style-name="ce11" office:value-type="float" office:value="111000" calcext:value-type="float">
            <text:p>111000</text:p>
          </table:table-cell>
          <table:table-cell table:style-name="ce11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13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 table:style-name="ce2" table:formula="of:=63-[.E32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11" office:value-type="string" calcext:value-type="string">
            <text:p>001000</text:p>
          </table:table-cell>
          <table:table-cell table:style-name="ce11" office:value-type="float" office:value="111001" calcext:value-type="float">
            <text:p>111001</text:p>
          </table:table-cell>
          <table:table-cell table:style-name="ce11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13" office:value-type="string" calcext:value-type="string">
            <text:p>010100</text:p>
          </table:table-cell>
          <table:table-cell table:style-name="ce2" table:formula="of:=BIN2DEC([.C33])" office:value-type="float" office:value="43" calcext:value-type="float">
            <text:p>43</text:p>
          </table:table-cell>
          <table:table-cell table:style-name="ce2" table:formula="of:=63-[.E3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11" office:value-type="string" calcext:value-type="string">
            <text:p>001001</text:p>
          </table:table-cell>
          <table:table-cell table:style-name="ce11" office:value-type="float" office:value="100101" calcext:value-type="float">
            <text:p>100101</text:p>
          </table:table-cell>
          <table:table-cell table:style-name="ce11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15" office:value-type="string" calcext:value-type="string">
            <text:p>000101</text:p>
          </table:table-cell>
          <table:table-cell table:style-name="ce17" table:formula="of:=BIN2DEC([.C34])" office:value-type="float" office:value="58" calcext:value-type="float">
            <text:p>58</text:p>
          </table:table-cell>
          <table:table-cell table:style-name="ce17" table:formula="of:=63-[.E34]" office:value-type="float" office:value="5" calcext:value-type="float">
            <text:p>5</text:p>
          </table:table-cell>
          <table:table-cell table:number-columns-repeated="2"/>
          <table:table-cell table:style-name="ce11" office:value-type="string" calcext:value-type="string">
            <text:p>K23</text:p>
          </table:table-cell>
          <table:table-cell table:style-name="ce11" office:value-type="string" calcext:value-type="string">
            <text:p>010111</text:p>
          </table:table-cell>
          <table:table-cell table:style-name="ce11" office:value-type="float" office:value="111010" calcext:value-type="float">
            <text:p>111010</text:p>
          </table:table-cell>
          <table:table-cell table:style-name="ce11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5" office:value-type="float" office:value="110110" calcext:value-type="float">
            <text:p>110110</text:p>
          </table:table-cell>
          <table:table-cell table:style-name="ce15" office:value-type="string" calcext:value-type="string">
            <text:p>001001</text:p>
          </table:table-cell>
          <table:table-cell table:style-name="ce17" table:formula="of:=BIN2DEC([.C35])" office:value-type="float" office:value="54" calcext:value-type="float">
            <text:p>54</text:p>
          </table:table-cell>
          <table:table-cell table:style-name="ce17" table:formula="of:=63-[.E35]" office:value-type="float" office:value="9" calcext:value-type="float">
            <text:p>9</text:p>
          </table:table-cell>
          <table:table-cell table:number-columns-repeated="2"/>
          <table:table-cell table:style-name="ce11" office:value-type="string" calcext:value-type="string">
            <text:p>K27</text:p>
          </table:table-cell>
          <table:table-cell table:style-name="ce11" office:value-type="string" calcext:value-type="string">
            <text:p>011011</text:p>
          </table:table-cell>
          <table:table-cell table:style-name="ce11" office:value-type="float" office:value="110110" calcext:value-type="float">
            <text:p>110110</text:p>
          </table:table-cell>
          <table:table-cell table:style-name="ce11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5" office:value-type="float" office:value="110000" calcext:value-type="float">
            <text:p>110000</text:p>
          </table:table-cell>
          <table:table-cell table:style-name="ce17" table:formula="of:=BIN2DEC([.C36])" office:value-type="float" office:value="15" calcext:value-type="float">
            <text:p>15</text:p>
          </table:table-cell>
          <table:table-cell table:style-name="ce17" table:formula="of:=63-[.E36]" office:value-type="float" office:value="48" calcext:value-type="float">
            <text:p>48</text:p>
          </table:table-cell>
          <table:table-cell table:number-columns-repeated="2"/>
          <table:table-cell table:style-name="ce11" office:value-type="string" calcext:value-type="string">
            <text:p>K28</text:p>
          </table:table-cell>
          <table:table-cell table:style-name="ce11" office:value-type="string" calcext:value-type="string">
            <text:p>011100</text:p>
          </table:table-cell>
          <table:table-cell table:style-name="ce11" office:value-type="float" office:value="1111" calcext:value-type="float">
            <text:p>1111</text:p>
          </table:table-cell>
          <table:table-cell table:style-name="ce11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5" office:value-type="float" office:value="101110" calcext:value-type="float">
            <text:p>101110</text:p>
          </table:table-cell>
          <table:table-cell table:style-name="ce15" office:value-type="string" calcext:value-type="string">
            <text:p>010001</text:p>
          </table:table-cell>
          <table:table-cell table:style-name="ce17" table:formula="of:=BIN2DEC([.C37])" office:value-type="float" office:value="46" calcext:value-type="float">
            <text:p>46</text:p>
          </table:table-cell>
          <table:table-cell table:style-name="ce17" table:formula="of:=63-[.E37]" office:value-type="float" office:value="17" calcext:value-type="float">
            <text:p>17</text:p>
          </table:table-cell>
          <table:table-cell table:number-columns-repeated="2"/>
          <table:table-cell table:style-name="ce11" office:value-type="string" calcext:value-type="string">
            <text:p>K29</text:p>
          </table:table-cell>
          <table:table-cell table:style-name="ce11" office:value-type="string" calcext:value-type="string">
            <text:p>011101</text:p>
          </table:table-cell>
          <table:table-cell table:style-name="ce11" office:value-type="float" office:value="101110" calcext:value-type="float">
            <text:p>101110</text:p>
          </table:table-cell>
          <table:table-cell table:style-name="ce11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5" office:value-type="string" calcext:value-type="string">
            <text:p>011110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7" table:formula="of:=BIN2DEC([.C38])" office:value-type="float" office:value="30" calcext:value-type="float">
            <text:p>30</text:p>
          </table:table-cell>
          <table:table-cell table:style-name="ce17" table:formula="of:=63-[.E38]" office:value-type="float" office:value="33" calcext:value-type="float">
            <text:p>33</text:p>
          </table:table-cell>
          <table:table-cell table:number-columns-repeated="2"/>
          <table:table-cell table:style-name="ce11" office:value-type="string" calcext:value-type="string">
            <text:p>K30</text:p>
          </table:table-cell>
          <table:table-cell table:style-name="ce11" office:value-type="string" calcext:value-type="string">
            <text:p>011110</text:p>
          </table:table-cell>
          <table:table-cell table:style-name="ce11" office:value-type="float" office:value="11110" calcext:value-type="float">
            <text:p>11110</text:p>
          </table:table-cell>
          <table:table-cell table:style-name="ce11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5" table:formula="of:=CONCATENATE(&quot;N00&quot;;TEXT([.E39];&quot;##&quot;))" office:value-type="string" office:string-value="N00" calcext:value-type="string">
            <text:p>N0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39])" office:value-type="string" office:string-value="0" calcext:value-type="string">
            <text:p>0</text:p>
          </table:table-cell>
          <table:table-cell table:style-name="ce16" table:formula="of:=DEC2BIN([.F39])" office:value-type="string" office:string-value="111111" calcext:value-type="string">
            <text:p>1111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39])" office:value-type="string" office:string-value="0" calcext:value-type="string">
            <text:p>0</text:p>
          </table:table-cell>
          <table:table-cell table:style-name="ce11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0];&quot;##&quot;))" office:value-type="string" office:string-value="N01" calcext:value-type="string">
            <text:p>N0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0])" office:value-type="string" office:string-value="1" calcext:value-type="string">
            <text:p>1</text:p>
          </table:table-cell>
          <table:table-cell table:style-name="ce16" table:formula="of:=DEC2BIN([.F40])" office:value-type="string" office:string-value="111110" calcext:value-type="string">
            <text:p>1111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0])" office:value-type="string" office:string-value="1" calcext:value-type="string">
            <text:p>1</text:p>
          </table:table-cell>
          <table:table-cell table:style-name="ce11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6" table:formula="of:=CONCATENATE(&quot;N0&quot;;TEXT(['10b Table'.C7];&quot;##&quot;))" office:value-type="string" office:string-value="N0" calcext:value-type="string">
            <text:p>N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1])" office:value-type="string" office:string-value="10" calcext:value-type="string">
            <text:p>10</text:p>
          </table:table-cell>
          <table:table-cell table:style-name="ce16" table:formula="of:=DEC2BIN([.F41])" office:value-type="string" office:string-value="111101" calcext:value-type="string">
            <text:p>11110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63-[.E41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1])" office:value-type="string" office:string-value="1010" calcext:value-type="string">
            <text:p>1010</text:p>
          </table:table-cell>
          <table:table-cell table:style-name="ce11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2];&quot;##&quot;))" office:value-type="string" office:string-value="N03" calcext:value-type="string">
            <text:p>N0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2])" office:value-type="string" office:string-value="11" calcext:value-type="string">
            <text:p>11</text:p>
          </table:table-cell>
          <table:table-cell table:style-name="ce16" table:formula="of:=DEC2BIN([.F42])" office:value-type="string" office:string-value="111100" calcext:value-type="string">
            <text:p>1111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63-[.E42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2])" office:value-type="string" office:string-value="1100" calcext:value-type="string">
            <text:p>1100</text:p>
          </table:table-cell>
          <table:table-cell table:style-name="ce11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3];&quot;##&quot;))" office:value-type="string" office:string-value="N04" calcext:value-type="string">
            <text:p>N0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3])" office:value-type="string" office:string-value="100" calcext:value-type="string">
            <text:p>100</text:p>
          </table:table-cell>
          <table:table-cell table:style-name="ce16" table:formula="of:=DEC2BIN([.F43])" office:value-type="string" office:string-value="111011" calcext:value-type="string">
            <text:p>11101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63-[.E43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3])" office:value-type="string" office:string-value="10000" calcext:value-type="string">
            <text:p>10000</text:p>
          </table:table-cell>
          <table:table-cell table:style-name="ce11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4];&quot;##&quot;))" office:value-type="string" office:string-value="N05" calcext:value-type="string">
            <text:p>N05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4])" office:value-type="string" office:string-value="101" calcext:value-type="string">
            <text:p>101</text:p>
          </table:table-cell>
          <table:table-cell table:style-name="ce16" table:formula="of:=DEC2BIN([.F44])" office:value-type="string" office:string-value="111010" calcext:value-type="string">
            <text:p>1110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63-[.E44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4])" office:value-type="string" office:string-value="10001" calcext:value-type="string">
            <text:p>10001</text:p>
          </table:table-cell>
          <table:table-cell table:style-name="ce11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5];&quot;##&quot;))" office:value-type="string" office:string-value="N06" calcext:value-type="string">
            <text:p>N0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5])" office:value-type="string" office:string-value="110" calcext:value-type="string">
            <text:p>110</text:p>
          </table:table-cell>
          <table:table-cell table:style-name="ce16" table:formula="of:=DEC2BIN([.F45])" office:value-type="string" office:string-value="111001" calcext:value-type="string">
            <text:p>11100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63-[.E45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5])" office:value-type="string" office:string-value="10010" calcext:value-type="string">
            <text:p>10010</text:p>
          </table:table-cell>
          <table:table-cell table:style-name="ce11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6];&quot;##&quot;))" office:value-type="string" office:string-value="N07" calcext:value-type="string">
            <text:p>N0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6])" office:value-type="string" office:string-value="111" calcext:value-type="string">
            <text:p>111</text:p>
          </table:table-cell>
          <table:table-cell table:style-name="ce16" table:formula="of:=DEC2BIN([.F46])" office:value-type="string" office:string-value="111000" calcext:value-type="string">
            <text:p>111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63-[.E46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6])" office:value-type="string" office:string-value="10" calcext:value-type="string">
            <text:p>10</text:p>
          </table:table-cell>
          <table:table-cell table:style-name="ce11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7];&quot;##&quot;))" office:value-type="string" office:string-value="N10" calcext:value-type="string">
            <text:p>N1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7])" office:value-type="string" office:string-value="1010" calcext:value-type="string">
            <text:p>1010</text:p>
          </table:table-cell>
          <table:table-cell table:style-name="ce16" table:formula="of:=DEC2BIN([.F47])" office:value-type="string" office:string-value="110101" calcext:value-type="string">
            <text:p>11010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63-[.E47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7])" office:value-type="string" office:string-value="10100" calcext:value-type="string">
            <text:p>10100</text:p>
          </table:table-cell>
          <table:table-cell table:style-name="ce11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8];&quot;##&quot;))" office:value-type="string" office:string-value="N12" calcext:value-type="string">
            <text:p>N1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8])" office:value-type="string" office:string-value="1100" calcext:value-type="string">
            <text:p>1100</text:p>
          </table:table-cell>
          <table:table-cell table:style-name="ce16" table:formula="of:=DEC2BIN([.F48])" office:value-type="string" office:string-value="110011" calcext:value-type="string">
            <text:p>1100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63-[.E48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8])" office:value-type="string" office:string-value="11000" calcext:value-type="string">
            <text:p>11000</text:p>
          </table:table-cell>
          <table:table-cell table:style-name="ce11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9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9])" office:value-type="string" office:string-value="10000" calcext:value-type="string">
            <text:p>10000</text:p>
          </table:table-cell>
          <table:table-cell table:style-name="ce16" table:formula="of:=DEC2BIN([.F49])" office:value-type="string" office:string-value="101111" calcext:value-type="string">
            <text:p>10111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63-[.E49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9])" office:value-type="string" office:string-value="11" calcext:value-type="string">
            <text:p>11</text:p>
          </table:table-cell>
          <table:table-cell table:style-name="ce11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0];&quot;##&quot;))" office:value-type="string" office:string-value="N17" calcext:value-type="string">
            <text:p>N1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0])" office:value-type="string" office:string-value="10001" calcext:value-type="string">
            <text:p>10001</text:p>
          </table:table-cell>
          <table:table-cell table:style-name="ce16" table:formula="of:=DEC2BIN([.F50])" office:value-type="string" office:string-value="101110" calcext:value-type="string">
            <text:p>1011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63-[.E50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0])" office:value-type="string" office:string-value="11111" calcext:value-type="string">
            <text:p>11111</text:p>
          </table:table-cell>
          <table:table-cell table:style-name="ce11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1];&quot;##&quot;))" office:value-type="string" office:string-value="N18" calcext:value-type="string">
            <text:p>N1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1])" office:value-type="string" office:string-value="10010" calcext:value-type="string">
            <text:p>10010</text:p>
          </table:table-cell>
          <table:table-cell table:style-name="ce16" table:formula="of:=DEC2BIN([.F51])" office:value-type="string" office:string-value="101101" calcext:value-type="string">
            <text:p>10110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63-[.E51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1])" office:value-type="string" office:string-value="100000" calcext:value-type="string">
            <text:p>100000</text:p>
          </table:table-cell>
          <table:table-cell table:style-name="ce11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2];&quot;##&quot;))" office:value-type="string" office:string-value="N20" calcext:value-type="string">
            <text:p>N2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2])" office:value-type="string" office:string-value="10100" calcext:value-type="string">
            <text:p>10100</text:p>
          </table:table-cell>
          <table:table-cell table:style-name="ce16" table:formula="of:=DEC2BIN([.F52])" office:value-type="string" office:string-value="101011" calcext:value-type="string">
            <text:p>10101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63-[.E52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2])" office:value-type="string" office:string-value="100001" calcext:value-type="string">
            <text:p>100001</text:p>
          </table:table-cell>
          <table:table-cell table:style-name="ce11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3];&quot;##&quot;))" office:value-type="string" office:string-value="N24" calcext:value-type="string">
            <text:p>N2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3])" office:value-type="string" office:string-value="11000" calcext:value-type="string">
            <text:p>11000</text:p>
          </table:table-cell>
          <table:table-cell table:style-name="ce16" table:formula="of:=DEC2BIN([.F53])" office:value-type="string" office:string-value="100111" calcext:value-type="string">
            <text:p>100111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63-[.E53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3])" office:value-type="string" office:string-value="100010" calcext:value-type="string">
            <text:p>100010</text:p>
          </table:table-cell>
          <table:table-cell table:style-name="ce11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4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4])" office:value-type="string" office:string-value="11111" calcext:value-type="string">
            <text:p>11111</text:p>
          </table:table-cell>
          <table:table-cell table:style-name="ce16" table:formula="of:=DEC2BIN([.F54])" office:value-type="string" office:string-value="100000" calcext:value-type="string">
            <text:p>10000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63-[.E54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4])" office:value-type="string" office:string-value="100100" calcext:value-type="string">
            <text:p>100100</text:p>
          </table:table-cell>
          <table:table-cell table:style-name="ce11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5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5])" office:value-type="string" office:string-value="100000" calcext:value-type="string">
            <text:p>100000</text:p>
          </table:table-cell>
          <table:table-cell table:style-name="ce16" table:formula="of:=DEC2BIN([.F55])" office:value-type="string" office:string-value="11111" calcext:value-type="string">
            <text:p>11111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63-[.E55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5])" office:value-type="string" office:string-value="100" calcext:value-type="string">
            <text:p>100</text:p>
          </table:table-cell>
          <table:table-cell table:style-name="ce11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6];&quot;##&quot;))" office:value-type="string" office:string-value="N33" calcext:value-type="string">
            <text:p>N3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6])" office:value-type="string" office:string-value="100001" calcext:value-type="string">
            <text:p>100001</text:p>
          </table:table-cell>
          <table:table-cell table:style-name="ce16" table:formula="of:=DEC2BIN([.F56])" office:value-type="string" office:string-value="11110" calcext:value-type="string">
            <text:p>11110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63-[.E56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6])" office:value-type="string" office:string-value="101000" calcext:value-type="string">
            <text:p>101000</text:p>
          </table:table-cell>
          <table:table-cell table:style-name="ce11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7];&quot;##&quot;))" office:value-type="string" office:string-value="N34" calcext:value-type="string">
            <text:p>N3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7])" office:value-type="string" office:string-value="100010" calcext:value-type="string">
            <text:p>100010</text:p>
          </table:table-cell>
          <table:table-cell table:style-name="ce16" table:formula="of:=DEC2BIN([.F57])" office:value-type="string" office:string-value="11101" calcext:value-type="string">
            <text:p>11101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63-[.E57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7])" office:value-type="string" office:string-value="101111" calcext:value-type="string">
            <text:p>101111</text:p>
          </table:table-cell>
          <table:table-cell table:style-name="ce11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8];&quot;##&quot;))" office:value-type="string" office:string-value="N36" calcext:value-type="string">
            <text:p>N3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8])" office:value-type="string" office:string-value="100100" calcext:value-type="string">
            <text:p>100100</text:p>
          </table:table-cell>
          <table:table-cell table:style-name="ce16" table:formula="of:=DEC2BIN([.F58])" office:value-type="string" office:string-value="11011" calcext:value-type="string">
            <text:p>11011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63-[.E58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8])" office:value-type="string" office:string-value="110000" calcext:value-type="string">
            <text:p>110000</text:p>
          </table:table-cell>
          <table:table-cell table:style-name="ce11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9];&quot;##&quot;))" office:value-type="string" office:string-value="N40" calcext:value-type="string">
            <text:p>N4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9])" office:value-type="string" office:string-value="101000" calcext:value-type="string">
            <text:p>101000</text:p>
          </table:table-cell>
          <table:table-cell table:style-name="ce16" table:formula="of:=DEC2BIN([.F59])" office:value-type="string" office:string-value="10111" calcext:value-type="string">
            <text:p>10111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63-[.E59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9])" office:value-type="string" office:string-value="101" calcext:value-type="string">
            <text:p>101</text:p>
          </table:table-cell>
          <table:table-cell table:style-name="ce11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0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0])" office:value-type="string" office:string-value="101111" calcext:value-type="string">
            <text:p>101111</text:p>
          </table:table-cell>
          <table:table-cell table:style-name="ce16" table:formula="of:=DEC2BIN([.F60])" office:value-type="string" office:string-value="10000" calcext:value-type="string">
            <text:p>10000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63-[.E60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0])" office:value-type="string" office:string-value="110111" calcext:value-type="string">
            <text:p>110111</text:p>
          </table:table-cell>
          <table:table-cell table:style-name="ce11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1];&quot;##&quot;))" office:value-type="string" office:string-value="N48" calcext:value-type="string">
            <text:p>N4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1])" office:value-type="string" office:string-value="110000" calcext:value-type="string">
            <text:p>110000</text:p>
          </table:table-cell>
          <table:table-cell table:style-name="ce16" table:formula="of:=DEC2BIN([.F61])" office:value-type="string" office:string-value="1111" calcext:value-type="string">
            <text:p>1111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63-[.E61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1])" office:value-type="string" office:string-value="111011" calcext:value-type="string">
            <text:p>111011</text:p>
          </table:table-cell>
          <table:table-cell table:style-name="ce11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2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2])" office:value-type="string" office:string-value="110111" calcext:value-type="string">
            <text:p>110111</text:p>
          </table:table-cell>
          <table:table-cell table:style-name="ce16" table:formula="of:=DEC2BIN([.F62])" office:value-type="string" office:string-value="1000" calcext:value-type="string">
            <text:p>1000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63-[.E62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2])" office:value-type="string" office:string-value="110" calcext:value-type="string">
            <text:p>110</text:p>
          </table:table-cell>
          <table:table-cell table:style-name="ce11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3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3])" office:value-type="string" office:string-value="111011" calcext:value-type="string">
            <text:p>111011</text:p>
          </table:table-cell>
          <table:table-cell table:style-name="ce16" table:formula="of:=DEC2BIN([.F63])" office:value-type="string" office:string-value="100" calcext:value-type="string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63-[.E63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3])" office:value-type="string" office:string-value="111100" calcext:value-type="string">
            <text:p>111100</text:p>
          </table:table-cell>
          <table:table-cell table:style-name="ce11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4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4])" office:value-type="string" office:string-value="111100" calcext:value-type="string">
            <text:p>111100</text:p>
          </table:table-cell>
          <table:table-cell table:style-name="ce16" table:formula="of:=DEC2BIN([.F64])" office:value-type="string" office:string-value="11" calcext:value-type="string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63-[.E64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4])" office:value-type="string" office:string-value="111101" calcext:value-type="string">
            <text:p>111101</text:p>
          </table:table-cell>
          <table:table-cell table:style-name="ce11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5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5])" office:value-type="string" office:string-value="111101" calcext:value-type="string">
            <text:p>111101</text:p>
          </table:table-cell>
          <table:table-cell table:style-name="ce16" table:formula="of:=DEC2BIN([.F65])" office:value-type="string" office:string-value="10" calcext:value-type="string">
            <text:p>10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63-[.E65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5])" office:value-type="string" office:string-value="111110" calcext:value-type="string">
            <text:p>111110</text:p>
          </table:table-cell>
          <table:table-cell table:style-name="ce11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6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6])" office:value-type="string" office:string-value="111110" calcext:value-type="string">
            <text:p>111110</text:p>
          </table:table-cell>
          <table:table-cell table:style-name="ce16" table:formula="of:=DEC2BIN([.F66])" office:value-type="string" office:string-value="1" calcext:value-type="string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63-[.E66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6])" office:value-type="string" office:string-value="111111" calcext:value-type="string">
            <text:p>111111</text:p>
          </table:table-cell>
          <table:table-cell table:style-name="ce11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7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7])" office:value-type="string" office:string-value="111111" calcext:value-type="string">
            <text:p>111111</text:p>
          </table:table-cell>
          <table:table-cell table:style-name="ce16" table:formula="of:=DEC2BIN([.F67])" office:value-type="string" office:string-value="0" calcext:value-type="string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63-[.E67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7])" office:value-type="string" office:string-value="111" calcext:value-type="string">
            <text:p>111</text:p>
          </table:table-cell>
          <table:table-cell table:style-name="ce11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8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8])" office:value-type="string" office:string-value="1000" calcext:value-type="string">
            <text:p>1000</text:p>
          </table:table-cell>
          <table:table-cell table:style-name="ce16" table:formula="of:=DEC2BIN([.F68])" office:value-type="string" office:string-value="110111" calcext:value-type="string">
            <text:p>11011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8])" office:value-type="string" office:string-value="1000" calcext:value-type="string">
            <text:p>1000</text:p>
          </table:table-cell>
          <table:table-cell table:style-name="ce11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9];&quot;##&quot;))" office:value-type="string" office:string-value="N9" calcext:value-type="string">
            <text:p>N9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9])" office:value-type="string" office:string-value="1001" calcext:value-type="string">
            <text:p>1001</text:p>
          </table:table-cell>
          <table:table-cell table:style-name="ce16" table:formula="of:=DEC2BIN([.F69])" office:value-type="string" office:string-value="110110" calcext:value-type="string">
            <text:p>11011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9])" office:value-type="string" office:string-value="1001" calcext:value-type="string">
            <text:p>1001</text:p>
          </table:table-cell>
          <table:table-cell table:style-name="ce11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to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2" table:default-cell-style-name="ce16"/>
        <table:table-column table:style-name="co1" table:default-cell-style-name="ce5"/>
        <table:table-column table:style-name="co1" table:default-cell-style-name="ce19"/>
        <table:table-column table:style-name="co1" table:default-cell-style-name="ce3"/>
        <table:table-column table:style-name="co1" table:default-cell-style-name="ce9"/>
        <table:table-column table:style-name="co1" table:default-cell-style-name="ce14"/>
        <table:table-column table:style-name="co1" table:default-cell-style-name="ce3"/>
        <table:table-row table:style-name="ro1"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2" office:value-type="string" calcext:value-type="string">
            <text:p>RD+</text:p>
          </table:table-cell>
          <table:table-cell table:style-name="ce1" office:value-type="string" calcext:value-type="string">
            <text:p>RD+_Number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13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13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Sacando los DatosK que se repiten y agregando los RD- como nuevos datos precedidos por un 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13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9" office:value-type="string" calcext:value-type="string">
            <text:p>000011</text:p>
          </table:table-cell>
          <table:table-cell table:number-columns-repeated="2" table:style-name="ce14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</text:p>
          </table:table-cell>
          <table:table-cell table:style-name="ce1" office:value-type="string" calcext:value-type="string">
            <text:p>RD+_Number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13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/>
          <table:table-cell table:style-name="ce5" table:formula="of:=CONCATENATE(&quot;N00&quot;;TEXT([.J6];&quot;##&quot;))" office:value-type="string" office:string-value="N00" calcext:value-type="string">
            <text:p>N00</text:p>
          </table:table-cell>
          <table:table-cell table:style-name="ce18" office:value-type="string" calcext:value-type="string">
            <text:p>100011</text:p>
          </table:table-cell>
          <table:table-cell table:style-name="ce16" table:formula="of:=DEC2BIN([.J6]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9" office:value-type="string" calcext:value-type="string">
            <text:p>000101</text:p>
          </table:table-cell>
          <table:table-cell table:number-columns-repeated="2" table:style-name="ce14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/>
          <table:table-cell table:style-name="ce5" table:formula="of:=CONCATENATE(&quot;N0&quot;;TEXT([.J7];&quot;##&quot;))" office:value-type="string" office:string-value="N01" calcext:value-type="string">
            <text:p>N0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7]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9" office:value-type="string" calcext:value-type="string">
            <text:p>000110</text:p>
          </table:table-cell>
          <table:table-cell table:number-columns-repeated="2" table:style-name="ce14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/>
          <table:table-cell table:style-name="ce5" table:formula="of:=CONCATENATE(&quot;N0&quot;;TEXT([.J8];&quot;##&quot;))" office:value-type="string" office:string-value="N02" calcext:value-type="string">
            <text:p>N0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8])" office:value-type="string" office:string-value="10" calcext:value-type="string">
            <text:p>1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13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/>
          <table:table-cell table:style-name="ce5" table:formula="of:=CONCATENATE(&quot;N0&quot;;TEXT([.J9];&quot;##&quot;))" office:value-type="string" office:string-value="N03" calcext:value-type="string">
            <text:p>N03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9])" office:value-type="string" office:string-value="11" calcext:value-type="string">
            <text:p>11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13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/>
          <table:table-cell table:style-name="ce5" table:formula="of:=CONCATENATE(&quot;N0&quot;;TEXT([.J10];&quot;##&quot;))" office:value-type="string" office:string-value="N04" calcext:value-type="string">
            <text:p>N04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10])" office:value-type="string" office:string-value="100" calcext:value-type="string">
            <text:p>1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9" office:value-type="string" calcext:value-type="string">
            <text:p>001001</text:p>
          </table:table-cell>
          <table:table-cell table:number-columns-repeated="2" table:style-name="ce14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/>
          <table:table-cell table:style-name="ce20" office:value-type="string" calcext:value-type="string">
            <text:p>nD23</text:p>
          </table:table-cell>
          <table:table-cell table:style-name="ce22" office:value-type="string" calcext:value-type="string">
            <text:p>110111</text:p>
          </table:table-cell>
          <table:table-cell table:style-name="ce23" office:value-type="string" calcext:value-type="string">
            <text:p>000101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9" office:value-type="string" calcext:value-type="string">
            <text:p>001010</text:p>
          </table:table-cell>
          <table:table-cell table:number-columns-repeated="2" table:style-name="ce14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nD08</text:p>
          </table:table-cell>
          <table:table-cell table:style-name="ce22" office:value-type="string" calcext:value-type="string">
            <text:p>101000</text:p>
          </table:table-cell>
          <table:table-cell table:style-name="ce23" office:value-type="string" calcext:value-type="string">
            <text:p>000110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9" office:value-type="string" calcext:value-type="string">
            <text:p>001011</text:p>
          </table:table-cell>
          <table:table-cell table:number-columns-repeated="2" table:style-name="ce14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/>
          <table:table-cell table:style-name="ce21" office:value-type="string" calcext:value-type="string">
            <text:p>nD07</text:p>
          </table:table-cell>
          <table:table-cell table:style-name="ce22" office:value-type="string" calcext:value-type="string">
            <text:p>100111</text:p>
          </table:table-cell>
          <table:table-cell table:style-name="ce23" office:value-type="string" calcext:value-type="string">
            <text:p>000111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9" office:value-type="string" calcext:value-type="string">
            <text:p>001100</text:p>
          </table:table-cell>
          <table:table-cell table:number-columns-repeated="2" table:style-name="ce14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/>
          <table:table-cell table:style-name="ce5" table:formula="of:=CONCATENATE(&quot;N&quot;;TEXT([.J14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14]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9" office:value-type="string" calcext:value-type="string">
            <text:p>001101</text:p>
          </table:table-cell>
          <table:table-cell table:number-columns-repeated="2" table:style-name="ce14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/>
          <table:table-cell table:style-name="ce20" office:value-type="string" calcext:value-type="string">
            <text:p>nD27</text:p>
          </table:table-cell>
          <table:table-cell table:style-name="ce22" office:value-type="string" calcext:value-type="string">
            <text:p>111011</text:p>
          </table:table-cell>
          <table:table-cell table:style-name="ce23" office:value-type="string" calcext:value-type="string">
            <text:p>001001</text:p>
          </table:table-cell>
          <table:table-cell table:style-name="ce20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9" office:value-type="string" calcext:value-type="string">
            <text:p>001110</text:p>
          </table:table-cell>
          <table:table-cell table:number-columns-repeated="2" table:style-name="ce14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/>
          <table:table-cell table:style-name="ce21" office:value-type="string" calcext:value-type="string">
            <text:p>nD04</text:p>
          </table:table-cell>
          <table:table-cell table:style-name="ce22" office:value-type="string" calcext:value-type="string">
            <text:p>100100</text:p>
          </table:table-cell>
          <table:table-cell table:style-name="ce23" office:value-type="string" calcext:value-type="string">
            <text:p>001010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13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/>
          <table:table-cell office:value-type="string" calcext:value-type="string">
            <text:p>D20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001011</text:p>
          </table:table-cell>
          <table:table-cell table:formula="of:=BIN2DEC([.I1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13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nD24</text:p>
          </table:table-cell>
          <table:table-cell table:style-name="ce22" office:value-type="string" calcext:value-type="string">
            <text:p>111000</text:p>
          </table:table-cell>
          <table:table-cell table:style-name="ce23" office:value-type="string" calcext:value-type="string">
            <text:p>001100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9" office:value-type="string" calcext:value-type="string">
            <text:p>010001</text:p>
          </table:table-cell>
          <table:table-cell table:number-columns-repeated="2" table:style-name="ce14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001101</text:p>
          </table:table-cell>
          <table:table-cell table:formula="of:=BIN2DEC([.I19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9" office:value-type="string" calcext:value-type="string">
            <text:p>010010</text:p>
          </table:table-cell>
          <table:table-cell table:number-columns-repeated="2" table:style-name="ce14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001110</text:p>
          </table:table-cell>
          <table:table-cell table:formula="of:=BIN2DEC([.I20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9" office:value-type="string" calcext:value-type="string">
            <text:p>010011</text:p>
          </table:table-cell>
          <table:table-cell table:number-columns-repeated="2" table:style-name="ce14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7" table:formula="of:=BIN2DEC([.I21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9" office:value-type="string" calcext:value-type="string">
            <text:p>010100</text:p>
          </table:table-cell>
          <table:table-cell table:number-columns-repeated="2" table:style-name="ce14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/>
          <table:table-cell table:style-name="ce5" table:formula="of:=CONCATENATE(&quot;N&quot;;TEXT([.J22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22])" office:value-type="string" office:string-value="10000" calcext:value-type="string">
            <text:p>100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9" office:value-type="string" calcext:value-type="string">
            <text:p>010101</text:p>
          </table:table-cell>
          <table:table-cell table:number-columns-repeated="2" table:style-name="ce14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/>
          <table:table-cell table:style-name="ce20" office:value-type="string" calcext:value-type="string">
            <text:p>nD29</text:p>
          </table:table-cell>
          <table:table-cell table:style-name="ce22" office:value-type="string" calcext:value-type="string">
            <text:p>111101</text:p>
          </table:table-cell>
          <table:table-cell table:style-name="ce23" office:value-type="string" calcext:value-type="string">
            <text:p>010001</text:p>
          </table:table-cell>
          <table:table-cell table:style-name="ce20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9" office:value-type="string" calcext:value-type="string">
            <text:p>010110</text:p>
          </table:table-cell>
          <table:table-cell table:number-columns-repeated="2" table:style-name="ce14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nD02</text:p>
          </table:table-cell>
          <table:table-cell table:style-name="ce22" office:value-type="string" calcext:value-type="string">
            <text:p>100010</text:p>
          </table:table-cell>
          <table:table-cell table:style-name="ce23" office:value-type="string" calcext:value-type="string">
            <text:p>010010</text:p>
          </table:table-cell>
          <table:table-cell table:style-name="ce20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13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010011</text:p>
          </table:table-cell>
          <table:table-cell table:formula="of:=BIN2DEC([.I25])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15" office:value-type="string" calcext:value-type="string">
            <text:p>000101</text:p>
          </table:table-cell>
          <table:table-cell table:style-name="ce17" table:formula="of:=BIN2DEC([.C26])" office:value-type="float" office:value="58" calcext:value-type="float">
            <text:p>58</text:p>
          </table:table-cell>
          <table:table-cell/>
          <table:table-cell table:style-name="ce20" office:value-type="string" calcext:value-type="string">
            <text:p>nD31</text:p>
          </table:table-cell>
          <table:table-cell table:style-name="ce22" office:value-type="string" calcext:value-type="string">
            <text:p>111111</text:p>
          </table:table-cell>
          <table:table-cell table:style-name="ce23" office:value-type="string" calcext:value-type="string">
            <text:p>010100</text:p>
          </table:table-cell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13" office:value-type="string" calcext:value-type="string">
            <text:p>001100</text:p>
          </table:table-cell>
          <table:table-cell table:style-name="ce2" table:formula="of:=BIN2DEC([.C27])" office:value-type="float" office:value="51" calcext:value-type="float">
            <text:p>51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010101</text:p>
          </table:table-cell>
          <table:table-cell table:formula="of:=BIN2DEC([.I27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9" office:value-type="string" calcext:value-type="string">
            <text:p>011001</text:p>
          </table:table-cell>
          <table:table-cell table:number-columns-repeated="2" table:style-name="ce14" office:value-type="float" office:value="100110" calcext:value-type="float">
            <text:p>100110</text:p>
          </table:table-cell>
          <table:table-cell table:style-name="ce3" table:formula="of:=BIN2DEC([.C28])" office:value-type="float" office:value="38" calcext:value-type="float">
            <text:p>38</text:p>
          </table:table-cell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010110</text:p>
          </table:table-cell>
          <table:table-cell table:formula="of:=BIN2DEC([.I28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9" office:value-type="string" calcext:value-type="string">
            <text:p>011010</text:p>
          </table:table-cell>
          <table:table-cell table:number-columns-repeated="2" table:style-name="ce14" office:value-type="string" calcext:value-type="string">
            <text:p>010110</text:p>
          </table:table-cell>
          <table:table-cell table:style-name="ce3" table:formula="of:=BIN2DEC([.C29])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2" table:formula="of:=BIN2DEC([.I29])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13" office:value-type="string" calcext:value-type="string">
            <text:p>001001</text:p>
          </table:table-cell>
          <table:table-cell table:style-name="ce2" table:formula="of:=BIN2DEC([.C30])" office:value-type="float" office:value="54" calcext:value-type="float">
            <text:p>54</text:p>
          </table:table-cell>
          <table:table-cell/>
          <table:table-cell table:style-name="ce20" office:value-type="string" calcext:value-type="string">
            <text:p>nD00</text:p>
          </table:table-cell>
          <table:table-cell table:style-name="ce22" office:value-type="string" calcext:value-type="string">
            <text:p>100000</text:p>
          </table:table-cell>
          <table:table-cell table:style-name="ce23" office:value-type="string" calcext:value-type="string">
            <text:p>011000</text:p>
          </table:table-cell>
          <table:table-cell table:style-name="ce20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5" office:value-type="float" office:value="110110" calcext:value-type="float">
            <text:p>110110</text:p>
          </table:table-cell>
          <table:table-cell table:style-name="ce15" office:value-type="string" calcext:value-type="string">
            <text:p>001001</text:p>
          </table:table-cell>
          <table:table-cell table:style-name="ce17" table:formula="of:=BIN2DEC([.C31])" office:value-type="float" office:value="54" calcext:value-type="float">
            <text:p>54</text:p>
          </table:table-cell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011001</text:p>
          </table:table-cell>
          <table:table-cell table:formula="of:=BIN2DEC([.I31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9" office:value-type="string" calcext:value-type="string">
            <text:p>011100</text:p>
          </table:table-cell>
          <table:table-cell table:number-columns-repeated="2" table:style-name="ce14" office:value-type="string" calcext:value-type="string">
            <text:p>001110</text:p>
          </table:table-cell>
          <table:table-cell table:style-name="ce3" table:formula="of:=BIN2DEC([.C32])" office:value-type="float" office:value="14" calcext:value-type="float">
            <text:p>14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011010</text:p>
          </table:table-cell>
          <table:table-cell table:formula="of:=BIN2DEC([.I32])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5" office:value-type="float" office:value="110000" calcext:value-type="float">
            <text:p>110000</text:p>
          </table:table-cell>
          <table:table-cell table:style-name="ce17" table:formula="of:=BIN2DEC([.C33])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2" table:formula="of:=BIN2DEC([.I33])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13" office:value-type="string" calcext:value-type="string">
            <text:p>010001</text:p>
          </table:table-cell>
          <table:table-cell table:style-name="ce2" table:formula="of:=BIN2DEC([.C34])" office:value-type="float" office:value="46" calcext:value-type="float">
            <text:p>46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011100</text:p>
          </table:table-cell>
          <table:table-cell table:formula="of:=BIN2DEC([.I34]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5" office:value-type="float" office:value="101110" calcext:value-type="float">
            <text:p>101110</text:p>
          </table:table-cell>
          <table:table-cell table:style-name="ce15" office:value-type="string" calcext:value-type="string">
            <text:p>010001</text:p>
          </table:table-cell>
          <table:table-cell table:style-name="ce17" table:formula="of:=BIN2DEC([.C35])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2" table:formula="of:=BIN2DEC([.I35])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13" office:value-type="float" office:value="100001" calcext:value-type="float">
            <text:p>100001</text:p>
          </table:table-cell>
          <table:table-cell table:style-name="ce2" table:formula="of:=BIN2DEC([.C36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2" table:formula="of:=BIN2DEC([.I36]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5" office:value-type="string" calcext:value-type="string">
            <text:p>011110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7" table:formula="of:=BIN2DEC([.C37])" office:value-type="float" office:value="30" calcext:value-type="float">
            <text:p>30</text:p>
          </table:table-cell>
          <table:table-cell/>
          <table:table-cell table:style-name="ce5" table:formula="of:=CONCATENATE(&quot;N&quot;;TEXT([.J37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37])" office:value-type="string" office:string-value="11111" calcext:value-type="string">
            <text:p>11111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13" office:value-type="string" calcext:value-type="string">
            <text:p>010100</text:p>
          </table:table-cell>
          <table:table-cell table:style-name="ce2" table:formula="of:=BIN2DEC([.C38])" office:value-type="float" office:value="43" calcext:value-type="float">
            <text:p>43</text:p>
          </table:table-cell>
          <table:table-cell/>
          <table:table-cell table:style-name="ce5" table:formula="of:=CONCATENATE(&quot;N&quot;;TEXT([.J38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38])" office:value-type="string" office:string-value="100000" calcext:value-type="string">
            <text:p>10000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formula="of:=CONCATENATE(&quot;N00&quot;;TEXT([.E39];&quot;##&quot;))" office:value-type="string" office:string-value="N00" calcext:value-type="string">
            <text:p>N00</text:p>
          </table:table-cell>
          <table:table-cell table:style-name="ce18" office:value-type="string" calcext:value-type="string">
            <text:p>100011</text:p>
          </table:table-cell>
          <table:table-cell table:formula="of:=DEC2BIN([.E39])" office:value-type="string" office:string-value="0" calcext:value-type="string">
            <text:p>0</text:p>
          </table:table-cell>
          <table:table-cell table:formula="of:=DEC2BIN([.F39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nD30</text:p>
          </table:table-cell>
          <table:table-cell table:style-name="ce22" office:value-type="string" calcext:value-type="string">
            <text:p>111110</text:p>
          </table:table-cell>
          <table:table-cell table:style-name="ce23" office:value-type="float" office:value="100001" calcext:value-type="float">
            <text:p>100001</text:p>
          </table:table-cell>
          <table:table-cell table:style-name="ce20" office:value-type="float" office:value="33" calcext:value-type="float">
            <text:p>33</text:p>
          </table:table-cell>
        </table:table-row>
        <table:table-row table:style-name="ro1">
          <table:table-cell table:formula="of:=CONCATENATE(&quot;N0&quot;;TEXT([.E40];&quot;##&quot;))" office:value-type="string" office:string-value="N01" calcext:value-type="string">
            <text:p>N01</text:p>
          </table:table-cell>
          <table:table-cell office:value-type="string" calcext:value-type="string">
            <text:p>100011</text:p>
          </table:table-cell>
          <table:table-cell table:formula="of:=DEC2BIN([.E40])" office:value-type="string" office:string-value="1" calcext:value-type="string">
            <text:p>1</text:p>
          </table:table-cell>
          <table:table-cell table:formula="of:=DEC2BIN([.F40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nD01</text:p>
          </table:table-cell>
          <table:table-cell table:style-name="ce22" office:value-type="string" calcext:value-type="string">
            <text:p>100001</text:p>
          </table:table-cell>
          <table:table-cell table:style-name="ce23" office:value-type="float" office:value="100010" calcext:value-type="float">
            <text:p>100010</text:p>
          </table:table-cell>
          <table:table-cell table:style-name="ce20" office:value-type="float" office:value="34" calcext:value-type="float">
            <text:p>34</text:p>
          </table:table-cell>
        </table:table-row>
        <table:table-row table:style-name="ro1">
          <table:table-cell table:formula="of:=CONCATENATE(&quot;N0&quot;;TEXT([.E41];&quot;##&quot;))" office:value-type="string" office:string-value="N02" calcext:value-type="string">
            <text:p>N02</text:p>
          </table:table-cell>
          <table:table-cell office:value-type="string" calcext:value-type="string">
            <text:p>100011</text:p>
          </table:table-cell>
          <table:table-cell table:formula="of:=DEC2BIN([.E41])" office:value-type="string" office:string-value="10" calcext:value-type="string">
            <text:p>10</text:p>
          </table:table-cell>
          <table:table-cell table:formula="of:=DEC2BIN([.F41]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7</text:p>
          </table:table-cell>
          <table:table-cell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table:formula="of:=BIN2DEC([.I41])" office:value-type="float" office:value="35" calcext:value-type="float">
            <text:p>35</text:p>
          </table:table-cell>
        </table:table-row>
        <table:table-row table:style-name="ro1">
          <table:table-cell table:formula="of:=CONCATENATE(&quot;N0&quot;;TEXT([.E42];&quot;##&quot;))" office:value-type="string" office:string-value="N03" calcext:value-type="string">
            <text:p>N03</text:p>
          </table:table-cell>
          <table:table-cell office:value-type="string" calcext:value-type="string">
            <text:p>100011</text:p>
          </table:table-cell>
          <table:table-cell table:formula="of:=DEC2BIN([.E42])" office:value-type="string" office:string-value="11" calcext:value-type="string">
            <text:p>11</text:p>
          </table:table-cell>
          <table:table-cell table:formula="of:=DEC2BIN([.F42])" office:value-type="string" office:string-value="0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nD16</text:p>
          </table:table-cell>
          <table:table-cell table:style-name="ce22" office:value-type="string" calcext:value-type="string">
            <text:p>110000</text:p>
          </table:table-cell>
          <table:table-cell table:style-name="ce23" office:value-type="float" office:value="100100" calcext:value-type="float">
            <text:p>100100</text:p>
          </table:table-cell>
          <table:table-cell table:style-name="ce20" office:value-type="float" office:value="36" calcext:value-type="float">
            <text:p>36</text:p>
          </table:table-cell>
        </table:table-row>
        <table:table-row table:style-name="ro1">
          <table:table-cell table:formula="of:=CONCATENATE(&quot;N0&quot;;TEXT([.E43];&quot;##&quot;))" office:value-type="string" office:string-value="N04" calcext:value-type="string">
            <text:p>N04</text:p>
          </table:table-cell>
          <table:table-cell office:value-type="string" calcext:value-type="string">
            <text:p>100011</text:p>
          </table:table-cell>
          <table:table-cell table:formula="of:=DEC2BIN([.E43])" office:value-type="string" office:string-value="100" calcext:value-type="string">
            <text:p>100</text:p>
          </table:table-cell>
          <table:table-cell table:formula="of:=DEC2BIN([.F43])" office:value-type="string" office:string-value="0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09</text:p>
          </table:table-cell>
          <table:table-cell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table:formula="of:=BIN2DEC([.I43])" office:value-type="float" office:value="37" calcext:value-type="float">
            <text:p>37</text:p>
          </table:table-cell>
        </table:table-row>
        <table:table-row table:style-name="ro1">
          <table:table-cell table:formula="of:=CONCATENATE(&quot;N0&quot;;TEXT([.E44];&quot;##&quot;))" office:value-type="string" office:string-value="N05" calcext:value-type="string">
            <text:p>N05</text:p>
          </table:table-cell>
          <table:table-cell office:value-type="string" calcext:value-type="string">
            <text:p>100011</text:p>
          </table:table-cell>
          <table:table-cell table:formula="of:=DEC2BIN([.E44])" office:value-type="string" office:string-value="101" calcext:value-type="string">
            <text:p>101</text:p>
          </table:table-cell>
          <table:table-cell table:formula="of:=DEC2BIN([.F44])" office:value-type="string" office:string-value="0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table:formula="of:=BIN2DEC([.I44])" office:value-type="float" office:value="38" calcext:value-type="float">
            <text:p>38</text:p>
          </table:table-cell>
        </table:table-row>
        <table:table-row table:style-name="ro1">
          <table:table-cell table:formula="of:=CONCATENATE(&quot;N0&quot;;TEXT([.E45];&quot;##&quot;))" office:value-type="string" office:string-value="N06" calcext:value-type="string">
            <text:p>N06</text:p>
          </table:table-cell>
          <table:table-cell office:value-type="string" calcext:value-type="string">
            <text:p>100011</text:p>
          </table:table-cell>
          <table:table-cell table:formula="of:=DEC2BIN([.E45])" office:value-type="string" office:string-value="110" calcext:value-type="string">
            <text:p>110</text:p>
          </table:table-cell>
          <table:table-cell table:formula="of:=DEC2BIN([.F45]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2" table:formula="of:=BIN2DEC([.I45])" office:value-type="float" office:value="39" calcext:value-type="float">
            <text:p>39</text:p>
          </table:table-cell>
        </table:table-row>
        <table:table-row table:style-name="ro1">
          <table:table-cell table:formula="of:=CONCATENATE(&quot;N0&quot;;TEXT([.E46];&quot;##&quot;))" office:value-type="string" office:string-value="N07" calcext:value-type="string">
            <text:p>N07</text:p>
          </table:table-cell>
          <table:table-cell office:value-type="string" calcext:value-type="string">
            <text:p>100011</text:p>
          </table:table-cell>
          <table:table-cell table:formula="of:=DEC2BIN([.E46])" office:value-type="string" office:string-value="111" calcext:value-type="string">
            <text:p>111</text:p>
          </table:table-cell>
          <table:table-cell table:formula="of:=DEC2BIN([.F46]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0" office:value-type="string" calcext:value-type="string">
            <text:p>nD15</text:p>
          </table:table-cell>
          <table:table-cell table:style-name="ce22" office:value-type="string" calcext:value-type="string">
            <text:p>101111</text:p>
          </table:table-cell>
          <table:table-cell table:style-name="ce23" office:value-type="string" calcext:value-type="string">
            <text:p>101000</text:p>
          </table:table-cell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formula="of:=CONCATENATE(&quot;N&quot;;TEXT([.E47];&quot;##&quot;))" office:value-type="string" office:string-value="N8" calcext:value-type="string">
            <text:p>N8</text:p>
          </table:table-cell>
          <table:table-cell office:value-type="string" calcext:value-type="string">
            <text:p>100011</text:p>
          </table:table-cell>
          <table:table-cell table:formula="of:=DEC2BIN([.E47])" office:value-type="string" office:string-value="1000" calcext:value-type="string">
            <text:p>1000</text:p>
          </table:table-cell>
          <table:table-cell table:formula="of:=DEC2BIN([.F47])" office:value-type="string" office:string-value="0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table:formula="of:=BIN2DEC([.I47])" office:value-type="float" office:value="41" calcext:value-type="float">
            <text:p>41</text:p>
          </table:table-cell>
        </table:table-row>
        <table:table-row table:style-name="ro1">
          <table:table-cell table:formula="of:=CONCATENATE(&quot;N&quot;;TEXT([.E48];&quot;##&quot;))" office:value-type="string" office:string-value="N9" calcext:value-type="string">
            <text:p>N9</text:p>
          </table:table-cell>
          <table:table-cell office:value-type="string" calcext:value-type="string">
            <text:p>100011</text:p>
          </table:table-cell>
          <table:table-cell table:formula="of:=DEC2BIN([.E48])" office:value-type="string" office:string-value="1001" calcext:value-type="string">
            <text:p>1001</text:p>
          </table:table-cell>
          <table:table-cell table:formula="of:=DEC2BIN([.F48])" office:value-type="string" office:string-value="0" calcext:value-type="string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21</text:p>
          </table:table-cell>
          <table:table-cell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table:formula="of:=BIN2DEC([.I48])" office:value-type="float" office:value="42" calcext:value-type="float">
            <text:p>42</text:p>
          </table:table-cell>
        </table:table-row>
        <table:table-row table:style-name="ro1">
          <table:table-cell table:formula="of:=CONCATENATE(&quot;N&quot;;TEXT([.E49];&quot;##&quot;))" office:value-type="string" office:string-value="N10" calcext:value-type="string">
            <text:p>N10</text:p>
          </table:table-cell>
          <table:table-cell office:value-type="string" calcext:value-type="string">
            <text:p>100011</text:p>
          </table:table-cell>
          <table:table-cell table:formula="of:=DEC2BIN([.E49])" office:value-type="string" office:string-value="1010" calcext:value-type="string">
            <text:p>1010</text:p>
          </table:table-cell>
          <table:table-cell table:formula="of:=DEC2BIN([.F49])" office:value-type="string" office:string-value="0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2" table:formula="of:=BIN2DEC([.I49])" office:value-type="float" office:value="43" calcext:value-type="float">
            <text:p>43</text:p>
          </table:table-cell>
        </table:table-row>
        <table:table-row table:style-name="ro1">
          <table:table-cell table:formula="of:=CONCATENATE(&quot;N&quot;;TEXT([.E50];&quot;##&quot;))" office:value-type="string" office:string-value="N12" calcext:value-type="string">
            <text:p>N12</text:p>
          </table:table-cell>
          <table:table-cell office:value-type="string" calcext:value-type="string">
            <text:p>100011</text:p>
          </table:table-cell>
          <table:table-cell table:formula="of:=DEC2BIN([.E50])" office:value-type="string" office:string-value="1100" calcext:value-type="string">
            <text:p>1100</text:p>
          </table:table-cell>
          <table:table-cell table:formula="of:=DEC2BIN([.F50])" office:value-type="string" office:string-value="0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table:formula="of:=BIN2DEC([.I50])" office:value-type="float" office:value="44" calcext:value-type="float">
            <text:p>44</text:p>
          </table:table-cell>
        </table:table-row>
        <table:table-row table:style-name="ro1">
          <table:table-cell table:formula="of:=CONCATENATE(&quot;N&quot;;TEXT([.E51];&quot;##&quot;))" office:value-type="string" office:string-value="N16" calcext:value-type="string">
            <text:p>N16</text:p>
          </table:table-cell>
          <table:table-cell office:value-type="string" calcext:value-type="string">
            <text:p>100011</text:p>
          </table:table-cell>
          <table:table-cell table:formula="of:=DEC2BIN([.E51])" office:value-type="string" office:string-value="10000" calcext:value-type="string">
            <text:p>10000</text:p>
          </table:table-cell>
          <table:table-cell table:formula="of:=DEC2BIN([.F51])" office:value-type="string" office:string-value="0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2" table:formula="of:=BIN2DEC([.I51])" office:value-type="float" office:value="45" calcext:value-type="float">
            <text:p>45</text:p>
          </table:table-cell>
        </table:table-row>
        <table:table-row table:style-name="ro1">
          <table:table-cell table:formula="of:=CONCATENATE(&quot;N&quot;;TEXT([.E52];&quot;##&quot;))" office:value-type="string" office:string-value="N17" calcext:value-type="string">
            <text:p>N17</text:p>
          </table:table-cell>
          <table:table-cell office:value-type="string" calcext:value-type="string">
            <text:p>100011</text:p>
          </table:table-cell>
          <table:table-cell table:formula="of:=DEC2BIN([.E52])" office:value-type="string" office:string-value="10001" calcext:value-type="string">
            <text:p>10001</text:p>
          </table:table-cell>
          <table:table-cell table:formula="of:=DEC2BIN([.F52])" office:value-type="string" office:string-value="0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2" table:formula="of:=BIN2DEC([.I52])" office:value-type="float" office:value="46" calcext:value-type="float">
            <text:p>46</text:p>
          </table:table-cell>
        </table:table-row>
        <table:table-row table:style-name="ro1">
          <table:table-cell table:formula="of:=CONCATENATE(&quot;N&quot;;TEXT([.E53];&quot;##&quot;))" office:value-type="string" office:string-value="N18" calcext:value-type="string">
            <text:p>N18</text:p>
          </table:table-cell>
          <table:table-cell office:value-type="string" calcext:value-type="string">
            <text:p>100011</text:p>
          </table:table-cell>
          <table:table-cell table:formula="of:=DEC2BIN([.E53])" office:value-type="string" office:string-value="10010" calcext:value-type="string">
            <text:p>10010</text:p>
          </table:table-cell>
          <table:table-cell table:formula="of:=DEC2BIN([.F53])" office:value-type="string" office:string-value="0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table:formula="of:=CONCATENATE(&quot;N&quot;;TEXT([.J53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53])" office:value-type="string" office:string-value="101111" calcext:value-type="string">
            <text:p>101111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formula="of:=CONCATENATE(&quot;N&quot;;TEXT([.E54];&quot;##&quot;))" office:value-type="string" office:string-value="N20" calcext:value-type="string">
            <text:p>N20</text:p>
          </table:table-cell>
          <table:table-cell office:value-type="string" calcext:value-type="string">
            <text:p>100011</text:p>
          </table:table-cell>
          <table:table-cell table:formula="of:=DEC2BIN([.E54])" office:value-type="string" office:string-value="10100" calcext:value-type="string">
            <text:p>10100</text:p>
          </table:table-cell>
          <table:table-cell table:formula="of:=DEC2BIN([.F54])" office:value-type="string" office:string-value="0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0" office:value-type="string" calcext:value-type="string">
            <text:p>nK28</text:p>
          </table:table-cell>
          <table:table-cell table:style-name="ce22" office:value-type="string" calcext:value-type="string">
            <text:p>111100</text:p>
          </table:table-cell>
          <table:table-cell table:style-name="ce23" office:value-type="float" office:value="110000" calcext:value-type="float">
            <text:p>110000</text:p>
          </table:table-cell>
          <table:table-cell table:style-name="ce20" office:value-type="float" office:value="48" calcext:value-type="float">
            <text:p>48</text:p>
          </table:table-cell>
        </table:table-row>
        <table:table-row table:style-name="ro1">
          <table:table-cell table:formula="of:=CONCATENATE(&quot;N&quot;;TEXT([.E55];&quot;##&quot;))" office:value-type="string" office:string-value="N24" calcext:value-type="string">
            <text:p>N24</text:p>
          </table:table-cell>
          <table:table-cell office:value-type="string" calcext:value-type="string">
            <text:p>100011</text:p>
          </table:table-cell>
          <table:table-cell table:formula="of:=DEC2BIN([.E55])" office:value-type="string" office:string-value="11000" calcext:value-type="string">
            <text:p>11000</text:p>
          </table:table-cell>
          <table:table-cell table:formula="of:=DEC2BIN([.F55])" office:value-type="string" office:string-value="0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table:formula="of:=BIN2DEC([.I55])" office:value-type="float" office:value="49" calcext:value-type="float">
            <text:p>49</text:p>
          </table:table-cell>
        </table:table-row>
        <table:table-row table:style-name="ro1">
          <table:table-cell table:formula="of:=CONCATENATE(&quot;N&quot;;TEXT([.E56];&quot;##&quot;))" office:value-type="string" office:string-value="N31" calcext:value-type="string">
            <text:p>N31</text:p>
          </table:table-cell>
          <table:table-cell office:value-type="string" calcext:value-type="string">
            <text:p>100011</text:p>
          </table:table-cell>
          <table:table-cell table:formula="of:=DEC2BIN([.E56])" office:value-type="string" office:string-value="11111" calcext:value-type="string">
            <text:p>11111</text:p>
          </table:table-cell>
          <table:table-cell table:formula="of:=DEC2BIN([.F56])" office:value-type="string" office:string-value="0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table:formula="of:=BIN2DEC([.I56])" office:value-type="float" office:value="50" calcext:value-type="float">
            <text:p>50</text:p>
          </table:table-cell>
        </table:table-row>
        <table:table-row table:style-name="ro1">
          <table:table-cell table:formula="of:=CONCATENATE(&quot;N&quot;;TEXT([.E57];&quot;##&quot;))" office:value-type="string" office:string-value="N32" calcext:value-type="string">
            <text:p>N32</text:p>
          </table:table-cell>
          <table:table-cell office:value-type="string" calcext:value-type="string">
            <text:p>100011</text:p>
          </table:table-cell>
          <table:table-cell table:formula="of:=DEC2BIN([.E57])" office:value-type="string" office:string-value="100000" calcext:value-type="string">
            <text:p>100000</text:p>
          </table:table-cell>
          <table:table-cell table:formula="of:=DEC2BIN([.F57])" office:value-type="string" office:string-value="0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2" table:formula="of:=BIN2DEC([.I57])" office:value-type="float" office:value="51" calcext:value-type="float">
            <text:p>51</text:p>
          </table:table-cell>
        </table:table-row>
        <table:table-row table:style-name="ro1">
          <table:table-cell table:formula="of:=CONCATENATE(&quot;N&quot;;TEXT([.E58];&quot;##&quot;))" office:value-type="string" office:string-value="N33" calcext:value-type="string">
            <text:p>N33</text:p>
          </table:table-cell>
          <table:table-cell office:value-type="string" calcext:value-type="string">
            <text:p>100011</text:p>
          </table:table-cell>
          <table:table-cell table:formula="of:=DEC2BIN([.E58])" office:value-type="string" office:string-value="100001" calcext:value-type="string">
            <text:p>100001</text:p>
          </table:table-cell>
          <table:table-cell table:formula="of:=DEC2BIN([.F58])" office:value-type="string" office:string-value="0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table:formula="of:=BIN2DEC([.I58])" office:value-type="float" office:value="52" calcext:value-type="float">
            <text:p>52</text:p>
          </table:table-cell>
        </table:table-row>
        <table:table-row table:style-name="ro1">
          <table:table-cell table:formula="of:=CONCATENATE(&quot;N&quot;;TEXT([.E59];&quot;##&quot;))" office:value-type="string" office:string-value="N34" calcext:value-type="string">
            <text:p>N34</text:p>
          </table:table-cell>
          <table:table-cell office:value-type="string" calcext:value-type="string">
            <text:p>100011</text:p>
          </table:table-cell>
          <table:table-cell table:formula="of:=DEC2BIN([.E59])" office:value-type="string" office:string-value="100010" calcext:value-type="string">
            <text:p>100010</text:p>
          </table:table-cell>
          <table:table-cell table:formula="of:=DEC2BIN([.F59])" office:value-type="string" office:string-value="0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2" table:formula="of:=BIN2DEC([.I59])" office:value-type="float" office:value="53" calcext:value-type="float">
            <text:p>53</text:p>
          </table:table-cell>
        </table:table-row>
        <table:table-row table:style-name="ro1">
          <table:table-cell table:formula="of:=CONCATENATE(&quot;N&quot;;TEXT([.E60];&quot;##&quot;))" office:value-type="string" office:string-value="N36" calcext:value-type="string">
            <text:p>N36</text:p>
          </table:table-cell>
          <table:table-cell office:value-type="string" calcext:value-type="string">
            <text:p>100011</text:p>
          </table:table-cell>
          <table:table-cell table:formula="of:=DEC2BIN([.E60])" office:value-type="string" office:string-value="100100" calcext:value-type="string">
            <text:p>100100</text:p>
          </table:table-cell>
          <table:table-cell table:formula="of:=DEC2BIN([.F60])" office:value-type="string" office:string-value="0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2" table:formula="of:=BIN2DEC([.I60])" office:value-type="float" office:value="54" calcext:value-type="float">
            <text:p>54</text:p>
          </table:table-cell>
        </table:table-row>
        <table:table-row table:style-name="ro1">
          <table:table-cell table:formula="of:=CONCATENATE(&quot;N&quot;;TEXT([.E61];&quot;##&quot;))" office:value-type="string" office:string-value="N40" calcext:value-type="string">
            <text:p>N40</text:p>
          </table:table-cell>
          <table:table-cell office:value-type="string" calcext:value-type="string">
            <text:p>100011</text:p>
          </table:table-cell>
          <table:table-cell table:formula="of:=DEC2BIN([.E61])" office:value-type="string" office:string-value="101000" calcext:value-type="string">
            <text:p>101000</text:p>
          </table:table-cell>
          <table:table-cell table:formula="of:=DEC2BIN([.F61])" office:value-type="string" office:string-value="0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table:formula="of:=CONCATENATE(&quot;N&quot;;TEXT([.J61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1])" office:value-type="string" office:string-value="110111" calcext:value-type="string">
            <text:p>110111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formula="of:=CONCATENATE(&quot;N&quot;;TEXT([.E62];&quot;##&quot;))" office:value-type="string" office:string-value="N47" calcext:value-type="string">
            <text:p>N47</text:p>
          </table:table-cell>
          <table:table-cell office:value-type="string" calcext:value-type="string">
            <text:p>100011</text:p>
          </table:table-cell>
          <table:table-cell table:formula="of:=DEC2BIN([.E62])" office:value-type="string" office:string-value="101111" calcext:value-type="string">
            <text:p>101111</text:p>
          </table:table-cell>
          <table:table-cell table:formula="of:=DEC2BIN([.F62])" office:value-type="string" office:string-value="0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2" table:formula="of:=BIN2DEC([.I62])" office:value-type="float" office:value="56" calcext:value-type="float">
            <text:p>56</text:p>
          </table:table-cell>
        </table:table-row>
        <table:table-row table:style-name="ro1">
          <table:table-cell table:formula="of:=CONCATENATE(&quot;N&quot;;TEXT([.E63];&quot;##&quot;))" office:value-type="string" office:string-value="N48" calcext:value-type="string">
            <text:p>N48</text:p>
          </table:table-cell>
          <table:table-cell office:value-type="string" calcext:value-type="string">
            <text:p>100011</text:p>
          </table:table-cell>
          <table:table-cell table:formula="of:=DEC2BIN([.E63])" office:value-type="string" office:string-value="110000" calcext:value-type="string">
            <text:p>110000</text:p>
          </table:table-cell>
          <table:table-cell table:formula="of:=DEC2BIN([.F63])" office:value-type="string" office:string-value="0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2" table:formula="of:=BIN2DEC([.I63])" office:value-type="float" office:value="57" calcext:value-type="float">
            <text:p>57</text:p>
          </table:table-cell>
        </table:table-row>
        <table:table-row table:style-name="ro1">
          <table:table-cell table:formula="of:=CONCATENATE(&quot;N&quot;;TEXT([.E64];&quot;##&quot;))" office:value-type="string" office:string-value="N55" calcext:value-type="string">
            <text:p>N55</text:p>
          </table:table-cell>
          <table:table-cell office:value-type="string" calcext:value-type="string">
            <text:p>100011</text:p>
          </table:table-cell>
          <table:table-cell table:formula="of:=DEC2BIN([.E64])" office:value-type="string" office:string-value="110111" calcext:value-type="string">
            <text:p>110111</text:p>
          </table:table-cell>
          <table:table-cell table:formula="of:=DEC2BIN([.F64])" office:value-type="string" office:string-value="0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2" table:formula="of:=BIN2DEC([.I64])" office:value-type="float" office:value="58" calcext:value-type="float">
            <text:p>58</text:p>
          </table:table-cell>
        </table:table-row>
        <table:table-row table:style-name="ro1">
          <table:table-cell table:formula="of:=CONCATENATE(&quot;N&quot;;TEXT([.E65];&quot;##&quot;))" office:value-type="string" office:string-value="N59" calcext:value-type="string">
            <text:p>N59</text:p>
          </table:table-cell>
          <table:table-cell office:value-type="string" calcext:value-type="string">
            <text:p>100011</text:p>
          </table:table-cell>
          <table:table-cell table:formula="of:=DEC2BIN([.E65])" office:value-type="string" office:string-value="111011" calcext:value-type="string">
            <text:p>111011</text:p>
          </table:table-cell>
          <table:table-cell table:formula="of:=DEC2BIN([.F65])" office:value-type="string" office:string-value="0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CONCATENATE(&quot;N&quot;;TEXT([.J65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5])" office:value-type="string" office:string-value="111011" calcext:value-type="string">
            <text:p>111011</text:p>
          </table:table-cell>
          <table:table-cell table:style-name="ce5" office:value-type="float" office:value="59" calcext:value-type="float">
            <text:p>59</text:p>
          </table:table-cell>
        </table:table-row>
        <table:table-row table:style-name="ro1">
          <table:table-cell table:formula="of:=CONCATENATE(&quot;N&quot;;TEXT([.E66];&quot;##&quot;))" office:value-type="string" office:string-value="N60" calcext:value-type="string">
            <text:p>N60</text:p>
          </table:table-cell>
          <table:table-cell office:value-type="string" calcext:value-type="string">
            <text:p>100011</text:p>
          </table:table-cell>
          <table:table-cell table:formula="of:=DEC2BIN([.E66])" office:value-type="string" office:string-value="111100" calcext:value-type="string">
            <text:p>111100</text:p>
          </table:table-cell>
          <table:table-cell table:formula="of:=DEC2BIN([.F66])" office:value-type="string" office:string-value="0" calcext:value-type="string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table:formula="of:=CONCATENATE(&quot;N&quot;;TEXT([.J66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6])" office:value-type="string" office:string-value="111100" calcext:value-type="string">
            <text:p>111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formula="of:=CONCATENATE(&quot;N&quot;;TEXT([.E67];&quot;##&quot;))" office:value-type="string" office:string-value="N61" calcext:value-type="string">
            <text:p>N61</text:p>
          </table:table-cell>
          <table:table-cell office:value-type="string" calcext:value-type="string">
            <text:p>100011</text:p>
          </table:table-cell>
          <table:table-cell table:formula="of:=DEC2BIN([.E67])" office:value-type="string" office:string-value="111101" calcext:value-type="string">
            <text:p>111101</text:p>
          </table:table-cell>
          <table:table-cell table:formula="of:=DEC2BIN([.F67])" office:value-type="string" office:string-value="0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5" table:formula="of:=CONCATENATE(&quot;N&quot;;TEXT([.J67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7])" office:value-type="string" office:string-value="111101" calcext:value-type="string">
            <text:p>111101</text:p>
          </table:table-cell>
          <table:table-cell table:style-name="ce5" office:value-type="float" office:value="61" calcext:value-type="float">
            <text:p>61</text:p>
          </table:table-cell>
        </table:table-row>
        <table:table-row table:style-name="ro1">
          <table:table-cell table:formula="of:=CONCATENATE(&quot;N&quot;;TEXT([.E68];&quot;##&quot;))" office:value-type="string" office:string-value="N62" calcext:value-type="string">
            <text:p>N62</text:p>
          </table:table-cell>
          <table:table-cell office:value-type="string" calcext:value-type="string">
            <text:p>100011</text:p>
          </table:table-cell>
          <table:table-cell table:formula="of:=DEC2BIN([.E68])" office:value-type="string" office:string-value="111110" calcext:value-type="string">
            <text:p>111110</text:p>
          </table:table-cell>
          <table:table-cell table:formula="of:=DEC2BIN([.F68])" office:value-type="string" office:string-value="0" calcext:value-type="string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table:formula="of:=CONCATENATE(&quot;N&quot;;TEXT([.J68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8])" office:value-type="string" office:string-value="111110" calcext:value-type="string">
            <text:p>111110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formula="of:=CONCATENATE(&quot;N&quot;;TEXT([.E69];&quot;##&quot;))" office:value-type="string" office:string-value="N63" calcext:value-type="string">
            <text:p>N63</text:p>
          </table:table-cell>
          <table:table-cell office:value-type="string" calcext:value-type="string">
            <text:p>100011</text:p>
          </table:table-cell>
          <table:table-cell table:formula="of:=DEC2BIN([.E69])" office:value-type="string" office:string-value="111111" calcext:value-type="string">
            <text:p>111111</text:p>
          </table:table-cell>
          <table:table-cell table:formula="of:=DEC2BIN([.F69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style-name="ce5" table:formula="of:=CONCATENATE(&quot;N&quot;;TEXT([.J69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9])" office:value-type="string" office:string-value="111111" calcext:value-type="string">
            <text:p>111111</text:p>
          </table:table-cell>
          <table:table-cell table:style-name="ce5" office:value-type="float" office:value="63" calcext:value-type="float">
            <text:p>63</text:p>
          </table:table-cell>
        </table:table-row>
      </table:table>
      <table:table table:name="Plus" table:style-name="ta1">
        <table:table-column table:style-name="co1" table:default-cell-style-name="Default"/>
        <table:table-column table:style-name="co1" table:number-columns-repeated="4" table:default-cell-style-name="ce11"/>
        <table:table-column table:style-name="co2" table:default-cell-style-name="ce1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4" office:value-type="string" calcext:value-type="string">
            <text:p>Data_Name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" office:value-type="string" calcext:value-type="string">
            <text:p>Num_RD</text:p>
          </table:table-cell>
          <table:table-cell table:style-name="ce1"/>
          <table:table-cell/>
          <table:table-cell table:style-name="ce24" office:value-type="string" calcext:value-type="string">
            <text:p>Data_Name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" office:value-type="string" calcext:value-type="string">
            <text:p>Num_RD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25" office:value-type="string" calcext:value-type="string">
            <text:p>N00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DEC2BIN([.K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5" office:value-type="string" calcext:value-type="string">
            <text:p>N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--.0</text:p>
          </table:table-cell>
          <table:table-cell office:value-type="string" calcext:value-type="string">
            <text:p>000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5" table:formula="of:=CONCATENATE(&quot;N0&quot;;TEXT([.K6];&quot;##&quot;))" office:value-type="string" office:string-value="N01" calcext:value-type="string">
            <text:p>N01</text:p>
          </table:table-cell>
          <table:table-cell table:style-name="ce25" office:value-type="float" office:value="1111" calcext:value-type="float">
            <text:p>1111</text:p>
          </table:table-cell>
          <table:table-cell table:style-name="ce25" table:formula="of:=DEC2BIN([.K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25" table:formula="of:=CONCATENATE(&quot;N0&quot;;TEXT([.Q6];&quot;##&quot;))" office:value-type="string" office:string-value="N01" calcext:value-type="string">
            <text:p>N01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--.1</text:p>
          </table:table-cell>
          <table:table-cell office:value-type="string" calcext:value-type="string">
            <text:p>000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5" table:formula="of:=CONCATENATE(&quot;N0&quot;;TEXT([.K7];&quot;##&quot;))" office:value-type="string" office:string-value="N02" calcext:value-type="string">
            <text:p>N02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table:formula="of:=DEC2BIN([.K7];4)" office:value-type="string" office:string-value="0010" calcext:value-type="string">
            <text:p>00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/>
          <table:table-cell table:style-name="ce13" office:value-type="string" calcext:value-type="string">
            <text:p>K04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10</text:p>
          </table:table-cell>
          <table:table-cell table:style-name="ce2" table:formula="of:=BIN2DEC([.P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--.2</text:p>
          </table:table-cell>
          <table:table-cell office:value-type="string" calcext:value-type="string">
            <text:p>00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style-name="ce25" table:formula="of:=CONCATENATE(&quot;N0&quot;;TEXT([.K8];&quot;##&quot;))" office:value-type="string" office:string-value="N03" calcext:value-type="string">
            <text:p>N03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table:formula="of:=DEC2BIN([.K8];4)" office:value-type="string" office:string-value="0011" calcext:value-type="string">
            <text:p>001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/>
          <table:table-cell table:style-name="ce13" office:value-type="string" calcext:value-type="string">
            <text:p>K03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2" table:formula="of:=BIN2DEC([.P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--.3</text:p>
          </table:table-cell>
          <table:table-cell office:value-type="string" calcext:value-type="string">
            <text:p>00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5" table:formula="of:=CONCATENATE(&quot;N0&quot;;TEXT([.K9];&quot;##&quot;))" office:value-type="string" office:string-value="N04" calcext:value-type="string">
            <text:p>N04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K9];4)" office:value-type="string" office:string-value="0100" calcext:value-type="string">
            <text:p>010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/>
          <table:table-cell table:style-name="ce13" office:value-type="string" calcext:value-type="string">
            <text:p>K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style-name="ce2" table:formula="of:=BIN2DEC([.P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--.4</text:p>
          </table:table-cell>
          <table:table-cell office:value-type="string" calcext:value-type="string">
            <text:p>0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3" office:value-type="string" calcext:value-type="string">
            <text:p>D02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2" table:formula="of:=BIN2DEC([.J10])" office:value-type="float" office:value="5" calcext:value-type="float">
            <text:p>5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2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2" table:formula="of:=BIN2DEC([.P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--.5</text:p>
          </table:table-cell>
          <table:table-cell office:value-type="string" calcext:value-type="string">
            <text:p>0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3" office:value-type="string" calcext:value-type="string">
            <text:p>D06</text:p>
          </table:table-cell>
          <table:table-cell table:number-columns-repeated="2" table:style-name="ce13" office:value-type="string" calcext:value-type="string">
            <text:p>0110</text:p>
          </table:table-cell>
          <table:table-cell table:style-name="ce2" table:formula="of:=BIN2DEC([.J11])" office:value-type="float" office:value="6" calcext:value-type="float">
            <text:p>6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6</text:p>
          </table:table-cell>
          <table:table-cell table:number-columns-repeated="2" table:style-name="ce13" office:value-type="string" calcext:value-type="string">
            <text:p>0110</text:p>
          </table:table-cell>
          <table:table-cell table:style-name="ce2" table:formula="of:=BIN2DEC([.P11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--.6</text:p>
          </table:table-cell>
          <table:table-cell office:value-type="string" calcext:value-type="string">
            <text:p>0110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style-name="ce25" table:formula="of:=CONCATENATE(&quot;N0&quot;;TEXT([.K12];&quot;##&quot;))" office:value-type="string" office:string-value="N07" calcext:value-type="string">
            <text:p>N07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table:formula="of:=DEC2BIN([.K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pecial case</text:p>
          </table:table-cell>
          <table:table-cell/>
          <table:table-cell table:style-name="ce25" table:formula="of:=CONCATENATE(&quot;N0&quot;;TEXT([.Q12];&quot;##&quot;))" office:value-type="string" office:string-value="N07" calcext:value-type="string">
            <text:p>N07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--.7</text:p>
          </table:table-cell>
          <table:table-cell office:value-type="string" calcext:value-type="string">
            <text:p>0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CONCATENATE(&quot;N0&quot;;TEXT([.K13];&quot;##&quot;))" office:value-type="string" office:string-value="N08" calcext:value-type="string">
            <text:p>N08</text:p>
          </table:table-cell>
          <table:table-cell table:style-name="ce25" office:value-type="float" office:value="1001" calcext:value-type="float">
            <text:p>1001</text:p>
          </table:table-cell>
          <table:table-cell table:style-name="ce25" table:formula="of:=DEC2BIN([.K13];4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pecial case</text:p>
          </table:table-cell>
          <table:table-cell/>
          <table:table-cell table:style-name="ce13" office:value-type="string" calcext:value-type="string">
            <text:p>K07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000</text:p>
          </table:table-cell>
          <table:table-cell table:style-name="ce2" table:formula="of:=BIN2DEC([.P13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 office:value-type="string" calcext:value-type="string">
            <text:p>D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2" table:formula="of:=BIN2DEC([.J14])" office:value-type="float" office:value="9" calcext:value-type="float">
            <text:p>9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2" table:formula="of:=BIN2DEC([.P14]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5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2" table:formula="of:=BIN2DEC([.J15])" office:value-type="float" office:value="10" calcext:value-type="float">
            <text:p>10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5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2" table:formula="of:=BIN2DEC([.P15])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11</text:p>
          </table:table-cell>
          <table:table-cell table:style-name="ce2" table:formula="of:=BIN2DEC([.J16])" office:value-type="float" office:value="11" calcext:value-type="float">
            <text:p>11</text:p>
          </table:table-cell>
          <table:table-cell table:style-name="ce2"/>
          <table:table-cell/>
          <table:table-cell table:style-name="ce25" table:formula="of:=CONCATENATE(&quot;N&quot;;TEXT([.Q16];&quot;##&quot;))" office:value-type="string" office:string-value="N11" calcext:value-type="string">
            <text:p>N11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6];4)" office:value-type="string" office:string-value="1011" calcext:value-type="string">
            <text:p>1011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3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table:style-name="ce2" table:formula="of:=BIN2DEC([.J17])" office:value-type="float" office:value="12" calcext:value-type="float">
            <text:p>12</text:p>
          </table:table-cell>
          <table:table-cell table:style-name="ce2"/>
          <table:table-cell/>
          <table:table-cell table:style-name="ce25" table:formula="of:=CONCATENATE(&quot;N&quot;;TEXT([.Q17];&quot;##&quot;))" office:value-type="string" office:string-value="N12" calcext:value-type="string">
            <text:p>N12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7];4)" office:value-type="string" office:string-value="1100" calcext:value-type="string">
            <text:p>110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4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101</text:p>
          </table:table-cell>
          <table:table-cell table:style-name="ce2" table:formula="of:=BIN2DEC([.J18])" office:value-type="float" office:value="13" calcext:value-type="float">
            <text:p>13</text:p>
          </table:table-cell>
          <table:table-cell table:style-name="ce2"/>
          <table:table-cell/>
          <table:table-cell table:style-name="ce25" table:formula="of:=CONCATENATE(&quot;N&quot;;TEXT([.Q18];&quot;##&quot;))" office:value-type="string" office:string-value="N13" calcext:value-type="string">
            <text:p>N13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8];4)" office:value-type="string" office:string-value="1101" calcext:value-type="string">
            <text:p>1101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7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110</text:p>
          </table:table-cell>
          <table:table-cell table:style-name="ce2" table:formula="of:=BIN2DEC([.J19])" office:value-type="float" office:value="14" calcext:value-type="float">
            <text:p>14</text:p>
          </table:table-cell>
          <table:table-cell table:style-name="ce2"/>
          <table:table-cell/>
          <table:table-cell table:style-name="ce25" table:formula="of:=CONCATENATE(&quot;N&quot;;TEXT([.Q19];&quot;##&quot;))" office:value-type="string" office:string-value="N14" calcext:value-type="string">
            <text:p>N14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9];4)" office:value-type="string" office:string-value="1110" calcext:value-type="string">
            <text:p>1110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5" table:formula="of:=CONCATENATE(&quot;N&quot;;TEXT([.K20];&quot;##&quot;))" office:value-type="string" office:string-value="N15" calcext:value-type="string">
            <text:p>N15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DEC2BIN([.K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5" table:formula="of:=CONCATENATE(&quot;N&quot;;TEXT([.Q20];&quot;##&quot;))" office:value-type="string" office:string-value="N15" calcext:value-type="string">
            <text:p>N15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eco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binary orden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da RO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coe file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2])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3])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4])" office:value-type="string" office:string-value="10" calcext:value-type="string">
            <text:p>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5])" office:value-type="string" office:string-value="11" calcext:value-type="string">
            <text:p>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6])" office:value-type="string" office:string-value="100" calcext:value-type="string">
            <text:p>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BIN([.B7])" office:value-type="string" office:string-value="101" calcext:value-type="string">
            <text:p>101</text:p>
          </table:table-cell>
          <table:table-cell office:value-type="float" office:value="23" calcext:value-type="float">
            <text:p>23</text:p>
          </table:table-cell>
          <table:table-cell table:formula="of:=DEC2BIN([.D7]+32)" office:value-type="string" office:string-value="110111" calcext:value-type="string">
            <text:p>110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0111</text:p>
          </table:table-cell>
          <table:table-cell table:formula="of:=BIN2DEC([.G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BIN([.B8])" office:value-type="string" office:string-value="110" calcext:value-type="string">
            <text:p>110</text:p>
          </table:table-cell>
          <table:table-cell office:value-type="float" office:value="8" calcext:value-type="float">
            <text:p>8</text:p>
          </table:table-cell>
          <table:table-cell table:formula="of:=DEC2BIN([.D8]+32)" office:value-type="string" office:string-value="101000" calcext:value-type="string">
            <text:p>101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1000</text:p>
          </table:table-cell>
          <table:table-cell table:formula="of:=BIN2DEC([.G8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BIN([.B9])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 table:formula="of:=DEC2BIN([.D9]+32)" office:value-type="string" office:string-value="100111" calcext:value-type="string">
            <text:p>100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111</text:p>
          </table:table-cell>
          <table:table-cell table:formula="of:=BIN2DEC([.G9]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BIN([.B10])" office:value-type="string" office:string-value="1000" calcext:value-type="string">
            <text:p>1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0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BIN([.B11])" office:value-type="string" office:string-value="1001" calcext:value-type="string">
            <text:p>1001</text:p>
          </table:table-cell>
          <table:table-cell office:value-type="float" office:value="27" calcext:value-type="float">
            <text:p>27</text:p>
          </table:table-cell>
          <table:table-cell table:formula="of:=DEC2BIN([.D11]+32)" office:value-type="string" office:string-value="111011" calcext:value-type="string">
            <text:p>1110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011</text:p>
          </table:table-cell>
          <table:table-cell table:formula="of:=BIN2DEC([.G1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BIN([.B12])" office:value-type="string" office:string-value="1010" calcext:value-type="string">
            <text:p>1010</text:p>
          </table:table-cell>
          <table:table-cell office:value-type="float" office:value="4" calcext:value-type="float">
            <text:p>4</text:p>
          </table:table-cell>
          <table:table-cell table:formula="of:=DEC2BIN([.D12]+32)" office:value-type="string" office:string-value="100100" calcext:value-type="string">
            <text:p>1001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100</text:p>
          </table:table-cell>
          <table:table-cell table:formula="of:=BIN2DEC([.G12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BIN([.B13])" office:value-type="string" office:string-value="1011" calcext:value-type="string">
            <text:p>1011</text:p>
          </table:table-cell>
          <table:table-cell office:value-type="float" office:value="20" calcext:value-type="float">
            <text:p>20</text:p>
          </table:table-cell>
          <table:table-cell table:formula="of:=DEC2BIN([.D13]+32)" office:value-type="string" office:string-value="110100" calcext:value-type="string">
            <text:p>110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0</text:p>
          </table:table-cell>
          <table:table-cell table:formula="of:=BIN2DEC([.G1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BIN([.B14])" office:value-type="string" office:string-value="1100" calcext:value-type="string">
            <text:p>1100</text:p>
          </table:table-cell>
          <table:table-cell office:value-type="float" office:value="24" calcext:value-type="float">
            <text:p>24</text:p>
          </table:table-cell>
          <table:table-cell table:formula="of:=DEC2BIN([.D14]+32)" office:value-type="string" office:string-value="111000" calcext:value-type="string">
            <text:p>111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000</text:p>
          </table:table-cell>
          <table:table-cell table:formula="of:=BIN2DEC([.G1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BIN([.B15])" office:value-type="string" office:string-value="1101" calcext:value-type="string">
            <text:p>1101</text:p>
          </table:table-cell>
          <table:table-cell office:value-type="float" office:value="12" calcext:value-type="float">
            <text:p>12</text:p>
          </table:table-cell>
          <table:table-cell table:formula="of:=DEC2BIN([.D15]+32)" office:value-type="string" office:string-value="101100" calcext:value-type="string">
            <text:p>10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0</text:p>
          </table:table-cell>
          <table:table-cell table:formula="of:=BIN2DEC([.G15])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BIN([.B16])" office:value-type="string" office:string-value="1110" calcext:value-type="string">
            <text:p>1110</text:p>
          </table:table-cell>
          <table:table-cell office:value-type="float" office:value="28" calcext:value-type="float">
            <text:p>28</text:p>
          </table:table-cell>
          <table:table-cell table:formula="of:=DEC2BIN([.D16]+32)" office:value-type="string" office:string-value="111100" calcext:value-type="string">
            <text:p>11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100</text:p>
          </table:table-cell>
          <table:table-cell table:formula="of:=BIN2DEC([.G1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BIN([.B17])" office:value-type="string" office:string-value="1111" calcext:value-type="string">
            <text:p>1111</text:p>
          </table:table-cell>
          <table:table-cell office:value-type="string" calcext:value-type="string">
            <text:p>K28</text:p>
          </table:table-cell>
          <table:table-cell office:value-type="float" office:value="11100" calcext:value-type="float">
            <text:p>11100</text:p>
          </table:table-cell>
          <table:table-cell/>
          <table:table-cell office:value-type="string" calcext:value-type="string">
            <text:p>011100</text:p>
          </table:table-cell>
          <table:table-cell table:formula="of:=BIN2DEC([.G1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BIN([.B18]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8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BIN([.B19])" office:value-type="string" office:string-value="10001" calcext:value-type="string">
            <text:p>10001</text:p>
          </table:table-cell>
          <table:table-cell office:value-type="float" office:value="29" calcext:value-type="float">
            <text:p>29</text:p>
          </table:table-cell>
          <table:table-cell table:formula="of:=DEC2BIN([.D19]+32)" office:value-type="string" office:string-value="111101" calcext:value-type="string">
            <text:p>11110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01</text:p>
          </table:table-cell>
          <table:table-cell table:formula="of:=BIN2DEC([.G19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BIN([.B20])" office:value-type="string" office:string-value="10010" calcext:value-type="string">
            <text:p>10010</text:p>
          </table:table-cell>
          <table:table-cell office:value-type="float" office:value="2" calcext:value-type="float">
            <text:p>2</text:p>
          </table:table-cell>
          <table:table-cell table:formula="of:=DEC2BIN([.D20]+32)" office:value-type="string" office:string-value="100010" calcext:value-type="string">
            <text:p>10001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10</text:p>
          </table:table-cell>
          <table:table-cell table:formula="of:=BIN2DEC([.G20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DEC2BIN([.B21])" office:value-type="string" office:string-value="10011" calcext:value-type="string">
            <text:p>10011</text:p>
          </table:table-cell>
          <table:table-cell office:value-type="float" office:value="18" calcext:value-type="float">
            <text:p>18</text:p>
          </table:table-cell>
          <table:table-cell table:formula="of:=DEC2BIN([.D21]+32)" office:value-type="string" office:string-value="110010" calcext:value-type="string">
            <text:p>110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0</text:p>
          </table:table-cell>
          <table:table-cell table:formula="of:=BIN2DEC([.G21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BIN([.B22])" office:value-type="string" office:string-value="10100" calcext:value-type="string">
            <text:p>10100</text:p>
          </table:table-cell>
          <table:table-cell office:value-type="float" office:value="31" calcext:value-type="float">
            <text:p>31</text:p>
          </table:table-cell>
          <table:table-cell table:formula="of:=DEC2BIN([.D22]+32)" office:value-type="string" office:string-value="111111" calcext:value-type="string">
            <text:p>111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11</text:p>
          </table:table-cell>
          <table:table-cell table:formula="of:=BIN2DEC([.G22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BIN([.B23])" office:value-type="string" office:string-value="10101" calcext:value-type="string">
            <text:p>10101</text:p>
          </table:table-cell>
          <table:table-cell office:value-type="float" office:value="10" calcext:value-type="float">
            <text:p>10</text:p>
          </table:table-cell>
          <table:table-cell table:formula="of:=DEC2BIN([.D23]+32)" office:value-type="string" office:string-value="101010" calcext:value-type="string">
            <text:p>10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0</text:p>
          </table:table-cell>
          <table:table-cell table:formula="of:=BIN2DEC([.G23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BIN([.B24])" office:value-type="string" office:string-value="10110" calcext:value-type="string">
            <text:p>10110</text:p>
          </table:table-cell>
          <table:table-cell office:value-type="float" office:value="26" calcext:value-type="float">
            <text:p>26</text:p>
          </table:table-cell>
          <table:table-cell table:formula="of:=DEC2BIN([.D24]+32)" office:value-type="string" office:string-value="111010" calcext:value-type="string">
            <text:p>11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10</text:p>
          </table:table-cell>
          <table:table-cell table:formula="of:=BIN2DEC([.G24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BIN([.B25])" office:value-type="string" office:string-value="10111" calcext:value-type="string">
            <text:p>10111</text:p>
          </table:table-cell>
          <table:table-cell office:value-type="float" office:value="15" calcext:value-type="float">
            <text:p>15</text:p>
          </table:table-cell>
          <table:table-cell table:formula="of:=DEC2BIN([.D25])" office:value-type="string" office:string-value="1111" calcext:value-type="string">
            <text:p>1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1111</text:p>
          </table:table-cell>
          <table:table-cell table:formula="of:=BIN2DEC([.G25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BIN([.B26])" office:value-type="string" office:string-value="11000" calcext:value-type="string">
            <text:p>11000</text:p>
          </table:table-cell>
          <table:table-cell office:value-type="float" office:value="0" calcext:value-type="float">
            <text:p>0</text:p>
          </table:table-cell>
          <table:table-cell table:formula="of:=DEC2BIN([.D26]+32)" office:value-type="string" office:string-value="100000" calcext:value-type="string">
            <text:p>100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00</text:p>
          </table:table-cell>
          <table:table-cell table:formula="of:=BIN2DEC([.G26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BIN([.B27])" office:value-type="string" office:string-value="11001" calcext:value-type="string">
            <text:p>11001</text:p>
          </table:table-cell>
          <table:table-cell office:value-type="float" office:value="6" calcext:value-type="float">
            <text:p>6</text:p>
          </table:table-cell>
          <table:table-cell table:formula="of:=DEC2BIN([.D27]+32)" office:value-type="string" office:string-value="100110" calcext:value-type="string">
            <text:p>10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10</text:p>
          </table:table-cell>
          <table:table-cell table:formula="of:=BIN2DEC([.G27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DEC2BIN([.B28])" office:value-type="string" office:string-value="11010" calcext:value-type="string">
            <text:p>11010</text:p>
          </table:table-cell>
          <table:table-cell office:value-type="float" office:value="22" calcext:value-type="float">
            <text:p>22</text:p>
          </table:table-cell>
          <table:table-cell table:formula="of:=DEC2BIN([.D28]+32)" office:value-type="string" office:string-value="110110" calcext:value-type="string">
            <text:p>11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10</text:p>
          </table:table-cell>
          <table:table-cell table:formula="of:=BIN2DEC([.G28])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BIN([.B29])" office:value-type="string" office:string-value="11011" calcext:value-type="string">
            <text:p>11011</text:p>
          </table:table-cell>
          <table:table-cell office:value-type="float" office:value="16" calcext:value-type="float">
            <text:p>16</text:p>
          </table:table-cell>
          <table:table-cell table:formula="of:=DEC2BIN([.D29])" office:value-type="string" office:string-value="10000" calcext:value-type="string">
            <text:p>10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0000</text:p>
          </table:table-cell>
          <table:table-cell table:formula="of:=BIN2DEC([.G2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BIN([.B30])" office:value-type="string" office:string-value="11100" calcext:value-type="string">
            <text:p>11100</text:p>
          </table:table-cell>
          <table:table-cell office:value-type="float" office:value="14" calcext:value-type="float">
            <text:p>14</text:p>
          </table:table-cell>
          <table:table-cell table:formula="of:=DEC2BIN([.D30]+32)" office:value-type="string" office:string-value="101110" calcext:value-type="string">
            <text:p>101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10</text:p>
          </table:table-cell>
          <table:table-cell table:formula="of:=BIN2DEC([.G30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BIN([.B31])" office:value-type="string" office:string-value="11101" calcext:value-type="string">
            <text:p>11101</text:p>
          </table:table-cell>
          <table:table-cell office:value-type="float" office:value="1" calcext:value-type="float">
            <text:p>1</text:p>
          </table:table-cell>
          <table:table-cell table:formula="of:=DEC2BIN([.D31])" office:value-type="string" office:string-value="1" calcext:value-type="string">
            <text:p>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01</text:p>
          </table:table-cell>
          <table:table-cell table:formula="of:=BIN2DEC([.G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BIN([.B32])" office:value-type="string" office:string-value="11110" calcext:value-type="string">
            <text:p>11110</text:p>
          </table:table-cell>
          <table:table-cell office:value-type="float" office:value="30" calcext:value-type="float">
            <text:p>30</text:p>
          </table:table-cell>
          <table:table-cell table:formula="of:=DEC2BIN([.D32])" office:value-type="string" office:string-value="11110" calcext:value-type="string">
            <text:p>1111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10</text:p>
          </table:table-cell>
          <table:table-cell table:formula="of:=BIN2DEC([.G32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BIN([.B33])" office:value-type="string" office:string-value="11111" calcext:value-type="string">
            <text:p>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DEC2BIN([.B34])" office:value-type="string" office:string-value="100000" calcext:value-type="string">
            <text:p>10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DEC2BIN([.B35])" office:value-type="string" office:string-value="100001" calcext:value-type="string">
            <text:p>100001</text:p>
          </table:table-cell>
          <table:table-cell office:value-type="float" office:value="30" calcext:value-type="float">
            <text:p>30</text:p>
          </table:table-cell>
          <table:table-cell table:formula="of:=DEC2BIN([.D35]+32)" office:value-type="string" office:string-value="111110" calcext:value-type="string">
            <text:p>11111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10</text:p>
          </table:table-cell>
          <table:table-cell table:formula="of:=BIN2DEC([.G3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DEC2BIN([.B36])" office:value-type="string" office:string-value="100010" calcext:value-type="string">
            <text:p>100010</text:p>
          </table:table-cell>
          <table:table-cell office:value-type="float" office:value="1" calcext:value-type="float">
            <text:p>1</text:p>
          </table:table-cell>
          <table:table-cell table:formula="of:=DEC2BIN([.D36]+32)" office:value-type="string" office:string-value="100001" calcext:value-type="string">
            <text:p>10000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01</text:p>
          </table:table-cell>
          <table:table-cell table:formula="of:=BIN2DEC([.G36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DEC2BIN([.B37])" office:value-type="string" office:string-value="100011" calcext:value-type="string">
            <text:p>100011</text:p>
          </table:table-cell>
          <table:table-cell office:value-type="float" office:value="17" calcext:value-type="float">
            <text:p>17</text:p>
          </table:table-cell>
          <table:table-cell table:formula="of:=DEC2BIN([.D37]+32)" office:value-type="string" office:string-value="110001" calcext:value-type="string">
            <text:p>110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01</text:p>
          </table:table-cell>
          <table:table-cell table:formula="of:=BIN2DEC([.G3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DEC2BIN([.B38])" office:value-type="string" office:string-value="100100" calcext:value-type="string">
            <text:p>100100</text:p>
          </table:table-cell>
          <table:table-cell office:value-type="float" office:value="16" calcext:value-type="float">
            <text:p>16</text:p>
          </table:table-cell>
          <table:table-cell table:formula="of:=DEC2BIN([.D38]+32)" office:value-type="string" office:string-value="110000" calcext:value-type="string">
            <text:p>110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0000</text:p>
          </table:table-cell>
          <table:table-cell table:formula="of:=BIN2DEC([.G38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DEC2BIN([.B39])" office:value-type="string" office:string-value="100101" calcext:value-type="string">
            <text:p>100101</text:p>
          </table:table-cell>
          <table:table-cell office:value-type="float" office:value="9" calcext:value-type="float">
            <text:p>9</text:p>
          </table:table-cell>
          <table:table-cell table:formula="of:=DEC2BIN([.D39]+32)" office:value-type="string" office:string-value="101001" calcext:value-type="string">
            <text:p>10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01</text:p>
          </table:table-cell>
          <table:table-cell table:formula="of:=BIN2DEC([.G39])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DEC2BIN([.B40])" office:value-type="string" office:string-value="100110" calcext:value-type="string">
            <text:p>100110</text:p>
          </table:table-cell>
          <table:table-cell office:value-type="float" office:value="25" calcext:value-type="float">
            <text:p>25</text:p>
          </table:table-cell>
          <table:table-cell table:formula="of:=DEC2BIN([.D40]+32)" office:value-type="string" office:string-value="111001" calcext:value-type="string">
            <text:p>11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01</text:p>
          </table:table-cell>
          <table:table-cell table:formula="of:=BIN2DEC([.G4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DEC2BIN([.B41])" office:value-type="string" office:string-value="100111" calcext:value-type="string">
            <text:p>100111</text:p>
          </table:table-cell>
          <table:table-cell office:value-type="float" office:value="0" calcext:value-type="float">
            <text:p>0</text:p>
          </table:table-cell>
          <table:table-cell table:formula="of:=DEC2BIN([.D41])" office:value-type="string" office:string-value="0" calcext:value-type="string">
            <text:p>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00</text:p>
          </table:table-cell>
          <table:table-cell table:formula="of:=BIN2DEC([.G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DEC2BIN([.B42])" office:value-type="string" office:string-value="101000" calcext:value-type="string">
            <text:p>101000</text:p>
          </table:table-cell>
          <table:table-cell office:value-type="float" office:value="15" calcext:value-type="float">
            <text:p>15</text:p>
          </table:table-cell>
          <table:table-cell table:formula="of:=DEC2BIN([.D42]+32)" office:value-type="string" office:string-value="101111" calcext:value-type="string">
            <text:p>101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1111</text:p>
          </table:table-cell>
          <table:table-cell table:formula="of:=BIN2DEC([.G4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DEC2BIN([.B43])" office:value-type="string" office:string-value="101001" calcext:value-type="string">
            <text:p>101001</text:p>
          </table:table-cell>
          <table:table-cell office:value-type="float" office:value="5" calcext:value-type="float">
            <text:p>5</text:p>
          </table:table-cell>
          <table:table-cell table:formula="of:=DEC2BIN([.D43]+32)" office:value-type="string" office:string-value="100101" calcext:value-type="string">
            <text:p>10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01</text:p>
          </table:table-cell>
          <table:table-cell table:formula="of:=BIN2DEC([.G43]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DEC2BIN([.B44])" office:value-type="string" office:string-value="101010" calcext:value-type="string">
            <text:p>101010</text:p>
          </table:table-cell>
          <table:table-cell office:value-type="float" office:value="21" calcext:value-type="float">
            <text:p>21</text:p>
          </table:table-cell>
          <table:table-cell table:formula="of:=DEC2BIN([.D44]+32)" office:value-type="string" office:string-value="110101" calcext:value-type="string">
            <text:p>11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1</text:p>
          </table:table-cell>
          <table:table-cell table:formula="of:=BIN2DEC([.G44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DEC2BIN([.B45])" office:value-type="string" office:string-value="101011" calcext:value-type="string">
            <text:p>101011</text:p>
          </table:table-cell>
          <table:table-cell office:value-type="float" office:value="31" calcext:value-type="float">
            <text:p>31</text:p>
          </table:table-cell>
          <table:table-cell table:formula="of:=DEC2BIN([.D45])" office:value-type="string" office:string-value="11111" calcext:value-type="string">
            <text:p>11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11</text:p>
          </table:table-cell>
          <table:table-cell table:formula="of:=BIN2DEC([.G45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DEC2BIN([.B46])" office:value-type="string" office:string-value="101100" calcext:value-type="string">
            <text:p>101100</text:p>
          </table:table-cell>
          <table:table-cell office:value-type="float" office:value="13" calcext:value-type="float">
            <text:p>13</text:p>
          </table:table-cell>
          <table:table-cell table:formula="of:=DEC2BIN([.D46]+32)" office:value-type="string" office:string-value="101101" calcext:value-type="string">
            <text:p>101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1</text:p>
          </table:table-cell>
          <table:table-cell table:formula="of:=BIN2DEC([.G46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DEC2BIN([.B47])" office:value-type="string" office:string-value="101101" calcext:value-type="string">
            <text:p>101101</text:p>
          </table:table-cell>
          <table:table-cell office:value-type="float" office:value="2" calcext:value-type="float">
            <text:p>2</text:p>
          </table:table-cell>
          <table:table-cell table:formula="of:=DEC2BIN([.D47])" office:value-type="string" office:string-value="10" calcext:value-type="string">
            <text:p>1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10</text:p>
          </table:table-cell>
          <table:table-cell table:formula="of:=BIN2DEC([.G4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DEC2BIN([.B48])" office:value-type="string" office:string-value="101110" calcext:value-type="string">
            <text:p>101110</text:p>
          </table:table-cell>
          <table:table-cell office:value-type="float" office:value="29" calcext:value-type="float">
            <text:p>29</text:p>
          </table:table-cell>
          <table:table-cell table:formula="of:=DEC2BIN([.D48])" office:value-type="string" office:string-value="11101" calcext:value-type="string">
            <text:p>1110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01</text:p>
          </table:table-cell>
          <table:table-cell table:formula="of:=BIN2DEC([.G48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DEC2BIN([.B49])" office:value-type="string" office:string-value="101111" calcext:value-type="string">
            <text:p>10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9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DEC2BIN([.B50])" office:value-type="string" office:string-value="110000" calcext:value-type="string">
            <text:p>110000</text:p>
          </table:table-cell>
          <table:table-cell office:value-type="string" calcext:value-type="string">
            <text:p>K28-</text:p>
          </table:table-cell>
          <table:table-cell office:value-type="float" office:value="111100" calcext:value-type="float">
            <text:p>111100</text:p>
          </table:table-cell>
          <table:table-cell/>
          <table:table-cell office:value-type="string" calcext:value-type="string">
            <text:p>111100</text:p>
          </table:table-cell>
          <table:table-cell table:formula="of:=BIN2DEC([.G5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DEC2BIN([.B51])" office:value-type="string" office:string-value="110001" calcext:value-type="string">
            <text:p>110001</text:p>
          </table:table-cell>
          <table:table-cell office:value-type="float" office:value="3" calcext:value-type="float">
            <text:p>3</text:p>
          </table:table-cell>
          <table:table-cell table:formula="of:=DEC2BIN([.D51]+32)" office:value-type="string" office:string-value="100011" calcext:value-type="string">
            <text:p>10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011</text:p>
          </table:table-cell>
          <table:table-cell table:formula="of:=BIN2DEC([.G51])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DEC2BIN([.B52])" office:value-type="string" office:string-value="110010" calcext:value-type="string">
            <text:p>110010</text:p>
          </table:table-cell>
          <table:table-cell office:value-type="float" office:value="19" calcext:value-type="float">
            <text:p>19</text:p>
          </table:table-cell>
          <table:table-cell table:formula="of:=DEC2BIN([.D52]+32)" office:value-type="string" office:string-value="110011" calcext:value-type="string">
            <text:p>11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1</text:p>
          </table:table-cell>
          <table:table-cell table:formula="of:=BIN2DEC([.G52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DEC2BIN([.B53])" office:value-type="string" office:string-value="110011" calcext:value-type="string">
            <text:p>110011</text:p>
          </table:table-cell>
          <table:table-cell office:value-type="float" office:value="24" calcext:value-type="float">
            <text:p>24</text:p>
          </table:table-cell>
          <table:table-cell table:formula="of:=DEC2BIN([.D53])" office:value-type="string" office:string-value="11000" calcext:value-type="string">
            <text:p>11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000</text:p>
          </table:table-cell>
          <table:table-cell table:formula="of:=BIN2DEC([.G53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DEC2BIN([.B54])" office:value-type="string" office:string-value="110100" calcext:value-type="string">
            <text:p>110100</text:p>
          </table:table-cell>
          <table:table-cell office:value-type="float" office:value="11" calcext:value-type="float">
            <text:p>11</text:p>
          </table:table-cell>
          <table:table-cell table:formula="of:=DEC2BIN([.D54]+32)" office:value-type="string" office:string-value="101011" calcext:value-type="string">
            <text:p>101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1</text:p>
          </table:table-cell>
          <table:table-cell table:formula="of:=BIN2DEC([.G54]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DEC2BIN([.B55])" office:value-type="string" office:string-value="110101" calcext:value-type="string">
            <text:p>110101</text:p>
          </table:table-cell>
          <table:table-cell office:value-type="float" office:value="4" calcext:value-type="float">
            <text:p>4</text:p>
          </table:table-cell>
          <table:table-cell table:formula="of:=DEC2BIN([.D55])" office:value-type="string" office:string-value="100" calcext:value-type="string">
            <text:p>1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100</text:p>
          </table:table-cell>
          <table:table-cell table:formula="of:=BIN2DEC([.G5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DEC2BIN([.B56])" office:value-type="string" office:string-value="110110" calcext:value-type="string">
            <text:p>110110</text:p>
          </table:table-cell>
          <table:table-cell office:value-type="float" office:value="27" calcext:value-type="float">
            <text:p>27</text:p>
          </table:table-cell>
          <table:table-cell table:formula="of:=DEC2BIN([.D56])" office:value-type="string" office:string-value="11011" calcext:value-type="string">
            <text:p>110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011</text:p>
          </table:table-cell>
          <table:table-cell table:formula="of:=BIN2DEC([.G56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DEC2BIN([.B57])" office:value-type="string" office:string-value="110111" calcext:value-type="string">
            <text:p>110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7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DEC2BIN([.B58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DEC2BIN([.D58])" office:value-type="string" office:string-value="111" calcext:value-type="string">
            <text:p>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111</text:p>
          </table:table-cell>
          <table:table-cell table:formula="of:=BIN2DEC([.G58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DEC2BIN([.B59])" office:value-type="string" office:string-value="111001" calcext:value-type="string">
            <text:p>111001</text:p>
          </table:table-cell>
          <table:table-cell office:value-type="float" office:value="8" calcext:value-type="float">
            <text:p>8</text:p>
          </table:table-cell>
          <table:table-cell table:formula="of:=DEC2BIN([.D59])" office:value-type="string" office:string-value="1000" calcext:value-type="string">
            <text:p>1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1000</text:p>
          </table:table-cell>
          <table:table-cell table:formula="of:=BIN2DEC([.G5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DEC2BIN([.B60])" office:value-type="string" office:string-value="111010" calcext:value-type="string">
            <text:p>111010</text:p>
          </table:table-cell>
          <table:table-cell office:value-type="float" office:value="23" calcext:value-type="float">
            <text:p>23</text:p>
          </table:table-cell>
          <table:table-cell table:formula="of:=DEC2BIN([.D60])" office:value-type="string" office:string-value="10111" calcext:value-type="string">
            <text:p>10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0111</text:p>
          </table:table-cell>
          <table:table-cell table:formula="of:=BIN2DEC([.G60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DEC2BIN([.B61])" office:value-type="string" office:string-value="111011" calcext:value-type="string">
            <text:p>1110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DEC2BIN([.B62])" office:value-type="string" office:string-value="111100" calcext:value-type="string">
            <text:p>111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DEC2BIN([.B63])" office:value-type="string" office:string-value="111101" calcext:value-type="string">
            <text:p>11110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DEC2BIN([.B64])" office:value-type="string" office:string-value="111110" calcext:value-type="string">
            <text:p>1111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DEC2BIN([.B65])" office:value-type="string" office:string-value="111111" calcext:value-type="string">
            <text:p>1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5])" office:value-type="float" office:value="21" calcext:value-type="float">
            <text:p>21</text:p>
          </table:table-cell>
        </table:table-row>
      </table:table>
      <table:table table:name="10b Table" table:style-name="ta1"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1004" table:default-cell-style-name="ce11"/>
        <table:table-row table:style-name="ro1">
          <table:table-cell table:number-columns-repeated="7"/>
          <table:table-cell table:style-name="ce26" table:number-columns-repeated="3"/>
          <table:table-cell table:number-columns-repeated="1005"/>
        </table:table-row>
        <table:table-row table:style-name="ro1">
          <table:table-cell table:style-name="ce26" table:number-columns-repeated="10"/>
          <table:table-cell table:number-columns-repeated="1005"/>
        </table:table-row>
        <table:table-row table:style-name="ro1">
          <table:table-cell table:style-name="ce27" office:value-type="string" calcext:value-type="string" table:number-columns-spanned="7" table:number-rows-spanned="1">
            <text:p>8b</text:p>
          </table:table-cell>
          <table:covered-table-cell table:number-columns-repeated="6" table:style-name="ce30"/>
          <table:table-cell table:style-name="ce28" office:value-type="string" calcext:value-type="string" table:number-columns-spanned="3" table:number-rows-spanned="2">
            <text:p>10b</text:p>
          </table:table-cell>
          <table:covered-table-cell table:number-columns-repeated="2" table:style-name="ce30"/>
          <table:table-cell table:style-name="ce28"/>
          <table:table-cell table:style-name="ce40" table:number-columns-repeated="2"/>
          <table:table-cell table:number-columns-repeated="1002"/>
        </table:table-row>
        <table:table-row table:style-name="ro1">
          <table:table-cell table:style-name="ce28"/>
          <table:table-cell table:style-name="ce31" office:value-type="string" calcext:value-type="string" table:number-columns-spanned="3" table:number-rows-spanned="1">
            <text:p>D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K</text:p>
          </table:table-cell>
          <table:covered-table-cell table:number-columns-repeated="2" table:style-name="ce31"/>
          <table:covered-table-cell table:number-columns-repeated="3" table:style-name="ce30"/>
          <table:table-cell table:style-name="ce28"/>
          <table:table-cell table:style-name="ce40" table:number-columns-repeated="2"/>
          <table:table-cell table:number-columns-repeated="1002"/>
        </table:table-row>
        <table:table-row table:style-name="ro1">
          <table:table-cell table:style-name="ce29" office:value-type="string" calcext:value-type="string">
            <text:p>D_IN</text:p>
          </table:table-cell>
          <table:table-cell table:style-name="ce32" office:value-type="string" calcext:value-type="string">
            <text:p>P</text:p>
          </table:table-cell>
          <table:table-cell table:style-name="ce33" office:value-type="string" calcext:value-type="string">
            <text:p>Ch</text:p>
          </table:table-cell>
          <table:table-cell table:style-name="ce34" office:value-type="string" calcext:value-type="string">
            <text:p>RD</text:p>
          </table:table-cell>
          <table:table-cell table:style-name="ce32" office:value-type="string" calcext:value-type="string">
            <text:p>P</text:p>
          </table:table-cell>
          <table:table-cell table:style-name="ce33" office:value-type="string" calcext:value-type="string">
            <text:p>Ch</text:p>
          </table:table-cell>
          <table:table-cell table:style-name="ce34" office:value-type="string" calcext:value-type="string">
            <text:p>RD</text:p>
          </table:table-cell>
          <table:table-cell table:style-name="ce33" office:value-type="string" calcext:value-type="string">
            <text:p>Ch</text:p>
          </table:table-cell>
          <table:table-cell table:style-name="ce32" office:value-type="string" calcext:value-type="string">
            <text:p>P</text:p>
          </table:table-cell>
          <table:table-cell table:style-name="ce37" office:value-type="string" calcext:value-type="string">
            <text:p>D_OUT</text:p>
          </table:table-cell>
          <table:table-cell table:style-name="ce28" office:value-type="string" calcext:value-type="string">
            <text:p>Nombre</text:p>
          </table:table-cell>
          <table:table-cell table:style-name="ce40" office:value-type="string" calcext:value-type="string">
            <text:p>Comentario</text:p>
          </table:table-cell>
          <table:table-cell table:style-name="ce40" office:value-type="string" calcext:value-type="string">
            <text:p>Number Cod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];10)" office:value-type="string" office:string-value="1000000000" calcext:value-type="string">
            <text:p>100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12" calcext:value-type="float">
            <text:p>-51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];10)" office:value-type="string" office:string-value="1000000001" calcext:value-type="string">
            <text:p>100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11" calcext:value-type="float">
            <text:p>-5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];10)" office:value-type="string" office:string-value="1000000010" calcext:value-type="string">
            <text:p>100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10" calcext:value-type="float">
            <text:p>-5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];10)" office:value-type="string" office:string-value="1000000011" calcext:value-type="string">
            <text:p>100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9" calcext:value-type="float">
            <text:p>-5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];10)" office:value-type="string" office:string-value="1000000100" calcext:value-type="string">
            <text:p>100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8" calcext:value-type="float">
            <text:p>-50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1];10)" office:value-type="string" office:string-value="1000000101" calcext:value-type="string">
            <text:p>1000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7" calcext:value-type="float">
            <text:p>-5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2];10)" office:value-type="string" office:string-value="1000000110" calcext:value-type="string">
            <text:p>1000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6" calcext:value-type="float">
            <text:p>-5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3];10)" office:value-type="string" office:string-value="1000000111" calcext:value-type="string">
            <text:p>100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5" calcext:value-type="float">
            <text:p>-5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4];10)" office:value-type="string" office:string-value="1000001000" calcext:value-type="string">
            <text:p>100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4" calcext:value-type="float">
            <text:p>-50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5];10)" office:value-type="string" office:string-value="1000001001" calcext:value-type="string">
            <text:p>1000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3" calcext:value-type="float">
            <text:p>-5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6];10)" office:value-type="string" office:string-value="1000001010" calcext:value-type="string">
            <text:p>1000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2" calcext:value-type="float">
            <text:p>-5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7];10)" office:value-type="string" office:string-value="1000001011" calcext:value-type="string">
            <text:p>100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1" calcext:value-type="float">
            <text:p>-5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8];10)" office:value-type="string" office:string-value="1000001100" calcext:value-type="string">
            <text:p>100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0" calcext:value-type="float">
            <text:p>-50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9];10)" office:value-type="string" office:string-value="1000001101" calcext:value-type="string">
            <text:p>100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99" calcext:value-type="float">
            <text:p>-4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0];10)" office:value-type="string" office:string-value="1000001110" calcext:value-type="string">
            <text:p>100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98" calcext:value-type="float">
            <text:p>-4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1];10)" office:value-type="string" office:string-value="1000001111" calcext:value-type="string">
            <text:p>100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97" calcext:value-type="float">
            <text:p>-4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2];10)" office:value-type="string" office:string-value="1000010000" calcext:value-type="string">
            <text:p>100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96" calcext:value-type="float">
            <text:p>-49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010001</text:p>
          </table:table-cell>
          <table:table-cell office:value-type="string" calcext:value-type="string">
            <text:p>D.30.7</text:p>
          </table:table-cell>
          <table:table-cell/>
          <table:table-cell table:style-name="ce41" table:formula="of:=BIN2DEC([.J23])" office:value-type="float" office:value="-495" calcext:value-type="float">
            <text:p>-49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010010</text:p>
          </table:table-cell>
          <table:table-cell office:value-type="string" calcext:value-type="string">
            <text:p>D.30.4</text:p>
          </table:table-cell>
          <table:table-cell/>
          <table:table-cell table:style-name="ce41" table:formula="of:=BIN2DEC([.J24])" office:value-type="float" office:value="-494" calcext:value-type="float">
            <text:p>-49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010011</text:p>
          </table:table-cell>
          <table:table-cell office:value-type="string" calcext:value-type="string">
            <text:p>D.30.3</text:p>
          </table:table-cell>
          <table:table-cell/>
          <table:table-cell table:style-name="ce41" table:formula="of:=BIN2DEC([.J25])" office:value-type="float" office:value="-493" calcext:value-type="float">
            <text:p>-49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010100</text:p>
          </table:table-cell>
          <table:table-cell office:value-type="string" calcext:value-type="string">
            <text:p>D.30.0</text:p>
          </table:table-cell>
          <table:table-cell/>
          <table:table-cell table:style-name="ce41" table:formula="of:=BIN2DEC([.J26])" office:value-type="float" office:value="-492" calcext:value-type="float">
            <text:p>-49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010101</text:p>
          </table:table-cell>
          <table:table-cell office:value-type="string" calcext:value-type="string">
            <text:p>D.30.2</text:p>
          </table:table-cell>
          <table:table-cell/>
          <table:table-cell table:style-name="ce41" table:formula="of:=BIN2DEC([.J27])" office:value-type="float" office:value="-491" calcext:value-type="float">
            <text:p>-49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010110</text:p>
          </table:table-cell>
          <table:table-cell office:value-type="string" calcext:value-type="string">
            <text:p>D.30.6</text:p>
          </table:table-cell>
          <table:table-cell/>
          <table:table-cell table:style-name="ce41" table:formula="of:=BIN2DEC([.J28])" office:value-type="float" office:value="-490" calcext:value-type="float">
            <text:p>-49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10</text:p>
          </table:table-cell>
          <table:table-cell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010111</text:p>
          </table:table-cell>
          <table:table-cell table:style-name="ce36" office:value-type="string" calcext:value-type="string">
            <text:p>K.30.7 </text:p>
          </table:table-cell>
          <table:table-cell/>
          <table:table-cell table:style-name="ce41" table:formula="of:=BIN2DEC([.J29])" office:value-type="float" office:value="-489" calcext:value-type="float">
            <text:p>-48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0];10)" office:value-type="string" office:string-value="1000011000" calcext:value-type="string">
            <text:p>100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488" calcext:value-type="float">
            <text:p>-48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011001</text:p>
          </table:table-cell>
          <table:table-cell office:value-type="string" calcext:value-type="string">
            <text:p>D.30.1</text:p>
          </table:table-cell>
          <table:table-cell/>
          <table:table-cell table:style-name="ce41" table:formula="of:=BIN2DEC([.J31])" office:value-type="float" office:value="-487" calcext:value-type="float">
            <text:p>-48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011010</text:p>
          </table:table-cell>
          <table:table-cell office:value-type="string" calcext:value-type="string">
            <text:p>D.30.5</text:p>
          </table:table-cell>
          <table:table-cell/>
          <table:table-cell table:style-name="ce41" table:formula="of:=BIN2DEC([.J32])" office:value-type="float" office:value="-486" calcext:value-type="float">
            <text:p>-4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3];10)" office:value-type="string" office:string-value="1000011011" calcext:value-type="string">
            <text:p>1000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85" calcext:value-type="float">
            <text:p>-48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4];10)" office:value-type="string" office:string-value="1000011100" calcext:value-type="string">
            <text:p>1000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84" calcext:value-type="float">
            <text:p>-48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5];10)" office:value-type="string" office:string-value="1000011101" calcext:value-type="string">
            <text:p>1000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83" calcext:value-type="float">
            <text:p>-4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6];10)" office:value-type="string" office:string-value="1000011110" calcext:value-type="string">
            <text:p>1000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82" calcext:value-type="float">
            <text:p>-4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7];10)" office:value-type="string" office:string-value="1000011111" calcext:value-type="string">
            <text:p>100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81" calcext:value-type="float">
            <text:p>-48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8];10)" office:value-type="string" office:string-value="1000100000" calcext:value-type="string">
            <text:p>100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80" calcext:value-type="float">
            <text:p>-48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100001</text:p>
          </table:table-cell>
          <table:table-cell office:value-type="string" calcext:value-type="string">
            <text:p>D.1.7</text:p>
          </table:table-cell>
          <table:table-cell/>
          <table:table-cell table:style-name="ce41" table:formula="of:=BIN2DEC([.J39])" office:value-type="float" office:value="-479" calcext:value-type="float">
            <text:p>-47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100010</text:p>
          </table:table-cell>
          <table:table-cell office:value-type="string" calcext:value-type="string">
            <text:p>D.1.4</text:p>
          </table:table-cell>
          <table:table-cell/>
          <table:table-cell table:style-name="ce41" table:formula="of:=BIN2DEC([.J40])" office:value-type="float" office:value="-478" calcext:value-type="float">
            <text:p>-47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100011</text:p>
          </table:table-cell>
          <table:table-cell office:value-type="string" calcext:value-type="string">
            <text:p>D.1.3</text:p>
          </table:table-cell>
          <table:table-cell/>
          <table:table-cell table:style-name="ce41" table:formula="of:=BIN2DEC([.J41])" office:value-type="float" office:value="-477" calcext:value-type="float">
            <text:p>-47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100100</text:p>
          </table:table-cell>
          <table:table-cell office:value-type="string" calcext:value-type="string">
            <text:p>D.1.0</text:p>
          </table:table-cell>
          <table:table-cell/>
          <table:table-cell table:style-name="ce41" table:formula="of:=BIN2DEC([.J42])" office:value-type="float" office:value="-476" calcext:value-type="float">
            <text:p>-47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00101</text:p>
          </table:table-cell>
          <table:table-cell office:value-type="string" calcext:value-type="string">
            <text:p>D.1.2</text:p>
          </table:table-cell>
          <table:table-cell/>
          <table:table-cell table:style-name="ce41" table:formula="of:=BIN2DEC([.J43])" office:value-type="float" office:value="-475" calcext:value-type="float">
            <text:p>-47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00110</text:p>
          </table:table-cell>
          <table:table-cell office:value-type="string" calcext:value-type="string">
            <text:p>D.1.6</text:p>
          </table:table-cell>
          <table:table-cell office:value-type="string" calcext:value-type="string">
            <text:p>Special Case</text:p>
          </table:table-cell>
          <table:table-cell table:style-name="ce41" table:formula="of:=BIN2DEC([.J44])" office:value-type="float" office:value="-474" calcext:value-type="float">
            <text:p>-4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5];10)" office:value-type="string" office:string-value="1000100111" calcext:value-type="string">
            <text:p>100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73" calcext:value-type="float">
            <text:p>-4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6];10)" office:value-type="string" office:string-value="1000101000" calcext:value-type="string">
            <text:p>100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72" calcext:value-type="float">
            <text:p>-47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01001</text:p>
          </table:table-cell>
          <table:table-cell office:value-type="string" calcext:value-type="string">
            <text:p>D.1.1</text:p>
          </table:table-cell>
          <table:table-cell office:value-type="string" calcext:value-type="string">
            <text:p>Special Case</text:p>
          </table:table-cell>
          <table:table-cell table:style-name="ce41" table:formula="of:=BIN2DEC([.J47])" office:value-type="float" office:value="-471" calcext:value-type="float">
            <text:p>-47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01010</text:p>
          </table:table-cell>
          <table:table-cell office:value-type="string" calcext:value-type="string">
            <text:p>D.1.5</text:p>
          </table:table-cell>
          <table:table-cell/>
          <table:table-cell table:style-name="ce41" table:formula="of:=BIN2DEC([.J48])" office:value-type="float" office:value="-470" calcext:value-type="float">
            <text:p>-4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];10)" office:value-type="string" office:string-value="1000101011" calcext:value-type="string">
            <text:p>1000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69" calcext:value-type="float">
            <text:p>-4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];10)" office:value-type="string" office:string-value="1000101100" calcext:value-type="string">
            <text:p>1000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68" calcext:value-type="float">
            <text:p>-4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];10)" office:value-type="string" office:string-value="1000101101" calcext:value-type="string">
            <text:p>1000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67" calcext:value-type="float">
            <text:p>-4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];10)" office:value-type="string" office:string-value="1000101110" calcext:value-type="string">
            <text:p>1000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66" calcext:value-type="float">
            <text:p>-4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];10)" office:value-type="string" office:string-value="1000101111" calcext:value-type="string">
            <text:p>100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65" calcext:value-type="float">
            <text:p>-4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];10)" office:value-type="string" office:string-value="1000110000" calcext:value-type="string">
            <text:p>100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64" calcext:value-type="float">
            <text:p>-46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110001</text:p>
          </table:table-cell>
          <table:table-cell office:value-type="string" calcext:value-type="string">
            <text:p>D.17.7</text:p>
          </table:table-cell>
          <table:table-cell/>
          <table:table-cell table:style-name="ce41" table:formula="of:=BIN2DEC([.J55])" office:value-type="float" office:value="-463" calcext:value-type="float">
            <text:p>-46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110010</text:p>
          </table:table-cell>
          <table:table-cell office:value-type="string" calcext:value-type="string">
            <text:p>D.17.4</text:p>
          </table:table-cell>
          <table:table-cell/>
          <table:table-cell table:style-name="ce41" table:formula="of:=BIN2DEC([.J56])" office:value-type="float" office:value="-462" calcext:value-type="float">
            <text:p>-46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110011</text:p>
          </table:table-cell>
          <table:table-cell office:value-type="string" calcext:value-type="string">
            <text:p>D.17.3</text:p>
          </table:table-cell>
          <table:table-cell/>
          <table:table-cell table:style-name="ce41" table:formula="of:=BIN2DEC([.J57])" office:value-type="float" office:value="-461" calcext:value-type="float">
            <text:p>-46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110100</text:p>
          </table:table-cell>
          <table:table-cell office:value-type="string" calcext:value-type="string">
            <text:p>D.07.0</text:p>
          </table:table-cell>
          <table:table-cell/>
          <table:table-cell table:style-name="ce41" table:formula="of:=BIN2DEC([.J58])" office:value-type="float" office:value="-460" calcext:value-type="float">
            <text:p>-46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10101</text:p>
          </table:table-cell>
          <table:table-cell office:value-type="string" calcext:value-type="string">
            <text:p>D.17.2</text:p>
          </table:table-cell>
          <table:table-cell/>
          <table:table-cell table:style-name="ce41" table:formula="of:=BIN2DEC([.J59])" office:value-type="float" office:value="-459" calcext:value-type="float">
            <text:p>-45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10101</text:p>
          </table:table-cell>
          <table:table-cell office:value-type="string" calcext:value-type="string">
            <text:p>D.17.2</text:p>
          </table:table-cell>
          <table:table-cell/>
          <table:table-cell table:style-name="ce41" table:formula="of:=BIN2DEC([.J60])" office:value-type="float" office:value="-459" calcext:value-type="float">
            <text:p>-45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10110</text:p>
          </table:table-cell>
          <table:table-cell office:value-type="string" calcext:value-type="string">
            <text:p>D.17.6</text:p>
          </table:table-cell>
          <table:table-cell/>
          <table:table-cell table:style-name="ce41" table:formula="of:=BIN2DEC([.J61])" office:value-type="float" office:value="-458" calcext:value-type="float">
            <text:p>-45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10110</text:p>
          </table:table-cell>
          <table:table-cell office:value-type="string" calcext:value-type="string">
            <text:p>D.17.6</text:p>
          </table:table-cell>
          <table:table-cell/>
          <table:table-cell table:style-name="ce41" table:formula="of:=BIN2DEC([.J62])" office:value-type="float" office:value="-458" calcext:value-type="float">
            <text:p>-45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110111</text:p>
          </table:table-cell>
          <table:table-cell office:value-type="string" calcext:value-type="string">
            <text:p>D.17.7 *</text:p>
          </table:table-cell>
          <table:table-cell/>
          <table:table-cell table:style-name="ce41" table:formula="of:=BIN2DEC([.J63])" office:value-type="float" office:value="-457" calcext:value-type="float">
            <text:p>-4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4];10)" office:value-type="string" office:string-value="1000111000" calcext:value-type="string">
            <text:p>100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56" calcext:value-type="float">
            <text:p>-45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11001</text:p>
          </table:table-cell>
          <table:table-cell office:value-type="string" calcext:value-type="string">
            <text:p>D.17.1</text:p>
          </table:table-cell>
          <table:table-cell/>
          <table:table-cell table:style-name="ce41" table:formula="of:=BIN2DEC([.J65])" office:value-type="float" office:value="-455" calcext:value-type="float">
            <text:p>-45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11001</text:p>
          </table:table-cell>
          <table:table-cell office:value-type="string" calcext:value-type="string">
            <text:p>D.17.1</text:p>
          </table:table-cell>
          <table:table-cell/>
          <table:table-cell table:style-name="ce41" table:formula="of:=BIN2DEC([.J66])" office:value-type="float" office:value="-455" calcext:value-type="float">
            <text:p>-45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11010</text:p>
          </table:table-cell>
          <table:table-cell office:value-type="string" calcext:value-type="string">
            <text:p>D.17.5</text:p>
          </table:table-cell>
          <table:table-cell/>
          <table:table-cell table:style-name="ce41" table:formula="of:=BIN2DEC([.J67])" office:value-type="float" office:value="-454" calcext:value-type="float">
            <text:p>-45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11010</text:p>
          </table:table-cell>
          <table:table-cell office:value-type="string" calcext:value-type="string">
            <text:p>D.17.5</text:p>
          </table:table-cell>
          <table:table-cell/>
          <table:table-cell table:style-name="ce41" table:formula="of:=BIN2DEC([.J68])" office:value-type="float" office:value="-454" calcext:value-type="float">
            <text:p>-45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0111011</text:p>
          </table:table-cell>
          <table:table-cell office:value-type="string" calcext:value-type="string">
            <text:p>D.07.0</text:p>
          </table:table-cell>
          <table:table-cell/>
          <table:table-cell table:style-name="ce41" table:formula="of:=BIN2DEC([.J69])" office:value-type="float" office:value="-453" calcext:value-type="float">
            <text:p>-45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0111100</text:p>
          </table:table-cell>
          <table:table-cell office:value-type="string" calcext:value-type="string">
            <text:p>D.17.3</text:p>
          </table:table-cell>
          <table:table-cell/>
          <table:table-cell table:style-name="ce41" table:formula="of:=BIN2DEC([.J70])" office:value-type="float" office:value="-452" calcext:value-type="float">
            <text:p>-45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0111101</text:p>
          </table:table-cell>
          <table:table-cell office:value-type="string" calcext:value-type="string">
            <text:p>D.17.4</text:p>
          </table:table-cell>
          <table:table-cell/>
          <table:table-cell table:style-name="ce41" table:formula="of:=BIN2DEC([.J71])" office:value-type="float" office:value="-451" calcext:value-type="float">
            <text:p>-4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2];10)" office:value-type="string" office:string-value="1000111110" calcext:value-type="string">
            <text:p>100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50" calcext:value-type="float">
            <text:p>-4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3];10)" office:value-type="string" office:string-value="1000111111" calcext:value-type="string">
            <text:p>100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49" calcext:value-type="float">
            <text:p>-44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4];10)" office:value-type="string" office:string-value="1001000000" calcext:value-type="string">
            <text:p>100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48" calcext:value-type="float">
            <text:p>-44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5];10)" office:value-type="string" office:string-value="1001000001" calcext:value-type="string">
            <text:p>100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47" calcext:value-type="float">
            <text:p>-44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000010</text:p>
          </table:table-cell>
          <table:table-cell office:value-type="string" calcext:value-type="string">
            <text:p>D.16.4</text:p>
          </table:table-cell>
          <table:table-cell/>
          <table:table-cell table:style-name="ce41" table:formula="of:=BIN2DEC([.J76])" office:value-type="float" office:value="-446" calcext:value-type="float">
            <text:p>-44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000011</text:p>
          </table:table-cell>
          <table:table-cell office:value-type="string" calcext:value-type="string">
            <text:p>D.16.3</text:p>
          </table:table-cell>
          <table:table-cell/>
          <table:table-cell table:style-name="ce41" table:formula="of:=BIN2DEC([.J77])" office:value-type="float" office:value="-445" calcext:value-type="float">
            <text:p>-44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000100</text:p>
          </table:table-cell>
          <table:table-cell office:value-type="string" calcext:value-type="string">
            <text:p>D.06.0</text:p>
          </table:table-cell>
          <table:table-cell/>
          <table:table-cell table:style-name="ce41" table:formula="of:=BIN2DEC([.J78])" office:value-type="float" office:value="-444" calcext:value-type="float">
            <text:p>-44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00101</text:p>
          </table:table-cell>
          <table:table-cell office:value-type="string" calcext:value-type="string">
            <text:p>D.16.2</text:p>
          </table:table-cell>
          <table:table-cell/>
          <table:table-cell table:style-name="ce41" table:formula="of:=BIN2DEC([.J79])" office:value-type="float" office:value="-443" calcext:value-type="float">
            <text:p>-44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00110</text:p>
          </table:table-cell>
          <table:table-cell office:value-type="string" calcext:value-type="string">
            <text:p>D.16.6</text:p>
          </table:table-cell>
          <table:table-cell/>
          <table:table-cell table:style-name="ce41" table:formula="of:=BIN2DEC([.J80])" office:value-type="float" office:value="-442" calcext:value-type="float">
            <text:p>-4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1];10)" office:value-type="string" office:string-value="1001000111" calcext:value-type="string">
            <text:p>100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41" calcext:value-type="float">
            <text:p>-44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001000</text:p>
          </table:table-cell>
          <table:table-cell office:value-type="string" calcext:value-type="string">
            <text:p>D.16.7 *</text:p>
          </table:table-cell>
          <table:table-cell/>
          <table:table-cell table:style-name="ce41" table:formula="of:=BIN2DEC([.J82])" office:value-type="float" office:value="-440" calcext:value-type="float">
            <text:p>-44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01001</text:p>
          </table:table-cell>
          <table:table-cell office:value-type="string" calcext:value-type="string">
            <text:p>D.16.1</text:p>
          </table:table-cell>
          <table:table-cell/>
          <table:table-cell table:style-name="ce41" table:formula="of:=BIN2DEC([.J83])" office:value-type="float" office:value="-439" calcext:value-type="float">
            <text:p>-43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01010</text:p>
          </table:table-cell>
          <table:table-cell office:value-type="string" calcext:value-type="string">
            <text:p>D.16.5</text:p>
          </table:table-cell>
          <table:table-cell/>
          <table:table-cell table:style-name="ce41" table:formula="of:=BIN2DEC([.J84])" office:value-type="float" office:value="-438" calcext:value-type="float">
            <text:p>-4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5];10)" office:value-type="string" office:string-value="1001001011" calcext:value-type="string">
            <text:p>100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37" calcext:value-type="float">
            <text:p>-4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6];10)" office:value-type="string" office:string-value="1001001100" calcext:value-type="string">
            <text:p>100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36" calcext:value-type="float">
            <text:p>-4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7];10)" office:value-type="string" office:string-value="1001001101" calcext:value-type="string">
            <text:p>100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35" calcext:value-type="float">
            <text:p>-4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8];10)" office:value-type="string" office:string-value="1001001110" calcext:value-type="string">
            <text:p>100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34" calcext:value-type="float">
            <text:p>-4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9];10)" office:value-type="string" office:string-value="1001001111" calcext:value-type="string">
            <text:p>100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33" calcext:value-type="float">
            <text:p>-4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0];10)" office:value-type="string" office:string-value="1001010000" calcext:value-type="string">
            <text:p>100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32" calcext:value-type="float">
            <text:p>-43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1010001</text:p>
          </table:table-cell>
          <table:table-cell office:value-type="string" calcext:value-type="string">
            <text:p>D.9.7</text:p>
          </table:table-cell>
          <table:table-cell/>
          <table:table-cell table:style-name="ce41" table:formula="of:=BIN2DEC([.J91])" office:value-type="float" office:value="-431" calcext:value-type="float">
            <text:p>-43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010010</text:p>
          </table:table-cell>
          <table:table-cell office:value-type="string" calcext:value-type="string">
            <text:p>D.9.4</text:p>
          </table:table-cell>
          <table:table-cell/>
          <table:table-cell table:style-name="ce41" table:formula="of:=BIN2DEC([.J92])" office:value-type="float" office:value="-430" calcext:value-type="float">
            <text:p>-43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010011</text:p>
          </table:table-cell>
          <table:table-cell office:value-type="string" calcext:value-type="string">
            <text:p>D.9.3</text:p>
          </table:table-cell>
          <table:table-cell/>
          <table:table-cell table:style-name="ce41" table:formula="of:=BIN2DEC([.J93])" office:value-type="float" office:value="-429" calcext:value-type="float">
            <text:p>-42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010100</text:p>
          </table:table-cell>
          <table:table-cell office:value-type="string" calcext:value-type="string">
            <text:p>D.9.0</text:p>
          </table:table-cell>
          <table:table-cell/>
          <table:table-cell table:style-name="ce41" table:formula="of:=BIN2DEC([.J94])" office:value-type="float" office:value="-428" calcext:value-type="float">
            <text:p>-42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10101</text:p>
          </table:table-cell>
          <table:table-cell office:value-type="string" calcext:value-type="string">
            <text:p>D.9.2</text:p>
          </table:table-cell>
          <table:table-cell/>
          <table:table-cell table:style-name="ce41" table:formula="of:=BIN2DEC([.J95])" office:value-type="float" office:value="-427" calcext:value-type="float">
            <text:p>-42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10101</text:p>
          </table:table-cell>
          <table:table-cell office:value-type="string" calcext:value-type="string">
            <text:p>D.9.2</text:p>
          </table:table-cell>
          <table:table-cell/>
          <table:table-cell table:style-name="ce41" table:formula="of:=BIN2DEC([.J96])" office:value-type="float" office:value="-427" calcext:value-type="float">
            <text:p>-42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10110</text:p>
          </table:table-cell>
          <table:table-cell office:value-type="string" calcext:value-type="string">
            <text:p>D.9.6</text:p>
          </table:table-cell>
          <table:table-cell/>
          <table:table-cell table:style-name="ce41" table:formula="of:=BIN2DEC([.J97])" office:value-type="float" office:value="-426" calcext:value-type="float">
            <text:p>-42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10110</text:p>
          </table:table-cell>
          <table:table-cell office:value-type="string" calcext:value-type="string">
            <text:p>D.9.6</text:p>
          </table:table-cell>
          <table:table-cell/>
          <table:table-cell table:style-name="ce41" table:formula="of:=BIN2DEC([.J98])" office:value-type="float" office:value="-426" calcext:value-type="float">
            <text:p>-4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9];10)" office:value-type="string" office:string-value="1001010111" calcext:value-type="string">
            <text:p>100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25" calcext:value-type="float">
            <text:p>-4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0];10)" office:value-type="string" office:string-value="1001011000" calcext:value-type="string">
            <text:p>100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24" calcext:value-type="float">
            <text:p>-42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11001</text:p>
          </table:table-cell>
          <table:table-cell office:value-type="string" calcext:value-type="string">
            <text:p>D.9.1</text:p>
          </table:table-cell>
          <table:table-cell/>
          <table:table-cell table:style-name="ce41" table:formula="of:=BIN2DEC([.J101])" office:value-type="float" office:value="-423" calcext:value-type="float">
            <text:p>-42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11001</text:p>
          </table:table-cell>
          <table:table-cell office:value-type="string" calcext:value-type="string">
            <text:p>D.9.1</text:p>
          </table:table-cell>
          <table:table-cell/>
          <table:table-cell table:style-name="ce41" table:formula="of:=BIN2DEC([.J102])" office:value-type="float" office:value="-423" calcext:value-type="float">
            <text:p>-42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11010</text:p>
          </table:table-cell>
          <table:table-cell office:value-type="string" calcext:value-type="string">
            <text:p>D.9.5</text:p>
          </table:table-cell>
          <table:table-cell/>
          <table:table-cell table:style-name="ce41" table:formula="of:=BIN2DEC([.J103])" office:value-type="float" office:value="-422" calcext:value-type="float">
            <text:p>-42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11010</text:p>
          </table:table-cell>
          <table:table-cell office:value-type="string" calcext:value-type="string">
            <text:p>D.9.5</text:p>
          </table:table-cell>
          <table:table-cell/>
          <table:table-cell table:style-name="ce41" table:formula="of:=BIN2DEC([.J104])" office:value-type="float" office:value="-422" calcext:value-type="float">
            <text:p>-42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011011</text:p>
          </table:table-cell>
          <table:table-cell office:value-type="string" calcext:value-type="string">
            <text:p>D.9.0</text:p>
          </table:table-cell>
          <table:table-cell/>
          <table:table-cell table:style-name="ce41" table:formula="of:=BIN2DEC([.J105])" office:value-type="float" office:value="-421" calcext:value-type="float">
            <text:p>-42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011100</text:p>
          </table:table-cell>
          <table:table-cell office:value-type="string" calcext:value-type="string">
            <text:p>D.9.3</text:p>
          </table:table-cell>
          <table:table-cell/>
          <table:table-cell table:style-name="ce41" table:formula="of:=BIN2DEC([.J106])" office:value-type="float" office:value="-420" calcext:value-type="float">
            <text:p>-42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011101</text:p>
          </table:table-cell>
          <table:table-cell office:value-type="string" calcext:value-type="string">
            <text:p>D.9.4</text:p>
          </table:table-cell>
          <table:table-cell/>
          <table:table-cell table:style-name="ce41" table:formula="of:=BIN2DEC([.J107])" office:value-type="float" office:value="-419" calcext:value-type="float">
            <text:p>-41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01011110</text:p>
          </table:table-cell>
          <table:table-cell office:value-type="string" calcext:value-type="string">
            <text:p>D.9.7</text:p>
          </table:table-cell>
          <table:table-cell/>
          <table:table-cell table:style-name="ce41" table:formula="of:=BIN2DEC([.J108])" office:value-type="float" office:value="-418" calcext:value-type="float">
            <text:p>-4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];10)" office:value-type="string" office:string-value="1001011111" calcext:value-type="string">
            <text:p>100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17" calcext:value-type="float">
            <text:p>-4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10];10)" office:value-type="string" office:string-value="1001100000" calcext:value-type="string">
            <text:p>100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16" calcext:value-type="float">
            <text:p>-41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1100001</text:p>
          </table:table-cell>
          <table:table-cell office:value-type="string" calcext:value-type="string">
            <text:p>D.25.7</text:p>
          </table:table-cell>
          <table:table-cell/>
          <table:table-cell table:style-name="ce41" table:formula="of:=BIN2DEC([.J111])" office:value-type="float" office:value="-415" calcext:value-type="float">
            <text:p>-41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100010</text:p>
          </table:table-cell>
          <table:table-cell office:value-type="string" calcext:value-type="string">
            <text:p>D.25.4</text:p>
          </table:table-cell>
          <table:table-cell/>
          <table:table-cell table:style-name="ce41" table:formula="of:=BIN2DEC([.J112])" office:value-type="float" office:value="-414" calcext:value-type="float">
            <text:p>-41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100011</text:p>
          </table:table-cell>
          <table:table-cell office:value-type="string" calcext:value-type="string">
            <text:p>D.25.3</text:p>
          </table:table-cell>
          <table:table-cell/>
          <table:table-cell table:style-name="ce41" table:formula="of:=BIN2DEC([.J113])" office:value-type="float" office:value="-413" calcext:value-type="float">
            <text:p>-41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100100</text:p>
          </table:table-cell>
          <table:table-cell office:value-type="string" calcext:value-type="string">
            <text:p>D.25.0</text:p>
          </table:table-cell>
          <table:table-cell/>
          <table:table-cell table:style-name="ce41" table:formula="of:=BIN2DEC([.J114])" office:value-type="float" office:value="-412" calcext:value-type="float">
            <text:p>-41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00101</text:p>
          </table:table-cell>
          <table:table-cell office:value-type="string" calcext:value-type="string">
            <text:p>D.25.2</text:p>
          </table:table-cell>
          <table:table-cell/>
          <table:table-cell table:style-name="ce41" table:formula="of:=BIN2DEC([.J115])" office:value-type="float" office:value="-411" calcext:value-type="float">
            <text:p>-41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00101</text:p>
          </table:table-cell>
          <table:table-cell office:value-type="string" calcext:value-type="string">
            <text:p>D.25.2</text:p>
          </table:table-cell>
          <table:table-cell/>
          <table:table-cell table:style-name="ce41" table:formula="of:=BIN2DEC([.J116])" office:value-type="float" office:value="-411" calcext:value-type="float">
            <text:p>-41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00110</text:p>
          </table:table-cell>
          <table:table-cell office:value-type="string" calcext:value-type="string">
            <text:p>D.25.6</text:p>
          </table:table-cell>
          <table:table-cell/>
          <table:table-cell table:style-name="ce41" table:formula="of:=BIN2DEC([.J117])" office:value-type="float" office:value="-410" calcext:value-type="float">
            <text:p>-41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00110</text:p>
          </table:table-cell>
          <table:table-cell office:value-type="string" calcext:value-type="string">
            <text:p>D.25.6</text:p>
          </table:table-cell>
          <table:table-cell/>
          <table:table-cell table:style-name="ce41" table:formula="of:=BIN2DEC([.J118])" office:value-type="float" office:value="-410" calcext:value-type="float">
            <text:p>-4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19];10)" office:value-type="string" office:string-value="1001100111" calcext:value-type="string">
            <text:p>100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09" calcext:value-type="float">
            <text:p>-4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20];10)" office:value-type="string" office:string-value="1001101000" calcext:value-type="string">
            <text:p>100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08" calcext:value-type="float">
            <text:p>-40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01001</text:p>
          </table:table-cell>
          <table:table-cell office:value-type="string" calcext:value-type="string">
            <text:p>D.25.1</text:p>
          </table:table-cell>
          <table:table-cell/>
          <table:table-cell table:style-name="ce41" table:formula="of:=BIN2DEC([.J121])" office:value-type="float" office:value="-407" calcext:value-type="float">
            <text:p>-40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01001</text:p>
          </table:table-cell>
          <table:table-cell office:value-type="string" calcext:value-type="string">
            <text:p>D.25.1</text:p>
          </table:table-cell>
          <table:table-cell/>
          <table:table-cell table:style-name="ce41" table:formula="of:=BIN2DEC([.J122])" office:value-type="float" office:value="-407" calcext:value-type="float">
            <text:p>-40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01010</text:p>
          </table:table-cell>
          <table:table-cell office:value-type="string" calcext:value-type="string">
            <text:p>D.25.5</text:p>
          </table:table-cell>
          <table:table-cell/>
          <table:table-cell table:style-name="ce41" table:formula="of:=BIN2DEC([.J123])" office:value-type="float" office:value="-406" calcext:value-type="float">
            <text:p>-40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01010</text:p>
          </table:table-cell>
          <table:table-cell office:value-type="string" calcext:value-type="string">
            <text:p>D.25.5</text:p>
          </table:table-cell>
          <table:table-cell/>
          <table:table-cell table:style-name="ce41" table:formula="of:=BIN2DEC([.J124])" office:value-type="float" office:value="-406" calcext:value-type="float">
            <text:p>-40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101011</text:p>
          </table:table-cell>
          <table:table-cell office:value-type="string" calcext:value-type="string">
            <text:p>D.25.0</text:p>
          </table:table-cell>
          <table:table-cell/>
          <table:table-cell table:style-name="ce41" table:formula="of:=BIN2DEC([.J125])" office:value-type="float" office:value="-405" calcext:value-type="float">
            <text:p>-40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101100</text:p>
          </table:table-cell>
          <table:table-cell office:value-type="string" calcext:value-type="string">
            <text:p>D.25.3</text:p>
          </table:table-cell>
          <table:table-cell/>
          <table:table-cell table:style-name="ce41" table:formula="of:=BIN2DEC([.J126])" office:value-type="float" office:value="-404" calcext:value-type="float">
            <text:p>-40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101101</text:p>
          </table:table-cell>
          <table:table-cell office:value-type="string" calcext:value-type="string">
            <text:p>D.25.4</text:p>
          </table:table-cell>
          <table:table-cell/>
          <table:table-cell table:style-name="ce41" table:formula="of:=BIN2DEC([.J127])" office:value-type="float" office:value="-403" calcext:value-type="float">
            <text:p>-40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01101110</text:p>
          </table:table-cell>
          <table:table-cell office:value-type="string" calcext:value-type="string">
            <text:p>D.25.7</text:p>
          </table:table-cell>
          <table:table-cell/>
          <table:table-cell table:style-name="ce41" table:formula="of:=BIN2DEC([.J128])" office:value-type="float" office:value="-402" calcext:value-type="float">
            <text:p>-4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29];10)" office:value-type="string" office:string-value="1001101111" calcext:value-type="string">
            <text:p>100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01" calcext:value-type="float">
            <text:p>-4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30];10)" office:value-type="string" office:string-value="1001110000" calcext:value-type="string">
            <text:p>100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00" calcext:value-type="float">
            <text:p>-40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31];10)" office:value-type="string" office:string-value="1001110001" calcext:value-type="string">
            <text:p>100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99" calcext:value-type="float">
            <text:p>-3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32];10)" office:value-type="string" office:string-value="1001110010" calcext:value-type="string">
            <text:p>100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98" calcext:value-type="float">
            <text:p>-3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33];10)" office:value-type="string" office:string-value="1001110011" calcext:value-type="string">
            <text:p>100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97" calcext:value-type="float">
            <text:p>-3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34];10)" office:value-type="string" office:string-value="1001110100" calcext:value-type="string">
            <text:p>100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96" calcext:value-type="float">
            <text:p>-39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10101</text:p>
          </table:table-cell>
          <table:table-cell office:value-type="string" calcext:value-type="string">
            <text:p>D.0.2</text:p>
          </table:table-cell>
          <table:table-cell/>
          <table:table-cell table:style-name="ce41" table:formula="of:=BIN2DEC([.J135])" office:value-type="float" office:value="-395" calcext:value-type="float">
            <text:p>-39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10110</text:p>
          </table:table-cell>
          <table:table-cell office:value-type="string" calcext:value-type="string">
            <text:p>D.6.6</text:p>
          </table:table-cell>
          <table:table-cell/>
          <table:table-cell table:style-name="ce41" table:formula="of:=BIN2DEC([.J136])" office:value-type="float" office:value="-394" calcext:value-type="float">
            <text:p>-39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1110111</text:p>
          </table:table-cell>
          <table:table-cell office:value-type="string" calcext:value-type="string">
            <text:p>D.0.7 *</text:p>
          </table:table-cell>
          <table:table-cell/>
          <table:table-cell table:style-name="ce41" table:formula="of:=BIN2DEC([.J137])" office:value-type="float" office:value="-393" calcext:value-type="float">
            <text:p>-39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38];10)" office:value-type="string" office:string-value="1001111000" calcext:value-type="string">
            <text:p>100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392" calcext:value-type="float">
            <text:p>-39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11001</text:p>
          </table:table-cell>
          <table:table-cell office:value-type="string" calcext:value-type="string">
            <text:p>D.0.1</text:p>
          </table:table-cell>
          <table:table-cell/>
          <table:table-cell table:style-name="ce41" table:formula="of:=BIN2DEC([.J139])" office:value-type="float" office:value="-391" calcext:value-type="float">
            <text:p>-39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11010</text:p>
          </table:table-cell>
          <table:table-cell office:value-type="string" calcext:value-type="string">
            <text:p>D.5.5</text:p>
          </table:table-cell>
          <table:table-cell/>
          <table:table-cell table:style-name="ce41" table:formula="of:=BIN2DEC([.J140])" office:value-type="float" office:value="-390" calcext:value-type="float">
            <text:p>-39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111011</text:p>
          </table:table-cell>
          <table:table-cell office:value-type="string" calcext:value-type="string">
            <text:p>D.0.0</text:p>
          </table:table-cell>
          <table:table-cell/>
          <table:table-cell table:style-name="ce41" table:formula="of:=BIN2DEC([.J141])" office:value-type="float" office:value="-389" calcext:value-type="float">
            <text:p>-38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111100</text:p>
          </table:table-cell>
          <table:table-cell office:value-type="string" calcext:value-type="string">
            <text:p>D.0.3</text:p>
          </table:table-cell>
          <table:table-cell/>
          <table:table-cell table:style-name="ce41" table:formula="of:=BIN2DEC([.J142])" office:value-type="float" office:value="-388" calcext:value-type="float">
            <text:p>-38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111101</text:p>
          </table:table-cell>
          <table:table-cell office:value-type="string" calcext:value-type="string">
            <text:p>D.0.4</text:p>
          </table:table-cell>
          <table:table-cell/>
          <table:table-cell table:style-name="ce41" table:formula="of:=BIN2DEC([.J143])" office:value-type="float" office:value="-387" calcext:value-type="float">
            <text:p>-38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44];10)" office:value-type="string" office:string-value="1001111110" calcext:value-type="string">
            <text:p>100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86" calcext:value-type="float">
            <text:p>-3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45];10)" office:value-type="string" office:string-value="1001111111" calcext:value-type="string">
            <text:p>100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85" calcext:value-type="float">
            <text:p>-38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46];10)" office:value-type="string" office:string-value="1010000000" calcext:value-type="string">
            <text:p>101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84" calcext:value-type="float">
            <text:p>-38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47];10)" office:value-type="string" office:string-value="1010000001" calcext:value-type="string">
            <text:p>101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83" calcext:value-type="float">
            <text:p>-38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000010</text:p>
          </table:table-cell>
          <table:table-cell office:value-type="string" calcext:value-type="string">
            <text:p>D.15.4</text:p>
          </table:table-cell>
          <table:table-cell/>
          <table:table-cell table:style-name="ce41" table:formula="of:=BIN2DEC([.J148])" office:value-type="float" office:value="-382" calcext:value-type="float">
            <text:p>-38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000011</text:p>
          </table:table-cell>
          <table:table-cell office:value-type="string" calcext:value-type="string">
            <text:p>D.15.3</text:p>
          </table:table-cell>
          <table:table-cell/>
          <table:table-cell table:style-name="ce41" table:formula="of:=BIN2DEC([.J149])" office:value-type="float" office:value="-381" calcext:value-type="float">
            <text:p>-38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000100</text:p>
          </table:table-cell>
          <table:table-cell office:value-type="string" calcext:value-type="string">
            <text:p>D.05.0</text:p>
          </table:table-cell>
          <table:table-cell/>
          <table:table-cell table:style-name="ce41" table:formula="of:=BIN2DEC([.J150])" office:value-type="float" office:value="-380" calcext:value-type="float">
            <text:p>-38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00101</text:p>
          </table:table-cell>
          <table:table-cell office:value-type="string" calcext:value-type="string">
            <text:p>D.15.2</text:p>
          </table:table-cell>
          <table:table-cell/>
          <table:table-cell table:style-name="ce41" table:formula="of:=BIN2DEC([.J151])" office:value-type="float" office:value="-379" calcext:value-type="float">
            <text:p>-37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00110</text:p>
          </table:table-cell>
          <table:table-cell office:value-type="string" calcext:value-type="string">
            <text:p>D.15.6</text:p>
          </table:table-cell>
          <table:table-cell/>
          <table:table-cell table:style-name="ce41" table:formula="of:=BIN2DEC([.J152])" office:value-type="float" office:value="-378" calcext:value-type="float">
            <text:p>-37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53];10)" office:value-type="string" office:string-value="1010000111" calcext:value-type="string">
            <text:p>101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77" calcext:value-type="float">
            <text:p>-37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0001000</text:p>
          </table:table-cell>
          <table:table-cell office:value-type="string" calcext:value-type="string">
            <text:p>D.15.7 *</text:p>
          </table:table-cell>
          <table:table-cell/>
          <table:table-cell table:style-name="ce41" table:formula="of:=BIN2DEC([.J154])" office:value-type="float" office:value="-376" calcext:value-type="float">
            <text:p>-37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01001</text:p>
          </table:table-cell>
          <table:table-cell office:value-type="string" calcext:value-type="string">
            <text:p>D.15.1</text:p>
          </table:table-cell>
          <table:table-cell/>
          <table:table-cell table:style-name="ce41" table:formula="of:=BIN2DEC([.J155])" office:value-type="float" office:value="-375" calcext:value-type="float">
            <text:p>-37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01010</text:p>
          </table:table-cell>
          <table:table-cell office:value-type="string" calcext:value-type="string">
            <text:p>D.15.5</text:p>
          </table:table-cell>
          <table:table-cell/>
          <table:table-cell table:style-name="ce41" table:formula="of:=BIN2DEC([.J156])" office:value-type="float" office:value="-374" calcext:value-type="float">
            <text:p>-3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57];10)" office:value-type="string" office:string-value="1010001011" calcext:value-type="string">
            <text:p>101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73" calcext:value-type="float">
            <text:p>-3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58];10)" office:value-type="string" office:string-value="1010001100" calcext:value-type="string">
            <text:p>101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72" calcext:value-type="float">
            <text:p>-3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59];10)" office:value-type="string" office:string-value="1010001101" calcext:value-type="string">
            <text:p>101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71" calcext:value-type="float">
            <text:p>-3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60];10)" office:value-type="string" office:string-value="1010001110" calcext:value-type="string">
            <text:p>101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70" calcext:value-type="float">
            <text:p>-3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61];10)" office:value-type="string" office:string-value="1010001111" calcext:value-type="string">
            <text:p>101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69" calcext:value-type="float">
            <text:p>-3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62];10)" office:value-type="string" office:string-value="1010010000" calcext:value-type="string">
            <text:p>101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68" calcext:value-type="float">
            <text:p>-36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10010001</text:p>
          </table:table-cell>
          <table:table-cell office:value-type="string" calcext:value-type="string">
            <text:p>D.5.7</text:p>
          </table:table-cell>
          <table:table-cell/>
          <table:table-cell table:style-name="ce41" table:formula="of:=BIN2DEC([.J163])" office:value-type="float" office:value="-367" calcext:value-type="float">
            <text:p>-36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010010</text:p>
          </table:table-cell>
          <table:table-cell office:value-type="string" calcext:value-type="string">
            <text:p>D.5.4</text:p>
          </table:table-cell>
          <table:table-cell/>
          <table:table-cell table:style-name="ce41" table:formula="of:=BIN2DEC([.J164])" office:value-type="float" office:value="-366" calcext:value-type="float">
            <text:p>-36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010011</text:p>
          </table:table-cell>
          <table:table-cell office:value-type="string" calcext:value-type="string">
            <text:p>D.5.3</text:p>
          </table:table-cell>
          <table:table-cell/>
          <table:table-cell table:style-name="ce41" table:formula="of:=BIN2DEC([.J165])" office:value-type="float" office:value="-365" calcext:value-type="float">
            <text:p>-36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010100</text:p>
          </table:table-cell>
          <table:table-cell office:value-type="string" calcext:value-type="string">
            <text:p>D.5.0</text:p>
          </table:table-cell>
          <table:table-cell/>
          <table:table-cell table:style-name="ce41" table:formula="of:=BIN2DEC([.J166])" office:value-type="float" office:value="-364" calcext:value-type="float">
            <text:p>-36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10101</text:p>
          </table:table-cell>
          <table:table-cell office:value-type="string" calcext:value-type="string">
            <text:p>D.5.2</text:p>
          </table:table-cell>
          <table:table-cell/>
          <table:table-cell table:style-name="ce41" table:formula="of:=BIN2DEC([.J167])" office:value-type="float" office:value="-363" calcext:value-type="float">
            <text:p>-36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10101</text:p>
          </table:table-cell>
          <table:table-cell office:value-type="string" calcext:value-type="string">
            <text:p>D.5.2</text:p>
          </table:table-cell>
          <table:table-cell/>
          <table:table-cell table:style-name="ce41" table:formula="of:=BIN2DEC([.J168])" office:value-type="float" office:value="-363" calcext:value-type="float">
            <text:p>-36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10110</text:p>
          </table:table-cell>
          <table:table-cell office:value-type="string" calcext:value-type="string">
            <text:p>D.5.6</text:p>
          </table:table-cell>
          <table:table-cell/>
          <table:table-cell table:style-name="ce41" table:formula="of:=BIN2DEC([.J169])" office:value-type="float" office:value="-362" calcext:value-type="float">
            <text:p>-36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10110</text:p>
          </table:table-cell>
          <table:table-cell office:value-type="string" calcext:value-type="string">
            <text:p>D.5.6</text:p>
          </table:table-cell>
          <table:table-cell/>
          <table:table-cell table:style-name="ce41" table:formula="of:=BIN2DEC([.J170])" office:value-type="float" office:value="-362" calcext:value-type="float">
            <text:p>-3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71];10)" office:value-type="string" office:string-value="1010010111" calcext:value-type="string">
            <text:p>101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61" calcext:value-type="float">
            <text:p>-3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72];10)" office:value-type="string" office:string-value="1010011000" calcext:value-type="string">
            <text:p>101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60" calcext:value-type="float">
            <text:p>-36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11001</text:p>
          </table:table-cell>
          <table:table-cell office:value-type="string" calcext:value-type="string">
            <text:p>D.5.1</text:p>
          </table:table-cell>
          <table:table-cell/>
          <table:table-cell table:style-name="ce41" table:formula="of:=BIN2DEC([.J173])" office:value-type="float" office:value="-359" calcext:value-type="float">
            <text:p>-35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11001</text:p>
          </table:table-cell>
          <table:table-cell office:value-type="string" calcext:value-type="string">
            <text:p>D.5.1</text:p>
          </table:table-cell>
          <table:table-cell/>
          <table:table-cell table:style-name="ce41" table:formula="of:=BIN2DEC([.J174])" office:value-type="float" office:value="-359" calcext:value-type="float">
            <text:p>-35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11010</text:p>
          </table:table-cell>
          <table:table-cell office:value-type="string" calcext:value-type="string">
            <text:p>D.5.5</text:p>
          </table:table-cell>
          <table:table-cell/>
          <table:table-cell table:style-name="ce41" table:formula="of:=BIN2DEC([.J175])" office:value-type="float" office:value="-358" calcext:value-type="float">
            <text:p>-35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11010</text:p>
          </table:table-cell>
          <table:table-cell office:value-type="string" calcext:value-type="string">
            <text:p>D.5.5</text:p>
          </table:table-cell>
          <table:table-cell/>
          <table:table-cell table:style-name="ce41" table:formula="of:=BIN2DEC([.J176])" office:value-type="float" office:value="-358" calcext:value-type="float">
            <text:p>-35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011011</text:p>
          </table:table-cell>
          <table:table-cell office:value-type="string" calcext:value-type="string">
            <text:p>D.5.0</text:p>
          </table:table-cell>
          <table:table-cell/>
          <table:table-cell table:style-name="ce41" table:formula="of:=BIN2DEC([.J177])" office:value-type="float" office:value="-357" calcext:value-type="float">
            <text:p>-35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011100</text:p>
          </table:table-cell>
          <table:table-cell office:value-type="string" calcext:value-type="string">
            <text:p>D.5.3</text:p>
          </table:table-cell>
          <table:table-cell/>
          <table:table-cell table:style-name="ce41" table:formula="of:=BIN2DEC([.J178])" office:value-type="float" office:value="-356" calcext:value-type="float">
            <text:p>-35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011101</text:p>
          </table:table-cell>
          <table:table-cell office:value-type="string" calcext:value-type="string">
            <text:p>D.5.4</text:p>
          </table:table-cell>
          <table:table-cell/>
          <table:table-cell table:style-name="ce41" table:formula="of:=BIN2DEC([.J179])" office:value-type="float" office:value="-355" calcext:value-type="float">
            <text:p>-35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0011110</text:p>
          </table:table-cell>
          <table:table-cell office:value-type="string" calcext:value-type="string">
            <text:p>D.5.7</text:p>
          </table:table-cell>
          <table:table-cell/>
          <table:table-cell table:style-name="ce41" table:formula="of:=BIN2DEC([.J180])" office:value-type="float" office:value="-354" calcext:value-type="float">
            <text:p>-3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81];10)" office:value-type="string" office:string-value="1010011111" calcext:value-type="string">
            <text:p>101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353" calcext:value-type="float">
            <text:p>-3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82];10)" office:value-type="string" office:string-value="1010100000" calcext:value-type="string">
            <text:p>101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352" calcext:value-type="float">
            <text:p>-35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10100001</text:p>
          </table:table-cell>
          <table:table-cell office:value-type="string" calcext:value-type="string">
            <text:p>D.21.7</text:p>
          </table:table-cell>
          <table:table-cell/>
          <table:table-cell table:style-name="ce41" table:formula="of:=BIN2DEC([.J183])" office:value-type="float" office:value="-351" calcext:value-type="float">
            <text:p>-35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100010</text:p>
          </table:table-cell>
          <table:table-cell office:value-type="string" calcext:value-type="string">
            <text:p>D.21.4</text:p>
          </table:table-cell>
          <table:table-cell/>
          <table:table-cell table:style-name="ce41" table:formula="of:=BIN2DEC([.J184])" office:value-type="float" office:value="-350" calcext:value-type="float">
            <text:p>-35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100011</text:p>
          </table:table-cell>
          <table:table-cell office:value-type="string" calcext:value-type="string">
            <text:p>D.21.3</text:p>
          </table:table-cell>
          <table:table-cell/>
          <table:table-cell table:style-name="ce41" table:formula="of:=BIN2DEC([.J185])" office:value-type="float" office:value="-349" calcext:value-type="float">
            <text:p>-34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100100</text:p>
          </table:table-cell>
          <table:table-cell office:value-type="string" calcext:value-type="string">
            <text:p>D.21.0</text:p>
          </table:table-cell>
          <table:table-cell/>
          <table:table-cell table:style-name="ce41" table:formula="of:=BIN2DEC([.J186])" office:value-type="float" office:value="-348" calcext:value-type="float">
            <text:p>-34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00101</text:p>
          </table:table-cell>
          <table:table-cell office:value-type="string" calcext:value-type="string">
            <text:p>D.21.2</text:p>
          </table:table-cell>
          <table:table-cell/>
          <table:table-cell table:style-name="ce41" table:formula="of:=BIN2DEC([.J187])" office:value-type="float" office:value="-347" calcext:value-type="float">
            <text:p>-34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00101</text:p>
          </table:table-cell>
          <table:table-cell office:value-type="string" calcext:value-type="string">
            <text:p>D.21.2</text:p>
          </table:table-cell>
          <table:table-cell/>
          <table:table-cell table:style-name="ce41" table:formula="of:=BIN2DEC([.J188])" office:value-type="float" office:value="-347" calcext:value-type="float">
            <text:p>-34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00110</text:p>
          </table:table-cell>
          <table:table-cell office:value-type="string" calcext:value-type="string">
            <text:p>D.21.6</text:p>
          </table:table-cell>
          <table:table-cell/>
          <table:table-cell table:style-name="ce41" table:formula="of:=BIN2DEC([.J189])" office:value-type="float" office:value="-346" calcext:value-type="float">
            <text:p>-34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00110</text:p>
          </table:table-cell>
          <table:table-cell office:value-type="string" calcext:value-type="string">
            <text:p>D.21.6</text:p>
          </table:table-cell>
          <table:table-cell/>
          <table:table-cell table:style-name="ce41" table:formula="of:=BIN2DEC([.J190])" office:value-type="float" office:value="-346" calcext:value-type="float">
            <text:p>-3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91];10)" office:value-type="string" office:string-value="1010100111" calcext:value-type="string">
            <text:p>101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45" calcext:value-type="float">
            <text:p>-3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92];10)" office:value-type="string" office:string-value="1010101000" calcext:value-type="string">
            <text:p>101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44" calcext:value-type="float">
            <text:p>-34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01001</text:p>
          </table:table-cell>
          <table:table-cell office:value-type="string" calcext:value-type="string">
            <text:p>D.21.1</text:p>
          </table:table-cell>
          <table:table-cell/>
          <table:table-cell table:style-name="ce41" table:formula="of:=BIN2DEC([.J193])" office:value-type="float" office:value="-343" calcext:value-type="float">
            <text:p>-34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01001</text:p>
          </table:table-cell>
          <table:table-cell office:value-type="string" calcext:value-type="string">
            <text:p>D.21.1</text:p>
          </table:table-cell>
          <table:table-cell/>
          <table:table-cell table:style-name="ce41" table:formula="of:=BIN2DEC([.J194])" office:value-type="float" office:value="-343" calcext:value-type="float">
            <text:p>-34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01010</text:p>
          </table:table-cell>
          <table:table-cell office:value-type="string" calcext:value-type="string">
            <text:p>D.21.5</text:p>
          </table:table-cell>
          <table:table-cell/>
          <table:table-cell table:style-name="ce41" table:formula="of:=BIN2DEC([.J195])" office:value-type="float" office:value="-342" calcext:value-type="float">
            <text:p>-34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01010</text:p>
          </table:table-cell>
          <table:table-cell office:value-type="string" calcext:value-type="string">
            <text:p>D.21.5</text:p>
          </table:table-cell>
          <table:table-cell/>
          <table:table-cell table:style-name="ce41" table:formula="of:=BIN2DEC([.J196])" office:value-type="float" office:value="-342" calcext:value-type="float">
            <text:p>-34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101011</text:p>
          </table:table-cell>
          <table:table-cell office:value-type="string" calcext:value-type="string">
            <text:p>D.21.0</text:p>
          </table:table-cell>
          <table:table-cell/>
          <table:table-cell table:style-name="ce41" table:formula="of:=BIN2DEC([.J197])" office:value-type="float" office:value="-341" calcext:value-type="float">
            <text:p>-34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101100</text:p>
          </table:table-cell>
          <table:table-cell office:value-type="string" calcext:value-type="string">
            <text:p>D.21.3</text:p>
          </table:table-cell>
          <table:table-cell/>
          <table:table-cell table:style-name="ce41" table:formula="of:=BIN2DEC([.J198])" office:value-type="float" office:value="-340" calcext:value-type="float">
            <text:p>-34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101101</text:p>
          </table:table-cell>
          <table:table-cell office:value-type="string" calcext:value-type="string">
            <text:p>D.21.4</text:p>
          </table:table-cell>
          <table:table-cell/>
          <table:table-cell table:style-name="ce41" table:formula="of:=BIN2DEC([.J199])" office:value-type="float" office:value="-339" calcext:value-type="float">
            <text:p>-33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0101110</text:p>
          </table:table-cell>
          <table:table-cell office:value-type="string" calcext:value-type="string">
            <text:p>D.21.7</text:p>
          </table:table-cell>
          <table:table-cell/>
          <table:table-cell table:style-name="ce41" table:formula="of:=BIN2DEC([.J200])" office:value-type="float" office:value="-338" calcext:value-type="float">
            <text:p>-3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01];10)" office:value-type="string" office:string-value="1010101111" calcext:value-type="string">
            <text:p>101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37" calcext:value-type="float">
            <text:p>-3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02];10)" office:value-type="string" office:string-value="1010110000" calcext:value-type="string">
            <text:p>101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36" calcext:value-type="float">
            <text:p>-3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03];10)" office:value-type="string" office:string-value="1010110001" calcext:value-type="string">
            <text:p>101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35" calcext:value-type="float">
            <text:p>-3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04];10)" office:value-type="string" office:string-value="1010110010" calcext:value-type="string">
            <text:p>101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34" calcext:value-type="float">
            <text:p>-3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05];10)" office:value-type="string" office:string-value="1010110011" calcext:value-type="string">
            <text:p>101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33" calcext:value-type="float">
            <text:p>-3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06];10)" office:value-type="string" office:string-value="1010110100" calcext:value-type="string">
            <text:p>101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32" calcext:value-type="float">
            <text:p>-33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10101</text:p>
          </table:table-cell>
          <table:table-cell office:value-type="string" calcext:value-type="string">
            <text:p>D.31.2</text:p>
          </table:table-cell>
          <table:table-cell/>
          <table:table-cell table:style-name="ce41" table:formula="of:=BIN2DEC([.J207])" office:value-type="float" office:value="-331" calcext:value-type="float">
            <text:p>-33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10110</text:p>
          </table:table-cell>
          <table:table-cell office:value-type="string" calcext:value-type="string">
            <text:p>D.31.6</text:p>
          </table:table-cell>
          <table:table-cell/>
          <table:table-cell table:style-name="ce41" table:formula="of:=BIN2DEC([.J208])" office:value-type="float" office:value="-330" calcext:value-type="float">
            <text:p>-33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10110111</text:p>
          </table:table-cell>
          <table:table-cell office:value-type="string" calcext:value-type="string">
            <text:p>D.31.7 *</text:p>
          </table:table-cell>
          <table:table-cell/>
          <table:table-cell table:style-name="ce41" table:formula="of:=BIN2DEC([.J209])" office:value-type="float" office:value="-329" calcext:value-type="float">
            <text:p>-3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10];10)" office:value-type="string" office:string-value="1010111000" calcext:value-type="string">
            <text:p>101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28" calcext:value-type="float">
            <text:p>-32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11001</text:p>
          </table:table-cell>
          <table:table-cell office:value-type="string" calcext:value-type="string">
            <text:p>D.31.1</text:p>
          </table:table-cell>
          <table:table-cell/>
          <table:table-cell table:style-name="ce41" table:formula="of:=BIN2DEC([.J211])" office:value-type="float" office:value="-327" calcext:value-type="float">
            <text:p>-32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11010</text:p>
          </table:table-cell>
          <table:table-cell office:value-type="string" calcext:value-type="string">
            <text:p>D.31.5</text:p>
          </table:table-cell>
          <table:table-cell/>
          <table:table-cell table:style-name="ce41" table:formula="of:=BIN2DEC([.J212])" office:value-type="float" office:value="-326" calcext:value-type="float">
            <text:p>-32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111011</text:p>
          </table:table-cell>
          <table:table-cell office:value-type="string" calcext:value-type="string">
            <text:p>D.31.0</text:p>
          </table:table-cell>
          <table:table-cell/>
          <table:table-cell table:style-name="ce41" table:formula="of:=BIN2DEC([.J213])" office:value-type="float" office:value="-325" calcext:value-type="float">
            <text:p>-32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111100</text:p>
          </table:table-cell>
          <table:table-cell office:value-type="string" calcext:value-type="string">
            <text:p>D.31.3</text:p>
          </table:table-cell>
          <table:table-cell/>
          <table:table-cell table:style-name="ce41" table:formula="of:=BIN2DEC([.J214])" office:value-type="float" office:value="-324" calcext:value-type="float">
            <text:p>-32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111101</text:p>
          </table:table-cell>
          <table:table-cell office:value-type="string" calcext:value-type="string">
            <text:p>D.31.4</text:p>
          </table:table-cell>
          <table:table-cell/>
          <table:table-cell table:style-name="ce41" table:formula="of:=BIN2DEC([.J215])" office:value-type="float" office:value="-323" calcext:value-type="float">
            <text:p>-3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16];10)" office:value-type="string" office:string-value="1010111110" calcext:value-type="string">
            <text:p>101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22" calcext:value-type="float">
            <text:p>-3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17];10)" office:value-type="string" office:string-value="1010111111" calcext:value-type="string">
            <text:p>101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21" calcext:value-type="float">
            <text:p>-32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18];10)" office:value-type="string" office:string-value="1011000000" calcext:value-type="string">
            <text:p>101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20" calcext:value-type="float">
            <text:p>-32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19];10)" office:value-type="string" office:string-value="1011000001" calcext:value-type="string">
            <text:p>101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19" calcext:value-type="float">
            <text:p>-31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1000010</text:p>
          </table:table-cell>
          <table:table-cell office:value-type="string" calcext:value-type="string">
            <text:p>D.13.4</text:p>
          </table:table-cell>
          <table:table-cell/>
          <table:table-cell table:style-name="ce41" table:formula="of:=BIN2DEC([.J220])" office:value-type="float" office:value="-318" calcext:value-type="float">
            <text:p>-31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1000011</text:p>
          </table:table-cell>
          <table:table-cell office:value-type="string" calcext:value-type="string">
            <text:p>D.13.3</text:p>
          </table:table-cell>
          <table:table-cell/>
          <table:table-cell table:style-name="ce41" table:formula="of:=BIN2DEC([.J221])" office:value-type="float" office:value="-317" calcext:value-type="float">
            <text:p>-31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1000100</text:p>
          </table:table-cell>
          <table:table-cell office:value-type="string" calcext:value-type="string">
            <text:p>D.03.0</text:p>
          </table:table-cell>
          <table:table-cell/>
          <table:table-cell table:style-name="ce41" table:formula="of:=BIN2DEC([.J222])" office:value-type="float" office:value="-316" calcext:value-type="float">
            <text:p>-31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00101</text:p>
          </table:table-cell>
          <table:table-cell office:value-type="string" calcext:value-type="string">
            <text:p>D.13.2</text:p>
          </table:table-cell>
          <table:table-cell/>
          <table:table-cell table:style-name="ce41" table:formula="of:=BIN2DEC([.J223])" office:value-type="float" office:value="-315" calcext:value-type="float">
            <text:p>-31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00101</text:p>
          </table:table-cell>
          <table:table-cell office:value-type="string" calcext:value-type="string">
            <text:p>D.13.2</text:p>
          </table:table-cell>
          <table:table-cell/>
          <table:table-cell table:style-name="ce41" table:formula="of:=BIN2DEC([.J224])" office:value-type="float" office:value="-315" calcext:value-type="float">
            <text:p>-31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00110</text:p>
          </table:table-cell>
          <table:table-cell office:value-type="string" calcext:value-type="string">
            <text:p>D.13.6</text:p>
          </table:table-cell>
          <table:table-cell/>
          <table:table-cell table:style-name="ce41" table:formula="of:=BIN2DEC([.J225])" office:value-type="float" office:value="-314" calcext:value-type="float">
            <text:p>-31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00110</text:p>
          </table:table-cell>
          <table:table-cell office:value-type="string" calcext:value-type="string">
            <text:p>D.13.6</text:p>
          </table:table-cell>
          <table:table-cell/>
          <table:table-cell table:style-name="ce41" table:formula="of:=BIN2DEC([.J226])" office:value-type="float" office:value="-314" calcext:value-type="float">
            <text:p>-31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11000111</text:p>
          </table:table-cell>
          <table:table-cell office:value-type="string" calcext:value-type="string">
            <text:p>D.13.7</text:p>
          </table:table-cell>
          <table:table-cell/>
          <table:table-cell table:style-name="ce41" table:formula="of:=BIN2DEC([.J227])" office:value-type="float" office:value="-313" calcext:value-type="float">
            <text:p>-31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1001000</text:p>
          </table:table-cell>
          <table:table-cell office:value-type="string" calcext:value-type="string">
            <text:p>D.13.7 *</text:p>
          </table:table-cell>
          <table:table-cell/>
          <table:table-cell table:style-name="ce41" table:formula="of:=BIN2DEC([.J228])" office:value-type="float" office:value="-312" calcext:value-type="float">
            <text:p>-31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01001</text:p>
          </table:table-cell>
          <table:table-cell office:value-type="string" calcext:value-type="string">
            <text:p>D.13.1</text:p>
          </table:table-cell>
          <table:table-cell/>
          <table:table-cell table:style-name="ce41" table:formula="of:=BIN2DEC([.J229])" office:value-type="float" office:value="-311" calcext:value-type="float">
            <text:p>-31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01001</text:p>
          </table:table-cell>
          <table:table-cell office:value-type="string" calcext:value-type="string">
            <text:p>D.13.1</text:p>
          </table:table-cell>
          <table:table-cell/>
          <table:table-cell table:style-name="ce41" table:formula="of:=BIN2DEC([.J230])" office:value-type="float" office:value="-311" calcext:value-type="float">
            <text:p>-31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01010</text:p>
          </table:table-cell>
          <table:table-cell office:value-type="string" calcext:value-type="string">
            <text:p>D.13.5</text:p>
          </table:table-cell>
          <table:table-cell/>
          <table:table-cell table:style-name="ce41" table:formula="of:=BIN2DEC([.J231])" office:value-type="float" office:value="-310" calcext:value-type="float">
            <text:p>-31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01010</text:p>
          </table:table-cell>
          <table:table-cell office:value-type="string" calcext:value-type="string">
            <text:p>D.13.5</text:p>
          </table:table-cell>
          <table:table-cell/>
          <table:table-cell table:style-name="ce41" table:formula="of:=BIN2DEC([.J232])" office:value-type="float" office:value="-310" calcext:value-type="float">
            <text:p>-31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001011</text:p>
          </table:table-cell>
          <table:table-cell office:value-type="string" calcext:value-type="string">
            <text:p>D.03.0</text:p>
          </table:table-cell>
          <table:table-cell office:value-type="string" calcext:value-type="string">
            <text:p>Special Case</text:p>
          </table:table-cell>
          <table:table-cell table:style-name="ce41" table:formula="of:=BIN2DEC([.J233])" office:value-type="float" office:value="-309" calcext:value-type="float">
            <text:p>-30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001100</text:p>
          </table:table-cell>
          <table:table-cell office:value-type="string" calcext:value-type="string">
            <text:p>D.13.3</text:p>
          </table:table-cell>
          <table:table-cell office:value-type="string" calcext:value-type="string">
            <text:p>Special Case</text:p>
          </table:table-cell>
          <table:table-cell table:style-name="ce41" table:formula="of:=BIN2DEC([.J234])" office:value-type="float" office:value="-308" calcext:value-type="float">
            <text:p>-30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001101</text:p>
          </table:table-cell>
          <table:table-cell office:value-type="string" calcext:value-type="string">
            <text:p>D.13.4</text:p>
          </table:table-cell>
          <table:table-cell/>
          <table:table-cell table:style-name="ce41" table:formula="of:=BIN2DEC([.J235])" office:value-type="float" office:value="-307" calcext:value-type="float">
            <text:p>-3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36];10)" office:value-type="string" office:string-value="1011001110" calcext:value-type="string">
            <text:p>101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06" calcext:value-type="float">
            <text:p>-3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37];10)" office:value-type="string" office:string-value="1011001111" calcext:value-type="string">
            <text:p>101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05" calcext:value-type="float">
            <text:p>-3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38];10)" office:value-type="string" office:string-value="1011010000" calcext:value-type="string">
            <text:p>101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04" calcext:value-type="float">
            <text:p>-30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39];10)" office:value-type="string" office:string-value="1011010001" calcext:value-type="string">
            <text:p>1011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03" calcext:value-type="float">
            <text:p>-3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40];10)" office:value-type="string" office:string-value="1011010010" calcext:value-type="string">
            <text:p>1011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02" calcext:value-type="float">
            <text:p>-3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41];10)" office:value-type="string" office:string-value="1011010011" calcext:value-type="string">
            <text:p>1011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01" calcext:value-type="float">
            <text:p>-3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42];10)" office:value-type="string" office:string-value="1011010100" calcext:value-type="string">
            <text:p>1011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00" calcext:value-type="float">
            <text:p>-30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10101</text:p>
          </table:table-cell>
          <table:table-cell office:value-type="string" calcext:value-type="string">
            <text:p>D.2.2</text:p>
          </table:table-cell>
          <table:table-cell/>
          <table:table-cell table:style-name="ce41" table:formula="of:=BIN2DEC([.J243])" office:value-type="float" office:value="-299" calcext:value-type="float">
            <text:p>-29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10110</text:p>
          </table:table-cell>
          <table:table-cell office:value-type="string" calcext:value-type="string">
            <text:p>D.2.6</text:p>
          </table:table-cell>
          <table:table-cell/>
          <table:table-cell table:style-name="ce41" table:formula="of:=BIN2DEC([.J244])" office:value-type="float" office:value="-298" calcext:value-type="float">
            <text:p>-2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45];10)" office:value-type="string" office:string-value="1011010111" calcext:value-type="string">
            <text:p>101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97" calcext:value-type="float">
            <text:p>-2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46];10)" office:value-type="string" office:string-value="1011011000" calcext:value-type="string">
            <text:p>101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96" calcext:value-type="float">
            <text:p>-29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11001</text:p>
          </table:table-cell>
          <table:table-cell office:value-type="string" calcext:value-type="string">
            <text:p>D.2.1</text:p>
          </table:table-cell>
          <table:table-cell/>
          <table:table-cell table:style-name="ce41" table:formula="of:=BIN2DEC([.J247])" office:value-type="float" office:value="-295" calcext:value-type="float">
            <text:p>-29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11010</text:p>
          </table:table-cell>
          <table:table-cell office:value-type="string" calcext:value-type="string">
            <text:p>D.2.5</text:p>
          </table:table-cell>
          <table:table-cell/>
          <table:table-cell table:style-name="ce41" table:formula="of:=BIN2DEC([.J248])" office:value-type="float" office:value="-294" calcext:value-type="float">
            <text:p>-29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011011</text:p>
          </table:table-cell>
          <table:table-cell office:value-type="string" calcext:value-type="string">
            <text:p>D.2.0</text:p>
          </table:table-cell>
          <table:table-cell/>
          <table:table-cell table:style-name="ce41" table:formula="of:=BIN2DEC([.J249])" office:value-type="float" office:value="-293" calcext:value-type="float">
            <text:p>-29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011100</text:p>
          </table:table-cell>
          <table:table-cell office:value-type="string" calcext:value-type="string">
            <text:p>D.2.3</text:p>
          </table:table-cell>
          <table:table-cell/>
          <table:table-cell table:style-name="ce41" table:formula="of:=BIN2DEC([.J250])" office:value-type="float" office:value="-292" calcext:value-type="float">
            <text:p>-29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011101</text:p>
          </table:table-cell>
          <table:table-cell office:value-type="string" calcext:value-type="string">
            <text:p>D.2.4</text:p>
          </table:table-cell>
          <table:table-cell/>
          <table:table-cell table:style-name="ce41" table:formula="of:=BIN2DEC([.J251])" office:value-type="float" office:value="-291" calcext:value-type="float">
            <text:p>-29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1011110</text:p>
          </table:table-cell>
          <table:table-cell office:value-type="string" calcext:value-type="string">
            <text:p>D.2.7</text:p>
          </table:table-cell>
          <table:table-cell/>
          <table:table-cell table:style-name="ce41" table:formula="of:=BIN2DEC([.J252])" office:value-type="float" office:value="-290" calcext:value-type="float">
            <text:p>-29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53];10)" office:value-type="string" office:string-value="1011011111" calcext:value-type="string">
            <text:p>101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89" calcext:value-type="float">
            <text:p>-28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54];10)" office:value-type="string" office:string-value="1011100000" calcext:value-type="string">
            <text:p>101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88" calcext:value-type="float">
            <text:p>-28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55];10)" office:value-type="string" office:string-value="1011100001" calcext:value-type="string">
            <text:p>1011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87" calcext:value-type="float">
            <text:p>-28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56];10)" office:value-type="string" office:string-value="1011100010" calcext:value-type="string">
            <text:p>1011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86" calcext:value-type="float">
            <text:p>-2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57];10)" office:value-type="string" office:string-value="1011100011" calcext:value-type="string">
            <text:p>1011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85" calcext:value-type="float">
            <text:p>-28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58];10)" office:value-type="string" office:string-value="1011100100" calcext:value-type="string">
            <text:p>1011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84" calcext:value-type="float">
            <text:p>-28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100101</text:p>
          </table:table-cell>
          <table:table-cell office:value-type="string" calcext:value-type="string">
            <text:p>D.29.2</text:p>
          </table:table-cell>
          <table:table-cell/>
          <table:table-cell table:style-name="ce41" table:formula="of:=BIN2DEC([.J259])" office:value-type="float" office:value="-283" calcext:value-type="float">
            <text:p>-28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100110</text:p>
          </table:table-cell>
          <table:table-cell office:value-type="string" calcext:value-type="string">
            <text:p>D.29.6</text:p>
          </table:table-cell>
          <table:table-cell/>
          <table:table-cell table:style-name="ce41" table:formula="of:=BIN2DEC([.J260])" office:value-type="float" office:value="-282" calcext:value-type="float">
            <text:p>-2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61];10)" office:value-type="string" office:string-value="1011100111" calcext:value-type="string">
            <text:p>101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81" calcext:value-type="float">
            <text:p>-28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1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1101000</text:p>
          </table:table-cell>
          <table:table-cell table:style-name="ce36" office:value-type="string" calcext:value-type="string">
            <text:p>K.29.7 </text:p>
          </table:table-cell>
          <table:table-cell/>
          <table:table-cell table:style-name="ce41" table:formula="of:=BIN2DEC([.J262])" office:value-type="float" office:value="-280" calcext:value-type="float">
            <text:p>-28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101001</text:p>
          </table:table-cell>
          <table:table-cell office:value-type="string" calcext:value-type="string">
            <text:p>D.29.1</text:p>
          </table:table-cell>
          <table:table-cell/>
          <table:table-cell table:style-name="ce41" table:formula="of:=BIN2DEC([.J263])" office:value-type="float" office:value="-279" calcext:value-type="float">
            <text:p>-27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101010</text:p>
          </table:table-cell>
          <table:table-cell office:value-type="string" calcext:value-type="string">
            <text:p>D.29.5</text:p>
          </table:table-cell>
          <table:table-cell/>
          <table:table-cell table:style-name="ce41" table:formula="of:=BIN2DEC([.J264])" office:value-type="float" office:value="-278" calcext:value-type="float">
            <text:p>-27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101011</text:p>
          </table:table-cell>
          <table:table-cell office:value-type="string" calcext:value-type="string">
            <text:p>D.29.0</text:p>
          </table:table-cell>
          <table:table-cell/>
          <table:table-cell table:style-name="ce41" table:formula="of:=BIN2DEC([.J265])" office:value-type="float" office:value="-277" calcext:value-type="float">
            <text:p>-27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101100</text:p>
          </table:table-cell>
          <table:table-cell office:value-type="string" calcext:value-type="string">
            <text:p>D.29.3</text:p>
          </table:table-cell>
          <table:table-cell/>
          <table:table-cell table:style-name="ce41" table:formula="of:=BIN2DEC([.J266])" office:value-type="float" office:value="-276" calcext:value-type="float">
            <text:p>-27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101101</text:p>
          </table:table-cell>
          <table:table-cell office:value-type="string" calcext:value-type="string">
            <text:p>D.29.4</text:p>
          </table:table-cell>
          <table:table-cell/>
          <table:table-cell table:style-name="ce41" table:formula="of:=BIN2DEC([.J267])" office:value-type="float" office:value="-275" calcext:value-type="float">
            <text:p>-27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1101110</text:p>
          </table:table-cell>
          <table:table-cell office:value-type="string" calcext:value-type="string">
            <text:p>D.29.7</text:p>
          </table:table-cell>
          <table:table-cell/>
          <table:table-cell table:style-name="ce41" table:formula="of:=BIN2DEC([.J268])" office:value-type="float" office:value="-274" calcext:value-type="float">
            <text:p>-2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69];10)" office:value-type="string" office:string-value="1011101111" calcext:value-type="string">
            <text:p>101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73" calcext:value-type="float">
            <text:p>-2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0];10)" office:value-type="string" office:string-value="1011110000" calcext:value-type="string">
            <text:p>101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72" calcext:value-type="float">
            <text:p>-2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1];10)" office:value-type="string" office:string-value="1011110001" calcext:value-type="string">
            <text:p>101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71" calcext:value-type="float">
            <text:p>-2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2];10)" office:value-type="string" office:string-value="1011110010" calcext:value-type="string">
            <text:p>101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70" calcext:value-type="float">
            <text:p>-2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3];10)" office:value-type="string" office:string-value="1011110011" calcext:value-type="string">
            <text:p>101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9" calcext:value-type="float">
            <text:p>-2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4];10)" office:value-type="string" office:string-value="1011110100" calcext:value-type="string">
            <text:p>101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8" calcext:value-type="float">
            <text:p>-2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5];10)" office:value-type="string" office:string-value="1011110101" calcext:value-type="string">
            <text:p>1011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7" calcext:value-type="float">
            <text:p>-2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6];10)" office:value-type="string" office:string-value="1011110110" calcext:value-type="string">
            <text:p>1011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6" calcext:value-type="float">
            <text:p>-2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7];10)" office:value-type="string" office:string-value="1011110111" calcext:value-type="string">
            <text:p>101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5" calcext:value-type="float">
            <text:p>-2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8];10)" office:value-type="string" office:string-value="1011111000" calcext:value-type="string">
            <text:p>101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4" calcext:value-type="float">
            <text:p>-2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79];10)" office:value-type="string" office:string-value="1011111001" calcext:value-type="string">
            <text:p>1011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3" calcext:value-type="float">
            <text:p>-2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0];10)" office:value-type="string" office:string-value="1011111010" calcext:value-type="string">
            <text:p>1011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2" calcext:value-type="float">
            <text:p>-2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1];10)" office:value-type="string" office:string-value="1011111011" calcext:value-type="string">
            <text:p>101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1" calcext:value-type="float">
            <text:p>-2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2];10)" office:value-type="string" office:string-value="1011111100" calcext:value-type="string">
            <text:p>101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60" calcext:value-type="float">
            <text:p>-2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3];10)" office:value-type="string" office:string-value="1011111101" calcext:value-type="string">
            <text:p>101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59" calcext:value-type="float">
            <text:p>-2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4];10)" office:value-type="string" office:string-value="1011111110" calcext:value-type="string">
            <text:p>101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58" calcext:value-type="float">
            <text:p>-2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5];10)" office:value-type="string" office:string-value="1011111111" calcext:value-type="string">
            <text:p>101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57" calcext:value-type="float">
            <text:p>-2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6];10)" office:value-type="string" office:string-value="1100000000" calcext:value-type="string">
            <text:p>110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56" calcext:value-type="float">
            <text:p>-2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7];10)" office:value-type="string" office:string-value="1100000001" calcext:value-type="string">
            <text:p>110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55" calcext:value-type="float">
            <text:p>-2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8];10)" office:value-type="string" office:string-value="1100000010" calcext:value-type="string">
            <text:p>110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54" calcext:value-type="float">
            <text:p>-2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89];10)" office:value-type="string" office:string-value="1100000011" calcext:value-type="string">
            <text:p>110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53" calcext:value-type="float">
            <text:p>-2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90];10)" office:value-type="string" office:string-value="1100000100" calcext:value-type="string">
            <text:p>110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52" calcext:value-type="float">
            <text:p>-25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00</text:p>
          </table:table-cell>
          <table:table-cell table:style-name="Default" table:number-columns-repeated="3"/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01</text:p>
          </table:table-cell>
          <table:table-cell table:style-name="ce39" office:value-type="string" calcext:value-type="string">
            <text:p>1100000101</text:p>
          </table:table-cell>
          <table:table-cell table:style-name="ce36" office:value-type="string" calcext:value-type="string">
            <text:p>K.28.5</text:p>
          </table:table-cell>
          <table:table-cell/>
          <table:table-cell table:style-name="ce41" table:formula="of:=BIN2DEC([.J291])" office:value-type="float" office:value="-251" calcext:value-type="float">
            <text:p>-25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00</text:p>
          </table:table-cell>
          <table:table-cell table:style-name="Default" table:number-columns-repeated="3"/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00110</text:p>
          </table:table-cell>
          <table:table-cell table:style-name="ce36" office:value-type="string" calcext:value-type="string">
            <text:p>K.28.1</text:p>
          </table:table-cell>
          <table:table-cell/>
          <table:table-cell table:style-name="ce41" table:formula="of:=BIN2DEC([.J292])" office:value-type="float" office:value="-250" calcext:value-type="float">
            <text:p>-25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11</text:p>
          </table:table-cell>
          <table:table-cell table:style-name="ce39" office:value-type="string" calcext:value-type="string">
            <text:p>1100000111</text:p>
          </table:table-cell>
          <table:table-cell table:style-name="ce36" office:value-type="string" calcext:value-type="string">
            <text:p>K.28.7</text:p>
          </table:table-cell>
          <table:table-cell/>
          <table:table-cell table:style-name="ce41" table:formula="of:=BIN2DEC([.J293])" office:value-type="float" office:value="-249" calcext:value-type="float">
            <text:p>-24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294];10)" office:value-type="string" office:string-value="1100001000" calcext:value-type="string">
            <text:p>110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248" calcext:value-type="float">
            <text:p>-24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00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01</text:p>
          </table:table-cell>
          <table:table-cell table:style-name="ce39" office:value-type="string" calcext:value-type="string">
            <text:p>1100001001</text:p>
          </table:table-cell>
          <table:table-cell table:style-name="ce36" office:value-type="string" calcext:value-type="string">
            <text:p>K.28.6 </text:p>
          </table:table-cell>
          <table:table-cell/>
          <table:table-cell table:style-name="ce41" table:formula="of:=BIN2DEC([.J295])" office:value-type="float" office:value="-247" calcext:value-type="float">
            <text:p>-24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00</text:p>
          </table:table-cell>
          <table:table-cell table:style-name="Default" table:number-columns-repeated="3"/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10</text:p>
          </table:table-cell>
          <table:table-cell table:style-name="ce39" office:value-type="string" calcext:value-type="string">
            <text:p>1100001010</text:p>
          </table:table-cell>
          <table:table-cell table:style-name="ce36" office:value-type="string" calcext:value-type="string">
            <text:p>K.28.2 </text:p>
          </table:table-cell>
          <table:table-cell/>
          <table:table-cell table:style-name="ce41" table:formula="of:=BIN2DEC([.J296])" office:value-type="float" office:value="-246" calcext:value-type="float">
            <text:p>-24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00</text:p>
          </table:table-cell>
          <table:table-cell table:style-name="Default" table:number-columns-repeated="3"/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001011</text:p>
          </table:table-cell>
          <table:table-cell table:style-name="ce36" office:value-type="string" calcext:value-type="string">
            <text:p>K.28.0</text:p>
          </table:table-cell>
          <table:table-cell/>
          <table:table-cell table:style-name="ce41" table:formula="of:=BIN2DEC([.J297])" office:value-type="float" office:value="-245" calcext:value-type="float">
            <text:p>-24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00</text:p>
          </table:table-cell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100</text:p>
          </table:table-cell>
          <table:table-cell table:style-name="ce39" office:value-type="string" calcext:value-type="string">
            <text:p>1100001100</text:p>
          </table:table-cell>
          <table:table-cell table:style-name="ce36" office:value-type="string" calcext:value-type="string">
            <text:p>K.28.3 </text:p>
          </table:table-cell>
          <table:table-cell/>
          <table:table-cell table:style-name="ce41" table:formula="of:=BIN2DEC([.J298])" office:value-type="float" office:value="-244" calcext:value-type="float">
            <text:p>-24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00</text:p>
          </table:table-cell>
          <table:table-cell table:style-name="Default"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101</text:p>
          </table:table-cell>
          <table:table-cell table:style-name="ce39" office:value-type="string" calcext:value-type="string">
            <text:p>1100001101</text:p>
          </table:table-cell>
          <table:table-cell table:style-name="ce36" office:value-type="string" calcext:value-type="string">
            <text:p>K.28.4 </text:p>
          </table:table-cell>
          <table:table-cell/>
          <table:table-cell table:style-name="ce41" table:formula="of:=BIN2DEC([.J299])" office:value-type="float" office:value="-243" calcext:value-type="float">
            <text:p>-2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00];10)" office:value-type="string" office:string-value="1100001110" calcext:value-type="string">
            <text:p>110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42" calcext:value-type="float">
            <text:p>-2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01];10)" office:value-type="string" office:string-value="1100001111" calcext:value-type="string">
            <text:p>110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41" calcext:value-type="float">
            <text:p>-2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02];10)" office:value-type="string" office:string-value="1100010000" calcext:value-type="string">
            <text:p>110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40" calcext:value-type="float">
            <text:p>-24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00010001</text:p>
          </table:table-cell>
          <table:table-cell office:value-type="string" calcext:value-type="string">
            <text:p>D.3.7</text:p>
          </table:table-cell>
          <table:table-cell/>
          <table:table-cell table:style-name="ce41" table:formula="of:=BIN2DEC([.J303])" office:value-type="float" office:value="-239" calcext:value-type="float">
            <text:p>-23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0010010</text:p>
          </table:table-cell>
          <table:table-cell office:value-type="string" calcext:value-type="string">
            <text:p>D.3.4</text:p>
          </table:table-cell>
          <table:table-cell/>
          <table:table-cell table:style-name="ce41" table:formula="of:=BIN2DEC([.J304])" office:value-type="float" office:value="-238" calcext:value-type="float">
            <text:p>-23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0010011</text:p>
          </table:table-cell>
          <table:table-cell office:value-type="string" calcext:value-type="string">
            <text:p>D.3.3</text:p>
          </table:table-cell>
          <table:table-cell/>
          <table:table-cell table:style-name="ce41" table:formula="of:=BIN2DEC([.J305])" office:value-type="float" office:value="-237" calcext:value-type="float">
            <text:p>-23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0010100</text:p>
          </table:table-cell>
          <table:table-cell office:value-type="string" calcext:value-type="string">
            <text:p>D.3.0</text:p>
          </table:table-cell>
          <table:table-cell/>
          <table:table-cell table:style-name="ce41" table:formula="of:=BIN2DEC([.J306])" office:value-type="float" office:value="-236" calcext:value-type="float">
            <text:p>-23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010101</text:p>
          </table:table-cell>
          <table:table-cell office:value-type="string" calcext:value-type="string">
            <text:p>D.3.2</text:p>
          </table:table-cell>
          <table:table-cell/>
          <table:table-cell table:style-name="ce41" table:formula="of:=BIN2DEC([.J307])" office:value-type="float" office:value="-235" calcext:value-type="float">
            <text:p>-23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010101</text:p>
          </table:table-cell>
          <table:table-cell office:value-type="string" calcext:value-type="string">
            <text:p>D.3.2</text:p>
          </table:table-cell>
          <table:table-cell/>
          <table:table-cell table:style-name="ce41" table:formula="of:=BIN2DEC([.J308])" office:value-type="float" office:value="-235" calcext:value-type="float">
            <text:p>-23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10110</text:p>
          </table:table-cell>
          <table:table-cell office:value-type="string" calcext:value-type="string">
            <text:p>D.3.6</text:p>
          </table:table-cell>
          <table:table-cell/>
          <table:table-cell table:style-name="ce41" table:formula="of:=BIN2DEC([.J309])" office:value-type="float" office:value="-234" calcext:value-type="float">
            <text:p>-23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10110</text:p>
          </table:table-cell>
          <table:table-cell office:value-type="string" calcext:value-type="string">
            <text:p>D.3.6</text:p>
          </table:table-cell>
          <table:table-cell/>
          <table:table-cell table:style-name="ce41" table:formula="of:=BIN2DEC([.J310])" office:value-type="float" office:value="-234" calcext:value-type="float">
            <text:p>-2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11];10)" office:value-type="string" office:string-value="1100010111" calcext:value-type="string">
            <text:p>110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33" calcext:value-type="float">
            <text:p>-2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12];10)" office:value-type="string" office:string-value="1100011000" calcext:value-type="string">
            <text:p>110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32" calcext:value-type="float">
            <text:p>-23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011001</text:p>
          </table:table-cell>
          <table:table-cell office:value-type="string" calcext:value-type="string">
            <text:p>D.3.1</text:p>
          </table:table-cell>
          <table:table-cell/>
          <table:table-cell table:style-name="ce41" table:formula="of:=BIN2DEC([.J313])" office:value-type="float" office:value="-231" calcext:value-type="float">
            <text:p>-23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011001</text:p>
          </table:table-cell>
          <table:table-cell office:value-type="string" calcext:value-type="string">
            <text:p>D.3.1</text:p>
          </table:table-cell>
          <table:table-cell/>
          <table:table-cell table:style-name="ce41" table:formula="of:=BIN2DEC([.J314])" office:value-type="float" office:value="-231" calcext:value-type="float">
            <text:p>-23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011010</text:p>
          </table:table-cell>
          <table:table-cell office:value-type="string" calcext:value-type="string">
            <text:p>D.3.5</text:p>
          </table:table-cell>
          <table:table-cell/>
          <table:table-cell table:style-name="ce41" table:formula="of:=BIN2DEC([.J315])" office:value-type="float" office:value="-230" calcext:value-type="float">
            <text:p>-23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011010</text:p>
          </table:table-cell>
          <table:table-cell office:value-type="string" calcext:value-type="string">
            <text:p>D.3.5</text:p>
          </table:table-cell>
          <table:table-cell/>
          <table:table-cell table:style-name="ce41" table:formula="of:=BIN2DEC([.J316])" office:value-type="float" office:value="-230" calcext:value-type="float">
            <text:p>-23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011011</text:p>
          </table:table-cell>
          <table:table-cell office:value-type="string" calcext:value-type="string">
            <text:p>D.3.0</text:p>
          </table:table-cell>
          <table:table-cell/>
          <table:table-cell table:style-name="ce41" table:formula="of:=BIN2DEC([.J317])" office:value-type="float" office:value="-229" calcext:value-type="float">
            <text:p>-22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011100</text:p>
          </table:table-cell>
          <table:table-cell office:value-type="string" calcext:value-type="string">
            <text:p>D.3.3</text:p>
          </table:table-cell>
          <table:table-cell/>
          <table:table-cell table:style-name="ce41" table:formula="of:=BIN2DEC([.J318])" office:value-type="float" office:value="-228" calcext:value-type="float">
            <text:p>-22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011101</text:p>
          </table:table-cell>
          <table:table-cell office:value-type="string" calcext:value-type="string">
            <text:p>D.3.4</text:p>
          </table:table-cell>
          <table:table-cell/>
          <table:table-cell table:style-name="ce41" table:formula="of:=BIN2DEC([.J319])" office:value-type="float" office:value="-227" calcext:value-type="float">
            <text:p>-22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0011110</text:p>
          </table:table-cell>
          <table:table-cell office:value-type="string" calcext:value-type="string">
            <text:p>D.3.7</text:p>
          </table:table-cell>
          <table:table-cell/>
          <table:table-cell table:style-name="ce41" table:formula="of:=BIN2DEC([.J320])" office:value-type="float" office:value="-226" calcext:value-type="float">
            <text:p>-2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21];10)" office:value-type="string" office:string-value="1100011111" calcext:value-type="string">
            <text:p>110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25" calcext:value-type="float">
            <text:p>-2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22];10)" office:value-type="string" office:string-value="1100100000" calcext:value-type="string">
            <text:p>110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24" calcext:value-type="float">
            <text:p>-22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00100001</text:p>
          </table:table-cell>
          <table:table-cell office:value-type="string" calcext:value-type="string">
            <text:p>D.19.7</text:p>
          </table:table-cell>
          <table:table-cell/>
          <table:table-cell table:style-name="ce41" table:formula="of:=BIN2DEC([.J323])" office:value-type="float" office:value="-223" calcext:value-type="float">
            <text:p>-22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0100010</text:p>
          </table:table-cell>
          <table:table-cell office:value-type="string" calcext:value-type="string">
            <text:p>D.19.4</text:p>
          </table:table-cell>
          <table:table-cell/>
          <table:table-cell table:style-name="ce41" table:formula="of:=BIN2DEC([.J324])" office:value-type="float" office:value="-222" calcext:value-type="float">
            <text:p>-22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0100011</text:p>
          </table:table-cell>
          <table:table-cell office:value-type="string" calcext:value-type="string">
            <text:p>D.19.3</text:p>
          </table:table-cell>
          <table:table-cell/>
          <table:table-cell table:style-name="ce41" table:formula="of:=BIN2DEC([.J325])" office:value-type="float" office:value="-221" calcext:value-type="float">
            <text:p>-22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0100100</text:p>
          </table:table-cell>
          <table:table-cell office:value-type="string" calcext:value-type="string">
            <text:p>D.09.0</text:p>
          </table:table-cell>
          <table:table-cell/>
          <table:table-cell table:style-name="ce41" table:formula="of:=BIN2DEC([.J326])" office:value-type="float" office:value="-220" calcext:value-type="float">
            <text:p>-22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00101</text:p>
          </table:table-cell>
          <table:table-cell office:value-type="string" calcext:value-type="string">
            <text:p>D.19.2</text:p>
          </table:table-cell>
          <table:table-cell/>
          <table:table-cell table:style-name="ce41" table:formula="of:=BIN2DEC([.J327])" office:value-type="float" office:value="-219" calcext:value-type="float">
            <text:p>-21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00101</text:p>
          </table:table-cell>
          <table:table-cell office:value-type="string" calcext:value-type="string">
            <text:p>D.19.2</text:p>
          </table:table-cell>
          <table:table-cell/>
          <table:table-cell table:style-name="ce41" table:formula="of:=BIN2DEC([.J328])" office:value-type="float" office:value="-219" calcext:value-type="float">
            <text:p>-21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00110</text:p>
          </table:table-cell>
          <table:table-cell office:value-type="string" calcext:value-type="string">
            <text:p>D.19.6</text:p>
          </table:table-cell>
          <table:table-cell/>
          <table:table-cell table:style-name="ce41" table:formula="of:=BIN2DEC([.J329])" office:value-type="float" office:value="-218" calcext:value-type="float">
            <text:p>-21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00110</text:p>
          </table:table-cell>
          <table:table-cell office:value-type="string" calcext:value-type="string">
            <text:p>D.19.6</text:p>
          </table:table-cell>
          <table:table-cell/>
          <table:table-cell table:style-name="ce41" table:formula="of:=BIN2DEC([.J330])" office:value-type="float" office:value="-218" calcext:value-type="float">
            <text:p>-2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31];10)" office:value-type="string" office:string-value="1100100111" calcext:value-type="string">
            <text:p>110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17" calcext:value-type="float">
            <text:p>-2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32];10)" office:value-type="string" office:string-value="1100101000" calcext:value-type="string">
            <text:p>110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16" calcext:value-type="float">
            <text:p>-21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01001</text:p>
          </table:table-cell>
          <table:table-cell office:value-type="string" calcext:value-type="string">
            <text:p>D.19.1</text:p>
          </table:table-cell>
          <table:table-cell/>
          <table:table-cell table:style-name="ce41" table:formula="of:=BIN2DEC([.J333])" office:value-type="float" office:value="-215" calcext:value-type="float">
            <text:p>-21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01001</text:p>
          </table:table-cell>
          <table:table-cell office:value-type="string" calcext:value-type="string">
            <text:p>D.19.1</text:p>
          </table:table-cell>
          <table:table-cell/>
          <table:table-cell table:style-name="ce41" table:formula="of:=BIN2DEC([.J334])" office:value-type="float" office:value="-215" calcext:value-type="float">
            <text:p>-21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01010</text:p>
          </table:table-cell>
          <table:table-cell office:value-type="string" calcext:value-type="string">
            <text:p>D.19.5</text:p>
          </table:table-cell>
          <table:table-cell/>
          <table:table-cell table:style-name="ce41" table:formula="of:=BIN2DEC([.J335])" office:value-type="float" office:value="-214" calcext:value-type="float">
            <text:p>-21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01010</text:p>
          </table:table-cell>
          <table:table-cell office:value-type="string" calcext:value-type="string">
            <text:p>D.19.5</text:p>
          </table:table-cell>
          <table:table-cell/>
          <table:table-cell table:style-name="ce41" table:formula="of:=BIN2DEC([.J336])" office:value-type="float" office:value="-214" calcext:value-type="float">
            <text:p>-21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101011</text:p>
          </table:table-cell>
          <table:table-cell office:value-type="string" calcext:value-type="string">
            <text:p>D.09.0</text:p>
          </table:table-cell>
          <table:table-cell/>
          <table:table-cell table:style-name="ce41" table:formula="of:=BIN2DEC([.J337])" office:value-type="float" office:value="-213" calcext:value-type="float">
            <text:p>-21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101100</text:p>
          </table:table-cell>
          <table:table-cell office:value-type="string" calcext:value-type="string">
            <text:p>D.19.3</text:p>
          </table:table-cell>
          <table:table-cell/>
          <table:table-cell table:style-name="ce41" table:formula="of:=BIN2DEC([.J338])" office:value-type="float" office:value="-212" calcext:value-type="float">
            <text:p>-21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101101</text:p>
          </table:table-cell>
          <table:table-cell office:value-type="string" calcext:value-type="string">
            <text:p>D.19.4</text:p>
          </table:table-cell>
          <table:table-cell/>
          <table:table-cell table:style-name="ce41" table:formula="of:=BIN2DEC([.J339])" office:value-type="float" office:value="-211" calcext:value-type="float">
            <text:p>-21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0101110</text:p>
          </table:table-cell>
          <table:table-cell office:value-type="string" calcext:value-type="string">
            <text:p>D.19.7</text:p>
          </table:table-cell>
          <table:table-cell/>
          <table:table-cell table:style-name="ce41" table:formula="of:=BIN2DEC([.J340])" office:value-type="float" office:value="-210" calcext:value-type="float">
            <text:p>-2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41];10)" office:value-type="string" office:string-value="1100101111" calcext:value-type="string">
            <text:p>110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09" calcext:value-type="float">
            <text:p>-2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42];10)" office:value-type="string" office:string-value="1100110000" calcext:value-type="string">
            <text:p>110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08" calcext:value-type="float">
            <text:p>-20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43];10)" office:value-type="string" office:string-value="1100110001" calcext:value-type="string">
            <text:p>110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07" calcext:value-type="float">
            <text:p>-2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44];10)" office:value-type="string" office:string-value="1100110010" calcext:value-type="string">
            <text:p>110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06" calcext:value-type="float">
            <text:p>-2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45];10)" office:value-type="string" office:string-value="1100110011" calcext:value-type="string">
            <text:p>110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05" calcext:value-type="float">
            <text:p>-2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46];10)" office:value-type="string" office:string-value="1100110100" calcext:value-type="string">
            <text:p>110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04" calcext:value-type="float">
            <text:p>-20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10101</text:p>
          </table:table-cell>
          <table:table-cell office:value-type="string" calcext:value-type="string">
            <text:p>D.24.2</text:p>
          </table:table-cell>
          <table:table-cell/>
          <table:table-cell table:style-name="ce41" table:formula="of:=BIN2DEC([.J347])" office:value-type="float" office:value="-203" calcext:value-type="float">
            <text:p>-20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10110</text:p>
          </table:table-cell>
          <table:table-cell office:value-type="string" calcext:value-type="string">
            <text:p>D.24.6</text:p>
          </table:table-cell>
          <table:table-cell/>
          <table:table-cell table:style-name="ce41" table:formula="of:=BIN2DEC([.J348])" office:value-type="float" office:value="-202" calcext:value-type="float">
            <text:p>-20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100110111</text:p>
          </table:table-cell>
          <table:table-cell office:value-type="string" calcext:value-type="string">
            <text:p>D.24.7 *</text:p>
          </table:table-cell>
          <table:table-cell/>
          <table:table-cell table:style-name="ce41" table:formula="of:=BIN2DEC([.J349])" office:value-type="float" office:value="-201" calcext:value-type="float">
            <text:p>-2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50];10)" office:value-type="string" office:string-value="1100111000" calcext:value-type="string">
            <text:p>110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00" calcext:value-type="float">
            <text:p>-20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11001</text:p>
          </table:table-cell>
          <table:table-cell office:value-type="string" calcext:value-type="string">
            <text:p>D.24.1</text:p>
          </table:table-cell>
          <table:table-cell/>
          <table:table-cell table:style-name="ce41" table:formula="of:=BIN2DEC([.J351])" office:value-type="float" office:value="-199" calcext:value-type="float">
            <text:p>-19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11010</text:p>
          </table:table-cell>
          <table:table-cell office:value-type="string" calcext:value-type="string">
            <text:p>D.24.5</text:p>
          </table:table-cell>
          <table:table-cell/>
          <table:table-cell table:style-name="ce41" table:formula="of:=BIN2DEC([.J352])" office:value-type="float" office:value="-198" calcext:value-type="float">
            <text:p>-19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111011</text:p>
          </table:table-cell>
          <table:table-cell office:value-type="string" calcext:value-type="string">
            <text:p>D.24.0</text:p>
          </table:table-cell>
          <table:table-cell/>
          <table:table-cell table:style-name="ce41" table:formula="of:=BIN2DEC([.J353])" office:value-type="float" office:value="-197" calcext:value-type="float">
            <text:p>-19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111100</text:p>
          </table:table-cell>
          <table:table-cell office:value-type="string" calcext:value-type="string">
            <text:p>D.24.3</text:p>
          </table:table-cell>
          <table:table-cell/>
          <table:table-cell table:style-name="ce41" table:formula="of:=BIN2DEC([.J354])" office:value-type="float" office:value="-196" calcext:value-type="float">
            <text:p>-19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111101</text:p>
          </table:table-cell>
          <table:table-cell office:value-type="string" calcext:value-type="string">
            <text:p>D.24.4</text:p>
          </table:table-cell>
          <table:table-cell/>
          <table:table-cell table:style-name="ce41" table:formula="of:=BIN2DEC([.J355])" office:value-type="float" office:value="-195" calcext:value-type="float">
            <text:p>-1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56];10)" office:value-type="string" office:string-value="1100111110" calcext:value-type="string">
            <text:p>110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94" calcext:value-type="float">
            <text:p>-1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57];10)" office:value-type="string" office:string-value="1100111111" calcext:value-type="string">
            <text:p>110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93" calcext:value-type="float">
            <text:p>-19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58];10)" office:value-type="string" office:string-value="1101000000" calcext:value-type="string">
            <text:p>110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92" calcext:value-type="float">
            <text:p>-19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59];10)" office:value-type="string" office:string-value="1101000001" calcext:value-type="string">
            <text:p>110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91" calcext:value-type="float">
            <text:p>-19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1000010</text:p>
          </table:table-cell>
          <table:table-cell office:value-type="string" calcext:value-type="string">
            <text:p>D.11.4</text:p>
          </table:table-cell>
          <table:table-cell/>
          <table:table-cell table:style-name="ce41" table:formula="of:=BIN2DEC([.J360])" office:value-type="float" office:value="-190" calcext:value-type="float">
            <text:p>-19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1000011</text:p>
          </table:table-cell>
          <table:table-cell office:value-type="string" calcext:value-type="string">
            <text:p>D.11.3</text:p>
          </table:table-cell>
          <table:table-cell/>
          <table:table-cell table:style-name="ce41" table:formula="of:=BIN2DEC([.J361])" office:value-type="float" office:value="-189" calcext:value-type="float">
            <text:p>-18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1000100</text:p>
          </table:table-cell>
          <table:table-cell office:value-type="string" calcext:value-type="string">
            <text:p>D.01.0</text:p>
          </table:table-cell>
          <table:table-cell/>
          <table:table-cell table:style-name="ce41" table:formula="of:=BIN2DEC([.J362])" office:value-type="float" office:value="-188" calcext:value-type="float">
            <text:p>-18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00101</text:p>
          </table:table-cell>
          <table:table-cell office:value-type="string" calcext:value-type="string">
            <text:p>D.11.2</text:p>
          </table:table-cell>
          <table:table-cell/>
          <table:table-cell table:style-name="ce41" table:formula="of:=BIN2DEC([.J363])" office:value-type="float" office:value="-187" calcext:value-type="float">
            <text:p>-18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00101</text:p>
          </table:table-cell>
          <table:table-cell office:value-type="string" calcext:value-type="string">
            <text:p>D.11.2</text:p>
          </table:table-cell>
          <table:table-cell/>
          <table:table-cell table:style-name="ce41" table:formula="of:=BIN2DEC([.J364])" office:value-type="float" office:value="-187" calcext:value-type="float">
            <text:p>-18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00110</text:p>
          </table:table-cell>
          <table:table-cell office:value-type="string" calcext:value-type="string">
            <text:p>D.11.6</text:p>
          </table:table-cell>
          <table:table-cell/>
          <table:table-cell table:style-name="ce41" table:formula="of:=BIN2DEC([.J365])" office:value-type="float" office:value="-186" calcext:value-type="float">
            <text:p>-18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00110</text:p>
          </table:table-cell>
          <table:table-cell office:value-type="string" calcext:value-type="string">
            <text:p>D.11.6</text:p>
          </table:table-cell>
          <table:table-cell/>
          <table:table-cell table:style-name="ce41" table:formula="of:=BIN2DEC([.J366])" office:value-type="float" office:value="-186" calcext:value-type="float">
            <text:p>-1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67];10)" office:value-type="string" office:string-value="1101000111" calcext:value-type="string">
            <text:p>110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85" calcext:value-type="float">
            <text:p>-18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01001000</text:p>
          </table:table-cell>
          <table:table-cell office:value-type="string" calcext:value-type="string">
            <text:p>D.11.7 *</text:p>
          </table:table-cell>
          <table:table-cell/>
          <table:table-cell table:style-name="ce41" table:formula="of:=BIN2DEC([.J368])" office:value-type="float" office:value="-184" calcext:value-type="float">
            <text:p>-18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01001</text:p>
          </table:table-cell>
          <table:table-cell office:value-type="string" calcext:value-type="string">
            <text:p>D.11.1</text:p>
          </table:table-cell>
          <table:table-cell/>
          <table:table-cell table:style-name="ce41" table:formula="of:=BIN2DEC([.J369])" office:value-type="float" office:value="-183" calcext:value-type="float">
            <text:p>-18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01001</text:p>
          </table:table-cell>
          <table:table-cell office:value-type="string" calcext:value-type="string">
            <text:p>D.11.1</text:p>
          </table:table-cell>
          <table:table-cell/>
          <table:table-cell table:style-name="ce41" table:formula="of:=BIN2DEC([.J370])" office:value-type="float" office:value="-183" calcext:value-type="float">
            <text:p>-18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01010</text:p>
          </table:table-cell>
          <table:table-cell office:value-type="string" calcext:value-type="string">
            <text:p>D.11.5</text:p>
          </table:table-cell>
          <table:table-cell/>
          <table:table-cell table:style-name="ce41" table:formula="of:=BIN2DEC([.J371])" office:value-type="float" office:value="-182" calcext:value-type="float">
            <text:p>-18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01010</text:p>
          </table:table-cell>
          <table:table-cell office:value-type="string" calcext:value-type="string">
            <text:p>D.11.5</text:p>
          </table:table-cell>
          <table:table-cell/>
          <table:table-cell table:style-name="ce41" table:formula="of:=BIN2DEC([.J372])" office:value-type="float" office:value="-182" calcext:value-type="float">
            <text:p>-18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001011</text:p>
          </table:table-cell>
          <table:table-cell office:value-type="string" calcext:value-type="string">
            <text:p>D.01.0</text:p>
          </table:table-cell>
          <table:table-cell/>
          <table:table-cell table:style-name="ce41" table:formula="of:=BIN2DEC([.J373])" office:value-type="float" office:value="-181" calcext:value-type="float">
            <text:p>-18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001100</text:p>
          </table:table-cell>
          <table:table-cell office:value-type="string" calcext:value-type="string">
            <text:p>D.11.3</text:p>
          </table:table-cell>
          <table:table-cell/>
          <table:table-cell table:style-name="ce41" table:formula="of:=BIN2DEC([.J374])" office:value-type="float" office:value="-180" calcext:value-type="float">
            <text:p>-18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001101</text:p>
          </table:table-cell>
          <table:table-cell office:value-type="string" calcext:value-type="string">
            <text:p>D.11.4</text:p>
          </table:table-cell>
          <table:table-cell/>
          <table:table-cell table:style-name="ce41" table:formula="of:=BIN2DEC([.J375])" office:value-type="float" office:value="-179" calcext:value-type="float">
            <text:p>-17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001110</text:p>
          </table:table-cell>
          <table:table-cell office:value-type="string" calcext:value-type="string">
            <text:p>D.11.7</text:p>
          </table:table-cell>
          <table:table-cell/>
          <table:table-cell table:style-name="ce41" table:formula="of:=BIN2DEC([.J376])" office:value-type="float" office:value="-178" calcext:value-type="float">
            <text:p>-17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77];10)" office:value-type="string" office:string-value="1101001111" calcext:value-type="string">
            <text:p>110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77" calcext:value-type="float">
            <text:p>-17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78];10)" office:value-type="string" office:string-value="1101010000" calcext:value-type="string">
            <text:p>110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76" calcext:value-type="float">
            <text:p>-17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79];10)" office:value-type="string" office:string-value="1101010001" calcext:value-type="string">
            <text:p>1101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75" calcext:value-type="float">
            <text:p>-1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80];10)" office:value-type="string" office:string-value="1101010010" calcext:value-type="string">
            <text:p>1101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74" calcext:value-type="float">
            <text:p>-1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81];10)" office:value-type="string" office:string-value="1101010011" calcext:value-type="string">
            <text:p>1101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73" calcext:value-type="float">
            <text:p>-1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82];10)" office:value-type="string" office:string-value="1101010100" calcext:value-type="string">
            <text:p>1101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72" calcext:value-type="float">
            <text:p>-17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10101</text:p>
          </table:table-cell>
          <table:table-cell office:value-type="string" calcext:value-type="string">
            <text:p>D.4.2</text:p>
          </table:table-cell>
          <table:table-cell/>
          <table:table-cell table:style-name="ce41" table:formula="of:=BIN2DEC([.J383])" office:value-type="float" office:value="-171" calcext:value-type="float">
            <text:p>-17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10110</text:p>
          </table:table-cell>
          <table:table-cell office:value-type="string" calcext:value-type="string">
            <text:p>D.4.6</text:p>
          </table:table-cell>
          <table:table-cell/>
          <table:table-cell table:style-name="ce41" table:formula="of:=BIN2DEC([.J384])" office:value-type="float" office:value="-170" calcext:value-type="float">
            <text:p>-1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85];10)" office:value-type="string" office:string-value="1101010111" calcext:value-type="string">
            <text:p>110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69" calcext:value-type="float">
            <text:p>-1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86];10)" office:value-type="string" office:string-value="1101011000" calcext:value-type="string">
            <text:p>110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68" calcext:value-type="float">
            <text:p>-16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11001</text:p>
          </table:table-cell>
          <table:table-cell office:value-type="string" calcext:value-type="string">
            <text:p>D.4.1</text:p>
          </table:table-cell>
          <table:table-cell/>
          <table:table-cell table:style-name="ce41" table:formula="of:=BIN2DEC([.J387])" office:value-type="float" office:value="-167" calcext:value-type="float">
            <text:p>-16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11010</text:p>
          </table:table-cell>
          <table:table-cell office:value-type="string" calcext:value-type="string">
            <text:p>D.4.5</text:p>
          </table:table-cell>
          <table:table-cell/>
          <table:table-cell table:style-name="ce41" table:formula="of:=BIN2DEC([.J388])" office:value-type="float" office:value="-166" calcext:value-type="float">
            <text:p>-16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011011</text:p>
          </table:table-cell>
          <table:table-cell office:value-type="string" calcext:value-type="string">
            <text:p>D.4.0</text:p>
          </table:table-cell>
          <table:table-cell/>
          <table:table-cell table:style-name="ce41" table:formula="of:=BIN2DEC([.J389])" office:value-type="float" office:value="-165" calcext:value-type="float">
            <text:p>-16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011100</text:p>
          </table:table-cell>
          <table:table-cell office:value-type="string" calcext:value-type="string">
            <text:p>D.4.3</text:p>
          </table:table-cell>
          <table:table-cell/>
          <table:table-cell table:style-name="ce41" table:formula="of:=BIN2DEC([.J390])" office:value-type="float" office:value="-164" calcext:value-type="float">
            <text:p>-16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011101</text:p>
          </table:table-cell>
          <table:table-cell office:value-type="string" calcext:value-type="string">
            <text:p>D.4.4</text:p>
          </table:table-cell>
          <table:table-cell/>
          <table:table-cell table:style-name="ce41" table:formula="of:=BIN2DEC([.J391])" office:value-type="float" office:value="-163" calcext:value-type="float">
            <text:p>-16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011110</text:p>
          </table:table-cell>
          <table:table-cell office:value-type="string" calcext:value-type="string">
            <text:p>D.4.7</text:p>
          </table:table-cell>
          <table:table-cell/>
          <table:table-cell table:style-name="ce41" table:formula="of:=BIN2DEC([.J392])" office:value-type="float" office:value="-162" calcext:value-type="float">
            <text:p>-1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93];10)" office:value-type="string" office:string-value="1101011111" calcext:value-type="string">
            <text:p>110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61" calcext:value-type="float">
            <text:p>-1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94];10)" office:value-type="string" office:string-value="1101100000" calcext:value-type="string">
            <text:p>110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60" calcext:value-type="float">
            <text:p>-1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95];10)" office:value-type="string" office:string-value="1101100001" calcext:value-type="string">
            <text:p>1101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59" calcext:value-type="float">
            <text:p>-1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96];10)" office:value-type="string" office:string-value="1101100010" calcext:value-type="string">
            <text:p>1101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58" calcext:value-type="float">
            <text:p>-1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97];10)" office:value-type="string" office:string-value="1101100011" calcext:value-type="string">
            <text:p>1101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57" calcext:value-type="float">
            <text:p>-1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398];10)" office:value-type="string" office:string-value="1101100100" calcext:value-type="string">
            <text:p>1101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56" calcext:value-type="float">
            <text:p>-15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100101</text:p>
          </table:table-cell>
          <table:table-cell office:value-type="string" calcext:value-type="string">
            <text:p>D.27.2</text:p>
          </table:table-cell>
          <table:table-cell/>
          <table:table-cell table:style-name="ce41" table:formula="of:=BIN2DEC([.J399])" office:value-type="float" office:value="-155" calcext:value-type="float">
            <text:p>-15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100110</text:p>
          </table:table-cell>
          <table:table-cell office:value-type="string" calcext:value-type="string">
            <text:p>D.27.6</text:p>
          </table:table-cell>
          <table:table-cell/>
          <table:table-cell table:style-name="ce41" table:formula="of:=BIN2DEC([.J400])" office:value-type="float" office:value="-154" calcext:value-type="float">
            <text:p>-1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01];10)" office:value-type="string" office:string-value="1101100111" calcext:value-type="string">
            <text:p>110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-153" calcext:value-type="float">
            <text:p>-15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0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01101000</text:p>
          </table:table-cell>
          <table:table-cell table:style-name="ce36" office:value-type="string" calcext:value-type="string">
            <text:p>K.27.7 </text:p>
          </table:table-cell>
          <table:table-cell/>
          <table:table-cell table:style-name="ce41" table:formula="of:=BIN2DEC([.J402])" office:value-type="float" office:value="-152" calcext:value-type="float">
            <text:p>-15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101001</text:p>
          </table:table-cell>
          <table:table-cell office:value-type="string" calcext:value-type="string">
            <text:p>D.27.1</text:p>
          </table:table-cell>
          <table:table-cell/>
          <table:table-cell table:style-name="ce41" table:formula="of:=BIN2DEC([.J403])" office:value-type="float" office:value="-151" calcext:value-type="float">
            <text:p>-15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101010</text:p>
          </table:table-cell>
          <table:table-cell office:value-type="string" calcext:value-type="string">
            <text:p>D.27.5</text:p>
          </table:table-cell>
          <table:table-cell/>
          <table:table-cell table:style-name="ce41" table:formula="of:=BIN2DEC([.J404])" office:value-type="float" office:value="-150" calcext:value-type="float">
            <text:p>-15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101011</text:p>
          </table:table-cell>
          <table:table-cell office:value-type="string" calcext:value-type="string">
            <text:p>D.27.0</text:p>
          </table:table-cell>
          <table:table-cell/>
          <table:table-cell table:style-name="ce41" table:formula="of:=BIN2DEC([.J405])" office:value-type="float" office:value="-149" calcext:value-type="float">
            <text:p>-14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101100</text:p>
          </table:table-cell>
          <table:table-cell office:value-type="string" calcext:value-type="string">
            <text:p>D.27.3</text:p>
          </table:table-cell>
          <table:table-cell/>
          <table:table-cell table:style-name="ce41" table:formula="of:=BIN2DEC([.J406])" office:value-type="float" office:value="-148" calcext:value-type="float">
            <text:p>-14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101101</text:p>
          </table:table-cell>
          <table:table-cell office:value-type="string" calcext:value-type="string">
            <text:p>D.27.4</text:p>
          </table:table-cell>
          <table:table-cell/>
          <table:table-cell table:style-name="ce41" table:formula="of:=BIN2DEC([.J407])" office:value-type="float" office:value="-147" calcext:value-type="float">
            <text:p>-14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101110</text:p>
          </table:table-cell>
          <table:table-cell office:value-type="string" calcext:value-type="string">
            <text:p>D.27.7</text:p>
          </table:table-cell>
          <table:table-cell/>
          <table:table-cell table:style-name="ce41" table:formula="of:=BIN2DEC([.J408])" office:value-type="float" office:value="-146" calcext:value-type="float">
            <text:p>-1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09];10)" office:value-type="string" office:string-value="1101101111" calcext:value-type="string">
            <text:p>110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45" calcext:value-type="float">
            <text:p>-1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0];10)" office:value-type="string" office:string-value="1101110000" calcext:value-type="string">
            <text:p>110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44" calcext:value-type="float">
            <text:p>-14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1];10)" office:value-type="string" office:string-value="1101110001" calcext:value-type="string">
            <text:p>110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43" calcext:value-type="float">
            <text:p>-1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2];10)" office:value-type="string" office:string-value="1101110010" calcext:value-type="string">
            <text:p>110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42" calcext:value-type="float">
            <text:p>-1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3];10)" office:value-type="string" office:string-value="1101110011" calcext:value-type="string">
            <text:p>110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41" calcext:value-type="float">
            <text:p>-1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4];10)" office:value-type="string" office:string-value="1101110100" calcext:value-type="string">
            <text:p>110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40" calcext:value-type="float">
            <text:p>-1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5];10)" office:value-type="string" office:string-value="1101110101" calcext:value-type="string">
            <text:p>1101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9" calcext:value-type="float">
            <text:p>-1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6];10)" office:value-type="string" office:string-value="1101110110" calcext:value-type="string">
            <text:p>1101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8" calcext:value-type="float">
            <text:p>-1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7];10)" office:value-type="string" office:string-value="1101110111" calcext:value-type="string">
            <text:p>110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7" calcext:value-type="float">
            <text:p>-1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8];10)" office:value-type="string" office:string-value="1101111000" calcext:value-type="string">
            <text:p>110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6" calcext:value-type="float">
            <text:p>-1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19];10)" office:value-type="string" office:string-value="1101111001" calcext:value-type="string">
            <text:p>1101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5" calcext:value-type="float">
            <text:p>-1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0];10)" office:value-type="string" office:string-value="1101111010" calcext:value-type="string">
            <text:p>1101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4" calcext:value-type="float">
            <text:p>-1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1];10)" office:value-type="string" office:string-value="1101111011" calcext:value-type="string">
            <text:p>110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3" calcext:value-type="float">
            <text:p>-1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2];10)" office:value-type="string" office:string-value="1101111100" calcext:value-type="string">
            <text:p>110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2" calcext:value-type="float">
            <text:p>-1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3];10)" office:value-type="string" office:string-value="1101111101" calcext:value-type="string">
            <text:p>110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1" calcext:value-type="float">
            <text:p>-1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4];10)" office:value-type="string" office:string-value="1101111110" calcext:value-type="string">
            <text:p>110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0" calcext:value-type="float">
            <text:p>-1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5];10)" office:value-type="string" office:string-value="1101111111" calcext:value-type="string">
            <text:p>110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9" calcext:value-type="float">
            <text:p>-1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6];10)" office:value-type="string" office:string-value="1110000000" calcext:value-type="string">
            <text:p>111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8" calcext:value-type="float">
            <text:p>-12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7];10)" office:value-type="string" office:string-value="1110000001" calcext:value-type="string">
            <text:p>111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7" calcext:value-type="float">
            <text:p>-12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8];10)" office:value-type="string" office:string-value="1110000010" calcext:value-type="string">
            <text:p>111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6" calcext:value-type="float">
            <text:p>-1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29];10)" office:value-type="string" office:string-value="1110000011" calcext:value-type="string">
            <text:p>111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5" calcext:value-type="float">
            <text:p>-1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30];10)" office:value-type="string" office:string-value="1110000100" calcext:value-type="string">
            <text:p>111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4" calcext:value-type="float">
            <text:p>-12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000101</text:p>
          </table:table-cell>
          <table:table-cell office:value-type="string" calcext:value-type="string">
            <text:p>D.7.2</text:p>
          </table:table-cell>
          <table:table-cell/>
          <table:table-cell table:style-name="ce41" table:formula="of:=BIN2DEC([.J431])" office:value-type="float" office:value="-123" calcext:value-type="float">
            <text:p>-1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32];10)" office:value-type="string" office:string-value="1110000101" calcext:value-type="string">
            <text:p>1110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3" calcext:value-type="float">
            <text:p>-12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000110</text:p>
          </table:table-cell>
          <table:table-cell office:value-type="string" calcext:value-type="string">
            <text:p>D.7.6</text:p>
          </table:table-cell>
          <table:table-cell/>
          <table:table-cell table:style-name="ce41" table:formula="of:=BIN2DEC([.J433])" office:value-type="float" office:value="-122" calcext:value-type="float">
            <text:p>-1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34];10)" office:value-type="string" office:string-value="1110000110" calcext:value-type="string">
            <text:p>1110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2" calcext:value-type="float">
            <text:p>-1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35];10)" office:value-type="string" office:string-value="1110000111" calcext:value-type="string">
            <text:p>111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1" calcext:value-type="float">
            <text:p>-12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36];10)" office:value-type="string" office:string-value="1110001000" calcext:value-type="string">
            <text:p>111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0" calcext:value-type="float">
            <text:p>-12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001001</text:p>
          </table:table-cell>
          <table:table-cell office:value-type="string" calcext:value-type="string">
            <text:p>D.7.1</text:p>
          </table:table-cell>
          <table:table-cell/>
          <table:table-cell table:style-name="ce41" table:formula="of:=BIN2DEC([.J437])" office:value-type="float" office:value="-119" calcext:value-type="float">
            <text:p>-11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001010</text:p>
          </table:table-cell>
          <table:table-cell office:value-type="string" calcext:value-type="string">
            <text:p>D.7.5</text:p>
          </table:table-cell>
          <table:table-cell/>
          <table:table-cell table:style-name="ce41" table:formula="of:=BIN2DEC([.J438])" office:value-type="float" office:value="-118" calcext:value-type="float">
            <text:p>-11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001011</text:p>
          </table:table-cell>
          <table:table-cell office:value-type="string" calcext:value-type="string">
            <text:p>D.7.0</text:p>
          </table:table-cell>
          <table:table-cell/>
          <table:table-cell table:style-name="ce41" table:formula="of:=BIN2DEC([.J439])" office:value-type="float" office:value="-117" calcext:value-type="float">
            <text:p>-11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001100</text:p>
          </table:table-cell>
          <table:table-cell office:value-type="string" calcext:value-type="string">
            <text:p>D.7.3</text:p>
          </table:table-cell>
          <table:table-cell/>
          <table:table-cell table:style-name="ce41" table:formula="of:=BIN2DEC([.J440])" office:value-type="float" office:value="-116" calcext:value-type="float">
            <text:p>-11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001101</text:p>
          </table:table-cell>
          <table:table-cell office:value-type="string" calcext:value-type="string">
            <text:p>D.7.4</text:p>
          </table:table-cell>
          <table:table-cell/>
          <table:table-cell table:style-name="ce41" table:formula="of:=BIN2DEC([.J441])" office:value-type="float" office:value="-115" calcext:value-type="float">
            <text:p>-11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001110</text:p>
          </table:table-cell>
          <table:table-cell office:value-type="string" calcext:value-type="string">
            <text:p>D.7.7</text:p>
          </table:table-cell>
          <table:table-cell/>
          <table:table-cell table:style-name="ce41" table:formula="of:=BIN2DEC([.J442])" office:value-type="float" office:value="-114" calcext:value-type="float">
            <text:p>-1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43];10)" office:value-type="string" office:string-value="1110001111" calcext:value-type="string">
            <text:p>111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13" calcext:value-type="float">
            <text:p>-11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44];10)" office:value-type="string" office:string-value="1110010000" calcext:value-type="string">
            <text:p>111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12" calcext:value-type="float">
            <text:p>-11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45];10)" office:value-type="string" office:string-value="1110010001" calcext:value-type="string">
            <text:p>1110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11" calcext:value-type="float">
            <text:p>-1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46];10)" office:value-type="string" office:string-value="1110010010" calcext:value-type="string">
            <text:p>1110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10" calcext:value-type="float">
            <text:p>-110</text:p>
          </table:table-cell>
          <table:table-cell table:number-columns-repeated="1002"/>
        </table:table-row>
        <table:table-row table:style-name="ro2">
          <table:table-cell table:number-columns-repeated="9"/>
          <table:table-cell table:style-name="ce38" table:formula="of:=DEC2BIN([.M447];10)" office:value-type="string" office:string-value="1110010011" calcext:value-type="string">
            <text:p>1110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09" calcext:value-type="float">
            <text:p>-1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48];10)" office:value-type="string" office:string-value="1110010100" calcext:value-type="string">
            <text:p>1110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08" calcext:value-type="float">
            <text:p>-10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010101</text:p>
          </table:table-cell>
          <table:table-cell office:value-type="string" calcext:value-type="string">
            <text:p>D.8.2</text:p>
          </table:table-cell>
          <table:table-cell/>
          <table:table-cell table:style-name="ce41" table:formula="of:=BIN2DEC([.J449])" office:value-type="float" office:value="-107" calcext:value-type="float">
            <text:p>-10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010110</text:p>
          </table:table-cell>
          <table:table-cell office:value-type="string" calcext:value-type="string">
            <text:p>D.8.6</text:p>
          </table:table-cell>
          <table:table-cell/>
          <table:table-cell table:style-name="ce41" table:formula="of:=BIN2DEC([.J450])" office:value-type="float" office:value="-106" calcext:value-type="float">
            <text:p>-1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51];10)" office:value-type="string" office:string-value="1110010111" calcext:value-type="string">
            <text:p>111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05" calcext:value-type="float">
            <text:p>-1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52];10)" office:value-type="string" office:string-value="1110011000" calcext:value-type="string">
            <text:p>111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04" calcext:value-type="float">
            <text:p>-10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011001</text:p>
          </table:table-cell>
          <table:table-cell office:value-type="string" calcext:value-type="string">
            <text:p>D.8.1</text:p>
          </table:table-cell>
          <table:table-cell/>
          <table:table-cell table:style-name="ce41" table:formula="of:=BIN2DEC([.J453])" office:value-type="float" office:value="-103" calcext:value-type="float">
            <text:p>-10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011010</text:p>
          </table:table-cell>
          <table:table-cell office:value-type="string" calcext:value-type="string">
            <text:p>D.8.5</text:p>
          </table:table-cell>
          <table:table-cell/>
          <table:table-cell table:style-name="ce41" table:formula="of:=BIN2DEC([.J454])" office:value-type="float" office:value="-102" calcext:value-type="float">
            <text:p>-10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011011</text:p>
          </table:table-cell>
          <table:table-cell office:value-type="string" calcext:value-type="string">
            <text:p>D.8.0</text:p>
          </table:table-cell>
          <table:table-cell/>
          <table:table-cell table:style-name="ce41" table:formula="of:=BIN2DEC([.J455])" office:value-type="float" office:value="-101" calcext:value-type="float">
            <text:p>-10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011100</text:p>
          </table:table-cell>
          <table:table-cell office:value-type="string" calcext:value-type="string">
            <text:p>D.8.3</text:p>
          </table:table-cell>
          <table:table-cell/>
          <table:table-cell table:style-name="ce41" table:formula="of:=BIN2DEC([.J456])" office:value-type="float" office:value="-100" calcext:value-type="float">
            <text:p>-10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011101</text:p>
          </table:table-cell>
          <table:table-cell office:value-type="string" calcext:value-type="string">
            <text:p>D.8.4</text:p>
          </table:table-cell>
          <table:table-cell/>
          <table:table-cell table:style-name="ce41" table:formula="of:=BIN2DEC([.J457])" office:value-type="float" office:value="-99" calcext:value-type="float">
            <text:p>-9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011110</text:p>
          </table:table-cell>
          <table:table-cell office:value-type="string" calcext:value-type="string">
            <text:p>D.8.7</text:p>
          </table:table-cell>
          <table:table-cell/>
          <table:table-cell table:style-name="ce41" table:formula="of:=BIN2DEC([.J458])" office:value-type="float" office:value="-98" calcext:value-type="float">
            <text:p>-98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5" table:number-columns-repeated="2"/>
          <table:table-cell table:style-name="Default" table:number-columns-repeated="4"/>
          <table:table-cell table:style-name="ce38" table:formula="of:=DEC2BIN([.M459];10)" office:value-type="string" office:string-value="1110011111" calcext:value-type="string">
            <text:p>111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97" calcext:value-type="float">
            <text:p>-97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60];10)" office:value-type="string" office:string-value="1110100000" calcext:value-type="string">
            <text:p>111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96" calcext:value-type="float">
            <text:p>-96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61];10)" office:value-type="string" office:string-value="1110100001" calcext:value-type="string">
            <text:p>1110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95" calcext:value-type="float">
            <text:p>-95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62];10)" office:value-type="string" office:string-value="1110100010" calcext:value-type="string">
            <text:p>1110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94" calcext:value-type="float">
            <text:p>-9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63];10)" office:value-type="string" office:string-value="1110100011" calcext:value-type="string">
            <text:p>1110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93" calcext:value-type="float">
            <text:p>-93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64];10)" office:value-type="string" office:string-value="1110100100" calcext:value-type="string">
            <text:p>1110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92" calcext:value-type="float">
            <text:p>-9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100101</text:p>
          </table:table-cell>
          <table:table-cell office:value-type="string" calcext:value-type="string">
            <text:p>D.23.2</text:p>
          </table:table-cell>
          <table:table-cell/>
          <table:table-cell table:style-name="ce41" table:formula="of:=BIN2DEC([.J465])" office:value-type="float" office:value="-91" calcext:value-type="float">
            <text:p>-9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100110</text:p>
          </table:table-cell>
          <table:table-cell office:value-type="string" calcext:value-type="string">
            <text:p>D.23.6</text:p>
          </table:table-cell>
          <table:table-cell/>
          <table:table-cell table:style-name="ce41" table:formula="of:=BIN2DEC([.J466])" office:value-type="float" office:value="-90" calcext:value-type="float">
            <text:p>-9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67];10)" office:value-type="string" office:string-value="1110100111" calcext:value-type="string">
            <text:p>111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89" calcext:value-type="float">
            <text:p>-8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10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10101000</text:p>
          </table:table-cell>
          <table:table-cell table:style-name="ce36" office:value-type="string" calcext:value-type="string">
            <text:p>K.23.7 </text:p>
          </table:table-cell>
          <table:table-cell/>
          <table:table-cell table:style-name="ce41" table:formula="of:=BIN2DEC([.J468])" office:value-type="float" office:value="-88" calcext:value-type="float">
            <text:p>-8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101001</text:p>
          </table:table-cell>
          <table:table-cell office:value-type="string" calcext:value-type="string">
            <text:p>D.23.1</text:p>
          </table:table-cell>
          <table:table-cell/>
          <table:table-cell table:style-name="ce41" table:formula="of:=BIN2DEC([.J469])" office:value-type="float" office:value="-87" calcext:value-type="float">
            <text:p>-8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101010</text:p>
          </table:table-cell>
          <table:table-cell office:value-type="string" calcext:value-type="string">
            <text:p>D.23.5</text:p>
          </table:table-cell>
          <table:table-cell/>
          <table:table-cell table:style-name="ce41" table:formula="of:=BIN2DEC([.J470])" office:value-type="float" office:value="-86" calcext:value-type="float">
            <text:p>-8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101011</text:p>
          </table:table-cell>
          <table:table-cell office:value-type="string" calcext:value-type="string">
            <text:p>D.23.0</text:p>
          </table:table-cell>
          <table:table-cell/>
          <table:table-cell table:style-name="ce41" table:formula="of:=BIN2DEC([.J471])" office:value-type="float" office:value="-85" calcext:value-type="float">
            <text:p>-8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101100</text:p>
          </table:table-cell>
          <table:table-cell office:value-type="string" calcext:value-type="string">
            <text:p>D.23.3</text:p>
          </table:table-cell>
          <table:table-cell/>
          <table:table-cell table:style-name="ce41" table:formula="of:=BIN2DEC([.J472])" office:value-type="float" office:value="-84" calcext:value-type="float">
            <text:p>-8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101101</text:p>
          </table:table-cell>
          <table:table-cell office:value-type="string" calcext:value-type="string">
            <text:p>D.23.4</text:p>
          </table:table-cell>
          <table:table-cell/>
          <table:table-cell table:style-name="ce41" table:formula="of:=BIN2DEC([.J473])" office:value-type="float" office:value="-83" calcext:value-type="float">
            <text:p>-8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101110</text:p>
          </table:table-cell>
          <table:table-cell office:value-type="string" calcext:value-type="string">
            <text:p>D.23.7</text:p>
          </table:table-cell>
          <table:table-cell/>
          <table:table-cell table:style-name="ce41" table:formula="of:=BIN2DEC([.J474])" office:value-type="float" office:value="-82" calcext:value-type="float">
            <text:p>-82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75];10)" office:value-type="string" office:string-value="1110101111" calcext:value-type="string">
            <text:p>111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81" calcext:value-type="float">
            <text:p>-81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76];10)" office:value-type="string" office:string-value="1110110000" calcext:value-type="string">
            <text:p>111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80" calcext:value-type="float">
            <text:p>-8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77];10)" office:value-type="string" office:string-value="1110110001" calcext:value-type="string">
            <text:p>111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9" calcext:value-type="float">
            <text:p>-79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78];10)" office:value-type="string" office:string-value="1110110010" calcext:value-type="string">
            <text:p>111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8" calcext:value-type="float">
            <text:p>-78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6"/>
          <table:table-cell table:style-name="ce35" table:number-columns-repeated="3"/>
          <table:table-cell table:style-name="Default"/>
          <table:table-cell table:style-name="ce35"/>
          <table:table-cell table:style-name="ce38" table:formula="of:=DEC2BIN([.M479];10)" office:value-type="string" office:string-value="1110110011" calcext:value-type="string">
            <text:p>111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7" calcext:value-type="float">
            <text:p>-7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0];10)" office:value-type="string" office:string-value="1110110100" calcext:value-type="string">
            <text:p>111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6" calcext:value-type="float">
            <text:p>-7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1];10)" office:value-type="string" office:string-value="1110110101" calcext:value-type="string">
            <text:p>1110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5" calcext:value-type="float">
            <text:p>-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2];10)" office:value-type="string" office:string-value="1110110110" calcext:value-type="string">
            <text:p>1110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4" calcext:value-type="float">
            <text:p>-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3];10)" office:value-type="string" office:string-value="1110110111" calcext:value-type="string">
            <text:p>1110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3" calcext:value-type="float">
            <text:p>-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4];10)" office:value-type="string" office:string-value="1110111000" calcext:value-type="string">
            <text:p>111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2" calcext:value-type="float">
            <text:p>-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5];10)" office:value-type="string" office:string-value="1110111001" calcext:value-type="string">
            <text:p>1110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1" calcext:value-type="float">
            <text:p>-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6];10)" office:value-type="string" office:string-value="1110111010" calcext:value-type="string">
            <text:p>1110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0" calcext:value-type="float">
            <text:p>-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7];10)" office:value-type="string" office:string-value="1110111011" calcext:value-type="string">
            <text:p>1110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9" calcext:value-type="float">
            <text:p>-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8];10)" office:value-type="string" office:string-value="1110111100" calcext:value-type="string">
            <text:p>1110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8" calcext:value-type="float">
            <text:p>-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89];10)" office:value-type="string" office:string-value="1110111101" calcext:value-type="string">
            <text:p>1110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7" calcext:value-type="float">
            <text:p>-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0];10)" office:value-type="string" office:string-value="1110111110" calcext:value-type="string">
            <text:p>111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6" calcext:value-type="float">
            <text:p>-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1];10)" office:value-type="string" office:string-value="1110111111" calcext:value-type="string">
            <text:p>111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5" calcext:value-type="float">
            <text:p>-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2];10)" office:value-type="string" office:string-value="1111000000" calcext:value-type="string">
            <text:p>111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4" calcext:value-type="float">
            <text:p>-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3];10)" office:value-type="string" office:string-value="1111000001" calcext:value-type="string">
            <text:p>111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3" calcext:value-type="float">
            <text:p>-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4];10)" office:value-type="string" office:string-value="1111000010" calcext:value-type="string">
            <text:p>1111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2" calcext:value-type="float">
            <text:p>-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5];10)" office:value-type="string" office:string-value="1111000011" calcext:value-type="string">
            <text:p>1111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1" calcext:value-type="float">
            <text:p>-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6];10)" office:value-type="string" office:string-value="1111000100" calcext:value-type="string">
            <text:p>1111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0" calcext:value-type="float">
            <text:p>-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7];10)" office:value-type="string" office:string-value="1111000101" calcext:value-type="string">
            <text:p>1111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9" calcext:value-type="float">
            <text:p>-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8];10)" office:value-type="string" office:string-value="1111000110" calcext:value-type="string">
            <text:p>1111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8" calcext:value-type="float">
            <text:p>-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499];10)" office:value-type="string" office:string-value="1111000111" calcext:value-type="string">
            <text:p>111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7" calcext:value-type="float">
            <text:p>-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0];10)" office:value-type="string" office:string-value="1111001000" calcext:value-type="string">
            <text:p>1111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6" calcext:value-type="float">
            <text:p>-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1];10)" office:value-type="string" office:string-value="1111001001" calcext:value-type="string">
            <text:p>1111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5" calcext:value-type="float">
            <text:p>-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2];10)" office:value-type="string" office:string-value="1111001010" calcext:value-type="string">
            <text:p>1111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4" calcext:value-type="float">
            <text:p>-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3];10)" office:value-type="string" office:string-value="1111001011" calcext:value-type="string">
            <text:p>111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3" calcext:value-type="float">
            <text:p>-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4];10)" office:value-type="string" office:string-value="1111001100" calcext:value-type="string">
            <text:p>111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2" calcext:value-type="float">
            <text:p>-5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5];10)" office:value-type="string" office:string-value="1111001101" calcext:value-type="string">
            <text:p>111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1" calcext:value-type="float">
            <text:p>-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6];10)" office:value-type="string" office:string-value="1111001110" calcext:value-type="string">
            <text:p>111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0" calcext:value-type="float">
            <text:p>-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7];10)" office:value-type="string" office:string-value="1111001111" calcext:value-type="string">
            <text:p>111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9" calcext:value-type="float">
            <text:p>-4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8];10)" office:value-type="string" office:string-value="1111010000" calcext:value-type="string">
            <text:p>111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8" calcext:value-type="float">
            <text:p>-4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09];10)" office:value-type="string" office:string-value="1111010001" calcext:value-type="string">
            <text:p>1111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7" calcext:value-type="float">
            <text:p>-4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0];10)" office:value-type="string" office:string-value="1111010010" calcext:value-type="string">
            <text:p>1111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6" calcext:value-type="float">
            <text:p>-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1];10)" office:value-type="string" office:string-value="1111010011" calcext:value-type="string">
            <text:p>1111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5" calcext:value-type="float">
            <text:p>-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2];10)" office:value-type="string" office:string-value="1111010100" calcext:value-type="string">
            <text:p>1111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4" calcext:value-type="float">
            <text:p>-4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3];10)" office:value-type="string" office:string-value="1111010101" calcext:value-type="string">
            <text:p>11110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3" calcext:value-type="float">
            <text:p>-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4];10)" office:value-type="string" office:string-value="1111010110" calcext:value-type="string">
            <text:p>11110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2" calcext:value-type="float">
            <text:p>-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5];10)" office:value-type="string" office:string-value="1111010111" calcext:value-type="string">
            <text:p>111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1" calcext:value-type="float">
            <text:p>-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6];10)" office:value-type="string" office:string-value="1111011000" calcext:value-type="string">
            <text:p>111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0" calcext:value-type="float">
            <text:p>-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7];10)" office:value-type="string" office:string-value="1111011001" calcext:value-type="string">
            <text:p>11110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9" calcext:value-type="float">
            <text:p>-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8];10)" office:value-type="string" office:string-value="1111011010" calcext:value-type="string">
            <text:p>11110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8" calcext:value-type="float">
            <text:p>-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19];10)" office:value-type="string" office:string-value="1111011011" calcext:value-type="string">
            <text:p>1111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7" calcext:value-type="float">
            <text:p>-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0];10)" office:value-type="string" office:string-value="1111011100" calcext:value-type="string">
            <text:p>1111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6" calcext:value-type="float">
            <text:p>-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1];10)" office:value-type="string" office:string-value="1111011101" calcext:value-type="string">
            <text:p>1111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5" calcext:value-type="float">
            <text:p>-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2];10)" office:value-type="string" office:string-value="1111011110" calcext:value-type="string">
            <text:p>1111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4" calcext:value-type="float">
            <text:p>-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3];10)" office:value-type="string" office:string-value="1111011111" calcext:value-type="string">
            <text:p>111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3" calcext:value-type="float">
            <text:p>-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4];10)" office:value-type="string" office:string-value="1111100000" calcext:value-type="string">
            <text:p>111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2" calcext:value-type="float">
            <text:p>-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5];10)" office:value-type="string" office:string-value="1111100001" calcext:value-type="string">
            <text:p>1111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1" calcext:value-type="float">
            <text:p>-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6];10)" office:value-type="string" office:string-value="1111100010" calcext:value-type="string">
            <text:p>1111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0" calcext:value-type="float">
            <text:p>-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7];10)" office:value-type="string" office:string-value="1111100011" calcext:value-type="string">
            <text:p>1111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9" calcext:value-type="float">
            <text:p>-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8];10)" office:value-type="string" office:string-value="1111100100" calcext:value-type="string">
            <text:p>1111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8" calcext:value-type="float">
            <text:p>-2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29];10)" office:value-type="string" office:string-value="1111100101" calcext:value-type="string">
            <text:p>11111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7" calcext:value-type="float">
            <text:p>-2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0];10)" office:value-type="string" office:string-value="1111100110" calcext:value-type="string">
            <text:p>11111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6" calcext:value-type="float">
            <text:p>-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1];10)" office:value-type="string" office:string-value="1111100111" calcext:value-type="string">
            <text:p>111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5" calcext:value-type="float">
            <text:p>-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2];10)" office:value-type="string" office:string-value="1111101000" calcext:value-type="string">
            <text:p>111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4" calcext:value-type="float">
            <text:p>-2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3];10)" office:value-type="string" office:string-value="1111101001" calcext:value-type="string">
            <text:p>11111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3" calcext:value-type="float">
            <text:p>-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4];10)" office:value-type="string" office:string-value="1111101010" calcext:value-type="string">
            <text:p>11111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2" calcext:value-type="float">
            <text:p>-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5];10)" office:value-type="string" office:string-value="1111101011" calcext:value-type="string">
            <text:p>1111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1" calcext:value-type="float">
            <text:p>-2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6];10)" office:value-type="string" office:string-value="1111101100" calcext:value-type="string">
            <text:p>1111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0" calcext:value-type="float">
            <text:p>-2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7];10)" office:value-type="string" office:string-value="1111101101" calcext:value-type="string">
            <text:p>1111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9" calcext:value-type="float">
            <text:p>-1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8];10)" office:value-type="string" office:string-value="1111101110" calcext:value-type="string">
            <text:p>1111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8" calcext:value-type="float">
            <text:p>-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39];10)" office:value-type="string" office:string-value="1111101111" calcext:value-type="string">
            <text:p>111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7" calcext:value-type="float">
            <text:p>-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0];10)" office:value-type="string" office:string-value="1111110000" calcext:value-type="string">
            <text:p>111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6" calcext:value-type="float">
            <text:p>-1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1];10)" office:value-type="string" office:string-value="1111110001" calcext:value-type="string">
            <text:p>111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5" calcext:value-type="float">
            <text:p>-1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2];10)" office:value-type="string" office:string-value="1111110010" calcext:value-type="string">
            <text:p>111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4" calcext:value-type="float">
            <text:p>-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3];10)" office:value-type="string" office:string-value="1111110011" calcext:value-type="string">
            <text:p>111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3" calcext:value-type="float">
            <text:p>-1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4];10)" office:value-type="string" office:string-value="1111110100" calcext:value-type="string">
            <text:p>111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2" calcext:value-type="float">
            <text:p>-1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5];10)" office:value-type="string" office:string-value="1111110101" calcext:value-type="string">
            <text:p>1111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1" calcext:value-type="float">
            <text:p>-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6];10)" office:value-type="string" office:string-value="1111110110" calcext:value-type="string">
            <text:p>1111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0" calcext:value-type="float">
            <text:p>-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7];10)" office:value-type="string" office:string-value="1111110111" calcext:value-type="string">
            <text:p>111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9" calcext:value-type="float">
            <text:p>-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8];10)" office:value-type="string" office:string-value="1111111000" calcext:value-type="string">
            <text:p>111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8" calcext:value-type="float">
            <text:p>-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49];10)" office:value-type="string" office:string-value="1111111001" calcext:value-type="string">
            <text:p>1111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7" calcext:value-type="float">
            <text:p>-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0];10)" office:value-type="string" office:string-value="1111111010" calcext:value-type="string">
            <text:p>1111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6" calcext:value-type="float">
            <text:p>-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1];10)" office:value-type="string" office:string-value="1111111011" calcext:value-type="string">
            <text:p>111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5" calcext:value-type="float">
            <text:p>-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2];10)" office:value-type="string" office:string-value="1111111100" calcext:value-type="string">
            <text:p>111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4" calcext:value-type="float">
            <text:p>-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3];10)" office:value-type="string" office:string-value="1111111101" calcext:value-type="string">
            <text:p>111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3" calcext:value-type="float">
            <text:p>-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4];10)" office:value-type="string" office:string-value="1111111110" calcext:value-type="string">
            <text:p>111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2" calcext:value-type="float">
            <text:p>-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5];10)" office:value-type="string" office:string-value="1111111111" calcext:value-type="string">
            <text:p>111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-1" calcext:value-type="float">
            <text:p>-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6];10)" office:value-type="string" office:string-value="0000000000" calcext:value-type="string">
            <text:p>000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7];10)" office:value-type="string" office:string-value="0000000001" calcext:value-type="string">
            <text:p>000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8];10)" office:value-type="string" office:string-value="0000000010" calcext:value-type="string">
            <text:p>000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59];10)" office:value-type="string" office:string-value="0000000011" calcext:value-type="string">
            <text:p>000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0];10)" office:value-type="string" office:string-value="0000000100" calcext:value-type="string">
            <text:p>000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1];10)" office:value-type="string" office:string-value="0000000101" calcext:value-type="string">
            <text:p>0000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2];10)" office:value-type="string" office:string-value="0000000110" calcext:value-type="string">
            <text:p>0000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3];10)" office:value-type="string" office:string-value="0000000111" calcext:value-type="string">
            <text:p>000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4];10)" office:value-type="string" office:string-value="0000001000" calcext:value-type="string">
            <text:p>000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5];10)" office:value-type="string" office:string-value="0000001001" calcext:value-type="string">
            <text:p>0000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6];10)" office:value-type="string" office:string-value="0000001010" calcext:value-type="string">
            <text:p>0000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7];10)" office:value-type="string" office:string-value="0000001011" calcext:value-type="string">
            <text:p>000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8];10)" office:value-type="string" office:string-value="0000001100" calcext:value-type="string">
            <text:p>000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69];10)" office:value-type="string" office:string-value="0000001101" calcext:value-type="string">
            <text:p>000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0];10)" office:value-type="string" office:string-value="0000001110" calcext:value-type="string">
            <text:p>000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1];10)" office:value-type="string" office:string-value="0000001111" calcext:value-type="string">
            <text:p>000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2];10)" office:value-type="string" office:string-value="0000010000" calcext:value-type="string">
            <text:p>000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3];10)" office:value-type="string" office:string-value="0000010001" calcext:value-type="string">
            <text:p>0000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4];10)" office:value-type="string" office:string-value="0000010010" calcext:value-type="string">
            <text:p>0000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5];10)" office:value-type="string" office:string-value="0000010011" calcext:value-type="string">
            <text:p>0000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6];10)" office:value-type="string" office:string-value="0000010100" calcext:value-type="string">
            <text:p>0000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7];10)" office:value-type="string" office:string-value="0000010101" calcext:value-type="string">
            <text:p>00000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8];10)" office:value-type="string" office:string-value="0000010110" calcext:value-type="string">
            <text:p>00000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79];10)" office:value-type="string" office:string-value="0000010111" calcext:value-type="string">
            <text:p>000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0];10)" office:value-type="string" office:string-value="0000011000" calcext:value-type="string">
            <text:p>000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1];10)" office:value-type="string" office:string-value="0000011001" calcext:value-type="string">
            <text:p>00000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2];10)" office:value-type="string" office:string-value="0000011010" calcext:value-type="string">
            <text:p>00000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6" calcext:value-type="float">
            <text:p>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3];10)" office:value-type="string" office:string-value="0000011011" calcext:value-type="string">
            <text:p>0000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4];10)" office:value-type="string" office:string-value="0000011100" calcext:value-type="string">
            <text:p>0000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8" calcext:value-type="float">
            <text:p>2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5];10)" office:value-type="string" office:string-value="0000011101" calcext:value-type="string">
            <text:p>0000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29" calcext:value-type="float">
            <text:p>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6];10)" office:value-type="string" office:string-value="0000011110" calcext:value-type="string">
            <text:p>0000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7];10)" office:value-type="string" office:string-value="0000011111" calcext:value-type="string">
            <text:p>000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1" calcext:value-type="float">
            <text:p>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8];10)" office:value-type="string" office:string-value="0000100000" calcext:value-type="string">
            <text:p>000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2" calcext:value-type="float">
            <text:p>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89];10)" office:value-type="string" office:string-value="0000100001" calcext:value-type="string">
            <text:p>0000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3" calcext:value-type="float">
            <text:p>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0];10)" office:value-type="string" office:string-value="0000100010" calcext:value-type="string">
            <text:p>0000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1];10)" office:value-type="string" office:string-value="0000100011" calcext:value-type="string">
            <text:p>0000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5" calcext:value-type="float">
            <text:p>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2];10)" office:value-type="string" office:string-value="0000100100" calcext:value-type="string">
            <text:p>0000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3];10)" office:value-type="string" office:string-value="0000100101" calcext:value-type="string">
            <text:p>00001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7" calcext:value-type="float">
            <text:p>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4];10)" office:value-type="string" office:string-value="0000100110" calcext:value-type="string">
            <text:p>00001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8" calcext:value-type="float">
            <text:p>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5];10)" office:value-type="string" office:string-value="0000100111" calcext:value-type="string">
            <text:p>000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39" calcext:value-type="float">
            <text:p>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6];10)" office:value-type="string" office:string-value="0000101000" calcext:value-type="string">
            <text:p>000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7];10)" office:value-type="string" office:string-value="0000101001" calcext:value-type="string">
            <text:p>00001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1" calcext:value-type="float">
            <text:p>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8];10)" office:value-type="string" office:string-value="0000101010" calcext:value-type="string">
            <text:p>00001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599];10)" office:value-type="string" office:string-value="0000101011" calcext:value-type="string">
            <text:p>0000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3" calcext:value-type="float">
            <text:p>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0];10)" office:value-type="string" office:string-value="0000101100" calcext:value-type="string">
            <text:p>0000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4" calcext:value-type="float">
            <text:p>4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1];10)" office:value-type="string" office:string-value="0000101101" calcext:value-type="string">
            <text:p>0000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5" calcext:value-type="float">
            <text:p>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2];10)" office:value-type="string" office:string-value="0000101110" calcext:value-type="string">
            <text:p>0000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6" calcext:value-type="float">
            <text:p>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3];10)" office:value-type="string" office:string-value="0000101111" calcext:value-type="string">
            <text:p>000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4];10)" office:value-type="string" office:string-value="0000110000" calcext:value-type="string">
            <text:p>000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5];10)" office:value-type="string" office:string-value="0000110001" calcext:value-type="string">
            <text:p>000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9" calcext:value-type="float">
            <text:p>4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6];10)" office:value-type="string" office:string-value="0000110010" calcext:value-type="string">
            <text:p>000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7];10)" office:value-type="string" office:string-value="0000110011" calcext:value-type="string">
            <text:p>000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1" calcext:value-type="float">
            <text:p>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8];10)" office:value-type="string" office:string-value="0000110100" calcext:value-type="string">
            <text:p>000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2" calcext:value-type="float">
            <text:p>5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09];10)" office:value-type="string" office:string-value="0000110101" calcext:value-type="string">
            <text:p>0000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3" calcext:value-type="float">
            <text:p>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0];10)" office:value-type="string" office:string-value="0000110110" calcext:value-type="string">
            <text:p>0000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4" calcext:value-type="float">
            <text:p>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1];10)" office:value-type="string" office:string-value="0000110111" calcext:value-type="string">
            <text:p>0000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5" calcext:value-type="float">
            <text:p>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2];10)" office:value-type="string" office:string-value="0000111000" calcext:value-type="string">
            <text:p>000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3];10)" office:value-type="string" office:string-value="0000111001" calcext:value-type="string">
            <text:p>0000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7" calcext:value-type="float">
            <text:p>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4];10)" office:value-type="string" office:string-value="0000111010" calcext:value-type="string">
            <text:p>0000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8" calcext:value-type="float">
            <text:p>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5];10)" office:value-type="string" office:string-value="0000111011" calcext:value-type="string">
            <text:p>0000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6];10)" office:value-type="string" office:string-value="0000111100" calcext:value-type="string">
            <text:p>0000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7];10)" office:value-type="string" office:string-value="0000111101" calcext:value-type="string">
            <text:p>0000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1" calcext:value-type="float">
            <text:p>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8];10)" office:value-type="string" office:string-value="0000111110" calcext:value-type="string">
            <text:p>000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19];10)" office:value-type="string" office:string-value="0000111111" calcext:value-type="string">
            <text:p>000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3" calcext:value-type="float">
            <text:p>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0];10)" office:value-type="string" office:string-value="0001000000" calcext:value-type="string">
            <text:p>000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4" calcext:value-type="float">
            <text:p>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1];10)" office:value-type="string" office:string-value="0001000001" calcext:value-type="string">
            <text:p>000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2];10)" office:value-type="string" office:string-value="0001000010" calcext:value-type="string">
            <text:p>0001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6" calcext:value-type="float">
            <text:p>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3];10)" office:value-type="string" office:string-value="0001000011" calcext:value-type="string">
            <text:p>0001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7" calcext:value-type="float">
            <text:p>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4];10)" office:value-type="string" office:string-value="0001000100" calcext:value-type="string">
            <text:p>0001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5];10)" office:value-type="string" office:string-value="0001000101" calcext:value-type="string">
            <text:p>0001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69" calcext:value-type="float">
            <text:p>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6];10)" office:value-type="string" office:string-value="0001000110" calcext:value-type="string">
            <text:p>0001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0" calcext:value-type="float">
            <text:p>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7];10)" office:value-type="string" office:string-value="0001000111" calcext:value-type="string">
            <text:p>000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8];10)" office:value-type="string" office:string-value="0001001000" calcext:value-type="string">
            <text:p>0001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2" calcext:value-type="float">
            <text:p>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29];10)" office:value-type="string" office:string-value="0001001001" calcext:value-type="string">
            <text:p>0001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3" calcext:value-type="float">
            <text:p>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30];10)" office:value-type="string" office:string-value="0001001010" calcext:value-type="string">
            <text:p>0001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4" calcext:value-type="float">
            <text:p>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31];10)" office:value-type="string" office:string-value="0001001011" calcext:value-type="string">
            <text:p>000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32];10)" office:value-type="string" office:string-value="0001001100" calcext:value-type="string">
            <text:p>000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6" calcext:value-type="float">
            <text:p>7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33];10)" office:value-type="string" office:string-value="0001001101" calcext:value-type="string">
            <text:p>000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7" calcext:value-type="float">
            <text:p>7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34];10)" office:value-type="string" office:string-value="0001001110" calcext:value-type="string">
            <text:p>000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8" calcext:value-type="float">
            <text:p>7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35];10)" office:value-type="string" office:string-value="0001001111" calcext:value-type="string">
            <text:p>000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79" calcext:value-type="float">
            <text:p>7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36];10)" office:value-type="string" office:string-value="0001010000" calcext:value-type="string">
            <text:p>000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80" calcext:value-type="float">
            <text:p>8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010001</text:p>
          </table:table-cell>
          <table:table-cell office:value-type="string" calcext:value-type="string">
            <text:p>D.23.7</text:p>
          </table:table-cell>
          <table:table-cell/>
          <table:table-cell table:style-name="ce42" table:formula="of:=BIN2DEC([.J637])" office:value-type="float" office:value="81" calcext:value-type="float">
            <text:p>8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010010</text:p>
          </table:table-cell>
          <table:table-cell office:value-type="string" calcext:value-type="string">
            <text:p>D.23.4</text:p>
          </table:table-cell>
          <table:table-cell/>
          <table:table-cell table:style-name="ce42" table:formula="of:=BIN2DEC([.J638])" office:value-type="float" office:value="82" calcext:value-type="float">
            <text:p>8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010011</text:p>
          </table:table-cell>
          <table:table-cell office:value-type="string" calcext:value-type="string">
            <text:p>D.23.3</text:p>
          </table:table-cell>
          <table:table-cell/>
          <table:table-cell table:style-name="ce42" table:formula="of:=BIN2DEC([.J639])" office:value-type="float" office:value="83" calcext:value-type="float">
            <text:p>8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010100</text:p>
          </table:table-cell>
          <table:table-cell office:value-type="string" calcext:value-type="string">
            <text:p>D.23.0</text:p>
          </table:table-cell>
          <table:table-cell/>
          <table:table-cell table:style-name="ce42" table:formula="of:=BIN2DEC([.J640])" office:value-type="float" office:value="84" calcext:value-type="float">
            <text:p>8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010101</text:p>
          </table:table-cell>
          <table:table-cell office:value-type="string" calcext:value-type="string">
            <text:p>D.23.2</text:p>
          </table:table-cell>
          <table:table-cell/>
          <table:table-cell table:style-name="ce42" table:formula="of:=BIN2DEC([.J641])" office:value-type="float" office:value="85" calcext:value-type="float">
            <text:p>8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010110</text:p>
          </table:table-cell>
          <table:table-cell office:value-type="string" calcext:value-type="string">
            <text:p>D.23.6</text:p>
          </table:table-cell>
          <table:table-cell/>
          <table:table-cell table:style-name="ce42" table:formula="of:=BIN2DEC([.J642])" office:value-type="float" office:value="86" calcext:value-type="float">
            <text:p>8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1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01010111</text:p>
          </table:table-cell>
          <table:table-cell table:style-name="ce36" office:value-type="string" calcext:value-type="string">
            <text:p>K.23.7 </text:p>
          </table:table-cell>
          <table:table-cell/>
          <table:table-cell table:style-name="ce42" table:formula="of:=BIN2DEC([.J643])" office:value-type="float" office:value="87" calcext:value-type="float">
            <text:p>8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44];10)" office:value-type="string" office:string-value="0001011000" calcext:value-type="string">
            <text:p>000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88" calcext:value-type="float">
            <text:p>8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011001</text:p>
          </table:table-cell>
          <table:table-cell office:value-type="string" calcext:value-type="string">
            <text:p>D.23.1</text:p>
          </table:table-cell>
          <table:table-cell/>
          <table:table-cell table:style-name="ce42" table:formula="of:=BIN2DEC([.J645])" office:value-type="float" office:value="89" calcext:value-type="float">
            <text:p>8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011010</text:p>
          </table:table-cell>
          <table:table-cell office:value-type="string" calcext:value-type="string">
            <text:p>D.23.5</text:p>
          </table:table-cell>
          <table:table-cell/>
          <table:table-cell table:style-name="ce42" table:formula="of:=BIN2DEC([.J646])" office:value-type="float" office:value="90" calcext:value-type="float">
            <text:p>9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47];10)" office:value-type="string" office:string-value="0001011011" calcext:value-type="string">
            <text:p>0001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91" calcext:value-type="float">
            <text:p>9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48];10)" office:value-type="string" office:string-value="0001011100" calcext:value-type="string">
            <text:p>0001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92" calcext:value-type="float">
            <text:p>9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49];10)" office:value-type="string" office:string-value="0001011101" calcext:value-type="string">
            <text:p>0001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93" calcext:value-type="float">
            <text:p>9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50];10)" office:value-type="string" office:string-value="0001011110" calcext:value-type="string">
            <text:p>0001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94" calcext:value-type="float">
            <text:p>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51];10)" office:value-type="string" office:string-value="0001011111" calcext:value-type="string">
            <text:p>000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95" calcext:value-type="float">
            <text:p>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52];10)" office:value-type="string" office:string-value="0001100000" calcext:value-type="string">
            <text:p>000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96" calcext:value-type="float">
            <text:p>9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100001</text:p>
          </table:table-cell>
          <table:table-cell office:value-type="string" calcext:value-type="string">
            <text:p>D.8.7</text:p>
          </table:table-cell>
          <table:table-cell/>
          <table:table-cell table:style-name="ce42" table:formula="of:=BIN2DEC([.J653])" office:value-type="float" office:value="97" calcext:value-type="float">
            <text:p>9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100010</text:p>
          </table:table-cell>
          <table:table-cell office:value-type="string" calcext:value-type="string">
            <text:p>D.8.4</text:p>
          </table:table-cell>
          <table:table-cell office:value-type="string" calcext:value-type="string">
            <text:p>Special Case</text:p>
          </table:table-cell>
          <table:table-cell table:style-name="ce42" table:formula="of:=BIN2DEC([.J654])" office:value-type="float" office:value="98" calcext:value-type="float">
            <text:p>9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100011</text:p>
          </table:table-cell>
          <table:table-cell office:value-type="string" calcext:value-type="string">
            <text:p>D.8.3</text:p>
          </table:table-cell>
          <table:table-cell office:value-type="string" calcext:value-type="string">
            <text:p>Special Case</text:p>
          </table:table-cell>
          <table:table-cell table:style-name="ce42" table:formula="of:=BIN2DEC([.J655])" office:value-type="float" office:value="99" calcext:value-type="float">
            <text:p>9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100100</text:p>
          </table:table-cell>
          <table:table-cell office:value-type="string" calcext:value-type="string">
            <text:p>D.8.0</text:p>
          </table:table-cell>
          <table:table-cell/>
          <table:table-cell table:style-name="ce42" table:formula="of:=BIN2DEC([.J656])" office:value-type="float" office:value="100" calcext:value-type="float">
            <text:p>10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100101</text:p>
          </table:table-cell>
          <table:table-cell office:value-type="string" calcext:value-type="string">
            <text:p>D.8.2</text:p>
          </table:table-cell>
          <table:table-cell/>
          <table:table-cell table:style-name="ce42" table:formula="of:=BIN2DEC([.J657])" office:value-type="float" office:value="101" calcext:value-type="float">
            <text:p>10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100110</text:p>
          </table:table-cell>
          <table:table-cell office:value-type="string" calcext:value-type="string">
            <text:p>D.8.6</text:p>
          </table:table-cell>
          <table:table-cell/>
          <table:table-cell table:style-name="ce42" table:formula="of:=BIN2DEC([.J658])" office:value-type="float" office:value="102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59];10)" office:value-type="string" office:string-value="0001100111" calcext:value-type="string">
            <text:p>000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03" calcext:value-type="float">
            <text:p>1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60];10)" office:value-type="string" office:string-value="0001101000" calcext:value-type="string">
            <text:p>000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04" calcext:value-type="float">
            <text:p>10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101001</text:p>
          </table:table-cell>
          <table:table-cell office:value-type="string" calcext:value-type="string">
            <text:p>D.8.1</text:p>
          </table:table-cell>
          <table:table-cell/>
          <table:table-cell table:style-name="ce42" table:formula="of:=BIN2DEC([.J661])" office:value-type="float" office:value="105" calcext:value-type="float">
            <text:p>10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101010</text:p>
          </table:table-cell>
          <table:table-cell office:value-type="string" calcext:value-type="string">
            <text:p>D.8.5</text:p>
          </table:table-cell>
          <table:table-cell/>
          <table:table-cell table:style-name="ce42" table:formula="of:=BIN2DEC([.J662])" office:value-type="float" office:value="106" calcext:value-type="float">
            <text:p>1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63];10)" office:value-type="string" office:string-value="0001101011" calcext:value-type="string">
            <text:p>0001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07" calcext:value-type="float">
            <text:p>1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64];10)" office:value-type="string" office:string-value="0001101100" calcext:value-type="string">
            <text:p>0001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08" calcext:value-type="float">
            <text:p>10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65];10)" office:value-type="string" office:string-value="0001101101" calcext:value-type="string">
            <text:p>0001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09" calcext:value-type="float">
            <text:p>1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66];10)" office:value-type="string" office:string-value="0001101110" calcext:value-type="string">
            <text:p>0001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67];10)" office:value-type="string" office:string-value="0001101111" calcext:value-type="string">
            <text:p>000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11" calcext:value-type="float">
            <text:p>1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68];10)" office:value-type="string" office:string-value="0001110000" calcext:value-type="string">
            <text:p>000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12" calcext:value-type="float">
            <text:p>11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110001</text:p>
          </table:table-cell>
          <table:table-cell office:value-type="string" calcext:value-type="string">
            <text:p>D.7.7</text:p>
          </table:table-cell>
          <table:table-cell/>
          <table:table-cell table:style-name="ce42" table:formula="of:=BIN2DEC([.J669])" office:value-type="float" office:value="113" calcext:value-type="float">
            <text:p>11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110010</text:p>
          </table:table-cell>
          <table:table-cell office:value-type="string" calcext:value-type="string">
            <text:p>D.7.4</text:p>
          </table:table-cell>
          <table:table-cell/>
          <table:table-cell table:style-name="ce42" table:formula="of:=BIN2DEC([.J670])" office:value-type="float" office:value="114" calcext:value-type="float">
            <text:p>11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110011</text:p>
          </table:table-cell>
          <table:table-cell office:value-type="string" calcext:value-type="string">
            <text:p>D.7.3</text:p>
          </table:table-cell>
          <table:table-cell/>
          <table:table-cell table:style-name="ce41" table:formula="of:=BIN2DEC([.J671])" office:value-type="float" office:value="115" calcext:value-type="float">
            <text:p>11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110100</text:p>
          </table:table-cell>
          <table:table-cell office:value-type="string" calcext:value-type="string">
            <text:p>D.7.0</text:p>
          </table:table-cell>
          <table:table-cell/>
          <table:table-cell table:style-name="ce41" table:formula="of:=BIN2DEC([.J672])" office:value-type="float" office:value="116" calcext:value-type="float">
            <text:p>11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110101</text:p>
          </table:table-cell>
          <table:table-cell office:value-type="string" calcext:value-type="string">
            <text:p>D.7.2</text:p>
          </table:table-cell>
          <table:table-cell/>
          <table:table-cell table:style-name="ce41" table:formula="of:=BIN2DEC([.J673])" office:value-type="float" office:value="117" calcext:value-type="float">
            <text:p>11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110110</text:p>
          </table:table-cell>
          <table:table-cell office:value-type="string" calcext:value-type="string">
            <text:p>D.7.6</text:p>
          </table:table-cell>
          <table:table-cell/>
          <table:table-cell table:style-name="ce41" table:formula="of:=BIN2DEC([.J674])" office:value-type="float" office:value="118" calcext:value-type="float">
            <text:p>1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75];10)" office:value-type="string" office:string-value="0001110111" calcext:value-type="string">
            <text:p>000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76];10)" office:value-type="string" office:string-value="0001111000" calcext:value-type="string">
            <text:p>000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20" calcext:value-type="float">
            <text:p>12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111001</text:p>
          </table:table-cell>
          <table:table-cell office:value-type="string" calcext:value-type="string">
            <text:p>D.7.1</text:p>
          </table:table-cell>
          <table:table-cell/>
          <table:table-cell table:style-name="ce41" table:formula="of:=BIN2DEC([.J677])" office:value-type="float" office:value="121" calcext:value-type="float">
            <text:p>12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111010</text:p>
          </table:table-cell>
          <table:table-cell office:value-type="string" calcext:value-type="string">
            <text:p>D.7.5</text:p>
          </table:table-cell>
          <table:table-cell/>
          <table:table-cell table:style-name="ce41" table:formula="of:=BIN2DEC([.J678])" office:value-type="float" office:value="122" calcext:value-type="float">
            <text:p>1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79];10)" office:value-type="string" office:string-value="0001111011" calcext:value-type="string">
            <text:p>000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23" calcext:value-type="float">
            <text:p>1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0];10)" office:value-type="string" office:string-value="0001111100" calcext:value-type="string">
            <text:p>000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24" calcext:value-type="float">
            <text:p>12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1];10)" office:value-type="string" office:string-value="0001111101" calcext:value-type="string">
            <text:p>000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25" calcext:value-type="float">
            <text:p>12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2];10)" office:value-type="string" office:string-value="0001111110" calcext:value-type="string">
            <text:p>000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26" calcext:value-type="float">
            <text:p>1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3];10)" office:value-type="string" office:string-value="0001111111" calcext:value-type="string">
            <text:p>000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27" calcext:value-type="float">
            <text:p>12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4];10)" office:value-type="string" office:string-value="0010000000" calcext:value-type="string">
            <text:p>001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28" calcext:value-type="float">
            <text:p>12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5];10)" office:value-type="string" office:string-value="0010000001" calcext:value-type="string">
            <text:p>001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29" calcext:value-type="float">
            <text:p>12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6];10)" office:value-type="string" office:string-value="0010000010" calcext:value-type="string">
            <text:p>001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0" calcext:value-type="float">
            <text:p>1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7];10)" office:value-type="string" office:string-value="0010000011" calcext:value-type="string">
            <text:p>001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1" calcext:value-type="float">
            <text:p>1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8];10)" office:value-type="string" office:string-value="0010000100" calcext:value-type="string">
            <text:p>001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2" calcext:value-type="float">
            <text:p>1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89];10)" office:value-type="string" office:string-value="0010000101" calcext:value-type="string">
            <text:p>0010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3" calcext:value-type="float">
            <text:p>1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0];10)" office:value-type="string" office:string-value="0010000110" calcext:value-type="string">
            <text:p>0010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4" calcext:value-type="float">
            <text:p>1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1];10)" office:value-type="string" office:string-value="0010000111" calcext:value-type="string">
            <text:p>001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5" calcext:value-type="float">
            <text:p>1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2];10)" office:value-type="string" office:string-value="0010001000" calcext:value-type="string">
            <text:p>001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6" calcext:value-type="float">
            <text:p>13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3];10)" office:value-type="string" office:string-value="0010001001" calcext:value-type="string">
            <text:p>0010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7" calcext:value-type="float">
            <text:p>13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4];10)" office:value-type="string" office:string-value="0010001010" calcext:value-type="string">
            <text:p>0010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8" calcext:value-type="float">
            <text:p>1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5];10)" office:value-type="string" office:string-value="0010001011" calcext:value-type="string">
            <text:p>001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39" calcext:value-type="float">
            <text:p>1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6];10)" office:value-type="string" office:string-value="0010001100" calcext:value-type="string">
            <text:p>001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40" calcext:value-type="float">
            <text:p>1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7];10)" office:value-type="string" office:string-value="0010001101" calcext:value-type="string">
            <text:p>001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41" calcext:value-type="float">
            <text:p>14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8];10)" office:value-type="string" office:string-value="0010001110" calcext:value-type="string">
            <text:p>001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42" calcext:value-type="float">
            <text:p>1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699];10)" office:value-type="string" office:string-value="0010001111" calcext:value-type="string">
            <text:p>001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43" calcext:value-type="float">
            <text:p>1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00];10)" office:value-type="string" office:string-value="0010010000" calcext:value-type="string">
            <text:p>001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144" calcext:value-type="float">
            <text:p>14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010001</text:p>
          </table:table-cell>
          <table:table-cell office:value-type="string" calcext:value-type="string">
            <text:p>D.27.7</text:p>
          </table:table-cell>
          <table:table-cell/>
          <table:table-cell table:style-name="ce41" table:formula="of:=BIN2DEC([.J701])" office:value-type="float" office:value="145" calcext:value-type="float">
            <text:p>14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010010</text:p>
          </table:table-cell>
          <table:table-cell office:value-type="string" calcext:value-type="string">
            <text:p>D.27.4</text:p>
          </table:table-cell>
          <table:table-cell/>
          <table:table-cell table:style-name="ce41" table:formula="of:=BIN2DEC([.J702])" office:value-type="float" office:value="146" calcext:value-type="float">
            <text:p>14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010011</text:p>
          </table:table-cell>
          <table:table-cell office:value-type="string" calcext:value-type="string">
            <text:p>D.27.3</text:p>
          </table:table-cell>
          <table:table-cell/>
          <table:table-cell table:style-name="ce41" table:formula="of:=BIN2DEC([.J703])" office:value-type="float" office:value="147" calcext:value-type="float">
            <text:p>14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010100</text:p>
          </table:table-cell>
          <table:table-cell office:value-type="string" calcext:value-type="string">
            <text:p>D.27.0</text:p>
          </table:table-cell>
          <table:table-cell/>
          <table:table-cell table:style-name="ce41" table:formula="of:=BIN2DEC([.J704])" office:value-type="float" office:value="148" calcext:value-type="float">
            <text:p>14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010101</text:p>
          </table:table-cell>
          <table:table-cell office:value-type="string" calcext:value-type="string">
            <text:p>D.27.2</text:p>
          </table:table-cell>
          <table:table-cell/>
          <table:table-cell table:style-name="ce41" table:formula="of:=BIN2DEC([.J705])" office:value-type="float" office:value="149" calcext:value-type="float">
            <text:p>14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010110</text:p>
          </table:table-cell>
          <table:table-cell office:value-type="string" calcext:value-type="string">
            <text:p>D.27.6</text:p>
          </table:table-cell>
          <table:table-cell/>
          <table:table-cell table:style-name="ce41" table:formula="of:=BIN2DEC([.J706])" office:value-type="float" office:value="150" calcext:value-type="float">
            <text:p>15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01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10010111</text:p>
          </table:table-cell>
          <table:table-cell table:style-name="ce36" office:value-type="string" calcext:value-type="string">
            <text:p>K.27.7 </text:p>
          </table:table-cell>
          <table:table-cell/>
          <table:table-cell table:style-name="ce41" table:formula="of:=BIN2DEC([.J707])" office:value-type="float" office:value="151" calcext:value-type="float">
            <text:p>1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08];10)" office:value-type="string" office:string-value="0010011000" calcext:value-type="string">
            <text:p>001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52" calcext:value-type="float">
            <text:p>15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011001</text:p>
          </table:table-cell>
          <table:table-cell office:value-type="string" calcext:value-type="string">
            <text:p>D.27.1</text:p>
          </table:table-cell>
          <table:table-cell/>
          <table:table-cell table:style-name="ce41" table:formula="of:=BIN2DEC([.J709])" office:value-type="float" office:value="153" calcext:value-type="float">
            <text:p>15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011010</text:p>
          </table:table-cell>
          <table:table-cell office:value-type="string" calcext:value-type="string">
            <text:p>D.27.5</text:p>
          </table:table-cell>
          <table:table-cell/>
          <table:table-cell table:style-name="ce41" table:formula="of:=BIN2DEC([.J710])" office:value-type="float" office:value="154" calcext:value-type="float">
            <text:p>1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11];10)" office:value-type="string" office:string-value="0010011011" calcext:value-type="string">
            <text:p>0010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55" calcext:value-type="float">
            <text:p>1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12];10)" office:value-type="string" office:string-value="0010011100" calcext:value-type="string">
            <text:p>0010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56" calcext:value-type="float">
            <text:p>1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13];10)" office:value-type="string" office:string-value="0010011101" calcext:value-type="string">
            <text:p>0010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57" calcext:value-type="float">
            <text:p>1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14];10)" office:value-type="string" office:string-value="0010011110" calcext:value-type="string">
            <text:p>0010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58" calcext:value-type="float">
            <text:p>1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15];10)" office:value-type="string" office:string-value="0010011111" calcext:value-type="string">
            <text:p>001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59" calcext:value-type="float">
            <text:p>1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16];10)" office:value-type="string" office:string-value="0010100000" calcext:value-type="string">
            <text:p>001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60" calcext:value-type="float">
            <text:p>16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100001</text:p>
          </table:table-cell>
          <table:table-cell office:value-type="string" calcext:value-type="string">
            <text:p>D.4.7</text:p>
          </table:table-cell>
          <table:table-cell/>
          <table:table-cell table:style-name="ce41" table:formula="of:=BIN2DEC([.J717])" office:value-type="float" office:value="161" calcext:value-type="float">
            <text:p>16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100010</text:p>
          </table:table-cell>
          <table:table-cell office:value-type="string" calcext:value-type="string">
            <text:p>D.4.4</text:p>
          </table:table-cell>
          <table:table-cell/>
          <table:table-cell table:style-name="ce41" table:formula="of:=BIN2DEC([.J718])" office:value-type="float" office:value="162" calcext:value-type="float">
            <text:p>16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100011</text:p>
          </table:table-cell>
          <table:table-cell office:value-type="string" calcext:value-type="string">
            <text:p>D.4.3</text:p>
          </table:table-cell>
          <table:table-cell/>
          <table:table-cell table:style-name="ce41" table:formula="of:=BIN2DEC([.J719])" office:value-type="float" office:value="163" calcext:value-type="float">
            <text:p>16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100100</text:p>
          </table:table-cell>
          <table:table-cell office:value-type="string" calcext:value-type="string">
            <text:p>D.4.0</text:p>
          </table:table-cell>
          <table:table-cell/>
          <table:table-cell table:style-name="ce41" table:formula="of:=BIN2DEC([.J720])" office:value-type="float" office:value="164" calcext:value-type="float">
            <text:p>16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00101</text:p>
          </table:table-cell>
          <table:table-cell office:value-type="string" calcext:value-type="string">
            <text:p>D.4.2</text:p>
          </table:table-cell>
          <table:table-cell/>
          <table:table-cell table:style-name="ce41" table:formula="of:=BIN2DEC([.J721])" office:value-type="float" office:value="165" calcext:value-type="float">
            <text:p>16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00110</text:p>
          </table:table-cell>
          <table:table-cell office:value-type="string" calcext:value-type="string">
            <text:p>D.4.6</text:p>
          </table:table-cell>
          <table:table-cell/>
          <table:table-cell table:style-name="ce41" table:formula="of:=BIN2DEC([.J722])" office:value-type="float" office:value="166" calcext:value-type="float">
            <text:p>1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23];10)" office:value-type="string" office:string-value="0010100111" calcext:value-type="string">
            <text:p>001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67" calcext:value-type="float">
            <text:p>1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24];10)" office:value-type="string" office:string-value="0010101000" calcext:value-type="string">
            <text:p>001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68" calcext:value-type="float">
            <text:p>16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01001</text:p>
          </table:table-cell>
          <table:table-cell office:value-type="string" calcext:value-type="string">
            <text:p>D.4.1</text:p>
          </table:table-cell>
          <table:table-cell/>
          <table:table-cell table:style-name="ce41" table:formula="of:=BIN2DEC([.J725])" office:value-type="float" office:value="169" calcext:value-type="float">
            <text:p>16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01010</text:p>
          </table:table-cell>
          <table:table-cell office:value-type="string" calcext:value-type="string">
            <text:p>D.4.5</text:p>
          </table:table-cell>
          <table:table-cell/>
          <table:table-cell table:style-name="ce41" table:formula="of:=BIN2DEC([.J726])" office:value-type="float" office:value="170" calcext:value-type="float">
            <text:p>1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27];10)" office:value-type="string" office:string-value="0010101011" calcext:value-type="string">
            <text:p>0010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71" calcext:value-type="float">
            <text:p>1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28];10)" office:value-type="string" office:string-value="0010101100" calcext:value-type="string">
            <text:p>0010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72" calcext:value-type="float">
            <text:p>17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29];10)" office:value-type="string" office:string-value="0010101101" calcext:value-type="string">
            <text:p>0010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73" calcext:value-type="float">
            <text:p>17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30];10)" office:value-type="string" office:string-value="0010101110" calcext:value-type="string">
            <text:p>0010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74" calcext:value-type="float">
            <text:p>17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31];10)" office:value-type="string" office:string-value="0010101111" calcext:value-type="string">
            <text:p>001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75" calcext:value-type="float">
            <text:p>1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32];10)" office:value-type="string" office:string-value="0010110000" calcext:value-type="string">
            <text:p>001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76" calcext:value-type="float">
            <text:p>17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110001</text:p>
          </table:table-cell>
          <table:table-cell office:value-type="string" calcext:value-type="string">
            <text:p>D.20.7</text:p>
          </table:table-cell>
          <table:table-cell/>
          <table:table-cell table:style-name="ce41" table:formula="of:=BIN2DEC([.J733])" office:value-type="float" office:value="177" calcext:value-type="float">
            <text:p>17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110010</text:p>
          </table:table-cell>
          <table:table-cell office:value-type="string" calcext:value-type="string">
            <text:p>D.20.4</text:p>
          </table:table-cell>
          <table:table-cell/>
          <table:table-cell table:style-name="ce41" table:formula="of:=BIN2DEC([.J734])" office:value-type="float" office:value="178" calcext:value-type="float">
            <text:p>17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110011</text:p>
          </table:table-cell>
          <table:table-cell office:value-type="string" calcext:value-type="string">
            <text:p>D.20.3</text:p>
          </table:table-cell>
          <table:table-cell/>
          <table:table-cell table:style-name="ce41" table:formula="of:=BIN2DEC([.J735])" office:value-type="float" office:value="179" calcext:value-type="float">
            <text:p>17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110100</text:p>
          </table:table-cell>
          <table:table-cell office:value-type="string" calcext:value-type="string">
            <text:p>D.20.0</text:p>
          </table:table-cell>
          <table:table-cell/>
          <table:table-cell table:style-name="ce41" table:formula="of:=BIN2DEC([.J736])" office:value-type="float" office:value="180" calcext:value-type="float">
            <text:p>18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10101</text:p>
          </table:table-cell>
          <table:table-cell office:value-type="string" calcext:value-type="string">
            <text:p>D.20.2</text:p>
          </table:table-cell>
          <table:table-cell/>
          <table:table-cell table:style-name="ce41" table:formula="of:=BIN2DEC([.J737])" office:value-type="float" office:value="181" calcext:value-type="float">
            <text:p>18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10101</text:p>
          </table:table-cell>
          <table:table-cell office:value-type="string" calcext:value-type="string">
            <text:p>D.20.2</text:p>
          </table:table-cell>
          <table:table-cell/>
          <table:table-cell table:style-name="ce41" table:formula="of:=BIN2DEC([.J738])" office:value-type="float" office:value="181" calcext:value-type="float">
            <text:p>18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10110</text:p>
          </table:table-cell>
          <table:table-cell office:value-type="string" calcext:value-type="string">
            <text:p>D.20.6</text:p>
          </table:table-cell>
          <table:table-cell/>
          <table:table-cell table:style-name="ce41" table:formula="of:=BIN2DEC([.J739])" office:value-type="float" office:value="182" calcext:value-type="float">
            <text:p>18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10110</text:p>
          </table:table-cell>
          <table:table-cell office:value-type="string" calcext:value-type="string">
            <text:p>D.20.6</text:p>
          </table:table-cell>
          <table:table-cell/>
          <table:table-cell table:style-name="ce41" table:formula="of:=BIN2DEC([.J740])" office:value-type="float" office:value="182" calcext:value-type="float">
            <text:p>18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10110111</text:p>
          </table:table-cell>
          <table:table-cell office:value-type="string" calcext:value-type="string">
            <text:p>D.20.7 *</text:p>
          </table:table-cell>
          <table:table-cell/>
          <table:table-cell table:style-name="ce41" table:formula="of:=BIN2DEC([.J741])" office:value-type="float" office:value="183" calcext:value-type="float">
            <text:p>1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42];10)" office:value-type="string" office:string-value="0010111000" calcext:value-type="string">
            <text:p>001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84" calcext:value-type="float">
            <text:p>18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11001</text:p>
          </table:table-cell>
          <table:table-cell office:value-type="string" calcext:value-type="string">
            <text:p>D.20.1</text:p>
          </table:table-cell>
          <table:table-cell/>
          <table:table-cell table:style-name="ce41" table:formula="of:=BIN2DEC([.J743])" office:value-type="float" office:value="185" calcext:value-type="float">
            <text:p>18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11001</text:p>
          </table:table-cell>
          <table:table-cell office:value-type="string" calcext:value-type="string">
            <text:p>D.20.1</text:p>
          </table:table-cell>
          <table:table-cell/>
          <table:table-cell table:style-name="ce41" table:formula="of:=BIN2DEC([.J744])" office:value-type="float" office:value="185" calcext:value-type="float">
            <text:p>18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11010</text:p>
          </table:table-cell>
          <table:table-cell office:value-type="string" calcext:value-type="string">
            <text:p>D.20.5</text:p>
          </table:table-cell>
          <table:table-cell/>
          <table:table-cell table:style-name="ce41" table:formula="of:=BIN2DEC([.J745])" office:value-type="float" office:value="186" calcext:value-type="float">
            <text:p>18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11010</text:p>
          </table:table-cell>
          <table:table-cell office:value-type="string" calcext:value-type="string">
            <text:p>D.20.5</text:p>
          </table:table-cell>
          <table:table-cell/>
          <table:table-cell table:style-name="ce41" table:formula="of:=BIN2DEC([.J746])" office:value-type="float" office:value="186" calcext:value-type="float">
            <text:p>18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0111011</text:p>
          </table:table-cell>
          <table:table-cell office:value-type="string" calcext:value-type="string">
            <text:p>D.20.0</text:p>
          </table:table-cell>
          <table:table-cell/>
          <table:table-cell table:style-name="ce41" table:formula="of:=BIN2DEC([.J747])" office:value-type="float" office:value="187" calcext:value-type="float">
            <text:p>18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0111100</text:p>
          </table:table-cell>
          <table:table-cell office:value-type="string" calcext:value-type="string">
            <text:p>D.20.3</text:p>
          </table:table-cell>
          <table:table-cell/>
          <table:table-cell table:style-name="ce41" table:formula="of:=BIN2DEC([.J748])" office:value-type="float" office:value="188" calcext:value-type="float">
            <text:p>18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0111101</text:p>
          </table:table-cell>
          <table:table-cell office:value-type="string" calcext:value-type="string">
            <text:p>D.20.4</text:p>
          </table:table-cell>
          <table:table-cell/>
          <table:table-cell table:style-name="ce41" table:formula="of:=BIN2DEC([.J749])" office:value-type="float" office:value="189" calcext:value-type="float">
            <text:p>18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50];10)" office:value-type="string" office:string-value="0010111110" calcext:value-type="string">
            <text:p>001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90" calcext:value-type="float">
            <text:p>19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51];10)" office:value-type="string" office:string-value="0010111111" calcext:value-type="string">
            <text:p>001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91" calcext:value-type="float">
            <text:p>19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52];10)" office:value-type="string" office:string-value="0011000000" calcext:value-type="string">
            <text:p>001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92" calcext:value-type="float">
            <text:p>19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53];10)" office:value-type="string" office:string-value="0011000001" calcext:value-type="string">
            <text:p>001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93" calcext:value-type="float">
            <text:p>19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000010</text:p>
          </table:table-cell>
          <table:table-cell office:value-type="string" calcext:value-type="string">
            <text:p>D.24.4</text:p>
          </table:table-cell>
          <table:table-cell/>
          <table:table-cell table:style-name="ce41" table:formula="of:=BIN2DEC([.J754])" office:value-type="float" office:value="194" calcext:value-type="float">
            <text:p>19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000011</text:p>
          </table:table-cell>
          <table:table-cell office:value-type="string" calcext:value-type="string">
            <text:p>D.24.3</text:p>
          </table:table-cell>
          <table:table-cell/>
          <table:table-cell table:style-name="ce41" table:formula="of:=BIN2DEC([.J755])" office:value-type="float" office:value="195" calcext:value-type="float">
            <text:p>19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000100</text:p>
          </table:table-cell>
          <table:table-cell office:value-type="string" calcext:value-type="string">
            <text:p>D.24.0</text:p>
          </table:table-cell>
          <table:table-cell/>
          <table:table-cell table:style-name="ce41" table:formula="of:=BIN2DEC([.J756])" office:value-type="float" office:value="196" calcext:value-type="float">
            <text:p>19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00101</text:p>
          </table:table-cell>
          <table:table-cell office:value-type="string" calcext:value-type="string">
            <text:p>D.24.2</text:p>
          </table:table-cell>
          <table:table-cell/>
          <table:table-cell table:style-name="ce41" table:formula="of:=BIN2DEC([.J757])" office:value-type="float" office:value="197" calcext:value-type="float">
            <text:p>19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00110</text:p>
          </table:table-cell>
          <table:table-cell office:value-type="string" calcext:value-type="string">
            <text:p>D.24.6</text:p>
          </table:table-cell>
          <table:table-cell/>
          <table:table-cell table:style-name="ce41" table:formula="of:=BIN2DEC([.J758])" office:value-type="float" office:value="198" calcext:value-type="float">
            <text:p>1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59];10)" office:value-type="string" office:string-value="0011000111" calcext:value-type="string">
            <text:p>001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199" calcext:value-type="float">
            <text:p>19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1001000</text:p>
          </table:table-cell>
          <table:table-cell office:value-type="string" calcext:value-type="string">
            <text:p>D.24.7 *</text:p>
          </table:table-cell>
          <table:table-cell/>
          <table:table-cell table:style-name="ce41" table:formula="of:=BIN2DEC([.J760])" office:value-type="float" office:value="200" calcext:value-type="float">
            <text:p>20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01001</text:p>
          </table:table-cell>
          <table:table-cell office:value-type="string" calcext:value-type="string">
            <text:p>D.24.1</text:p>
          </table:table-cell>
          <table:table-cell/>
          <table:table-cell table:style-name="ce41" table:formula="of:=BIN2DEC([.J761])" office:value-type="float" office:value="201" calcext:value-type="float">
            <text:p>20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01010</text:p>
          </table:table-cell>
          <table:table-cell office:value-type="string" calcext:value-type="string">
            <text:p>D.24.5</text:p>
          </table:table-cell>
          <table:table-cell/>
          <table:table-cell table:style-name="ce41" table:formula="of:=BIN2DEC([.J762])" office:value-type="float" office:value="202" calcext:value-type="float">
            <text:p>2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63];10)" office:value-type="string" office:string-value="0011001011" calcext:value-type="string">
            <text:p>001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03" calcext:value-type="float">
            <text:p>2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64];10)" office:value-type="string" office:string-value="0011001100" calcext:value-type="string">
            <text:p>001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04" calcext:value-type="float">
            <text:p>20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65];10)" office:value-type="string" office:string-value="0011001101" calcext:value-type="string">
            <text:p>001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05" calcext:value-type="float">
            <text:p>2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66];10)" office:value-type="string" office:string-value="0011001110" calcext:value-type="string">
            <text:p>001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06" calcext:value-type="float">
            <text:p>2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67];10)" office:value-type="string" office:string-value="0011001111" calcext:value-type="string">
            <text:p>001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07" calcext:value-type="float">
            <text:p>2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68];10)" office:value-type="string" office:string-value="0011010000" calcext:value-type="string">
            <text:p>001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08" calcext:value-type="float">
            <text:p>20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1010001</text:p>
          </table:table-cell>
          <table:table-cell office:value-type="string" calcext:value-type="string">
            <text:p>D.12.7</text:p>
          </table:table-cell>
          <table:table-cell/>
          <table:table-cell table:style-name="ce41" table:formula="of:=BIN2DEC([.J769])" office:value-type="float" office:value="209" calcext:value-type="float">
            <text:p>20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010010</text:p>
          </table:table-cell>
          <table:table-cell office:value-type="string" calcext:value-type="string">
            <text:p>D.12.4</text:p>
          </table:table-cell>
          <table:table-cell/>
          <table:table-cell table:style-name="ce41" table:formula="of:=BIN2DEC([.J770])" office:value-type="float" office:value="210" calcext:value-type="float">
            <text:p>21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010011</text:p>
          </table:table-cell>
          <table:table-cell office:value-type="string" calcext:value-type="string">
            <text:p>D.12.3</text:p>
          </table:table-cell>
          <table:table-cell/>
          <table:table-cell table:style-name="ce41" table:formula="of:=BIN2DEC([.J771])" office:value-type="float" office:value="211" calcext:value-type="float">
            <text:p>21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010100</text:p>
          </table:table-cell>
          <table:table-cell office:value-type="string" calcext:value-type="string">
            <text:p>D.02.0</text:p>
          </table:table-cell>
          <table:table-cell/>
          <table:table-cell table:style-name="ce41" table:formula="of:=BIN2DEC([.J772])" office:value-type="float" office:value="212" calcext:value-type="float">
            <text:p>21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10101</text:p>
          </table:table-cell>
          <table:table-cell office:value-type="string" calcext:value-type="string">
            <text:p>D.12.2</text:p>
          </table:table-cell>
          <table:table-cell/>
          <table:table-cell table:style-name="ce41" table:formula="of:=BIN2DEC([.J773])" office:value-type="float" office:value="213" calcext:value-type="float">
            <text:p>21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10101</text:p>
          </table:table-cell>
          <table:table-cell office:value-type="string" calcext:value-type="string">
            <text:p>D.12.2</text:p>
          </table:table-cell>
          <table:table-cell/>
          <table:table-cell table:style-name="ce41" table:formula="of:=BIN2DEC([.J774])" office:value-type="float" office:value="213" calcext:value-type="float">
            <text:p>21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10110</text:p>
          </table:table-cell>
          <table:table-cell office:value-type="string" calcext:value-type="string">
            <text:p>D.12.6</text:p>
          </table:table-cell>
          <table:table-cell/>
          <table:table-cell table:style-name="ce41" table:formula="of:=BIN2DEC([.J775])" office:value-type="float" office:value="214" calcext:value-type="float">
            <text:p>21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10110</text:p>
          </table:table-cell>
          <table:table-cell office:value-type="string" calcext:value-type="string">
            <text:p>D.12.6</text:p>
          </table:table-cell>
          <table:table-cell/>
          <table:table-cell table:style-name="ce41" table:formula="of:=BIN2DEC([.J776])" office:value-type="float" office:value="214" calcext:value-type="float">
            <text:p>2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77];10)" office:value-type="string" office:string-value="0011010111" calcext:value-type="string">
            <text:p>001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15" calcext:value-type="float">
            <text:p>21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78];10)" office:value-type="string" office:string-value="0011011000" calcext:value-type="string">
            <text:p>001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16" calcext:value-type="float">
            <text:p>21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11001</text:p>
          </table:table-cell>
          <table:table-cell office:value-type="string" calcext:value-type="string">
            <text:p>D.12.1</text:p>
          </table:table-cell>
          <table:table-cell office:value-type="string" calcext:value-type="string">
            <text:p>Special Case</text:p>
          </table:table-cell>
          <table:table-cell table:style-name="ce41" table:formula="of:=BIN2DEC([.J779])" office:value-type="float" office:value="217" calcext:value-type="float">
            <text:p>21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11001</text:p>
          </table:table-cell>
          <table:table-cell office:value-type="string" calcext:value-type="string">
            <text:p>D.12.1</text:p>
          </table:table-cell>
          <table:table-cell/>
          <table:table-cell table:style-name="ce41" table:formula="of:=BIN2DEC([.J780])" office:value-type="float" office:value="217" calcext:value-type="float">
            <text:p>21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11010</text:p>
          </table:table-cell>
          <table:table-cell office:value-type="string" calcext:value-type="string">
            <text:p>D.12.5</text:p>
          </table:table-cell>
          <table:table-cell/>
          <table:table-cell table:style-name="ce41" table:formula="of:=BIN2DEC([.J781])" office:value-type="float" office:value="218" calcext:value-type="float">
            <text:p>21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11010</text:p>
          </table:table-cell>
          <table:table-cell office:value-type="string" calcext:value-type="string">
            <text:p>D.12.5</text:p>
          </table:table-cell>
          <table:table-cell/>
          <table:table-cell table:style-name="ce41" table:formula="of:=BIN2DEC([.J782])" office:value-type="float" office:value="218" calcext:value-type="float">
            <text:p>21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1011011</text:p>
          </table:table-cell>
          <table:table-cell office:value-type="string" calcext:value-type="string">
            <text:p>D.02.0</text:p>
          </table:table-cell>
          <table:table-cell/>
          <table:table-cell table:style-name="ce41" table:formula="of:=BIN2DEC([.J783])" office:value-type="float" office:value="219" calcext:value-type="float">
            <text:p>21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1011100</text:p>
          </table:table-cell>
          <table:table-cell office:value-type="string" calcext:value-type="string">
            <text:p>D.12.3</text:p>
          </table:table-cell>
          <table:table-cell/>
          <table:table-cell table:style-name="ce41" table:formula="of:=BIN2DEC([.J784])" office:value-type="float" office:value="220" calcext:value-type="float">
            <text:p>22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1011101</text:p>
          </table:table-cell>
          <table:table-cell office:value-type="string" calcext:value-type="string">
            <text:p>D.12.4</text:p>
          </table:table-cell>
          <table:table-cell/>
          <table:table-cell table:style-name="ce41" table:formula="of:=BIN2DEC([.J785])" office:value-type="float" office:value="221" calcext:value-type="float">
            <text:p>22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11011110</text:p>
          </table:table-cell>
          <table:table-cell office:value-type="string" calcext:value-type="string">
            <text:p>D.12.7</text:p>
          </table:table-cell>
          <table:table-cell/>
          <table:table-cell table:style-name="ce41" table:formula="of:=BIN2DEC([.J786])" office:value-type="float" office:value="222" calcext:value-type="float">
            <text:p>2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87];10)" office:value-type="string" office:string-value="0011011111" calcext:value-type="string">
            <text:p>001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23" calcext:value-type="float">
            <text:p>2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88];10)" office:value-type="string" office:string-value="0011100000" calcext:value-type="string">
            <text:p>001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24" calcext:value-type="float">
            <text:p>22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1100001</text:p>
          </table:table-cell>
          <table:table-cell office:value-type="string" calcext:value-type="string">
            <text:p>D.28.7</text:p>
          </table:table-cell>
          <table:table-cell/>
          <table:table-cell table:style-name="ce41" table:formula="of:=BIN2DEC([.J789])" office:value-type="float" office:value="225" calcext:value-type="float">
            <text:p>22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100010</text:p>
          </table:table-cell>
          <table:table-cell office:value-type="string" calcext:value-type="string">
            <text:p>D.28.4</text:p>
          </table:table-cell>
          <table:table-cell/>
          <table:table-cell table:style-name="ce41" table:formula="of:=BIN2DEC([.J790])" office:value-type="float" office:value="226" calcext:value-type="float">
            <text:p>22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100011</text:p>
          </table:table-cell>
          <table:table-cell office:value-type="string" calcext:value-type="string">
            <text:p>D.28.3</text:p>
          </table:table-cell>
          <table:table-cell/>
          <table:table-cell table:style-name="ce41" table:formula="of:=BIN2DEC([.J791])" office:value-type="float" office:value="227" calcext:value-type="float">
            <text:p>22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100100</text:p>
          </table:table-cell>
          <table:table-cell office:value-type="string" calcext:value-type="string">
            <text:p>D.28.0</text:p>
          </table:table-cell>
          <table:table-cell/>
          <table:table-cell table:style-name="ce41" table:formula="of:=BIN2DEC([.J792])" office:value-type="float" office:value="228" calcext:value-type="float">
            <text:p>22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00101</text:p>
          </table:table-cell>
          <table:table-cell office:value-type="string" calcext:value-type="string">
            <text:p>D.28.2</text:p>
          </table:table-cell>
          <table:table-cell/>
          <table:table-cell table:style-name="ce41" table:formula="of:=BIN2DEC([.J793])" office:value-type="float" office:value="229" calcext:value-type="float">
            <text:p>22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00101</text:p>
          </table:table-cell>
          <table:table-cell office:value-type="string" calcext:value-type="string">
            <text:p>D.28.2</text:p>
          </table:table-cell>
          <table:table-cell/>
          <table:table-cell table:style-name="ce41" table:formula="of:=BIN2DEC([.J794])" office:value-type="float" office:value="229" calcext:value-type="float">
            <text:p>22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00110</text:p>
          </table:table-cell>
          <table:table-cell office:value-type="string" calcext:value-type="string">
            <text:p>D.28.6</text:p>
          </table:table-cell>
          <table:table-cell/>
          <table:table-cell table:style-name="ce41" table:formula="of:=BIN2DEC([.J795])" office:value-type="float" office:value="230" calcext:value-type="float">
            <text:p>23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00110</text:p>
          </table:table-cell>
          <table:table-cell office:value-type="string" calcext:value-type="string">
            <text:p>D.28.6</text:p>
          </table:table-cell>
          <table:table-cell/>
          <table:table-cell table:style-name="ce41" table:formula="of:=BIN2DEC([.J796])" office:value-type="float" office:value="230" calcext:value-type="float">
            <text:p>2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97];10)" office:value-type="string" office:string-value="0011100111" calcext:value-type="string">
            <text:p>001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31" calcext:value-type="float">
            <text:p>2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798];10)" office:value-type="string" office:string-value="0011101000" calcext:value-type="string">
            <text:p>001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32" calcext:value-type="float">
            <text:p>23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01001</text:p>
          </table:table-cell>
          <table:table-cell office:value-type="string" calcext:value-type="string">
            <text:p>D.28.1</text:p>
          </table:table-cell>
          <table:table-cell/>
          <table:table-cell table:style-name="ce41" table:formula="of:=BIN2DEC([.J799])" office:value-type="float" office:value="233" calcext:value-type="float">
            <text:p>23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01001</text:p>
          </table:table-cell>
          <table:table-cell office:value-type="string" calcext:value-type="string">
            <text:p>D.28.1</text:p>
          </table:table-cell>
          <table:table-cell/>
          <table:table-cell table:style-name="ce41" table:formula="of:=BIN2DEC([.J800])" office:value-type="float" office:value="233" calcext:value-type="float">
            <text:p>23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01010</text:p>
          </table:table-cell>
          <table:table-cell office:value-type="string" calcext:value-type="string">
            <text:p>D.28.5</text:p>
          </table:table-cell>
          <table:table-cell/>
          <table:table-cell table:style-name="ce41" table:formula="of:=BIN2DEC([.J801])" office:value-type="float" office:value="234" calcext:value-type="float">
            <text:p>23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01010</text:p>
          </table:table-cell>
          <table:table-cell office:value-type="string" calcext:value-type="string">
            <text:p>D.28.5</text:p>
          </table:table-cell>
          <table:table-cell/>
          <table:table-cell table:style-name="ce41" table:formula="of:=BIN2DEC([.J802])" office:value-type="float" office:value="234" calcext:value-type="float">
            <text:p>23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1101011</text:p>
          </table:table-cell>
          <table:table-cell office:value-type="string" calcext:value-type="string">
            <text:p>D.28.0</text:p>
          </table:table-cell>
          <table:table-cell/>
          <table:table-cell table:style-name="ce41" table:formula="of:=BIN2DEC([.J803])" office:value-type="float" office:value="235" calcext:value-type="float">
            <text:p>23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1101100</text:p>
          </table:table-cell>
          <table:table-cell office:value-type="string" calcext:value-type="string">
            <text:p>D.28.3</text:p>
          </table:table-cell>
          <table:table-cell/>
          <table:table-cell table:style-name="ce41" table:formula="of:=BIN2DEC([.J804])" office:value-type="float" office:value="236" calcext:value-type="float">
            <text:p>23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1101101</text:p>
          </table:table-cell>
          <table:table-cell office:value-type="string" calcext:value-type="string">
            <text:p>D.28.4</text:p>
          </table:table-cell>
          <table:table-cell/>
          <table:table-cell table:style-name="ce41" table:formula="of:=BIN2DEC([.J805])" office:value-type="float" office:value="237" calcext:value-type="float">
            <text:p>23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11101110</text:p>
          </table:table-cell>
          <table:table-cell office:value-type="string" calcext:value-type="string">
            <text:p>D.28.7</text:p>
          </table:table-cell>
          <table:table-cell/>
          <table:table-cell table:style-name="ce41" table:formula="of:=BIN2DEC([.J806])" office:value-type="float" office:value="238" calcext:value-type="float">
            <text:p>23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07];10)" office:value-type="string" office:string-value="0011101111" calcext:value-type="string">
            <text:p>001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39" calcext:value-type="float">
            <text:p>2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08];10)" office:value-type="string" office:string-value="0011110000" calcext:value-type="string">
            <text:p>001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40" calcext:value-type="float">
            <text:p>24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09];10)" office:value-type="string" office:string-value="0011110001" calcext:value-type="string">
            <text:p>001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41" calcext:value-type="float">
            <text:p>24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00</text:p>
          </table:table-cell>
          <table:table-cell table:style-name="Default"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110010</text:p>
          </table:table-cell>
          <table:table-cell table:style-name="ce36" office:value-type="string" calcext:value-type="string">
            <text:p>K.28.4 </text:p>
          </table:table-cell>
          <table:table-cell/>
          <table:table-cell table:style-name="ce41" table:formula="of:=BIN2DEC([.J810])" office:value-type="float" office:value="242" calcext:value-type="float">
            <text:p>24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00</text:p>
          </table:table-cell>
          <table:table-cell table:style-name="Default" table:number-columns-repeated="3"/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110011</text:p>
          </table:table-cell>
          <table:table-cell table:style-name="ce36" office:value-type="string" calcext:value-type="string">
            <text:p>K.28.3 </text:p>
          </table:table-cell>
          <table:table-cell/>
          <table:table-cell table:style-name="ce41" table:formula="of:=BIN2DEC([.J811])" office:value-type="float" office:value="243" calcext:value-type="float">
            <text:p>24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100</text:p>
          </table:table-cell>
          <table:table-cell table:style-name="Default" table:number-columns-repeated="3"/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110100</text:p>
          </table:table-cell>
          <table:table-cell table:style-name="ce36" office:value-type="string" calcext:value-type="string">
            <text:p>K.28.0</text:p>
          </table:table-cell>
          <table:table-cell/>
          <table:table-cell table:style-name="ce41" table:formula="of:=BIN2DEC([.J812])" office:value-type="float" office:value="244" calcext:value-type="float">
            <text:p>24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00</text:p>
          </table:table-cell>
          <table:table-cell table:style-name="Default" table:number-columns-repeated="3"/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10101</text:p>
          </table:table-cell>
          <table:table-cell table:style-name="ce36" office:value-type="string" calcext:value-type="string">
            <text:p>K.28.2 </text:p>
          </table:table-cell>
          <table:table-cell/>
          <table:table-cell table:style-name="ce41" table:formula="of:=BIN2DEC([.J813])" office:value-type="float" office:value="245" calcext:value-type="float">
            <text:p>24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00</text:p>
          </table:table-cell>
          <table:table-cell table:style-name="Default" table:number-columns-repeated="3"/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10110</text:p>
          </table:table-cell>
          <table:table-cell table:style-name="ce36" office:value-type="string" calcext:value-type="string">
            <text:p>K.28.6 </text:p>
          </table:table-cell>
          <table:table-cell office:value-type="string" calcext:value-type="string">
            <text:p>Special Case</text:p>
          </table:table-cell>
          <table:table-cell table:style-name="ce41" table:formula="of:=BIN2DEC([.J814])" office:value-type="float" office:value="246" calcext:value-type="float">
            <text:p>2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15];10)" office:value-type="string" office:string-value="0011110111" calcext:value-type="string">
            <text:p>001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47" calcext:value-type="float">
            <text:p>24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00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1111000</text:p>
          </table:table-cell>
          <table:table-cell table:style-name="ce36" office:value-type="string" calcext:value-type="string">
            <text:p>K.28.7</text:p>
          </table:table-cell>
          <table:table-cell/>
          <table:table-cell table:style-name="ce41" table:formula="of:=BIN2DEC([.J816])" office:value-type="float" office:value="248" calcext:value-type="float">
            <text:p>24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00</text:p>
          </table:table-cell>
          <table:table-cell table:style-name="Default" table:number-columns-repeated="3"/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11001</text:p>
          </table:table-cell>
          <table:table-cell table:style-name="ce36" office:value-type="string" calcext:value-type="string">
            <text:p>K.28.1</text:p>
          </table:table-cell>
          <table:table-cell/>
          <table:table-cell table:style-name="ce41" table:formula="of:=BIN2DEC([.J817])" office:value-type="float" office:value="249" calcext:value-type="float">
            <text:p>24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00</text:p>
          </table:table-cell>
          <table:table-cell table:style-name="Default"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11010</text:p>
          </table:table-cell>
          <table:table-cell table:style-name="ce36" office:value-type="string" calcext:value-type="string">
            <text:p>K.28.5</text:p>
          </table:table-cell>
          <table:table-cell/>
          <table:table-cell table:style-name="ce41" table:formula="of:=BIN2DEC([.J818])"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19];10)" office:value-type="string" office:string-value="0011111010" calcext:value-type="string">
            <text:p>0011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0" calcext:value-type="float">
            <text:p>2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0];10)" office:value-type="string" office:string-value="0011111011" calcext:value-type="string">
            <text:p>001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1" calcext:value-type="float">
            <text:p>2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1];10)" office:value-type="string" office:string-value="0011111100" calcext:value-type="string">
            <text:p>001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2" calcext:value-type="float">
            <text:p>25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2];10)" office:value-type="string" office:string-value="0011111101" calcext:value-type="string">
            <text:p>001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3" calcext:value-type="float">
            <text:p>25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3];10)" office:value-type="string" office:string-value="0011111110" calcext:value-type="string">
            <text:p>001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4" calcext:value-type="float">
            <text:p>2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4];10)" office:value-type="string" office:string-value="0011111111" calcext:value-type="string">
            <text:p>001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5" calcext:value-type="float">
            <text:p>25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5];10)" office:value-type="string" office:string-value="0100000000" calcext:value-type="string">
            <text:p>010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6" calcext:value-type="float">
            <text:p>25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6];10)" office:value-type="string" office:string-value="0100000001" calcext:value-type="string">
            <text:p>010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7" calcext:value-type="float">
            <text:p>25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7];10)" office:value-type="string" office:string-value="0100000010" calcext:value-type="string">
            <text:p>010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8" calcext:value-type="float">
            <text:p>2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8];10)" office:value-type="string" office:string-value="0100000011" calcext:value-type="string">
            <text:p>010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59" calcext:value-type="float">
            <text:p>2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29];10)" office:value-type="string" office:string-value="0100000100" calcext:value-type="string">
            <text:p>010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0" calcext:value-type="float">
            <text:p>26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0];10)" office:value-type="string" office:string-value="0100000101" calcext:value-type="string">
            <text:p>0100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1" calcext:value-type="float">
            <text:p>26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1];10)" office:value-type="string" office:string-value="0100000110" calcext:value-type="string">
            <text:p>0100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2" calcext:value-type="float">
            <text:p>2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2];10)" office:value-type="string" office:string-value="0100000111" calcext:value-type="string">
            <text:p>010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3" calcext:value-type="float">
            <text:p>2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3];10)" office:value-type="string" office:string-value="0100001000" calcext:value-type="string">
            <text:p>010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4" calcext:value-type="float">
            <text:p>2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4];10)" office:value-type="string" office:string-value="0100001001" calcext:value-type="string">
            <text:p>0100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5" calcext:value-type="float">
            <text:p>2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5];10)" office:value-type="string" office:string-value="0100001010" calcext:value-type="string">
            <text:p>0100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6" calcext:value-type="float">
            <text:p>2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6];10)" office:value-type="string" office:string-value="0100001011" calcext:value-type="string">
            <text:p>010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7" calcext:value-type="float">
            <text:p>2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7];10)" office:value-type="string" office:string-value="0100001100" calcext:value-type="string">
            <text:p>010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8" calcext:value-type="float">
            <text:p>2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8];10)" office:value-type="string" office:string-value="0100001101" calcext:value-type="string">
            <text:p>010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69" calcext:value-type="float">
            <text:p>2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39];10)" office:value-type="string" office:string-value="0100001110" calcext:value-type="string">
            <text:p>010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70" calcext:value-type="float">
            <text:p>2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40];10)" office:value-type="string" office:string-value="0100001111" calcext:value-type="string">
            <text:p>010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71" calcext:value-type="float">
            <text:p>2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41];10)" office:value-type="string" office:string-value="0100010000" calcext:value-type="string">
            <text:p>010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72" calcext:value-type="float">
            <text:p>27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010001</text:p>
          </table:table-cell>
          <table:table-cell office:value-type="string" calcext:value-type="string">
            <text:p>D.29.7</text:p>
          </table:table-cell>
          <table:table-cell/>
          <table:table-cell table:style-name="ce41" table:formula="of:=BIN2DEC([.J842])" office:value-type="float" office:value="273" calcext:value-type="float">
            <text:p>27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010010</text:p>
          </table:table-cell>
          <table:table-cell office:value-type="string" calcext:value-type="string">
            <text:p>D.29.4</text:p>
          </table:table-cell>
          <table:table-cell/>
          <table:table-cell table:style-name="ce41" table:formula="of:=BIN2DEC([.J843])" office:value-type="float" office:value="274" calcext:value-type="float">
            <text:p>27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010011</text:p>
          </table:table-cell>
          <table:table-cell office:value-type="string" calcext:value-type="string">
            <text:p>D.29.3</text:p>
          </table:table-cell>
          <table:table-cell/>
          <table:table-cell table:style-name="ce41" table:formula="of:=BIN2DEC([.J844])" office:value-type="float" office:value="275" calcext:value-type="float">
            <text:p>27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010100</text:p>
          </table:table-cell>
          <table:table-cell office:value-type="string" calcext:value-type="string">
            <text:p>D.29.0</text:p>
          </table:table-cell>
          <table:table-cell/>
          <table:table-cell table:style-name="ce41" table:formula="of:=BIN2DEC([.J845])" office:value-type="float" office:value="276" calcext:value-type="float">
            <text:p>27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010101</text:p>
          </table:table-cell>
          <table:table-cell office:value-type="string" calcext:value-type="string">
            <text:p>D.29.2</text:p>
          </table:table-cell>
          <table:table-cell/>
          <table:table-cell table:style-name="ce41" table:formula="of:=BIN2DEC([.J846])" office:value-type="float" office:value="277" calcext:value-type="float">
            <text:p>27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010110</text:p>
          </table:table-cell>
          <table:table-cell office:value-type="string" calcext:value-type="string">
            <text:p>D.29.6</text:p>
          </table:table-cell>
          <table:table-cell/>
          <table:table-cell table:style-name="ce41" table:formula="of:=BIN2DEC([.J847])" office:value-type="float" office:value="278" calcext:value-type="float">
            <text:p>27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01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10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0010111</text:p>
          </table:table-cell>
          <table:table-cell table:style-name="ce36" office:value-type="string" calcext:value-type="string">
            <text:p>K.29.7 </text:p>
          </table:table-cell>
          <table:table-cell/>
          <table:table-cell table:style-name="ce41" table:formula="of:=BIN2DEC([.J848])" office:value-type="float" office:value="279" calcext:value-type="float">
            <text:p>27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49];10)" office:value-type="string" office:string-value="0100011000" calcext:value-type="string">
            <text:p>010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80" calcext:value-type="float">
            <text:p>28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011001</text:p>
          </table:table-cell>
          <table:table-cell office:value-type="string" calcext:value-type="string">
            <text:p>D.29.1</text:p>
          </table:table-cell>
          <table:table-cell/>
          <table:table-cell table:style-name="ce41" table:formula="of:=BIN2DEC([.J850])" office:value-type="float" office:value="281" calcext:value-type="float">
            <text:p>28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011010</text:p>
          </table:table-cell>
          <table:table-cell office:value-type="string" calcext:value-type="string">
            <text:p>D.29.5</text:p>
          </table:table-cell>
          <table:table-cell/>
          <table:table-cell table:style-name="ce41" table:formula="of:=BIN2DEC([.J851])" office:value-type="float" office:value="282" calcext:value-type="float">
            <text:p>2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52];10)" office:value-type="string" office:string-value="0100011011" calcext:value-type="string">
            <text:p>0100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83" calcext:value-type="float">
            <text:p>2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53];10)" office:value-type="string" office:string-value="0100011100" calcext:value-type="string">
            <text:p>0100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84" calcext:value-type="float">
            <text:p>28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54];10)" office:value-type="string" office:string-value="0100011101" calcext:value-type="string">
            <text:p>0100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85" calcext:value-type="float">
            <text:p>28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55];10)" office:value-type="string" office:string-value="0100011110" calcext:value-type="string">
            <text:p>0100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86" calcext:value-type="float">
            <text:p>2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56];10)" office:value-type="string" office:string-value="0100011111" calcext:value-type="string">
            <text:p>010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87" calcext:value-type="float">
            <text:p>28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57];10)" office:value-type="string" office:string-value="0100100000" calcext:value-type="string">
            <text:p>010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88" calcext:value-type="float">
            <text:p>28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100001</text:p>
          </table:table-cell>
          <table:table-cell office:value-type="string" calcext:value-type="string">
            <text:p>D.2.7</text:p>
          </table:table-cell>
          <table:table-cell/>
          <table:table-cell table:style-name="ce41" table:formula="of:=BIN2DEC([.J858])" office:value-type="float" office:value="289" calcext:value-type="float">
            <text:p>28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100010</text:p>
          </table:table-cell>
          <table:table-cell office:value-type="string" calcext:value-type="string">
            <text:p>D.2.4</text:p>
          </table:table-cell>
          <table:table-cell office:value-type="string" calcext:value-type="string">
            <text:p>Special Case</text:p>
          </table:table-cell>
          <table:table-cell table:style-name="ce41" table:formula="of:=BIN2DEC([.J859])" office:value-type="float" office:value="290" calcext:value-type="float">
            <text:p>29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100011</text:p>
          </table:table-cell>
          <table:table-cell office:value-type="string" calcext:value-type="string">
            <text:p>D.2.3</text:p>
          </table:table-cell>
          <table:table-cell/>
          <table:table-cell table:style-name="ce41" table:formula="of:=BIN2DEC([.J860])" office:value-type="float" office:value="291" calcext:value-type="float">
            <text:p>29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100100</text:p>
          </table:table-cell>
          <table:table-cell office:value-type="string" calcext:value-type="string">
            <text:p>D.2.0</text:p>
          </table:table-cell>
          <table:table-cell/>
          <table:table-cell table:style-name="ce41" table:formula="of:=BIN2DEC([.J861])" office:value-type="float" office:value="292" calcext:value-type="float">
            <text:p>29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00101</text:p>
          </table:table-cell>
          <table:table-cell office:value-type="string" calcext:value-type="string">
            <text:p>D.2.2</text:p>
          </table:table-cell>
          <table:table-cell/>
          <table:table-cell table:style-name="ce41" table:formula="of:=BIN2DEC([.J862])" office:value-type="float" office:value="293" calcext:value-type="float">
            <text:p>29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00110</text:p>
          </table:table-cell>
          <table:table-cell office:value-type="string" calcext:value-type="string">
            <text:p>D.2.6</text:p>
          </table:table-cell>
          <table:table-cell/>
          <table:table-cell table:style-name="ce41" table:formula="of:=BIN2DEC([.J863])" office:value-type="float" office:value="294" calcext:value-type="float">
            <text:p>2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64];10)" office:value-type="string" office:string-value="0100100111" calcext:value-type="string">
            <text:p>010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95" calcext:value-type="float">
            <text:p>2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65];10)" office:value-type="string" office:string-value="0100101000" calcext:value-type="string">
            <text:p>010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96" calcext:value-type="float">
            <text:p>29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01001</text:p>
          </table:table-cell>
          <table:table-cell office:value-type="string" calcext:value-type="string">
            <text:p>D.2.1</text:p>
          </table:table-cell>
          <table:table-cell/>
          <table:table-cell table:style-name="ce41" table:formula="of:=BIN2DEC([.J866])" office:value-type="float" office:value="297" calcext:value-type="float">
            <text:p>29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01010</text:p>
          </table:table-cell>
          <table:table-cell office:value-type="string" calcext:value-type="string">
            <text:p>D.2.5</text:p>
          </table:table-cell>
          <table:table-cell/>
          <table:table-cell table:style-name="ce41" table:formula="of:=BIN2DEC([.J867])" office:value-type="float" office:value="298" calcext:value-type="float">
            <text:p>2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68];10)" office:value-type="string" office:string-value="0100101011" calcext:value-type="string">
            <text:p>0100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299" calcext:value-type="float">
            <text:p>2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69];10)" office:value-type="string" office:string-value="0100101100" calcext:value-type="string">
            <text:p>0100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00" calcext:value-type="float">
            <text:p>30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70];10)" office:value-type="string" office:string-value="0100101101" calcext:value-type="string">
            <text:p>0100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01" calcext:value-type="float">
            <text:p>3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71];10)" office:value-type="string" office:string-value="0100101110" calcext:value-type="string">
            <text:p>0100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02" calcext:value-type="float">
            <text:p>3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72];10)" office:value-type="string" office:string-value="0100101111" calcext:value-type="string">
            <text:p>010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03" calcext:value-type="float">
            <text:p>3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73];10)" office:value-type="string" office:string-value="0100110000" calcext:value-type="string">
            <text:p>010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04" calcext:value-type="float">
            <text:p>30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110001</text:p>
          </table:table-cell>
          <table:table-cell table:style-name="Default" office:value-type="string" calcext:value-type="string">
            <text:p>D.18.7</text:p>
          </table:table-cell>
          <table:table-cell/>
          <table:table-cell table:style-name="ce41" table:formula="of:=BIN2DEC([.J874])" office:value-type="float" office:value="305" calcext:value-type="float">
            <text:p>30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110010</text:p>
          </table:table-cell>
          <table:table-cell table:style-name="Default" office:value-type="string" calcext:value-type="string">
            <text:p>D.18.4</text:p>
          </table:table-cell>
          <table:table-cell/>
          <table:table-cell table:style-name="ce41" table:formula="of:=BIN2DEC([.J875])" office:value-type="float" office:value="306" calcext:value-type="float">
            <text:p>30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110011</text:p>
          </table:table-cell>
          <table:table-cell table:style-name="Default" office:value-type="string" calcext:value-type="string">
            <text:p>D.18.3</text:p>
          </table:table-cell>
          <table:table-cell/>
          <table:table-cell table:style-name="ce41" table:formula="of:=BIN2DEC([.J876])" office:value-type="float" office:value="307" calcext:value-type="float">
            <text:p>30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110100</text:p>
          </table:table-cell>
          <table:table-cell table:style-name="Default" office:value-type="string" calcext:value-type="string">
            <text:p>D.08.0</text:p>
          </table:table-cell>
          <table:table-cell/>
          <table:table-cell table:style-name="ce41" table:formula="of:=BIN2DEC([.J877])" office:value-type="float" office:value="308" calcext:value-type="float">
            <text:p>30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10101</text:p>
          </table:table-cell>
          <table:table-cell table:style-name="Default" office:value-type="string" calcext:value-type="string">
            <text:p>D.18.2</text:p>
          </table:table-cell>
          <table:table-cell/>
          <table:table-cell table:style-name="ce41" table:formula="of:=BIN2DEC([.J878])" office:value-type="float" office:value="309" calcext:value-type="float">
            <text:p>30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10101</text:p>
          </table:table-cell>
          <table:table-cell table:style-name="Default" office:value-type="string" calcext:value-type="string">
            <text:p>D.18.2</text:p>
          </table:table-cell>
          <table:table-cell/>
          <table:table-cell table:style-name="ce41" table:formula="of:=BIN2DEC([.J879])" office:value-type="float" office:value="309" calcext:value-type="float">
            <text:p>30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10110</text:p>
          </table:table-cell>
          <table:table-cell table:style-name="Default" office:value-type="string" calcext:value-type="string">
            <text:p>D.18.6</text:p>
          </table:table-cell>
          <table:table-cell/>
          <table:table-cell table:style-name="ce41" table:formula="of:=BIN2DEC([.J880])" office:value-type="float" office:value="310" calcext:value-type="float">
            <text:p>31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10110</text:p>
          </table:table-cell>
          <table:table-cell table:style-name="Default" office:value-type="string" calcext:value-type="string">
            <text:p>D.18.6</text:p>
          </table:table-cell>
          <table:table-cell office:value-type="string" calcext:value-type="string">
            <text:p>Special Case</text:p>
          </table:table-cell>
          <table:table-cell table:style-name="ce41" table:formula="of:=BIN2DEC([.J881])" office:value-type="float" office:value="310" calcext:value-type="float">
            <text:p>31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0110111</text:p>
          </table:table-cell>
          <table:table-cell table:style-name="Default" office:value-type="string" calcext:value-type="string">
            <text:p>D.18.7 *</text:p>
          </table:table-cell>
          <table:table-cell office:value-type="string" calcext:value-type="string">
            <text:p>Special Case</text:p>
          </table:table-cell>
          <table:table-cell table:style-name="ce41" table:formula="of:=BIN2DEC([.J882])" office:value-type="float" office:value="311" calcext:value-type="float">
            <text:p>31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83];10)" office:value-type="string" office:string-value="0100111000" calcext:value-type="string">
            <text:p>010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12" calcext:value-type="float">
            <text:p>31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11001</text:p>
          </table:table-cell>
          <table:table-cell table:style-name="Default" office:value-type="string" calcext:value-type="string">
            <text:p>D.18.1</text:p>
          </table:table-cell>
          <table:table-cell/>
          <table:table-cell table:style-name="ce41" table:formula="of:=BIN2DEC([.J884])" office:value-type="float" office:value="313" calcext:value-type="float">
            <text:p>31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11001</text:p>
          </table:table-cell>
          <table:table-cell table:style-name="Default" office:value-type="string" calcext:value-type="string">
            <text:p>D.18.1</text:p>
          </table:table-cell>
          <table:table-cell/>
          <table:table-cell table:style-name="ce41" table:formula="of:=BIN2DEC([.J885])" office:value-type="float" office:value="313" calcext:value-type="float">
            <text:p>31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11010</text:p>
          </table:table-cell>
          <table:table-cell table:style-name="Default" office:value-type="string" calcext:value-type="string">
            <text:p>D.18.5</text:p>
          </table:table-cell>
          <table:table-cell/>
          <table:table-cell table:style-name="ce41" table:formula="of:=BIN2DEC([.J886])" office:value-type="float" office:value="314" calcext:value-type="float">
            <text:p>31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11010</text:p>
          </table:table-cell>
          <table:table-cell table:style-name="Default" office:value-type="string" calcext:value-type="string">
            <text:p>D.18.5</text:p>
          </table:table-cell>
          <table:table-cell/>
          <table:table-cell table:style-name="ce41" table:formula="of:=BIN2DEC([.J887])" office:value-type="float" office:value="314" calcext:value-type="float">
            <text:p>31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0111011</text:p>
          </table:table-cell>
          <table:table-cell table:style-name="Default" office:value-type="string" calcext:value-type="string">
            <text:p>D.08.0</text:p>
          </table:table-cell>
          <table:table-cell/>
          <table:table-cell table:style-name="ce41" table:formula="of:=BIN2DEC([.J888])" office:value-type="float" office:value="315" calcext:value-type="float">
            <text:p>31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0111100</text:p>
          </table:table-cell>
          <table:table-cell table:style-name="Default" office:value-type="string" calcext:value-type="string">
            <text:p>D.18.3</text:p>
          </table:table-cell>
          <table:table-cell/>
          <table:table-cell table:style-name="ce41" table:formula="of:=BIN2DEC([.J889])" office:value-type="float" office:value="316" calcext:value-type="float">
            <text:p>31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0111101</text:p>
          </table:table-cell>
          <table:table-cell table:style-name="Default" office:value-type="string" calcext:value-type="string">
            <text:p>D.18.4</text:p>
          </table:table-cell>
          <table:table-cell/>
          <table:table-cell table:style-name="ce41" table:formula="of:=BIN2DEC([.J890])" office:value-type="float" office:value="317" calcext:value-type="float">
            <text:p>31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91];10)" office:value-type="string" office:string-value="0100111110" calcext:value-type="string">
            <text:p>010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18" calcext:value-type="float">
            <text:p>31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92];10)" office:value-type="string" office:string-value="0100111111" calcext:value-type="string">
            <text:p>010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19" calcext:value-type="float">
            <text:p>31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93];10)" office:value-type="string" office:string-value="0101000000" calcext:value-type="string">
            <text:p>010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20" calcext:value-type="float">
            <text:p>32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894];10)" office:value-type="string" office:string-value="0101000001" calcext:value-type="string">
            <text:p>010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21" calcext:value-type="float">
            <text:p>32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000010</text:p>
          </table:table-cell>
          <table:table-cell office:value-type="string" calcext:value-type="string">
            <text:p>D.31.4</text:p>
          </table:table-cell>
          <table:table-cell/>
          <table:table-cell table:style-name="ce41" table:formula="of:=BIN2DEC([.J895])" office:value-type="float" office:value="322" calcext:value-type="float">
            <text:p>32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000011</text:p>
          </table:table-cell>
          <table:table-cell office:value-type="string" calcext:value-type="string">
            <text:p>D.31.3</text:p>
          </table:table-cell>
          <table:table-cell/>
          <table:table-cell table:style-name="ce41" table:formula="of:=BIN2DEC([.J896])" office:value-type="float" office:value="323" calcext:value-type="float">
            <text:p>32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000100</text:p>
          </table:table-cell>
          <table:table-cell office:value-type="string" calcext:value-type="string">
            <text:p>D.31.0</text:p>
          </table:table-cell>
          <table:table-cell/>
          <table:table-cell table:style-name="ce41" table:formula="of:=BIN2DEC([.J897])" office:value-type="float" office:value="324" calcext:value-type="float">
            <text:p>32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00101</text:p>
          </table:table-cell>
          <table:table-cell office:value-type="string" calcext:value-type="string">
            <text:p>D.31.2</text:p>
          </table:table-cell>
          <table:table-cell/>
          <table:table-cell table:style-name="ce41" table:formula="of:=BIN2DEC([.J898])" office:value-type="float" office:value="325" calcext:value-type="float">
            <text:p>32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00110</text:p>
          </table:table-cell>
          <table:table-cell office:value-type="string" calcext:value-type="string">
            <text:p>D.31.6</text:p>
          </table:table-cell>
          <table:table-cell/>
          <table:table-cell table:style-name="ce41" table:formula="of:=BIN2DEC([.J899])" office:value-type="float" office:value="326" calcext:value-type="float">
            <text:p>32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00];10)" office:value-type="string" office:string-value="0101000111" calcext:value-type="string">
            <text:p>010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27" calcext:value-type="float">
            <text:p>32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01001000</text:p>
          </table:table-cell>
          <table:table-cell office:value-type="string" calcext:value-type="string">
            <text:p>D.31.7 *</text:p>
          </table:table-cell>
          <table:table-cell office:value-type="string" calcext:value-type="string">
            <text:p>Special Case</text:p>
          </table:table-cell>
          <table:table-cell table:style-name="ce41" table:formula="of:=BIN2DEC([.J901])" office:value-type="float" office:value="328" calcext:value-type="float">
            <text:p>32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01001</text:p>
          </table:table-cell>
          <table:table-cell office:value-type="string" calcext:value-type="string">
            <text:p>D.31.1</text:p>
          </table:table-cell>
          <table:table-cell office:value-type="string" calcext:value-type="string">
            <text:p>Special Case</text:p>
          </table:table-cell>
          <table:table-cell table:style-name="ce41" table:formula="of:=BIN2DEC([.J902])" office:value-type="float" office:value="329" calcext:value-type="float">
            <text:p>32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01010</text:p>
          </table:table-cell>
          <table:table-cell office:value-type="string" calcext:value-type="string">
            <text:p>D.31.5</text:p>
          </table:table-cell>
          <table:table-cell/>
          <table:table-cell table:style-name="ce41" table:formula="of:=BIN2DEC([.J903])" office:value-type="float" office:value="330" calcext:value-type="float">
            <text:p>3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04];10)" office:value-type="string" office:string-value="0101001011" calcext:value-type="string">
            <text:p>010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31" calcext:value-type="float">
            <text:p>3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05];10)" office:value-type="string" office:string-value="0101001100" calcext:value-type="string">
            <text:p>010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32" calcext:value-type="float">
            <text:p>3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06];10)" office:value-type="string" office:string-value="0101001101" calcext:value-type="string">
            <text:p>010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33" calcext:value-type="float">
            <text:p>3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07];10)" office:value-type="string" office:string-value="0101001110" calcext:value-type="string">
            <text:p>010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34" calcext:value-type="float">
            <text:p>3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08];10)" office:value-type="string" office:string-value="0101001111" calcext:value-type="string">
            <text:p>010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35" calcext:value-type="float">
            <text:p>3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09];10)" office:value-type="string" office:string-value="0101010000" calcext:value-type="string">
            <text:p>010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36" calcext:value-type="float">
            <text:p>33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1010001</text:p>
          </table:table-cell>
          <table:table-cell office:value-type="string" calcext:value-type="string">
            <text:p>D.10.7</text:p>
          </table:table-cell>
          <table:table-cell/>
          <table:table-cell table:style-name="ce41" table:formula="of:=BIN2DEC([.J910])" office:value-type="float" office:value="337" calcext:value-type="float">
            <text:p>33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010010</text:p>
          </table:table-cell>
          <table:table-cell office:value-type="string" calcext:value-type="string">
            <text:p>D.10.4</text:p>
          </table:table-cell>
          <table:table-cell/>
          <table:table-cell table:style-name="ce41" table:formula="of:=BIN2DEC([.J911])" office:value-type="float" office:value="338" calcext:value-type="float">
            <text:p>33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010011</text:p>
          </table:table-cell>
          <table:table-cell office:value-type="string" calcext:value-type="string">
            <text:p>D.10.3</text:p>
          </table:table-cell>
          <table:table-cell/>
          <table:table-cell table:style-name="ce41" table:formula="of:=BIN2DEC([.J912])" office:value-type="float" office:value="339" calcext:value-type="float">
            <text:p>33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010100</text:p>
          </table:table-cell>
          <table:table-cell office:value-type="string" calcext:value-type="string">
            <text:p>D.00.0</text:p>
          </table:table-cell>
          <table:table-cell/>
          <table:table-cell table:style-name="ce41" table:formula="of:=BIN2DEC([.J913])" office:value-type="float" office:value="340" calcext:value-type="float">
            <text:p>34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10101</text:p>
          </table:table-cell>
          <table:table-cell office:value-type="string" calcext:value-type="string">
            <text:p>D.10.2</text:p>
          </table:table-cell>
          <table:table-cell/>
          <table:table-cell table:style-name="ce41" table:formula="of:=BIN2DEC([.J914])" office:value-type="float" office:value="341" calcext:value-type="float">
            <text:p>34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10101</text:p>
          </table:table-cell>
          <table:table-cell office:value-type="string" calcext:value-type="string">
            <text:p>D.10.2</text:p>
          </table:table-cell>
          <table:table-cell/>
          <table:table-cell table:style-name="ce41" table:formula="of:=BIN2DEC([.J915])" office:value-type="float" office:value="341" calcext:value-type="float">
            <text:p>34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10110</text:p>
          </table:table-cell>
          <table:table-cell office:value-type="string" calcext:value-type="string">
            <text:p>D.10.6</text:p>
          </table:table-cell>
          <table:table-cell/>
          <table:table-cell table:style-name="ce41" table:formula="of:=BIN2DEC([.J916])" office:value-type="float" office:value="342" calcext:value-type="float">
            <text:p>34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10110</text:p>
          </table:table-cell>
          <table:table-cell office:value-type="string" calcext:value-type="string">
            <text:p>D.10.6</text:p>
          </table:table-cell>
          <table:table-cell/>
          <table:table-cell table:style-name="ce41" table:formula="of:=BIN2DEC([.J917])" office:value-type="float" office:value="342" calcext:value-type="float">
            <text:p>34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18];10)" office:value-type="string" office:string-value="0101010111" calcext:value-type="string">
            <text:p>010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43" calcext:value-type="float">
            <text:p>34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19];10)" office:value-type="string" office:string-value="0101011000" calcext:value-type="string">
            <text:p>010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44" calcext:value-type="float">
            <text:p>34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11001</text:p>
          </table:table-cell>
          <table:table-cell office:value-type="string" calcext:value-type="string">
            <text:p>D.10.1</text:p>
          </table:table-cell>
          <table:table-cell/>
          <table:table-cell table:style-name="ce41" table:formula="of:=BIN2DEC([.J920])" office:value-type="float" office:value="345" calcext:value-type="float">
            <text:p>34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11001</text:p>
          </table:table-cell>
          <table:table-cell office:value-type="string" calcext:value-type="string">
            <text:p>D.10.1</text:p>
          </table:table-cell>
          <table:table-cell/>
          <table:table-cell table:style-name="ce41" table:formula="of:=BIN2DEC([.J921])" office:value-type="float" office:value="345" calcext:value-type="float">
            <text:p>34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11010</text:p>
          </table:table-cell>
          <table:table-cell office:value-type="string" calcext:value-type="string">
            <text:p>D.10.5</text:p>
          </table:table-cell>
          <table:table-cell/>
          <table:table-cell table:style-name="ce41" table:formula="of:=BIN2DEC([.J922])" office:value-type="float" office:value="346" calcext:value-type="float">
            <text:p>34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11010</text:p>
          </table:table-cell>
          <table:table-cell office:value-type="string" calcext:value-type="string">
            <text:p>D.10.5</text:p>
          </table:table-cell>
          <table:table-cell/>
          <table:table-cell table:style-name="ce41" table:formula="of:=BIN2DEC([.J923])" office:value-type="float" office:value="346" calcext:value-type="float">
            <text:p>34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011011</text:p>
          </table:table-cell>
          <table:table-cell office:value-type="string" calcext:value-type="string">
            <text:p>D.00.0</text:p>
          </table:table-cell>
          <table:table-cell office:value-type="string" calcext:value-type="string">
            <text:p>Special Case</text:p>
          </table:table-cell>
          <table:table-cell table:style-name="ce41" table:formula="of:=BIN2DEC([.J924])" office:value-type="float" office:value="347" calcext:value-type="float">
            <text:p>34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011100</text:p>
          </table:table-cell>
          <table:table-cell office:value-type="string" calcext:value-type="string">
            <text:p>D.10.3</text:p>
          </table:table-cell>
          <table:table-cell/>
          <table:table-cell table:style-name="ce41" table:formula="of:=BIN2DEC([.J925])" office:value-type="float" office:value="348" calcext:value-type="float">
            <text:p>34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011101</text:p>
          </table:table-cell>
          <table:table-cell office:value-type="string" calcext:value-type="string">
            <text:p>D.10.4</text:p>
          </table:table-cell>
          <table:table-cell/>
          <table:table-cell table:style-name="ce41" table:formula="of:=BIN2DEC([.J926])" office:value-type="float" office:value="349" calcext:value-type="float">
            <text:p>34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01011110</text:p>
          </table:table-cell>
          <table:table-cell office:value-type="string" calcext:value-type="string">
            <text:p>D.10.7</text:p>
          </table:table-cell>
          <table:table-cell/>
          <table:table-cell table:style-name="ce41" table:formula="of:=BIN2DEC([.J927])" office:value-type="float" office:value="350" calcext:value-type="float">
            <text:p>35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28];10)" office:value-type="string" office:string-value="0101011111" calcext:value-type="string">
            <text:p>010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51" calcext:value-type="float">
            <text:p>35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29];10)" office:value-type="string" office:string-value="0101100000" calcext:value-type="string">
            <text:p>010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52" calcext:value-type="float">
            <text:p>35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1100001</text:p>
          </table:table-cell>
          <table:table-cell office:value-type="string" calcext:value-type="string">
            <text:p>D.26.7</text:p>
          </table:table-cell>
          <table:table-cell/>
          <table:table-cell table:style-name="ce41" table:formula="of:=BIN2DEC([.J930])" office:value-type="float" office:value="353" calcext:value-type="float">
            <text:p>35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100010</text:p>
          </table:table-cell>
          <table:table-cell office:value-type="string" calcext:value-type="string">
            <text:p>D.26.4</text:p>
          </table:table-cell>
          <table:table-cell/>
          <table:table-cell table:style-name="ce41" table:formula="of:=BIN2DEC([.J931])" office:value-type="float" office:value="354" calcext:value-type="float">
            <text:p>35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100011</text:p>
          </table:table-cell>
          <table:table-cell office:value-type="string" calcext:value-type="string">
            <text:p>D.26.3</text:p>
          </table:table-cell>
          <table:table-cell/>
          <table:table-cell table:style-name="ce41" table:formula="of:=BIN2DEC([.J932])" office:value-type="float" office:value="355" calcext:value-type="float">
            <text:p>35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100100</text:p>
          </table:table-cell>
          <table:table-cell office:value-type="string" calcext:value-type="string">
            <text:p>D.26.0</text:p>
          </table:table-cell>
          <table:table-cell/>
          <table:table-cell table:style-name="ce41" table:formula="of:=BIN2DEC([.J933])" office:value-type="float" office:value="356" calcext:value-type="float">
            <text:p>35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00101</text:p>
          </table:table-cell>
          <table:table-cell office:value-type="string" calcext:value-type="string">
            <text:p>D.26.2</text:p>
          </table:table-cell>
          <table:table-cell/>
          <table:table-cell table:style-name="ce41" table:formula="of:=BIN2DEC([.J934])" office:value-type="float" office:value="357" calcext:value-type="float">
            <text:p>35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00101</text:p>
          </table:table-cell>
          <table:table-cell office:value-type="string" calcext:value-type="string">
            <text:p>D.26.2</text:p>
          </table:table-cell>
          <table:table-cell/>
          <table:table-cell table:style-name="ce41" table:formula="of:=BIN2DEC([.J935])" office:value-type="float" office:value="357" calcext:value-type="float">
            <text:p>35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00110</text:p>
          </table:table-cell>
          <table:table-cell office:value-type="string" calcext:value-type="string">
            <text:p>D.26.6</text:p>
          </table:table-cell>
          <table:table-cell/>
          <table:table-cell table:style-name="ce41" table:formula="of:=BIN2DEC([.J936])" office:value-type="float" office:value="358" calcext:value-type="float">
            <text:p>35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00110</text:p>
          </table:table-cell>
          <table:table-cell office:value-type="string" calcext:value-type="string">
            <text:p>D.26.6</text:p>
          </table:table-cell>
          <table:table-cell/>
          <table:table-cell table:style-name="ce41" table:formula="of:=BIN2DEC([.J937])" office:value-type="float" office:value="358" calcext:value-type="float">
            <text:p>35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38];10)" office:value-type="string" office:string-value="0101100111" calcext:value-type="string">
            <text:p>010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59" calcext:value-type="float">
            <text:p>35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39];10)" office:value-type="string" office:string-value="0101101000" calcext:value-type="string">
            <text:p>010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60" calcext:value-type="float">
            <text:p>36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01001</text:p>
          </table:table-cell>
          <table:table-cell office:value-type="string" calcext:value-type="string">
            <text:p>D.26.1</text:p>
          </table:table-cell>
          <table:table-cell/>
          <table:table-cell table:style-name="ce41" table:formula="of:=BIN2DEC([.J940])" office:value-type="float" office:value="361" calcext:value-type="float">
            <text:p>36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01001</text:p>
          </table:table-cell>
          <table:table-cell office:value-type="string" calcext:value-type="string">
            <text:p>D.26.1</text:p>
          </table:table-cell>
          <table:table-cell/>
          <table:table-cell table:style-name="ce41" table:formula="of:=BIN2DEC([.J941])" office:value-type="float" office:value="361" calcext:value-type="float">
            <text:p>36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01010</text:p>
          </table:table-cell>
          <table:table-cell office:value-type="string" calcext:value-type="string">
            <text:p>D.26.5</text:p>
          </table:table-cell>
          <table:table-cell office:value-type="string" calcext:value-type="string">
            <text:p>Special Case</text:p>
          </table:table-cell>
          <table:table-cell table:style-name="ce41" table:formula="of:=BIN2DEC([.J942])" office:value-type="float" office:value="362" calcext:value-type="float">
            <text:p>36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01010</text:p>
          </table:table-cell>
          <table:table-cell office:value-type="string" calcext:value-type="string">
            <text:p>D.26.5</text:p>
          </table:table-cell>
          <table:table-cell/>
          <table:table-cell table:style-name="ce41" table:formula="of:=BIN2DEC([.J943])" office:value-type="float" office:value="362" calcext:value-type="float">
            <text:p>36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101011</text:p>
          </table:table-cell>
          <table:table-cell office:value-type="string" calcext:value-type="string">
            <text:p>D.26.0</text:p>
          </table:table-cell>
          <table:table-cell/>
          <table:table-cell table:style-name="ce41" table:formula="of:=BIN2DEC([.J944])" office:value-type="float" office:value="363" calcext:value-type="float">
            <text:p>36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101100</text:p>
          </table:table-cell>
          <table:table-cell office:value-type="string" calcext:value-type="string">
            <text:p>D.26.3</text:p>
          </table:table-cell>
          <table:table-cell/>
          <table:table-cell table:style-name="ce41" table:formula="of:=BIN2DEC([.J945])" office:value-type="float" office:value="364" calcext:value-type="float">
            <text:p>36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101101</text:p>
          </table:table-cell>
          <table:table-cell office:value-type="string" calcext:value-type="string">
            <text:p>D.26.4</text:p>
          </table:table-cell>
          <table:table-cell/>
          <table:table-cell table:style-name="ce41" table:formula="of:=BIN2DEC([.J946])" office:value-type="float" office:value="365" calcext:value-type="float">
            <text:p>36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01101110</text:p>
          </table:table-cell>
          <table:table-cell office:value-type="string" calcext:value-type="string">
            <text:p>D.26.7</text:p>
          </table:table-cell>
          <table:table-cell/>
          <table:table-cell table:style-name="ce41" table:formula="of:=BIN2DEC([.J947])" office:value-type="float" office:value="366" calcext:value-type="float">
            <text:p>3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48];10)" office:value-type="string" office:string-value="0101101111" calcext:value-type="string">
            <text:p>010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67" calcext:value-type="float">
            <text:p>3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49];10)" office:value-type="string" office:string-value="0101110000" calcext:value-type="string">
            <text:p>010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68" calcext:value-type="float">
            <text:p>36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50];10)" office:value-type="string" office:string-value="0101110001" calcext:value-type="string">
            <text:p>010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69" calcext:value-type="float">
            <text:p>36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51];10)" office:value-type="string" office:string-value="0101110010" calcext:value-type="string">
            <text:p>010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70" calcext:value-type="float">
            <text:p>3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52];10)" office:value-type="string" office:string-value="0101110011" calcext:value-type="string">
            <text:p>010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71" calcext:value-type="float">
            <text:p>3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53];10)" office:value-type="string" office:string-value="0101110100" calcext:value-type="string">
            <text:p>010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72" calcext:value-type="float">
            <text:p>37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10101</text:p>
          </table:table-cell>
          <table:table-cell office:value-type="string" calcext:value-type="string">
            <text:p>D.15.2</text:p>
          </table:table-cell>
          <table:table-cell/>
          <table:table-cell table:style-name="ce41" table:formula="of:=BIN2DEC([.J954])" office:value-type="float" office:value="373" calcext:value-type="float">
            <text:p>37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10110</text:p>
          </table:table-cell>
          <table:table-cell office:value-type="string" calcext:value-type="string">
            <text:p>D.15.6</text:p>
          </table:table-cell>
          <table:table-cell/>
          <table:table-cell table:style-name="ce41" table:formula="of:=BIN2DEC([.J955])" office:value-type="float" office:value="374" calcext:value-type="float">
            <text:p>37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1110111</text:p>
          </table:table-cell>
          <table:table-cell office:value-type="string" calcext:value-type="string">
            <text:p>D.15.7 *</text:p>
          </table:table-cell>
          <table:table-cell/>
          <table:table-cell table:style-name="ce41" table:formula="of:=BIN2DEC([.J956])" office:value-type="float" office:value="375" calcext:value-type="float">
            <text:p>37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57];10)" office:value-type="string" office:string-value="0101111000" calcext:value-type="string">
            <text:p>010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76" calcext:value-type="float">
            <text:p>37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11001</text:p>
          </table:table-cell>
          <table:table-cell office:value-type="string" calcext:value-type="string">
            <text:p>D.15.1</text:p>
          </table:table-cell>
          <table:table-cell/>
          <table:table-cell table:style-name="ce41" table:formula="of:=BIN2DEC([.J958])" office:value-type="float" office:value="377" calcext:value-type="float">
            <text:p>37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11010</text:p>
          </table:table-cell>
          <table:table-cell office:value-type="string" calcext:value-type="string">
            <text:p>D.15.5</text:p>
          </table:table-cell>
          <table:table-cell/>
          <table:table-cell table:style-name="ce41" table:formula="of:=BIN2DEC([.J959])" office:value-type="float" office:value="378" calcext:value-type="float">
            <text:p>37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111011</text:p>
          </table:table-cell>
          <table:table-cell office:value-type="string" calcext:value-type="string">
            <text:p>D.05.0</text:p>
          </table:table-cell>
          <table:table-cell/>
          <table:table-cell table:style-name="ce41" table:formula="of:=BIN2DEC([.J960])" office:value-type="float" office:value="379" calcext:value-type="float">
            <text:p>37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111100</text:p>
          </table:table-cell>
          <table:table-cell office:value-type="string" calcext:value-type="string">
            <text:p>D.15.3</text:p>
          </table:table-cell>
          <table:table-cell/>
          <table:table-cell table:style-name="ce41" table:formula="of:=BIN2DEC([.J961])" office:value-type="float" office:value="380" calcext:value-type="float">
            <text:p>38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111101</text:p>
          </table:table-cell>
          <table:table-cell office:value-type="string" calcext:value-type="string">
            <text:p>D.15.4</text:p>
          </table:table-cell>
          <table:table-cell/>
          <table:table-cell table:style-name="ce41" table:formula="of:=BIN2DEC([.J962])" office:value-type="float" office:value="381" calcext:value-type="float">
            <text:p>38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63];10)" office:value-type="string" office:string-value="0101111110" calcext:value-type="string">
            <text:p>010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82" calcext:value-type="float">
            <text:p>3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64];10)" office:value-type="string" office:string-value="0101111111" calcext:value-type="string">
            <text:p>010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83" calcext:value-type="float">
            <text:p>3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65];10)" office:value-type="string" office:string-value="0110000000" calcext:value-type="string">
            <text:p>011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84" calcext:value-type="float">
            <text:p>38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66];10)" office:value-type="string" office:string-value="0110000001" calcext:value-type="string">
            <text:p>011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85" calcext:value-type="float">
            <text:p>38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000010</text:p>
          </table:table-cell>
          <table:table-cell office:value-type="string" calcext:value-type="string">
            <text:p>D.0.4</text:p>
          </table:table-cell>
          <table:table-cell/>
          <table:table-cell table:style-name="ce41" table:formula="of:=BIN2DEC([.J967])" office:value-type="float" office:value="386" calcext:value-type="float">
            <text:p>38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000011</text:p>
          </table:table-cell>
          <table:table-cell office:value-type="string" calcext:value-type="string">
            <text:p>D.0.3</text:p>
          </table:table-cell>
          <table:table-cell/>
          <table:table-cell table:style-name="ce41" table:formula="of:=BIN2DEC([.J968])" office:value-type="float" office:value="387" calcext:value-type="float">
            <text:p>38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000100</text:p>
          </table:table-cell>
          <table:table-cell office:value-type="string" calcext:value-type="string">
            <text:p>D.0.0</text:p>
          </table:table-cell>
          <table:table-cell/>
          <table:table-cell table:style-name="ce41" table:formula="of:=BIN2DEC([.J969])" office:value-type="float" office:value="388" calcext:value-type="float">
            <text:p>38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00101</text:p>
          </table:table-cell>
          <table:table-cell office:value-type="string" calcext:value-type="string">
            <text:p>D.0.2</text:p>
          </table:table-cell>
          <table:table-cell/>
          <table:table-cell table:style-name="ce41" table:formula="of:=BIN2DEC([.J970])" office:value-type="float" office:value="389" calcext:value-type="float">
            <text:p>38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00110</text:p>
          </table:table-cell>
          <table:table-cell office:value-type="string" calcext:value-type="string">
            <text:p>D.6.6</text:p>
          </table:table-cell>
          <table:table-cell/>
          <table:table-cell table:style-name="ce41" table:formula="of:=BIN2DEC([.J971])" office:value-type="float" office:value="390" calcext:value-type="float">
            <text:p>39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72];10)" office:value-type="string" office:string-value="0110000111" calcext:value-type="string">
            <text:p>011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91" calcext:value-type="float">
            <text:p>39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0001000</text:p>
          </table:table-cell>
          <table:table-cell office:value-type="string" calcext:value-type="string">
            <text:p>D.0.7 *</text:p>
          </table:table-cell>
          <table:table-cell/>
          <table:table-cell table:style-name="ce41" table:formula="of:=BIN2DEC([.J973])" office:value-type="float" office:value="392" calcext:value-type="float">
            <text:p>39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01001</text:p>
          </table:table-cell>
          <table:table-cell office:value-type="string" calcext:value-type="string">
            <text:p>D.0.1</text:p>
          </table:table-cell>
          <table:table-cell/>
          <table:table-cell table:style-name="ce41" table:formula="of:=BIN2DEC([.J974])" office:value-type="float" office:value="393" calcext:value-type="float">
            <text:p>39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01010</text:p>
          </table:table-cell>
          <table:table-cell office:value-type="string" calcext:value-type="string">
            <text:p>D.5.5</text:p>
          </table:table-cell>
          <table:table-cell/>
          <table:table-cell table:style-name="ce41" table:formula="of:=BIN2DEC([.J975])" office:value-type="float" office:value="394" calcext:value-type="float">
            <text:p>3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76];10)" office:value-type="string" office:string-value="0110001011" calcext:value-type="string">
            <text:p>011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95" calcext:value-type="float">
            <text:p>3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77];10)" office:value-type="string" office:string-value="0110001100" calcext:value-type="string">
            <text:p>011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96" calcext:value-type="float">
            <text:p>39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78];10)" office:value-type="string" office:string-value="0110001101" calcext:value-type="string">
            <text:p>011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97" calcext:value-type="float">
            <text:p>3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79];10)" office:value-type="string" office:string-value="0110001110" calcext:value-type="string">
            <text:p>011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98" calcext:value-type="float">
            <text:p>3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80];10)" office:value-type="string" office:string-value="0110001111" calcext:value-type="string">
            <text:p>011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399" calcext:value-type="float">
            <text:p>3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81];10)" office:value-type="string" office:string-value="0110010000" calcext:value-type="string">
            <text:p>011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00" calcext:value-type="float">
            <text:p>40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10010001</text:p>
          </table:table-cell>
          <table:table-cell office:value-type="string" calcext:value-type="string">
            <text:p>D.6.7</text:p>
          </table:table-cell>
          <table:table-cell/>
          <table:table-cell table:style-name="ce41" table:formula="of:=BIN2DEC([.J982])" office:value-type="float" office:value="401" calcext:value-type="float">
            <text:p>40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010010</text:p>
          </table:table-cell>
          <table:table-cell office:value-type="string" calcext:value-type="string">
            <text:p>D.6.4</text:p>
          </table:table-cell>
          <table:table-cell/>
          <table:table-cell table:style-name="ce41" table:formula="of:=BIN2DEC([.J983])" office:value-type="float" office:value="402" calcext:value-type="float">
            <text:p>40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010011</text:p>
          </table:table-cell>
          <table:table-cell office:value-type="string" calcext:value-type="string">
            <text:p>D.6.3</text:p>
          </table:table-cell>
          <table:table-cell/>
          <table:table-cell table:style-name="ce41" table:formula="of:=BIN2DEC([.J984])" office:value-type="float" office:value="403" calcext:value-type="float">
            <text:p>40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010100</text:p>
          </table:table-cell>
          <table:table-cell office:value-type="string" calcext:value-type="string">
            <text:p>D.6.0</text:p>
          </table:table-cell>
          <table:table-cell/>
          <table:table-cell table:style-name="ce41" table:formula="of:=BIN2DEC([.J985])" office:value-type="float" office:value="404" calcext:value-type="float">
            <text:p>40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10101</text:p>
          </table:table-cell>
          <table:table-cell office:value-type="string" calcext:value-type="string">
            <text:p>D.6.2</text:p>
          </table:table-cell>
          <table:table-cell/>
          <table:table-cell table:style-name="ce41" table:formula="of:=BIN2DEC([.J986])" office:value-type="float" office:value="405" calcext:value-type="float">
            <text:p>40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10101</text:p>
          </table:table-cell>
          <table:table-cell office:value-type="string" calcext:value-type="string">
            <text:p>D.6.2</text:p>
          </table:table-cell>
          <table:table-cell/>
          <table:table-cell table:style-name="ce41" table:formula="of:=BIN2DEC([.J987])" office:value-type="float" office:value="405" calcext:value-type="float">
            <text:p>40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10110</text:p>
          </table:table-cell>
          <table:table-cell office:value-type="string" calcext:value-type="string">
            <text:p>D.6.6</text:p>
          </table:table-cell>
          <table:table-cell/>
          <table:table-cell table:style-name="ce41" table:formula="of:=BIN2DEC([.J988])" office:value-type="float" office:value="406" calcext:value-type="float">
            <text:p>40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10110</text:p>
          </table:table-cell>
          <table:table-cell office:value-type="string" calcext:value-type="string">
            <text:p>D.6.6</text:p>
          </table:table-cell>
          <table:table-cell/>
          <table:table-cell table:style-name="ce41" table:formula="of:=BIN2DEC([.J989])" office:value-type="float" office:value="406" calcext:value-type="float">
            <text:p>4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90];10)" office:value-type="string" office:string-value="0110010111" calcext:value-type="string">
            <text:p>011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07" calcext:value-type="float">
            <text:p>4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991];10)" office:value-type="string" office:string-value="0110011000" calcext:value-type="string">
            <text:p>011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08" calcext:value-type="float">
            <text:p>40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11001</text:p>
          </table:table-cell>
          <table:table-cell office:value-type="string" calcext:value-type="string">
            <text:p>D.6.1</text:p>
          </table:table-cell>
          <table:table-cell/>
          <table:table-cell table:style-name="ce41" table:formula="of:=BIN2DEC([.J992])" office:value-type="float" office:value="409" calcext:value-type="float">
            <text:p>40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11001</text:p>
          </table:table-cell>
          <table:table-cell office:value-type="string" calcext:value-type="string">
            <text:p>D.6.1</text:p>
          </table:table-cell>
          <table:table-cell/>
          <table:table-cell table:style-name="ce41" table:formula="of:=BIN2DEC([.J993])" office:value-type="float" office:value="409" calcext:value-type="float">
            <text:p>40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11010</text:p>
          </table:table-cell>
          <table:table-cell office:value-type="string" calcext:value-type="string">
            <text:p>D.6.5</text:p>
          </table:table-cell>
          <table:table-cell/>
          <table:table-cell table:style-name="ce41" table:formula="of:=BIN2DEC([.J994])" office:value-type="float" office:value="410" calcext:value-type="float">
            <text:p>41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11010</text:p>
          </table:table-cell>
          <table:table-cell office:value-type="string" calcext:value-type="string">
            <text:p>D.6.5</text:p>
          </table:table-cell>
          <table:table-cell/>
          <table:table-cell table:style-name="ce41" table:formula="of:=BIN2DEC([.J995])" office:value-type="float" office:value="410" calcext:value-type="float">
            <text:p>41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011011</text:p>
          </table:table-cell>
          <table:table-cell office:value-type="string" calcext:value-type="string">
            <text:p>D.6.0</text:p>
          </table:table-cell>
          <table:table-cell/>
          <table:table-cell table:style-name="ce41" table:formula="of:=BIN2DEC([.J996])" office:value-type="float" office:value="411" calcext:value-type="float">
            <text:p>41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011100</text:p>
          </table:table-cell>
          <table:table-cell office:value-type="string" calcext:value-type="string">
            <text:p>D.6.3</text:p>
          </table:table-cell>
          <table:table-cell/>
          <table:table-cell table:style-name="ce41" table:formula="of:=BIN2DEC([.J997])" office:value-type="float" office:value="412" calcext:value-type="float">
            <text:p>41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011101</text:p>
          </table:table-cell>
          <table:table-cell office:value-type="string" calcext:value-type="string">
            <text:p>D.6.4</text:p>
          </table:table-cell>
          <table:table-cell/>
          <table:table-cell table:style-name="ce41" table:formula="of:=BIN2DEC([.J998])" office:value-type="float" office:value="413" calcext:value-type="float">
            <text:p>41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0011110</text:p>
          </table:table-cell>
          <table:table-cell office:value-type="string" calcext:value-type="string">
            <text:p>D.6.7</text:p>
          </table:table-cell>
          <table:table-cell/>
          <table:table-cell table:style-name="ce41" table:formula="of:=BIN2DEC([.J999])" office:value-type="float" office:value="414" calcext:value-type="float">
            <text:p>41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00];10)" office:value-type="string" office:string-value="0110011111" calcext:value-type="string">
            <text:p>011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15" calcext:value-type="float">
            <text:p>41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01];10)" office:value-type="string" office:string-value="0110100000" calcext:value-type="string">
            <text:p>011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16" calcext:value-type="float">
            <text:p>41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10100001</text:p>
          </table:table-cell>
          <table:table-cell office:value-type="string" calcext:value-type="string">
            <text:p>D.22.7</text:p>
          </table:table-cell>
          <table:table-cell/>
          <table:table-cell table:style-name="ce41" table:formula="of:=BIN2DEC([.J1002])" office:value-type="float" office:value="417" calcext:value-type="float">
            <text:p>41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100010</text:p>
          </table:table-cell>
          <table:table-cell office:value-type="string" calcext:value-type="string">
            <text:p>D.22.4</text:p>
          </table:table-cell>
          <table:table-cell/>
          <table:table-cell table:style-name="ce41" table:formula="of:=BIN2DEC([.J1003])" office:value-type="float" office:value="418" calcext:value-type="float">
            <text:p>41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100011</text:p>
          </table:table-cell>
          <table:table-cell office:value-type="string" calcext:value-type="string">
            <text:p>D.22.3</text:p>
          </table:table-cell>
          <table:table-cell/>
          <table:table-cell table:style-name="ce41" table:formula="of:=BIN2DEC([.J1004])" office:value-type="float" office:value="419" calcext:value-type="float">
            <text:p>41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100100</text:p>
          </table:table-cell>
          <table:table-cell office:value-type="string" calcext:value-type="string">
            <text:p>D.22.0</text:p>
          </table:table-cell>
          <table:table-cell/>
          <table:table-cell table:style-name="ce41" table:formula="of:=BIN2DEC([.J1005])" office:value-type="float" office:value="420" calcext:value-type="float">
            <text:p>42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00101</text:p>
          </table:table-cell>
          <table:table-cell office:value-type="string" calcext:value-type="string">
            <text:p>D.22.2</text:p>
          </table:table-cell>
          <table:table-cell/>
          <table:table-cell table:style-name="ce41" table:formula="of:=BIN2DEC([.J1006])" office:value-type="float" office:value="421" calcext:value-type="float">
            <text:p>42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00101</text:p>
          </table:table-cell>
          <table:table-cell office:value-type="string" calcext:value-type="string">
            <text:p>D.22.2</text:p>
          </table:table-cell>
          <table:table-cell/>
          <table:table-cell table:style-name="ce41" table:formula="of:=BIN2DEC([.J1007])" office:value-type="float" office:value="421" calcext:value-type="float">
            <text:p>42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00110</text:p>
          </table:table-cell>
          <table:table-cell office:value-type="string" calcext:value-type="string">
            <text:p>D.22.6</text:p>
          </table:table-cell>
          <table:table-cell/>
          <table:table-cell table:style-name="ce41" table:formula="of:=BIN2DEC([.J1008])" office:value-type="float" office:value="422" calcext:value-type="float">
            <text:p>42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00110</text:p>
          </table:table-cell>
          <table:table-cell office:value-type="string" calcext:value-type="string">
            <text:p>D.22.6</text:p>
          </table:table-cell>
          <table:table-cell/>
          <table:table-cell table:style-name="ce41" table:formula="of:=BIN2DEC([.J1009])" office:value-type="float" office:value="422" calcext:value-type="float">
            <text:p>42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10];10)" office:value-type="string" office:string-value="0110100111" calcext:value-type="string">
            <text:p>011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23" calcext:value-type="float">
            <text:p>42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11];10)" office:value-type="string" office:string-value="0110101000" calcext:value-type="string">
            <text:p>011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24" calcext:value-type="float">
            <text:p>42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01001</text:p>
          </table:table-cell>
          <table:table-cell office:value-type="string" calcext:value-type="string">
            <text:p>D.22.1</text:p>
          </table:table-cell>
          <table:table-cell office:value-type="string" calcext:value-type="string">
            <text:p>Special Case</text:p>
          </table:table-cell>
          <table:table-cell table:style-name="ce41" table:formula="of:=BIN2DEC([.J1012])" office:value-type="float" office:value="425" calcext:value-type="float">
            <text:p>42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01001</text:p>
          </table:table-cell>
          <table:table-cell office:value-type="string" calcext:value-type="string">
            <text:p>D.22.1</text:p>
          </table:table-cell>
          <table:table-cell/>
          <table:table-cell table:style-name="ce41" table:formula="of:=BIN2DEC([.J1013])" office:value-type="float" office:value="425" calcext:value-type="float">
            <text:p>42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01010</text:p>
          </table:table-cell>
          <table:table-cell office:value-type="string" calcext:value-type="string">
            <text:p>D.22.5</text:p>
          </table:table-cell>
          <table:table-cell/>
          <table:table-cell table:style-name="ce41" table:formula="of:=BIN2DEC([.J1014])" office:value-type="float" office:value="426" calcext:value-type="float">
            <text:p>42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01010</text:p>
          </table:table-cell>
          <table:table-cell office:value-type="string" calcext:value-type="string">
            <text:p>D.22.5</text:p>
          </table:table-cell>
          <table:table-cell/>
          <table:table-cell table:style-name="ce41" table:formula="of:=BIN2DEC([.J1015])" office:value-type="float" office:value="426" calcext:value-type="float">
            <text:p>42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101011</text:p>
          </table:table-cell>
          <table:table-cell office:value-type="string" calcext:value-type="string">
            <text:p>D.22.0</text:p>
          </table:table-cell>
          <table:table-cell/>
          <table:table-cell table:style-name="ce41" table:formula="of:=BIN2DEC([.J1016])" office:value-type="float" office:value="427" calcext:value-type="float">
            <text:p>42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101100</text:p>
          </table:table-cell>
          <table:table-cell office:value-type="string" calcext:value-type="string">
            <text:p>D.22.3</text:p>
          </table:table-cell>
          <table:table-cell/>
          <table:table-cell table:style-name="ce41" table:formula="of:=BIN2DEC([.J1017])" office:value-type="float" office:value="428" calcext:value-type="float">
            <text:p>42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101101</text:p>
          </table:table-cell>
          <table:table-cell office:value-type="string" calcext:value-type="string">
            <text:p>D.22.4</text:p>
          </table:table-cell>
          <table:table-cell/>
          <table:table-cell table:style-name="ce41" table:formula="of:=BIN2DEC([.J1018])" office:value-type="float" office:value="429" calcext:value-type="float">
            <text:p>42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0101110</text:p>
          </table:table-cell>
          <table:table-cell office:value-type="string" calcext:value-type="string">
            <text:p>D.22.7</text:p>
          </table:table-cell>
          <table:table-cell/>
          <table:table-cell table:style-name="ce41" table:formula="of:=BIN2DEC([.J1019])" office:value-type="float" office:value="430" calcext:value-type="float">
            <text:p>43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20];10)" office:value-type="string" office:string-value="0110101111" calcext:value-type="string">
            <text:p>011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31" calcext:value-type="float">
            <text:p>43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21];10)" office:value-type="string" office:string-value="0110110000" calcext:value-type="string">
            <text:p>011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32" calcext:value-type="float">
            <text:p>43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22];10)" office:value-type="string" office:string-value="0110110001" calcext:value-type="string">
            <text:p>011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33" calcext:value-type="float">
            <text:p>43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23];10)" office:value-type="string" office:string-value="0110110010" calcext:value-type="string">
            <text:p>011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34" calcext:value-type="float">
            <text:p>43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24];10)" office:value-type="string" office:string-value="0110110011" calcext:value-type="string">
            <text:p>011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35" calcext:value-type="float">
            <text:p>43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25];10)" office:value-type="string" office:string-value="0110110100" calcext:value-type="string">
            <text:p>011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36" calcext:value-type="float">
            <text:p>43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10101</text:p>
          </table:table-cell>
          <table:table-cell office:value-type="string" calcext:value-type="string">
            <text:p>D.16.2</text:p>
          </table:table-cell>
          <table:table-cell/>
          <table:table-cell table:style-name="ce41" table:formula="of:=BIN2DEC([.J1026])" office:value-type="float" office:value="437" calcext:value-type="float">
            <text:p>43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10110</text:p>
          </table:table-cell>
          <table:table-cell office:value-type="string" calcext:value-type="string">
            <text:p>D.16.6</text:p>
          </table:table-cell>
          <table:table-cell/>
          <table:table-cell table:style-name="ce41" table:formula="of:=BIN2DEC([.J1027])" office:value-type="float" office:value="438" calcext:value-type="float">
            <text:p>43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10110111</text:p>
          </table:table-cell>
          <table:table-cell office:value-type="string" calcext:value-type="string">
            <text:p>D.16.7 *</text:p>
          </table:table-cell>
          <table:table-cell/>
          <table:table-cell table:style-name="ce41" table:formula="of:=BIN2DEC([.J1028])" office:value-type="float" office:value="439" calcext:value-type="float">
            <text:p>43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29];10)" office:value-type="string" office:string-value="0110111000" calcext:value-type="string">
            <text:p>011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40" calcext:value-type="float">
            <text:p>44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11001</text:p>
          </table:table-cell>
          <table:table-cell office:value-type="string" calcext:value-type="string">
            <text:p>D.16.1</text:p>
          </table:table-cell>
          <table:table-cell/>
          <table:table-cell table:style-name="ce41" table:formula="of:=BIN2DEC([.J1030])" office:value-type="float" office:value="441" calcext:value-type="float">
            <text:p>44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11010</text:p>
          </table:table-cell>
          <table:table-cell office:value-type="string" calcext:value-type="string">
            <text:p>D.16.5</text:p>
          </table:table-cell>
          <table:table-cell/>
          <table:table-cell table:style-name="ce41" table:formula="of:=BIN2DEC([.J1031])" office:value-type="float" office:value="442" calcext:value-type="float">
            <text:p>44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111011</text:p>
          </table:table-cell>
          <table:table-cell office:value-type="string" calcext:value-type="string">
            <text:p>D.06.0</text:p>
          </table:table-cell>
          <table:table-cell/>
          <table:table-cell table:style-name="ce41" table:formula="of:=BIN2DEC([.J1032])" office:value-type="float" office:value="443" calcext:value-type="float">
            <text:p>44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111100</text:p>
          </table:table-cell>
          <table:table-cell office:value-type="string" calcext:value-type="string">
            <text:p>D.16.3</text:p>
          </table:table-cell>
          <table:table-cell/>
          <table:table-cell table:style-name="ce41" table:formula="of:=BIN2DEC([.J1033])" office:value-type="float" office:value="444" calcext:value-type="float">
            <text:p>44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111101</text:p>
          </table:table-cell>
          <table:table-cell office:value-type="string" calcext:value-type="string">
            <text:p>D.16.4</text:p>
          </table:table-cell>
          <table:table-cell/>
          <table:table-cell table:style-name="ce41" table:formula="of:=BIN2DEC([.J1034])" office:value-type="float" office:value="445" calcext:value-type="float">
            <text:p>44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35];10)" office:value-type="string" office:string-value="0110111110" calcext:value-type="string">
            <text:p>011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46" calcext:value-type="float">
            <text:p>44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36];10)" office:value-type="string" office:string-value="0110111111" calcext:value-type="string">
            <text:p>011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47" calcext:value-type="float">
            <text:p>44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37];10)" office:value-type="string" office:string-value="0111000000" calcext:value-type="string">
            <text:p>011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48" calcext:value-type="float">
            <text:p>44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38];10)" office:value-type="string" office:string-value="0111000001" calcext:value-type="string">
            <text:p>011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49" calcext:value-type="float">
            <text:p>44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1000010</text:p>
          </table:table-cell>
          <table:table-cell office:value-type="string" calcext:value-type="string">
            <text:p>D.14.4</text:p>
          </table:table-cell>
          <table:table-cell/>
          <table:table-cell table:style-name="ce41" table:formula="of:=BIN2DEC([.J1039])" office:value-type="float" office:value="450" calcext:value-type="float">
            <text:p>45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1000011</text:p>
          </table:table-cell>
          <table:table-cell office:value-type="string" calcext:value-type="string">
            <text:p>D.14.3</text:p>
          </table:table-cell>
          <table:table-cell/>
          <table:table-cell table:style-name="ce41" table:formula="of:=BIN2DEC([.J1040])" office:value-type="float" office:value="451" calcext:value-type="float">
            <text:p>45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1000100</text:p>
          </table:table-cell>
          <table:table-cell office:value-type="string" calcext:value-type="string">
            <text:p>D.04.0</text:p>
          </table:table-cell>
          <table:table-cell/>
          <table:table-cell table:style-name="ce41" table:formula="of:=BIN2DEC([.J1041])" office:value-type="float" office:value="452" calcext:value-type="float">
            <text:p>45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00101</text:p>
          </table:table-cell>
          <table:table-cell office:value-type="string" calcext:value-type="string">
            <text:p>D.14.2</text:p>
          </table:table-cell>
          <table:table-cell/>
          <table:table-cell table:style-name="ce41" table:formula="of:=BIN2DEC([.J1042])" office:value-type="float" office:value="453" calcext:value-type="float">
            <text:p>45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00101</text:p>
          </table:table-cell>
          <table:table-cell office:value-type="string" calcext:value-type="string">
            <text:p>D.14.2</text:p>
          </table:table-cell>
          <table:table-cell/>
          <table:table-cell table:style-name="ce41" table:formula="of:=BIN2DEC([.J1043])" office:value-type="float" office:value="453" calcext:value-type="float">
            <text:p>45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00110</text:p>
          </table:table-cell>
          <table:table-cell office:value-type="string" calcext:value-type="string">
            <text:p>D.14.6</text:p>
          </table:table-cell>
          <table:table-cell/>
          <table:table-cell table:style-name="ce41" table:formula="of:=BIN2DEC([.J1044])" office:value-type="float" office:value="454" calcext:value-type="float">
            <text:p>45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00110</text:p>
          </table:table-cell>
          <table:table-cell office:value-type="string" calcext:value-type="string">
            <text:p>D.14.6</text:p>
          </table:table-cell>
          <table:table-cell/>
          <table:table-cell table:style-name="ce41" table:formula="of:=BIN2DEC([.J1045])" office:value-type="float" office:value="454" calcext:value-type="float">
            <text:p>45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46];10)" office:value-type="string" office:string-value="0111000111" calcext:value-type="string">
            <text:p>011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2" office:value-type="float" office:value="455" calcext:value-type="float">
            <text:p>45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1001000</text:p>
          </table:table-cell>
          <table:table-cell office:value-type="string" calcext:value-type="string">
            <text:p>D.14.7 *</text:p>
          </table:table-cell>
          <table:table-cell/>
          <table:table-cell table:style-name="ce41" table:formula="of:=BIN2DEC([.J1047])" office:value-type="float" office:value="456" calcext:value-type="float">
            <text:p>45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01001</text:p>
          </table:table-cell>
          <table:table-cell office:value-type="string" calcext:value-type="string">
            <text:p>D.14.1</text:p>
          </table:table-cell>
          <table:table-cell/>
          <table:table-cell table:style-name="ce41" table:formula="of:=BIN2DEC([.J1048])" office:value-type="float" office:value="457" calcext:value-type="float">
            <text:p>45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01001</text:p>
          </table:table-cell>
          <table:table-cell office:value-type="string" calcext:value-type="string">
            <text:p>D.14.1</text:p>
          </table:table-cell>
          <table:table-cell/>
          <table:table-cell table:style-name="ce41" table:formula="of:=BIN2DEC([.J1049])" office:value-type="float" office:value="457" calcext:value-type="float">
            <text:p>45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01010</text:p>
          </table:table-cell>
          <table:table-cell office:value-type="string" calcext:value-type="string">
            <text:p>D.14.5</text:p>
          </table:table-cell>
          <table:table-cell/>
          <table:table-cell table:style-name="ce41" table:formula="of:=BIN2DEC([.J1050])" office:value-type="float" office:value="458" calcext:value-type="float">
            <text:p>45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01010</text:p>
          </table:table-cell>
          <table:table-cell office:value-type="string" calcext:value-type="string">
            <text:p>D.14.5</text:p>
          </table:table-cell>
          <table:table-cell/>
          <table:table-cell table:style-name="ce41" table:formula="of:=BIN2DEC([.J1051])" office:value-type="float" office:value="458" calcext:value-type="float">
            <text:p>45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001011</text:p>
          </table:table-cell>
          <table:table-cell office:value-type="string" calcext:value-type="string">
            <text:p>D.04.0</text:p>
          </table:table-cell>
          <table:table-cell/>
          <table:table-cell table:style-name="ce41" table:formula="of:=BIN2DEC([.J1052])" office:value-type="float" office:value="459" calcext:value-type="float">
            <text:p>45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001100</text:p>
          </table:table-cell>
          <table:table-cell office:value-type="string" calcext:value-type="string">
            <text:p>D.14.3</text:p>
          </table:table-cell>
          <table:table-cell/>
          <table:table-cell table:style-name="ce41" table:formula="of:=BIN2DEC([.J1053])" office:value-type="float" office:value="460" calcext:value-type="float">
            <text:p>46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001101</text:p>
          </table:table-cell>
          <table:table-cell office:value-type="string" calcext:value-type="string">
            <text:p>D.14.4</text:p>
          </table:table-cell>
          <table:table-cell/>
          <table:table-cell table:style-name="ce41" table:formula="of:=BIN2DEC([.J1054])" office:value-type="float" office:value="461" calcext:value-type="float">
            <text:p>46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001110</text:p>
          </table:table-cell>
          <table:table-cell office:value-type="string" calcext:value-type="string">
            <text:p>D.14.7</text:p>
          </table:table-cell>
          <table:table-cell/>
          <table:table-cell table:style-name="ce41" table:formula="of:=BIN2DEC([.J1055])" office:value-type="float" office:value="462" calcext:value-type="float">
            <text:p>46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56];10)" office:value-type="string" office:string-value="0111001111" calcext:value-type="string">
            <text:p>011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63" calcext:value-type="float">
            <text:p>46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57];10)" office:value-type="string" office:string-value="0111010000" calcext:value-type="string">
            <text:p>011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64" calcext:value-type="float">
            <text:p>46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58];10)" office:value-type="string" office:string-value="0111010001" calcext:value-type="string">
            <text:p>0111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65" calcext:value-type="float">
            <text:p>46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59];10)" office:value-type="string" office:string-value="0111010010" calcext:value-type="string">
            <text:p>0111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66" calcext:value-type="float">
            <text:p>46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60];10)" office:value-type="string" office:string-value="0111010011" calcext:value-type="string">
            <text:p>0111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67" calcext:value-type="float">
            <text:p>46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61];10)" office:value-type="string" office:string-value="0111010100" calcext:value-type="string">
            <text:p>0111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68" calcext:value-type="float">
            <text:p>46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0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10101</text:p>
          </table:table-cell>
          <table:table-cell office:value-type="string" calcext:value-type="string">
            <text:p>D.1.2</text:p>
          </table:table-cell>
          <table:table-cell/>
          <table:table-cell table:style-name="ce41" table:formula="of:=BIN2DEC([.J1062])" office:value-type="float" office:value="469" calcext:value-type="float">
            <text:p>46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0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10110</text:p>
          </table:table-cell>
          <table:table-cell office:value-type="string" calcext:value-type="string">
            <text:p>D.1.6</text:p>
          </table:table-cell>
          <table:table-cell/>
          <table:table-cell table:style-name="ce41" table:formula="of:=BIN2DEC([.J1063])" office:value-type="float" office:value="470" calcext:value-type="float">
            <text:p>47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64];10)" office:value-type="string" office:string-value="0111010111" calcext:value-type="string">
            <text:p>011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71" calcext:value-type="float">
            <text:p>47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65];10)" office:value-type="string" office:string-value="0111011000" calcext:value-type="string">
            <text:p>011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72" calcext:value-type="float">
            <text:p>47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0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11001</text:p>
          </table:table-cell>
          <table:table-cell office:value-type="string" calcext:value-type="string">
            <text:p>D.1.1</text:p>
          </table:table-cell>
          <table:table-cell/>
          <table:table-cell table:style-name="ce41" table:formula="of:=BIN2DEC([.J1066])" office:value-type="float" office:value="473" calcext:value-type="float">
            <text:p>47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0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11010</text:p>
          </table:table-cell>
          <table:table-cell office:value-type="string" calcext:value-type="string">
            <text:p>D.1.5</text:p>
          </table:table-cell>
          <table:table-cell/>
          <table:table-cell table:style-name="ce41" table:formula="of:=BIN2DEC([.J1067])" office:value-type="float" office:value="474" calcext:value-type="float">
            <text:p>47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0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011011</text:p>
          </table:table-cell>
          <table:table-cell office:value-type="string" calcext:value-type="string">
            <text:p>D.1.0</text:p>
          </table:table-cell>
          <table:table-cell/>
          <table:table-cell table:style-name="ce41" table:formula="of:=BIN2DEC([.J1068])" office:value-type="float" office:value="475" calcext:value-type="float">
            <text:p>47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0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011100</text:p>
          </table:table-cell>
          <table:table-cell office:value-type="string" calcext:value-type="string">
            <text:p>D.1.3</text:p>
          </table:table-cell>
          <table:table-cell/>
          <table:table-cell table:style-name="ce41" table:formula="of:=BIN2DEC([.J1069])" office:value-type="float" office:value="476" calcext:value-type="float">
            <text:p>476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0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011101</text:p>
          </table:table-cell>
          <table:table-cell office:value-type="string" calcext:value-type="string">
            <text:p>D.1.4</text:p>
          </table:table-cell>
          <table:table-cell/>
          <table:table-cell table:style-name="ce41" table:formula="of:=BIN2DEC([.J1070])" office:value-type="float" office:value="477" calcext:value-type="float">
            <text:p>47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0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011110</text:p>
          </table:table-cell>
          <table:table-cell office:value-type="string" calcext:value-type="string">
            <text:p>D.1.7</text:p>
          </table:table-cell>
          <table:table-cell/>
          <table:table-cell table:style-name="ce41" table:formula="of:=BIN2DEC([.J1071])" office:value-type="float" office:value="478" calcext:value-type="float">
            <text:p>47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72];10)" office:value-type="string" office:string-value="0111011111" calcext:value-type="string">
            <text:p>011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79" calcext:value-type="float">
            <text:p>47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73];10)" office:value-type="string" office:string-value="0111100000" calcext:value-type="string">
            <text:p>011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80" calcext:value-type="float">
            <text:p>48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74];10)" office:value-type="string" office:string-value="0111100001" calcext:value-type="string">
            <text:p>0111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81" calcext:value-type="float">
            <text:p>48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75];10)" office:value-type="string" office:string-value="0111100010" calcext:value-type="string">
            <text:p>0111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82" calcext:value-type="float">
            <text:p>48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76];10)" office:value-type="string" office:string-value="0111100011" calcext:value-type="string">
            <text:p>0111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83" calcext:value-type="float">
            <text:p>48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77];10)" office:value-type="string" office:string-value="0111100100" calcext:value-type="string">
            <text:p>0111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84" calcext:value-type="float">
            <text:p>484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01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100101</text:p>
          </table:table-cell>
          <table:table-cell office:value-type="string" calcext:value-type="string">
            <text:p>D.30.2</text:p>
          </table:table-cell>
          <table:table-cell/>
          <table:table-cell table:style-name="ce41" table:formula="of:=BIN2DEC([.J1078])" office:value-type="float" office:value="485" calcext:value-type="float">
            <text:p>485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01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100110</text:p>
          </table:table-cell>
          <table:table-cell office:value-type="string" calcext:value-type="string">
            <text:p>D.30.6</text:p>
          </table:table-cell>
          <table:table-cell/>
          <table:table-cell table:style-name="ce41" table:formula="of:=BIN2DEC([.J1079])" office:value-type="float" office:value="486" calcext:value-type="float">
            <text:p>48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80];10)" office:value-type="string" office:string-value="0111100111" calcext:value-type="string">
            <text:p>011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87" calcext:value-type="float">
            <text:p>487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10</text:p>
          </table:table-cell>
          <table:table-cell table:style-name="Default" table:number-columns-repeated="3"/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1101000</text:p>
          </table:table-cell>
          <table:table-cell table:style-name="ce36" office:value-type="string" calcext:value-type="string">
            <text:p>K.30.7 </text:p>
          </table:table-cell>
          <table:table-cell/>
          <table:table-cell table:style-name="ce41" table:formula="of:=BIN2DEC([.J1081])" office:value-type="float" office:value="488" calcext:value-type="float">
            <text:p>488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11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101001</text:p>
          </table:table-cell>
          <table:table-cell office:value-type="string" calcext:value-type="string">
            <text:p>D.30.1</text:p>
          </table:table-cell>
          <table:table-cell/>
          <table:table-cell table:style-name="ce41" table:formula="of:=BIN2DEC([.J1082])" office:value-type="float" office:value="489" calcext:value-type="float">
            <text:p>48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11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101010</text:p>
          </table:table-cell>
          <table:table-cell office:value-type="string" calcext:value-type="string">
            <text:p>D.30.5</text:p>
          </table:table-cell>
          <table:table-cell/>
          <table:table-cell table:style-name="ce41" table:formula="of:=BIN2DEC([.J1083])" office:value-type="float" office:value="490" calcext:value-type="float">
            <text:p>490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001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101011</text:p>
          </table:table-cell>
          <table:table-cell office:value-type="string" calcext:value-type="string">
            <text:p>D.30.0</text:p>
          </table:table-cell>
          <table:table-cell/>
          <table:table-cell table:style-name="ce41" table:formula="of:=BIN2DEC([.J1084])" office:value-type="float" office:value="491" calcext:value-type="float">
            <text:p>491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0111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101100</text:p>
          </table:table-cell>
          <table:table-cell office:value-type="string" calcext:value-type="string">
            <text:p>D.30.3</text:p>
          </table:table-cell>
          <table:table-cell/>
          <table:table-cell table:style-name="ce41" table:formula="of:=BIN2DEC([.J1085])" office:value-type="float" office:value="492" calcext:value-type="float">
            <text:p>492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001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101101</text:p>
          </table:table-cell>
          <table:table-cell office:value-type="string" calcext:value-type="string">
            <text:p>D.30.4</text:p>
          </table:table-cell>
          <table:table-cell/>
          <table:table-cell table:style-name="ce41" table:formula="of:=BIN2DEC([.J1086])" office:value-type="float" office:value="493" calcext:value-type="float">
            <text:p>493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1111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101110</text:p>
          </table:table-cell>
          <table:table-cell office:value-type="string" calcext:value-type="string">
            <text:p>D.30.7</text:p>
          </table:table-cell>
          <table:table-cell/>
          <table:table-cell table:style-name="ce41" table:formula="of:=BIN2DEC([.J1087])" office:value-type="float" office:value="494" calcext:value-type="float">
            <text:p>49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88];10)" office:value-type="string" office:string-value="0111101111" calcext:value-type="string">
            <text:p>011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95" calcext:value-type="float">
            <text:p>49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89];10)" office:value-type="string" office:string-value="0111110000" calcext:value-type="string">
            <text:p>011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96" calcext:value-type="float">
            <text:p>49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0];10)" office:value-type="string" office:string-value="0111110001" calcext:value-type="string">
            <text:p>011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97" calcext:value-type="float">
            <text:p>49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1];10)" office:value-type="string" office:string-value="0111110010" calcext:value-type="string">
            <text:p>011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98" calcext:value-type="float">
            <text:p>49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2];10)" office:value-type="string" office:string-value="0111110011" calcext:value-type="string">
            <text:p>011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499" calcext:value-type="float">
            <text:p>49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3];10)" office:value-type="string" office:string-value="0111110100" calcext:value-type="string">
            <text:p>011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0" calcext:value-type="float">
            <text:p>50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4];10)" office:value-type="string" office:string-value="0111110101" calcext:value-type="string">
            <text:p>0111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1" calcext:value-type="float">
            <text:p>501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5];10)" office:value-type="string" office:string-value="0111110110" calcext:value-type="string">
            <text:p>0111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2" calcext:value-type="float">
            <text:p>502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6];10)" office:value-type="string" office:string-value="0111110111" calcext:value-type="string">
            <text:p>011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3" calcext:value-type="float">
            <text:p>503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7];10)" office:value-type="string" office:string-value="0111111000" calcext:value-type="string">
            <text:p>011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4" calcext:value-type="float">
            <text:p>504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8];10)" office:value-type="string" office:string-value="0111111001" calcext:value-type="string">
            <text:p>0111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5" calcext:value-type="float">
            <text:p>505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099];10)" office:value-type="string" office:string-value="0111111010" calcext:value-type="string">
            <text:p>0111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6" calcext:value-type="float">
            <text:p>506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100];10)" office:value-type="string" office:string-value="0111111011" calcext:value-type="string">
            <text:p>011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7" calcext:value-type="float">
            <text:p>507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101];10)" office:value-type="string" office:string-value="0111111100" calcext:value-type="string">
            <text:p>011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8" calcext:value-type="float">
            <text:p>508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102];10)" office:value-type="string" office:string-value="0111111101" calcext:value-type="string">
            <text:p>011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09" calcext:value-type="float">
            <text:p>509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103];10)" office:value-type="string" office:string-value="0111111110" calcext:value-type="string">
            <text:p>011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10" calcext:value-type="float">
            <text:p>510</text:p>
          </table:table-cell>
          <table:table-cell table:number-columns-repeated="1002"/>
        </table:table-row>
        <table:table-row table:style-name="ro1">
          <table:table-cell table:number-columns-repeated="9"/>
          <table:table-cell table:style-name="ce38" table:formula="of:=DEC2BIN([.M1104];10)" office:value-type="string" office:string-value="0111111111" calcext:value-type="string">
            <text:p>011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41" office:value-type="float" office:value="511" calcext:value-type="float">
            <text:p>511</text:p>
          </table:table-cell>
          <table:table-cell table:number-columns-repeated="1002"/>
        </table:table-row>
        <table:table-row table:style-name="ro1" table:number-rows-repeated="1047471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1" table:target-range-address="Dato.A1:Dato.E69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Plus.N4:Plus.Q20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Deco.B1:Deco.H6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10b Table'.A5:'10b Table'.M1104" table:display-filter-buttons="true">
          <table:filter>
            <table:filter-and>
              <table:filter-condition table:field-number="10" table:value="Error" table:operator="="/>
            </table:filter-and>
          </table:filter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3:24:19.095007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8-03-18T15:26:13.835795340</dc:date>
    <meta:editing-duration>P1DT11H2M25S</meta:editing-duration>
    <meta:editing-cycles>64</meta:editing-cycles>
    <meta:generator>LibreOffice/5.1.6.2$Linux_X86_64 LibreOffice_project/10m0$Build-2</meta:generator>
    <meta:document-statistic meta:table-count="5" meta:cell-count="8665" meta:object-count="0"/>
  </office:meta>
</office:document-meta>
</file>